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29.54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78.9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vice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0624" calcext:value-type="float">
            <text:p>210624</text:p>
          </table:table-cell>
          <table:table-cell office:value-type="float" office:value="1171" calcext:value-type="float">
            <text:p>1171</text:p>
          </table:table-cell>
          <table:table-cell office:value-type="float" office:value="988836" calcext:value-type="float">
            <text:p>9888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52281528" calcext:value-type="float">
            <text:p>52281528</text:p>
          </table:table-cell>
          <table:table-cell office:value-type="float" office:value="45014992" calcext:value-type="float">
            <text:p>45014992</text:p>
          </table:table-cell>
          <table:table-cell office:value-type="float" office:value="7266536" calcext:value-type="float">
            <text:p>7266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" calcext:value-type="float">
            <text:p>68</text:p>
          </table:table-cell>
          <table:table-cell office:value-type="float" office:value="-240" calcext:value-type="float">
            <text:p>-24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4760" calcext:value-type="float">
            <text:p>1610515594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76752" calcext:value-type="float">
            <text:p>176752</text:p>
          </table:table-cell>
          <table:table-cell office:value-type="float" office:value="1138" calcext:value-type="float">
            <text:p>1138</text:p>
          </table:table-cell>
          <table:table-cell office:value-type="float" office:value="988836" calcext:value-type="float">
            <text:p>9888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52281528" calcext:value-type="float">
            <text:p>52281528</text:p>
          </table:table-cell>
          <table:table-cell office:value-type="float" office:value="10436560" calcext:value-type="float">
            <text:p>10436560</text:p>
          </table:table-cell>
          <table:table-cell office:value-type="float" office:value="41844968" calcext:value-type="float">
            <text:p>418449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9" calcext:value-type="float">
            <text:p>79</text:p>
          </table:table-cell>
          <table:table-cell office:value-type="float" office:value="-240" calcext:value-type="float">
            <text:p>-24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4868" calcext:value-type="float">
            <text:p>16105155948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2312" calcext:value-type="float">
            <text:p>202312</text:p>
          </table:table-cell>
          <table:table-cell office:value-type="float" office:value="1162" calcext:value-type="float">
            <text:p>1162</text:p>
          </table:table-cell>
          <table:table-cell office:value-type="float" office:value="988836" calcext:value-type="float">
            <text:p>9888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29760" calcext:value-type="float">
            <text:p>17529760</text:p>
          </table:table-cell>
          <table:table-cell office:value-type="float" office:value="1881304" calcext:value-type="float">
            <text:p>1881304</text:p>
          </table:table-cell>
          <table:table-cell office:value-type="float" office:value="15648456" calcext:value-type="float">
            <text:p>156484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2" calcext:value-type="float">
            <text:p>92</text:p>
          </table:table-cell>
          <table:table-cell office:value-type="float" office:value="-240" calcext:value-type="float">
            <text:p>-24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4974" calcext:value-type="float">
            <text:p>16105155949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5412" calcext:value-type="float">
            <text:p>205412</text:p>
          </table:table-cell>
          <table:table-cell office:value-type="float" office:value="1165" calcext:value-type="float">
            <text:p>1165</text:p>
          </table:table-cell>
          <table:table-cell office:value-type="float" office:value="988836" calcext:value-type="float">
            <text:p>9888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04416" calcext:value-type="float">
            <text:p>1730441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13654880" calcext:value-type="float">
            <text:p>13654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7" calcext:value-type="float">
            <text:p>107</text:p>
          </table:table-cell>
          <table:table-cell office:value-type="float" office:value="-240" calcext:value-type="float">
            <text:p>-24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5082" calcext:value-type="float">
            <text:p>1610515595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4668" calcext:value-type="float">
            <text:p>204668</text:p>
          </table:table-cell>
          <table:table-cell office:value-type="float" office:value="1164" calcext:value-type="float">
            <text:p>1164</text:p>
          </table:table-cell>
          <table:table-cell office:value-type="float" office:value="988836" calcext:value-type="float">
            <text:p>9888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17656" calcext:value-type="float">
            <text:p>16917656</text:p>
          </table:table-cell>
          <table:table-cell office:value-type="float" office:value="2325032" calcext:value-type="float">
            <text:p>2325032</text:p>
          </table:table-cell>
          <table:table-cell office:value-type="float" office:value="14592624" calcext:value-type="float">
            <text:p>14592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0" calcext:value-type="float">
            <text:p>120</text:p>
          </table:table-cell>
          <table:table-cell office:value-type="float" office:value="-240" calcext:value-type="float">
            <text:p>-24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5189" calcext:value-type="float">
            <text:p>16105155951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6776" calcext:value-type="float">
            <text:p>206776</text:p>
          </table:table-cell>
          <table:table-cell office:value-type="float" office:value="1166" calcext:value-type="float">
            <text:p>1166</text:p>
          </table:table-cell>
          <table:table-cell office:value-type="float" office:value="988836" calcext:value-type="float">
            <text:p>9888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90800" calcext:value-type="float">
            <text:p>17290800</text:p>
          </table:table-cell>
          <table:table-cell office:value-type="float" office:value="4780032" calcext:value-type="float">
            <text:p>4780032</text:p>
          </table:table-cell>
          <table:table-cell office:value-type="float" office:value="12510768" calcext:value-type="float">
            <text:p>12510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5" calcext:value-type="float">
            <text:p>135</text:p>
          </table:table-cell>
          <table:table-cell office:value-type="float" office:value="-240" calcext:value-type="float">
            <text:p>-24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5297" calcext:value-type="float">
            <text:p>1610515595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6404" calcext:value-type="float">
            <text:p>206404</text:p>
          </table:table-cell>
          <table:table-cell office:value-type="float" office:value="1166" calcext:value-type="float">
            <text:p>1166</text:p>
          </table:table-cell>
          <table:table-cell office:value-type="float" office:value="988840" calcext:value-type="float">
            <text:p>9888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97400" calcext:value-type="float">
            <text:p>17297400</text:p>
          </table:table-cell>
          <table:table-cell office:value-type="float" office:value="4687176" calcext:value-type="float">
            <text:p>4687176</text:p>
          </table:table-cell>
          <table:table-cell office:value-type="float" office:value="12610224" calcext:value-type="float">
            <text:p>12610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9" calcext:value-type="float">
            <text:p>149</text:p>
          </table:table-cell>
          <table:table-cell office:value-type="float" office:value="-240" calcext:value-type="float">
            <text:p>-24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5405" calcext:value-type="float">
            <text:p>1610515595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2500" calcext:value-type="float">
            <text:p>212500</text:p>
          </table:table-cell>
          <table:table-cell office:value-type="float" office:value="1172" calcext:value-type="float">
            <text:p>1172</text:p>
          </table:table-cell>
          <table:table-cell office:value-type="float" office:value="988840" calcext:value-type="float">
            <text:p>9888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6832" calcext:value-type="float">
            <text:p>17046832</text:p>
          </table:table-cell>
          <table:table-cell office:value-type="float" office:value="11104256" calcext:value-type="float">
            <text:p>11104256</text:p>
          </table:table-cell>
          <table:table-cell office:value-type="float" office:value="5942576" calcext:value-type="float">
            <text:p>59425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3" calcext:value-type="float">
            <text:p>163</text:p>
          </table:table-cell>
          <table:table-cell office:value-type="float" office:value="-240" calcext:value-type="float">
            <text:p>-24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5510" calcext:value-type="float">
            <text:p>16105155955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0640" calcext:value-type="float">
            <text:p>200640</text:p>
          </table:table-cell>
          <table:table-cell office:value-type="float" office:value="1161" calcext:value-type="float">
            <text:p>1161</text:p>
          </table:table-cell>
          <table:table-cell office:value-type="float" office:value="988840" calcext:value-type="float">
            <text:p>9888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22152" calcext:value-type="float">
            <text:p>17122152</text:p>
          </table:table-cell>
          <table:table-cell office:value-type="float" office:value="0" calcext:value-type="float">
            <text:p>0</text:p>
          </table:table-cell>
          <table:table-cell office:value-type="float" office:value="17122152" calcext:value-type="float">
            <text:p>171221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6" calcext:value-type="float">
            <text:p>176</text:p>
          </table:table-cell>
          <table:table-cell office:value-type="float" office:value="-240" calcext:value-type="float">
            <text:p>-24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5615" calcext:value-type="float">
            <text:p>1610515595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2748" calcext:value-type="float">
            <text:p>202748</text:p>
          </table:table-cell>
          <table:table-cell office:value-type="float" office:value="1162" calcext:value-type="float">
            <text:p>1162</text:p>
          </table:table-cell>
          <table:table-cell office:value-type="float" office:value="988840" calcext:value-type="float">
            <text:p>9888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77888" calcext:value-type="float">
            <text:p>17077888</text:p>
          </table:table-cell>
          <table:table-cell office:value-type="float" office:value="2542984" calcext:value-type="float">
            <text:p>2542984</text:p>
          </table:table-cell>
          <table:table-cell office:value-type="float" office:value="14534904" calcext:value-type="float">
            <text:p>14534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1" calcext:value-type="float">
            <text:p>191</text:p>
          </table:table-cell>
          <table:table-cell office:value-type="float" office:value="-240" calcext:value-type="float">
            <text:p>-24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5723" calcext:value-type="float">
            <text:p>16105155957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6964" calcext:value-type="float">
            <text:p>206964</text:p>
          </table:table-cell>
          <table:table-cell office:value-type="float" office:value="1167" calcext:value-type="float">
            <text:p>1167</text:p>
          </table:table-cell>
          <table:table-cell office:value-type="float" office:value="988840" calcext:value-type="float">
            <text:p>9888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38232" calcext:value-type="float">
            <text:p>16938232</text:p>
          </table:table-cell>
          <table:table-cell office:value-type="float" office:value="7041024" calcext:value-type="float">
            <text:p>7041024</text:p>
          </table:table-cell>
          <table:table-cell office:value-type="float" office:value="9897208" calcext:value-type="float">
            <text:p>98972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6" calcext:value-type="float">
            <text:p>206</text:p>
          </table:table-cell>
          <table:table-cell office:value-type="float" office:value="-752" calcext:value-type="float">
            <text:p>-75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5833" calcext:value-type="float">
            <text:p>1610515595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1056" calcext:value-type="float">
            <text:p>211056</text:p>
          </table:table-cell>
          <table:table-cell office:value-type="float" office:value="1171" calcext:value-type="float">
            <text:p>1171</text:p>
          </table:table-cell>
          <table:table-cell office:value-type="float" office:value="988840" calcext:value-type="float">
            <text:p>9888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08952" calcext:value-type="float">
            <text:p>17008952</text:p>
          </table:table-cell>
          <table:table-cell office:value-type="float" office:value="11217160" calcext:value-type="float">
            <text:p>11217160</text:p>
          </table:table-cell>
          <table:table-cell office:value-type="float" office:value="5791792" calcext:value-type="float">
            <text:p>57917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0" calcext:value-type="float">
            <text:p>220</text:p>
          </table:table-cell>
          <table:table-cell office:value-type="float" office:value="-752" calcext:value-type="float">
            <text:p>-75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5942" calcext:value-type="float">
            <text:p>1610515595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1384" calcext:value-type="float">
            <text:p>201384</text:p>
          </table:table-cell>
          <table:table-cell office:value-type="float" office:value="1162" calcext:value-type="float">
            <text:p>1162</text:p>
          </table:table-cell>
          <table:table-cell office:value-type="float" office:value="988844" calcext:value-type="float">
            <text:p>9888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99136" calcext:value-type="float">
            <text:p>17099136</text:p>
          </table:table-cell>
          <table:table-cell office:value-type="float" office:value="564072" calcext:value-type="float">
            <text:p>564072</text:p>
          </table:table-cell>
          <table:table-cell office:value-type="float" office:value="16535064" calcext:value-type="float">
            <text:p>165350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5" calcext:value-type="float">
            <text:p>235</text:p>
          </table:table-cell>
          <table:table-cell office:value-type="float" office:value="-752" calcext:value-type="float">
            <text:p>-75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6048" calcext:value-type="float">
            <text:p>1610515596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1428" calcext:value-type="float">
            <text:p>211428</text:p>
          </table:table-cell>
          <table:table-cell office:value-type="float" office:value="1171" calcext:value-type="float">
            <text:p>1171</text:p>
          </table:table-cell>
          <table:table-cell office:value-type="float" office:value="988844" calcext:value-type="float">
            <text:p>9888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97336" calcext:value-type="float">
            <text:p>16997336</text:p>
          </table:table-cell>
          <table:table-cell office:value-type="float" office:value="12517376" calcext:value-type="float">
            <text:p>12517376</text:p>
          </table:table-cell>
          <table:table-cell office:value-type="float" office:value="4479960" calcext:value-type="float">
            <text:p>4479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1" calcext:value-type="float">
            <text:p>251</text:p>
          </table:table-cell>
          <table:table-cell office:value-type="float" office:value="-752" calcext:value-type="float">
            <text:p>-75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6164" calcext:value-type="float">
            <text:p>1610515596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2376" calcext:value-type="float">
            <text:p>202376</text:p>
          </table:table-cell>
          <table:table-cell office:value-type="float" office:value="1163" calcext:value-type="float">
            <text:p>1163</text:p>
          </table:table-cell>
          <table:table-cell office:value-type="float" office:value="988844" calcext:value-type="float">
            <text:p>9888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34544" calcext:value-type="float">
            <text:p>16834544</text:p>
          </table:table-cell>
          <table:table-cell office:value-type="float" office:value="2666496" calcext:value-type="float">
            <text:p>2666496</text:p>
          </table:table-cell>
          <table:table-cell office:value-type="float" office:value="14168048" calcext:value-type="float">
            <text:p>14168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4" calcext:value-type="float">
            <text:p>264</text:p>
          </table:table-cell>
          <table:table-cell office:value-type="float" office:value="-752" calcext:value-type="float">
            <text:p>-75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6270" calcext:value-type="float">
            <text:p>16105155962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9928" calcext:value-type="float">
            <text:p>209928</text:p>
          </table:table-cell>
          <table:table-cell office:value-type="float" office:value="1170" calcext:value-type="float">
            <text:p>1170</text:p>
          </table:table-cell>
          <table:table-cell office:value-type="float" office:value="988848" calcext:value-type="float">
            <text:p>9888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17912" calcext:value-type="float">
            <text:p>17117912</text:p>
          </table:table-cell>
          <table:table-cell office:value-type="float" office:value="10005816" calcext:value-type="float">
            <text:p>10005816</text:p>
          </table:table-cell>
          <table:table-cell office:value-type="float" office:value="7112096" calcext:value-type="float">
            <text:p>7112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7" calcext:value-type="float">
            <text:p>277</text:p>
          </table:table-cell>
          <table:table-cell office:value-type="float" office:value="-752" calcext:value-type="float">
            <text:p>-75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6376" calcext:value-type="float">
            <text:p>1610515596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1824" calcext:value-type="float">
            <text:p>201824</text:p>
          </table:table-cell>
          <table:table-cell office:value-type="float" office:value="1162" calcext:value-type="float">
            <text:p>1162</text:p>
          </table:table-cell>
          <table:table-cell office:value-type="float" office:value="988848" calcext:value-type="float">
            <text:p>9888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77184" calcext:value-type="float">
            <text:p>17077184</text:p>
          </table:table-cell>
          <table:table-cell office:value-type="float" office:value="2107192" calcext:value-type="float">
            <text:p>2107192</text:p>
          </table:table-cell>
          <table:table-cell office:value-type="float" office:value="14969992" calcext:value-type="float">
            <text:p>14969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1" calcext:value-type="float">
            <text:p>291</text:p>
          </table:table-cell>
          <table:table-cell office:value-type="float" office:value="-752" calcext:value-type="float">
            <text:p>-75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6481" calcext:value-type="float">
            <text:p>16105155964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7544" calcext:value-type="float">
            <text:p>197544</text:p>
          </table:table-cell>
          <table:table-cell office:value-type="float" office:value="1158" calcext:value-type="float">
            <text:p>1158</text:p>
          </table:table-cell>
          <table:table-cell office:value-type="float" office:value="988848" calcext:value-type="float">
            <text:p>9888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565648" calcext:value-type="float">
            <text:p>19565648</text:p>
          </table:table-cell>
          <table:table-cell office:value-type="float" office:value="0" calcext:value-type="float">
            <text:p>0</text:p>
          </table:table-cell>
          <table:table-cell office:value-type="float" office:value="19565648" calcext:value-type="float">
            <text:p>195656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6" calcext:value-type="float">
            <text:p>306</text:p>
          </table:table-cell>
          <table:table-cell office:value-type="float" office:value="-752" calcext:value-type="float">
            <text:p>-75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6587" calcext:value-type="float">
            <text:p>1610515596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1072" calcext:value-type="float">
            <text:p>211072</text:p>
          </table:table-cell>
          <table:table-cell office:value-type="float" office:value="1171" calcext:value-type="float">
            <text:p>1171</text:p>
          </table:table-cell>
          <table:table-cell office:value-type="float" office:value="988848" calcext:value-type="float">
            <text:p>9888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15232" calcext:value-type="float">
            <text:p>16615232</text:p>
          </table:table-cell>
          <table:table-cell office:value-type="float" office:value="10219520" calcext:value-type="float">
            <text:p>10219520</text:p>
          </table:table-cell>
          <table:table-cell office:value-type="float" office:value="6395712" calcext:value-type="float">
            <text:p>63957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9" calcext:value-type="float">
            <text:p>319</text:p>
          </table:table-cell>
          <table:table-cell office:value-type="float" office:value="-752" calcext:value-type="float">
            <text:p>-75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6695" calcext:value-type="float">
            <text:p>1610515596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3880" calcext:value-type="float">
            <text:p>203880</text:p>
          </table:table-cell>
          <table:table-cell office:value-type="float" office:value="1164" calcext:value-type="float">
            <text:p>1164</text:p>
          </table:table-cell>
          <table:table-cell office:value-type="float" office:value="988848" calcext:value-type="float">
            <text:p>9888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52312" calcext:value-type="float">
            <text:p>16652312</text:p>
          </table:table-cell>
          <table:table-cell office:value-type="float" office:value="3092480" calcext:value-type="float">
            <text:p>3092480</text:p>
          </table:table-cell>
          <table:table-cell office:value-type="float" office:value="13559832" calcext:value-type="float">
            <text:p>135598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2" calcext:value-type="float">
            <text:p>332</text:p>
          </table:table-cell>
          <table:table-cell office:value-type="float" office:value="-752" calcext:value-type="float">
            <text:p>-75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6801" calcext:value-type="float">
            <text:p>1610515596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2312" calcext:value-type="float">
            <text:p>212312</text:p>
          </table:table-cell>
          <table:table-cell office:value-type="float" office:value="1171" calcext:value-type="float">
            <text:p>1171</text:p>
          </table:table-cell>
          <table:table-cell office:value-type="float" office:value="988848" calcext:value-type="float">
            <text:p>9888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55760" calcext:value-type="float">
            <text:p>16755760</text:p>
          </table:table-cell>
          <table:table-cell office:value-type="float" office:value="11154984" calcext:value-type="float">
            <text:p>11154984</text:p>
          </table:table-cell>
          <table:table-cell office:value-type="float" office:value="5600776" calcext:value-type="float">
            <text:p>5600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8" calcext:value-type="float">
            <text:p>348</text:p>
          </table:table-cell>
          <table:table-cell office:value-type="float" office:value="-752" calcext:value-type="float">
            <text:p>-75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6908" calcext:value-type="float">
            <text:p>1610515596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2392" calcext:value-type="float">
            <text:p>202392</text:p>
          </table:table-cell>
          <table:table-cell office:value-type="float" office:value="1163" calcext:value-type="float">
            <text:p>1163</text:p>
          </table:table-cell>
          <table:table-cell office:value-type="float" office:value="988848" calcext:value-type="float">
            <text:p>9888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98552" calcext:value-type="float">
            <text:p>16698552</text:p>
          </table:table-cell>
          <table:table-cell office:value-type="float" office:value="617864" calcext:value-type="float">
            <text:p>617864</text:p>
          </table:table-cell>
          <table:table-cell office:value-type="float" office:value="16080688" calcext:value-type="float">
            <text:p>160806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3" calcext:value-type="float">
            <text:p>363</text:p>
          </table:table-cell>
          <table:table-cell office:value-type="float" office:value="-752" calcext:value-type="float">
            <text:p>-75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7031" calcext:value-type="float">
            <text:p>16105155970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9168" calcext:value-type="float">
            <text:p>199168</text:p>
          </table:table-cell>
          <table:table-cell office:value-type="float" office:value="1159" calcext:value-type="float">
            <text:p>1159</text:p>
          </table:table-cell>
          <table:table-cell office:value-type="float" office:value="988848" calcext:value-type="float">
            <text:p>9888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611048" calcext:value-type="float">
            <text:p>18611048</text:p>
          </table:table-cell>
          <table:table-cell office:value-type="float" office:value="0" calcext:value-type="float">
            <text:p>0</text:p>
          </table:table-cell>
          <table:table-cell office:value-type="float" office:value="18611048" calcext:value-type="float">
            <text:p>18611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7" calcext:value-type="float">
            <text:p>377</text:p>
          </table:table-cell>
          <table:table-cell office:value-type="float" office:value="-752" calcext:value-type="float">
            <text:p>-75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7137" calcext:value-type="float">
            <text:p>16105155971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6384" calcext:value-type="float">
            <text:p>196384</text:p>
          </table:table-cell>
          <table:table-cell office:value-type="float" office:value="1172" calcext:value-type="float">
            <text:p>1172</text:p>
          </table:table-cell>
          <table:table-cell office:value-type="float" office:value="988848" calcext:value-type="float">
            <text:p>9888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486888" calcext:value-type="float">
            <text:p>20486888</text:p>
          </table:table-cell>
          <table:table-cell office:value-type="float" office:value="0" calcext:value-type="float">
            <text:p>0</text:p>
          </table:table-cell>
          <table:table-cell office:value-type="float" office:value="20486888" calcext:value-type="float">
            <text:p>20486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1" calcext:value-type="float">
            <text:p>391</text:p>
          </table:table-cell>
          <table:table-cell office:value-type="float" office:value="-741" calcext:value-type="float">
            <text:p>-74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7244" calcext:value-type="float">
            <text:p>1610515597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2432" calcext:value-type="float">
            <text:p>212432</text:p>
          </table:table-cell>
          <table:table-cell office:value-type="float" office:value="1171" calcext:value-type="float">
            <text:p>1171</text:p>
          </table:table-cell>
          <table:table-cell office:value-type="float" office:value="988848" calcext:value-type="float">
            <text:p>9888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14728" calcext:value-type="float">
            <text:p>16814728</text:p>
          </table:table-cell>
          <table:table-cell office:value-type="float" office:value="11153408" calcext:value-type="float">
            <text:p>11153408</text:p>
          </table:table-cell>
          <table:table-cell office:value-type="float" office:value="5661320" calcext:value-type="float">
            <text:p>5661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5" calcext:value-type="float">
            <text:p>405</text:p>
          </table:table-cell>
          <table:table-cell office:value-type="float" office:value="-741" calcext:value-type="float">
            <text:p>-74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7354" calcext:value-type="float">
            <text:p>1610515597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9204" calcext:value-type="float">
            <text:p>209204</text:p>
          </table:table-cell>
          <table:table-cell office:value-type="float" office:value="1169" calcext:value-type="float">
            <text:p>1169</text:p>
          </table:table-cell>
          <table:table-cell office:value-type="float" office:value="988852" calcext:value-type="float">
            <text:p>9888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7008" calcext:value-type="float">
            <text:p>16787008</text:p>
          </table:table-cell>
          <table:table-cell office:value-type="float" office:value="9252864" calcext:value-type="float">
            <text:p>9252864</text:p>
          </table:table-cell>
          <table:table-cell office:value-type="float" office:value="7534144" calcext:value-type="float">
            <text:p>75341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8" calcext:value-type="float">
            <text:p>418</text:p>
          </table:table-cell>
          <table:table-cell office:value-type="float" office:value="-741" calcext:value-type="float">
            <text:p>-74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7466" calcext:value-type="float">
            <text:p>16105155974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8236" calcext:value-type="float">
            <text:p>208236</text:p>
          </table:table-cell>
          <table:table-cell office:value-type="float" office:value="1168" calcext:value-type="float">
            <text:p>1168</text:p>
          </table:table-cell>
          <table:table-cell office:value-type="float" office:value="988852" calcext:value-type="float">
            <text:p>9888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12104" calcext:value-type="float">
            <text:p>16612104</text:p>
          </table:table-cell>
          <table:table-cell office:value-type="float" office:value="8056832" calcext:value-type="float">
            <text:p>8056832</text:p>
          </table:table-cell>
          <table:table-cell office:value-type="float" office:value="8555272" calcext:value-type="float">
            <text:p>85552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1" calcext:value-type="float">
            <text:p>431</text:p>
          </table:table-cell>
          <table:table-cell office:value-type="float" office:value="-741" calcext:value-type="float">
            <text:p>-74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7571" calcext:value-type="float">
            <text:p>1610515597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8624" calcext:value-type="float">
            <text:p>208624</text:p>
          </table:table-cell>
          <table:table-cell office:value-type="float" office:value="1168" calcext:value-type="float">
            <text:p>1168</text:p>
          </table:table-cell>
          <table:table-cell office:value-type="float" office:value="988852" calcext:value-type="float">
            <text:p>9888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58768" calcext:value-type="float">
            <text:p>17058768</text:p>
          </table:table-cell>
          <table:table-cell office:value-type="float" office:value="7385088" calcext:value-type="float">
            <text:p>7385088</text:p>
          </table:table-cell>
          <table:table-cell office:value-type="float" office:value="9673680" calcext:value-type="float">
            <text:p>96736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5" calcext:value-type="float">
            <text:p>445</text:p>
          </table:table-cell>
          <table:table-cell office:value-type="float" office:value="-741" calcext:value-type="float">
            <text:p>-74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7677" calcext:value-type="float">
            <text:p>16105155976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6764" calcext:value-type="float">
            <text:p>206764</text:p>
          </table:table-cell>
          <table:table-cell office:value-type="float" office:value="1167" calcext:value-type="float">
            <text:p>1167</text:p>
          </table:table-cell>
          <table:table-cell office:value-type="float" office:value="988856" calcext:value-type="float">
            <text:p>9888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8856" calcext:value-type="float">
            <text:p>16768856</text:p>
          </table:table-cell>
          <table:table-cell office:value-type="float" office:value="6615040" calcext:value-type="float">
            <text:p>6615040</text:p>
          </table:table-cell>
          <table:table-cell office:value-type="float" office:value="10153816" calcext:value-type="float">
            <text:p>101538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8" calcext:value-type="float">
            <text:p>458</text:p>
          </table:table-cell>
          <table:table-cell office:value-type="float" office:value="-741" calcext:value-type="float">
            <text:p>-74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7785" calcext:value-type="float">
            <text:p>16105155977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7508" calcext:value-type="float">
            <text:p>207508</text:p>
          </table:table-cell>
          <table:table-cell office:value-type="float" office:value="1168" calcext:value-type="float">
            <text:p>1168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57472" calcext:value-type="float">
            <text:p>16757472</text:p>
          </table:table-cell>
          <table:table-cell office:value-type="float" office:value="7516160" calcext:value-type="float">
            <text:p>7516160</text:p>
          </table:table-cell>
          <table:table-cell office:value-type="float" office:value="9241312" calcext:value-type="float">
            <text:p>92413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2" calcext:value-type="float">
            <text:p>472</text:p>
          </table:table-cell>
          <table:table-cell office:value-type="float" office:value="-741" calcext:value-type="float">
            <text:p>-74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7891" calcext:value-type="float">
            <text:p>1610515597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4488" calcext:value-type="float">
            <text:p>194488</text:p>
          </table:table-cell>
          <table:table-cell office:value-type="float" office:value="1155" calcext:value-type="float">
            <text:p>1155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2088952" calcext:value-type="float">
            <text:p>22088952</text:p>
          </table:table-cell>
          <table:table-cell office:value-type="float" office:value="0" calcext:value-type="float">
            <text:p>0</text:p>
          </table:table-cell>
          <table:table-cell office:value-type="float" office:value="22088952" calcext:value-type="float">
            <text:p>220889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4" calcext:value-type="float">
            <text:p>484</text:p>
          </table:table-cell>
          <table:table-cell office:value-type="float" office:value="-741" calcext:value-type="float">
            <text:p>-74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7996" calcext:value-type="float">
            <text:p>1610515597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6188" calcext:value-type="float">
            <text:p>206188</text:p>
          </table:table-cell>
          <table:table-cell office:value-type="float" office:value="1166" calcext:value-type="float">
            <text:p>1166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360304" calcext:value-type="float">
            <text:p>19360304</text:p>
          </table:table-cell>
          <table:table-cell office:value-type="float" office:value="8470312" calcext:value-type="float">
            <text:p>8470312</text:p>
          </table:table-cell>
          <table:table-cell office:value-type="float" office:value="10889992" calcext:value-type="float">
            <text:p>10889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9" calcext:value-type="float">
            <text:p>499</text:p>
          </table:table-cell>
          <table:table-cell office:value-type="float" office:value="-741" calcext:value-type="float">
            <text:p>-74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8102" calcext:value-type="float">
            <text:p>1610515598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0352" calcext:value-type="float">
            <text:p>210352</text:p>
          </table:table-cell>
          <table:table-cell office:value-type="float" office:value="1170" calcext:value-type="float">
            <text:p>1170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39752" calcext:value-type="float">
            <text:p>16739752</text:p>
          </table:table-cell>
          <table:table-cell office:value-type="float" office:value="10267848" calcext:value-type="float">
            <text:p>10267848</text:p>
          </table:table-cell>
          <table:table-cell office:value-type="float" office:value="6471904" calcext:value-type="float">
            <text:p>6471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2" calcext:value-type="float">
            <text:p>512</text:p>
          </table:table-cell>
          <table:table-cell office:value-type="float" office:value="-741" calcext:value-type="float">
            <text:p>-74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8207" calcext:value-type="float">
            <text:p>1610515598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0688" calcext:value-type="float">
            <text:p>200688</text:p>
          </table:table-cell>
          <table:table-cell office:value-type="float" office:value="1161" calcext:value-type="float">
            <text:p>1161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03424" calcext:value-type="float">
            <text:p>16503424</text:p>
          </table:table-cell>
          <table:table-cell office:value-type="float" office:value="0" calcext:value-type="float">
            <text:p>0</text:p>
          </table:table-cell>
          <table:table-cell office:value-type="float" office:value="16503424" calcext:value-type="float">
            <text:p>165034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4" calcext:value-type="float">
            <text:p>524</text:p>
          </table:table-cell>
          <table:table-cell office:value-type="float" office:value="-741" calcext:value-type="float">
            <text:p>-74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8312" calcext:value-type="float">
            <text:p>1610515598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3664" calcext:value-type="float">
            <text:p>203664</text:p>
          </table:table-cell>
          <table:table-cell office:value-type="float" office:value="1164" calcext:value-type="float">
            <text:p>1164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6424" calcext:value-type="float">
            <text:p>16766424</text:p>
          </table:table-cell>
          <table:table-cell office:value-type="float" office:value="3207168" calcext:value-type="float">
            <text:p>3207168</text:p>
          </table:table-cell>
          <table:table-cell office:value-type="float" office:value="13559256" calcext:value-type="float">
            <text:p>135592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8" calcext:value-type="float">
            <text:p>538</text:p>
          </table:table-cell>
          <table:table-cell office:value-type="float" office:value="-741" calcext:value-type="float">
            <text:p>-74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8418" calcext:value-type="float">
            <text:p>1610515598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7796" calcext:value-type="float">
            <text:p>207796</text:p>
          </table:table-cell>
          <table:table-cell office:value-type="float" office:value="1168" calcext:value-type="float">
            <text:p>1168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19376" calcext:value-type="float">
            <text:p>16719376</text:p>
          </table:table-cell>
          <table:table-cell office:value-type="float" office:value="7598080" calcext:value-type="float">
            <text:p>7598080</text:p>
          </table:table-cell>
          <table:table-cell office:value-type="float" office:value="9121296" calcext:value-type="float">
            <text:p>9121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1" calcext:value-type="float">
            <text:p>551</text:p>
          </table:table-cell>
          <table:table-cell office:value-type="float" office:value="-741" calcext:value-type="float">
            <text:p>-74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8523" calcext:value-type="float">
            <text:p>1610515598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2324" calcext:value-type="float">
            <text:p>212324</text:p>
          </table:table-cell>
          <table:table-cell office:value-type="float" office:value="1172" calcext:value-type="float">
            <text:p>1172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93768" calcext:value-type="float">
            <text:p>16593768</text:p>
          </table:table-cell>
          <table:table-cell office:value-type="float" office:value="12136448" calcext:value-type="float">
            <text:p>12136448</text:p>
          </table:table-cell>
          <table:table-cell office:value-type="float" office:value="4457320" calcext:value-type="float">
            <text:p>4457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4" calcext:value-type="float">
            <text:p>564</text:p>
          </table:table-cell>
          <table:table-cell office:value-type="float" office:value="-741" calcext:value-type="float">
            <text:p>-74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8629" calcext:value-type="float">
            <text:p>1610515598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1760" calcext:value-type="float">
            <text:p>201760</text:p>
          </table:table-cell>
          <table:table-cell office:value-type="float" office:value="1162" calcext:value-type="float">
            <text:p>1162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93768" calcext:value-type="float">
            <text:p>16593768</text:p>
          </table:table-cell>
          <table:table-cell office:value-type="float" office:value="1348152" calcext:value-type="float">
            <text:p>1348152</text:p>
          </table:table-cell>
          <table:table-cell office:value-type="float" office:value="15245616" calcext:value-type="float">
            <text:p>152456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5" calcext:value-type="float">
            <text:p>575</text:p>
          </table:table-cell>
          <table:table-cell office:value-type="float" office:value="-754" calcext:value-type="float">
            <text:p>-754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8734" calcext:value-type="float">
            <text:p>16105155987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7284" calcext:value-type="float">
            <text:p>207284</text:p>
          </table:table-cell>
          <table:table-cell office:value-type="float" office:value="1167" calcext:value-type="float">
            <text:p>1167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74872" calcext:value-type="float">
            <text:p>16274872</text:p>
          </table:table-cell>
          <table:table-cell office:value-type="float" office:value="6708984" calcext:value-type="float">
            <text:p>6708984</text:p>
          </table:table-cell>
          <table:table-cell office:value-type="float" office:value="9565888" calcext:value-type="float">
            <text:p>9565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9" calcext:value-type="float">
            <text:p>589</text:p>
          </table:table-cell>
          <table:table-cell office:value-type="float" office:value="-754" calcext:value-type="float">
            <text:p>-754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8839" calcext:value-type="float">
            <text:p>1610515598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4284" calcext:value-type="float">
            <text:p>204284</text:p>
          </table:table-cell>
          <table:table-cell office:value-type="float" office:value="1172" calcext:value-type="float">
            <text:p>1172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77568" calcext:value-type="float">
            <text:p>16677568</text:p>
          </table:table-cell>
          <table:table-cell office:value-type="float" office:value="0" calcext:value-type="float">
            <text:p>0</text:p>
          </table:table-cell>
          <table:table-cell office:value-type="float" office:value="16677568" calcext:value-type="float">
            <text:p>166775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2" calcext:value-type="float">
            <text:p>602</text:p>
          </table:table-cell>
          <table:table-cell office:value-type="float" office:value="-754" calcext:value-type="float">
            <text:p>-754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8945" calcext:value-type="float">
            <text:p>1610515598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6292" calcext:value-type="float">
            <text:p>206292</text:p>
          </table:table-cell>
          <table:table-cell office:value-type="float" office:value="1167" calcext:value-type="float">
            <text:p>1167</text:p>
          </table:table-cell>
          <table:table-cell office:value-type="float" office:value="988852" calcext:value-type="float">
            <text:p>9888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82008" calcext:value-type="float">
            <text:p>16482008</text:p>
          </table:table-cell>
          <table:table-cell office:value-type="float" office:value="6451200" calcext:value-type="float">
            <text:p>6451200</text:p>
          </table:table-cell>
          <table:table-cell office:value-type="float" office:value="10030808" calcext:value-type="float">
            <text:p>10030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4" calcext:value-type="float">
            <text:p>614</text:p>
          </table:table-cell>
          <table:table-cell office:value-type="float" office:value="-754" calcext:value-type="float">
            <text:p>-754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9050" calcext:value-type="float">
            <text:p>16105155990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8996" calcext:value-type="float">
            <text:p>198996</text:p>
          </table:table-cell>
          <table:table-cell office:value-type="float" office:value="1159" calcext:value-type="float">
            <text:p>1159</text:p>
          </table:table-cell>
          <table:table-cell office:value-type="float" office:value="988852" calcext:value-type="float">
            <text:p>9888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64784" calcext:value-type="float">
            <text:p>17164784</text:p>
          </table:table-cell>
          <table:table-cell office:value-type="float" office:value="0" calcext:value-type="float">
            <text:p>0</text:p>
          </table:table-cell>
          <table:table-cell office:value-type="float" office:value="17164784" calcext:value-type="float">
            <text:p>171647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6" calcext:value-type="float">
            <text:p>626</text:p>
          </table:table-cell>
          <table:table-cell office:value-type="float" office:value="-754" calcext:value-type="float">
            <text:p>-754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9155" calcext:value-type="float">
            <text:p>1610515599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7048" calcext:value-type="float">
            <text:p>207048</text:p>
          </table:table-cell>
          <table:table-cell office:value-type="float" office:value="1167" calcext:value-type="float">
            <text:p>1167</text:p>
          </table:table-cell>
          <table:table-cell office:value-type="float" office:value="988852" calcext:value-type="float">
            <text:p>9888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19872" calcext:value-type="float">
            <text:p>16819872</text:p>
          </table:table-cell>
          <table:table-cell office:value-type="float" office:value="8009144" calcext:value-type="float">
            <text:p>8009144</text:p>
          </table:table-cell>
          <table:table-cell office:value-type="float" office:value="8810728" calcext:value-type="float">
            <text:p>88107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9" calcext:value-type="float">
            <text:p>639</text:p>
          </table:table-cell>
          <table:table-cell office:value-type="float" office:value="-754" calcext:value-type="float">
            <text:p>-754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9260" calcext:value-type="float">
            <text:p>16105155992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3004" calcext:value-type="float">
            <text:p>203004</text:p>
          </table:table-cell>
          <table:table-cell office:value-type="float" office:value="1163" calcext:value-type="float">
            <text:p>1163</text:p>
          </table:table-cell>
          <table:table-cell office:value-type="float" office:value="988852" calcext:value-type="float">
            <text:p>9888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27776" calcext:value-type="float">
            <text:p>16427776</text:p>
          </table:table-cell>
          <table:table-cell office:value-type="float" office:value="3223552" calcext:value-type="float">
            <text:p>3223552</text:p>
          </table:table-cell>
          <table:table-cell office:value-type="float" office:value="13204224" calcext:value-type="float">
            <text:p>13204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1" calcext:value-type="float">
            <text:p>651</text:p>
          </table:table-cell>
          <table:table-cell office:value-type="float" office:value="-754" calcext:value-type="float">
            <text:p>-754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9365" calcext:value-type="float">
            <text:p>1610515599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8588" calcext:value-type="float">
            <text:p>198588</text:p>
          </table:table-cell>
          <table:table-cell office:value-type="float" office:value="1159" calcext:value-type="float">
            <text:p>1159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18328" calcext:value-type="float">
            <text:p>17518328</text:p>
          </table:table-cell>
          <table:table-cell office:value-type="float" office:value="0" calcext:value-type="float">
            <text:p>0</text:p>
          </table:table-cell>
          <table:table-cell office:value-type="float" office:value="17518328" calcext:value-type="float">
            <text:p>17518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5" calcext:value-type="float">
            <text:p>665</text:p>
          </table:table-cell>
          <table:table-cell office:value-type="float" office:value="-754" calcext:value-type="float">
            <text:p>-754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9470" calcext:value-type="float">
            <text:p>16105155994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9344" calcext:value-type="float">
            <text:p>209344</text:p>
          </table:table-cell>
          <table:table-cell office:value-type="float" office:value="1170" calcext:value-type="float">
            <text:p>1170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11896" calcext:value-type="float">
            <text:p>17011896</text:p>
          </table:table-cell>
          <table:table-cell office:value-type="float" office:value="9994888" calcext:value-type="float">
            <text:p>9994888</text:p>
          </table:table-cell>
          <table:table-cell office:value-type="float" office:value="7017008" calcext:value-type="float">
            <text:p>70170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6" calcext:value-type="float">
            <text:p>676</text:p>
          </table:table-cell>
          <table:table-cell office:value-type="float" office:value="-754" calcext:value-type="float">
            <text:p>-754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9575" calcext:value-type="float">
            <text:p>1610515599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7856" calcext:value-type="float">
            <text:p>207856</text:p>
          </table:table-cell>
          <table:table-cell office:value-type="float" office:value="1168" calcext:value-type="float">
            <text:p>1168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91160" calcext:value-type="float">
            <text:p>16391160</text:p>
          </table:table-cell>
          <table:table-cell office:value-type="float" office:value="7794688" calcext:value-type="float">
            <text:p>7794688</text:p>
          </table:table-cell>
          <table:table-cell office:value-type="float" office:value="8596472" calcext:value-type="float">
            <text:p>8596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9" calcext:value-type="float">
            <text:p>689</text:p>
          </table:table-cell>
          <table:table-cell office:value-type="float" office:value="-754" calcext:value-type="float">
            <text:p>-754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9680" calcext:value-type="float">
            <text:p>16105155996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4880" calcext:value-type="float">
            <text:p>204880</text:p>
          </table:table-cell>
          <table:table-cell office:value-type="float" office:value="1165" calcext:value-type="float">
            <text:p>1165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91160" calcext:value-type="float">
            <text:p>16391160</text:p>
          </table:table-cell>
          <table:table-cell office:value-type="float" office:value="4909224" calcext:value-type="float">
            <text:p>4909224</text:p>
          </table:table-cell>
          <table:table-cell office:value-type="float" office:value="11481936" calcext:value-type="float">
            <text:p>114819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0" calcext:value-type="float">
            <text:p>700</text:p>
          </table:table-cell>
          <table:table-cell office:value-type="float" office:value="-754" calcext:value-type="float">
            <text:p>-754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9786" calcext:value-type="float">
            <text:p>1610515599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4508" calcext:value-type="float">
            <text:p>204508</text:p>
          </table:table-cell>
          <table:table-cell office:value-type="float" office:value="1165" calcext:value-type="float">
            <text:p>1165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37208" calcext:value-type="float">
            <text:p>16137208</text:p>
          </table:table-cell>
          <table:table-cell office:value-type="float" office:value="4042752" calcext:value-type="float">
            <text:p>4042752</text:p>
          </table:table-cell>
          <table:table-cell office:value-type="float" office:value="12094456" calcext:value-type="float">
            <text:p>120944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14" calcext:value-type="float">
            <text:p>714</text:p>
          </table:table-cell>
          <table:table-cell office:value-type="float" office:value="-754" calcext:value-type="float">
            <text:p>-754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9891" calcext:value-type="float">
            <text:p>1610515599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3268" calcext:value-type="float">
            <text:p>203268</text:p>
          </table:table-cell>
          <table:table-cell office:value-type="float" office:value="1163" calcext:value-type="float">
            <text:p>1163</text:p>
          </table:table-cell>
          <table:table-cell office:value-type="float" office:value="988860" calcext:value-type="float">
            <text:p>9888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37208" calcext:value-type="float">
            <text:p>16137208</text:p>
          </table:table-cell>
          <table:table-cell office:value-type="float" office:value="2847432" calcext:value-type="float">
            <text:p>2847432</text:p>
          </table:table-cell>
          <table:table-cell office:value-type="float" office:value="13289776" calcext:value-type="float">
            <text:p>13289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26" calcext:value-type="float">
            <text:p>726</text:p>
          </table:table-cell>
          <table:table-cell office:value-type="float" office:value="-754" calcext:value-type="float">
            <text:p>-754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599997" calcext:value-type="float">
            <text:p>16105155999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4012" calcext:value-type="float">
            <text:p>204012</text:p>
          </table:table-cell>
          <table:table-cell office:value-type="float" office:value="1164" calcext:value-type="float">
            <text:p>1164</text:p>
          </table:table-cell>
          <table:table-cell office:value-type="float" office:value="988864" calcext:value-type="float">
            <text:p>9888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76936" calcext:value-type="float">
            <text:p>16076936</text:p>
          </table:table-cell>
          <table:table-cell office:value-type="float" office:value="3502080" calcext:value-type="float">
            <text:p>3502080</text:p>
          </table:table-cell>
          <table:table-cell office:value-type="float" office:value="12574856" calcext:value-type="float">
            <text:p>125748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38" calcext:value-type="float">
            <text:p>738</text:p>
          </table:table-cell>
          <table:table-cell office:value-type="float" office:value="-754" calcext:value-type="float">
            <text:p>-754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0102" calcext:value-type="float">
            <text:p>1610515600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4508" calcext:value-type="float">
            <text:p>204508</text:p>
          </table:table-cell>
          <table:table-cell office:value-type="float" office:value="1165" calcext:value-type="float">
            <text:p>1165</text:p>
          </table:table-cell>
          <table:table-cell office:value-type="float" office:value="988864" calcext:value-type="float">
            <text:p>9888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76936" calcext:value-type="float">
            <text:p>16076936</text:p>
          </table:table-cell>
          <table:table-cell office:value-type="float" office:value="4194648" calcext:value-type="float">
            <text:p>4194648</text:p>
          </table:table-cell>
          <table:table-cell office:value-type="float" office:value="11882288" calcext:value-type="float">
            <text:p>11882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50" calcext:value-type="float">
            <text:p>750</text:p>
          </table:table-cell>
          <table:table-cell office:value-type="float" office:value="-761" calcext:value-type="float">
            <text:p>-76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0208" calcext:value-type="float">
            <text:p>1610515600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7112" calcext:value-type="float">
            <text:p>207112</text:p>
          </table:table-cell>
          <table:table-cell office:value-type="float" office:value="1167" calcext:value-type="float">
            <text:p>1167</text:p>
          </table:table-cell>
          <table:table-cell office:value-type="float" office:value="988864" calcext:value-type="float">
            <text:p>9888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70952" calcext:value-type="float">
            <text:p>15970952</text:p>
          </table:table-cell>
          <table:table-cell office:value-type="float" office:value="6598656" calcext:value-type="float">
            <text:p>6598656</text:p>
          </table:table-cell>
          <table:table-cell office:value-type="float" office:value="9372296" calcext:value-type="float">
            <text:p>9372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62" calcext:value-type="float">
            <text:p>762</text:p>
          </table:table-cell>
          <table:table-cell office:value-type="float" office:value="-761" calcext:value-type="float">
            <text:p>-76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0313" calcext:value-type="float">
            <text:p>1610515600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9096" calcext:value-type="float">
            <text:p>209096</text:p>
          </table:table-cell>
          <table:table-cell office:value-type="float" office:value="1169" calcext:value-type="float">
            <text:p>1169</text:p>
          </table:table-cell>
          <table:table-cell office:value-type="float" office:value="988868" calcext:value-type="float">
            <text:p>9888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70952" calcext:value-type="float">
            <text:p>15970952</text:p>
          </table:table-cell>
          <table:table-cell office:value-type="float" office:value="8787384" calcext:value-type="float">
            <text:p>8787384</text:p>
          </table:table-cell>
          <table:table-cell office:value-type="float" office:value="7183568" calcext:value-type="float">
            <text:p>71835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74" calcext:value-type="float">
            <text:p>774</text:p>
          </table:table-cell>
          <table:table-cell office:value-type="float" office:value="-761" calcext:value-type="float">
            <text:p>-76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0419" calcext:value-type="float">
            <text:p>1610515600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1916" calcext:value-type="float">
            <text:p>211916</text:p>
          </table:table-cell>
          <table:table-cell office:value-type="float" office:value="1172" calcext:value-type="float">
            <text:p>1172</text:p>
          </table:table-cell>
          <table:table-cell office:value-type="float" office:value="988872" calcext:value-type="float">
            <text:p>98887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59656" calcext:value-type="float">
            <text:p>15959656</text:p>
          </table:table-cell>
          <table:table-cell office:value-type="float" office:value="12300288" calcext:value-type="float">
            <text:p>12300288</text:p>
          </table:table-cell>
          <table:table-cell office:value-type="float" office:value="3659368" calcext:value-type="float">
            <text:p>36593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88" calcext:value-type="float">
            <text:p>788</text:p>
          </table:table-cell>
          <table:table-cell office:value-type="float" office:value="-761" calcext:value-type="float">
            <text:p>-76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0527" calcext:value-type="float">
            <text:p>1610515600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2988" calcext:value-type="float">
            <text:p>202988</text:p>
          </table:table-cell>
          <table:table-cell office:value-type="float" office:value="1163" calcext:value-type="float">
            <text:p>1163</text:p>
          </table:table-cell>
          <table:table-cell office:value-type="float" office:value="988872" calcext:value-type="float">
            <text:p>98887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59656" calcext:value-type="float">
            <text:p>15959656</text:p>
          </table:table-cell>
          <table:table-cell office:value-type="float" office:value="3149824" calcext:value-type="float">
            <text:p>3149824</text:p>
          </table:table-cell>
          <table:table-cell office:value-type="float" office:value="12809832" calcext:value-type="float">
            <text:p>128098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99" calcext:value-type="float">
            <text:p>799</text:p>
          </table:table-cell>
          <table:table-cell office:value-type="float" office:value="-761" calcext:value-type="float">
            <text:p>-76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0636" calcext:value-type="float">
            <text:p>16105156006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8072" calcext:value-type="float">
            <text:p>208072</text:p>
          </table:table-cell>
          <table:table-cell office:value-type="float" office:value="1168" calcext:value-type="float">
            <text:p>1168</text:p>
          </table:table-cell>
          <table:table-cell office:value-type="float" office:value="988872" calcext:value-type="float">
            <text:p>98887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59656" calcext:value-type="float">
            <text:p>15959656</text:p>
          </table:table-cell>
          <table:table-cell office:value-type="float" office:value="7956240" calcext:value-type="float">
            <text:p>7956240</text:p>
          </table:table-cell>
          <table:table-cell office:value-type="float" office:value="8003416" calcext:value-type="float">
            <text:p>80034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11" calcext:value-type="float">
            <text:p>811</text:p>
          </table:table-cell>
          <table:table-cell office:value-type="float" office:value="-761" calcext:value-type="float">
            <text:p>-76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0741" calcext:value-type="float">
            <text:p>1610515600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1036" calcext:value-type="float">
            <text:p>201036</text:p>
          </table:table-cell>
          <table:table-cell office:value-type="float" office:value="1162" calcext:value-type="float">
            <text:p>1162</text:p>
          </table:table-cell>
          <table:table-cell office:value-type="float" office:value="988876" calcext:value-type="float">
            <text:p>9888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59656" calcext:value-type="float">
            <text:p>15959656</text:p>
          </table:table-cell>
          <table:table-cell office:value-type="float" office:value="984848" calcext:value-type="float">
            <text:p>984848</text:p>
          </table:table-cell>
          <table:table-cell office:value-type="float" office:value="14974808" calcext:value-type="float">
            <text:p>14974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21" calcext:value-type="float">
            <text:p>821</text:p>
          </table:table-cell>
          <table:table-cell office:value-type="float" office:value="-761" calcext:value-type="float">
            <text:p>-76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0846" calcext:value-type="float">
            <text:p>16105156008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8228" calcext:value-type="float">
            <text:p>208228</text:p>
          </table:table-cell>
          <table:table-cell office:value-type="float" office:value="1169" calcext:value-type="float">
            <text:p>1169</text:p>
          </table:table-cell>
          <table:table-cell office:value-type="float" office:value="988876" calcext:value-type="float">
            <text:p>9888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27496" calcext:value-type="float">
            <text:p>15727496</text:p>
          </table:table-cell>
          <table:table-cell office:value-type="float" office:value="7942144" calcext:value-type="float">
            <text:p>7942144</text:p>
          </table:table-cell>
          <table:table-cell office:value-type="float" office:value="7785352" calcext:value-type="float">
            <text:p>7785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34" calcext:value-type="float">
            <text:p>834</text:p>
          </table:table-cell>
          <table:table-cell office:value-type="float" office:value="-761" calcext:value-type="float">
            <text:p>-76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0951" calcext:value-type="float">
            <text:p>1610515600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3268" calcext:value-type="float">
            <text:p>203268</text:p>
          </table:table-cell>
          <table:table-cell office:value-type="float" office:value="1164" calcext:value-type="float">
            <text:p>1164</text:p>
          </table:table-cell>
          <table:table-cell office:value-type="float" office:value="988872" calcext:value-type="float">
            <text:p>98887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27496" calcext:value-type="float">
            <text:p>15727496</text:p>
          </table:table-cell>
          <table:table-cell office:value-type="float" office:value="2658304" calcext:value-type="float">
            <text:p>2658304</text:p>
          </table:table-cell>
          <table:table-cell office:value-type="float" office:value="13069192" calcext:value-type="float">
            <text:p>130691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44" calcext:value-type="float">
            <text:p>844</text:p>
          </table:table-cell>
          <table:table-cell office:value-type="float" office:value="-761" calcext:value-type="float">
            <text:p>-76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1056" calcext:value-type="float">
            <text:p>1610515601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0708" calcext:value-type="float">
            <text:p>210708</text:p>
          </table:table-cell>
          <table:table-cell office:value-type="float" office:value="1171" calcext:value-type="float">
            <text:p>1171</text:p>
          </table:table-cell>
          <table:table-cell office:value-type="float" office:value="988872" calcext:value-type="float">
            <text:p>98887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27496" calcext:value-type="float">
            <text:p>15727496</text:p>
          </table:table-cell>
          <table:table-cell office:value-type="float" office:value="10604608" calcext:value-type="float">
            <text:p>10604608</text:p>
          </table:table-cell>
          <table:table-cell office:value-type="float" office:value="5122888" calcext:value-type="float">
            <text:p>5122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57" calcext:value-type="float">
            <text:p>857</text:p>
          </table:table-cell>
          <table:table-cell office:value-type="float" office:value="-761" calcext:value-type="float">
            <text:p>-76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1161" calcext:value-type="float">
            <text:p>1610515601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6988" calcext:value-type="float">
            <text:p>206988</text:p>
          </table:table-cell>
          <table:table-cell office:value-type="float" office:value="1167" calcext:value-type="float">
            <text:p>1167</text:p>
          </table:table-cell>
          <table:table-cell office:value-type="float" office:value="988872" calcext:value-type="float">
            <text:p>98887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27496" calcext:value-type="float">
            <text:p>15727496</text:p>
          </table:table-cell>
          <table:table-cell office:value-type="float" office:value="6795328" calcext:value-type="float">
            <text:p>6795328</text:p>
          </table:table-cell>
          <table:table-cell office:value-type="float" office:value="8932168" calcext:value-type="float">
            <text:p>8932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67" calcext:value-type="float">
            <text:p>867</text:p>
          </table:table-cell>
          <table:table-cell office:value-type="float" office:value="-761" calcext:value-type="float">
            <text:p>-76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1266" calcext:value-type="float">
            <text:p>1610515601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4260" calcext:value-type="float">
            <text:p>204260</text:p>
          </table:table-cell>
          <table:table-cell office:value-type="float" office:value="1165" calcext:value-type="float">
            <text:p>1165</text:p>
          </table:table-cell>
          <table:table-cell office:value-type="float" office:value="988872" calcext:value-type="float">
            <text:p>98887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27496" calcext:value-type="float">
            <text:p>15727496</text:p>
          </table:table-cell>
          <table:table-cell office:value-type="float" office:value="3756096" calcext:value-type="float">
            <text:p>3756096</text:p>
          </table:table-cell>
          <table:table-cell office:value-type="float" office:value="11971400" calcext:value-type="float">
            <text:p>11971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78" calcext:value-type="float">
            <text:p>878</text:p>
          </table:table-cell>
          <table:table-cell office:value-type="float" office:value="-761" calcext:value-type="float">
            <text:p>-76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1371" calcext:value-type="float">
            <text:p>16105156013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1748" calcext:value-type="float">
            <text:p>201748</text:p>
          </table:table-cell>
          <table:table-cell office:value-type="float" office:value="1162" calcext:value-type="float">
            <text:p>1162</text:p>
          </table:table-cell>
          <table:table-cell office:value-type="float" office:value="988876" calcext:value-type="float">
            <text:p>9888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27496" calcext:value-type="float">
            <text:p>15727496</text:p>
          </table:table-cell>
          <table:table-cell office:value-type="float" office:value="1355840" calcext:value-type="float">
            <text:p>1355840</text:p>
          </table:table-cell>
          <table:table-cell office:value-type="float" office:value="14371656" calcext:value-type="float">
            <text:p>14371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90" calcext:value-type="float">
            <text:p>890</text:p>
          </table:table-cell>
          <table:table-cell office:value-type="float" office:value="-761" calcext:value-type="float">
            <text:p>-76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1477" calcext:value-type="float">
            <text:p>1610515601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2360" calcext:value-type="float">
            <text:p>212360</text:p>
          </table:table-cell>
          <table:table-cell office:value-type="float" office:value="1173" calcext:value-type="float">
            <text:p>1173</text:p>
          </table:table-cell>
          <table:table-cell office:value-type="float" office:value="988876" calcext:value-type="float">
            <text:p>9888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00376" calcext:value-type="float">
            <text:p>15500376</text:p>
          </table:table-cell>
          <table:table-cell office:value-type="float" office:value="12021760" calcext:value-type="float">
            <text:p>12021760</text:p>
          </table:table-cell>
          <table:table-cell office:value-type="float" office:value="3478616" calcext:value-type="float">
            <text:p>34786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02" calcext:value-type="float">
            <text:p>902</text:p>
          </table:table-cell>
          <table:table-cell office:value-type="float" office:value="-761" calcext:value-type="float">
            <text:p>-76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1583" calcext:value-type="float">
            <text:p>1610515601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1204" calcext:value-type="float">
            <text:p>211204</text:p>
          </table:table-cell>
          <table:table-cell office:value-type="float" office:value="1171" calcext:value-type="float">
            <text:p>1171</text:p>
          </table:table-cell>
          <table:table-cell office:value-type="float" office:value="988912" calcext:value-type="float">
            <text:p>9889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00376" calcext:value-type="float">
            <text:p>15500376</text:p>
          </table:table-cell>
          <table:table-cell office:value-type="float" office:value="10440704" calcext:value-type="float">
            <text:p>10440704</text:p>
          </table:table-cell>
          <table:table-cell office:value-type="float" office:value="5059672" calcext:value-type="float">
            <text:p>5059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13" calcext:value-type="float">
            <text:p>913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1688" calcext:value-type="float">
            <text:p>16105156016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0212" calcext:value-type="float">
            <text:p>210212</text:p>
          </table:table-cell>
          <table:table-cell office:value-type="float" office:value="1171" calcext:value-type="float">
            <text:p>1171</text:p>
          </table:table-cell>
          <table:table-cell office:value-type="float" office:value="988912" calcext:value-type="float">
            <text:p>9889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00376" calcext:value-type="float">
            <text:p>15500376</text:p>
          </table:table-cell>
          <table:table-cell office:value-type="float" office:value="9400320" calcext:value-type="float">
            <text:p>9400320</text:p>
          </table:table-cell>
          <table:table-cell office:value-type="float" office:value="6100056" calcext:value-type="float">
            <text:p>61000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23" calcext:value-type="float">
            <text:p>923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1793" calcext:value-type="float">
            <text:p>16105156017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9468" calcext:value-type="float">
            <text:p>209468</text:p>
          </table:table-cell>
          <table:table-cell office:value-type="float" office:value="1170" calcext:value-type="float">
            <text:p>1170</text:p>
          </table:table-cell>
          <table:table-cell office:value-type="float" office:value="988912" calcext:value-type="float">
            <text:p>9889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00376" calcext:value-type="float">
            <text:p>15500376</text:p>
          </table:table-cell>
          <table:table-cell office:value-type="float" office:value="8753152" calcext:value-type="float">
            <text:p>8753152</text:p>
          </table:table-cell>
          <table:table-cell office:value-type="float" office:value="6747224" calcext:value-type="float">
            <text:p>6747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35" calcext:value-type="float">
            <text:p>935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1899" calcext:value-type="float">
            <text:p>1610515601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9220" calcext:value-type="float">
            <text:p>209220</text:p>
          </table:table-cell>
          <table:table-cell office:value-type="float" office:value="1170" calcext:value-type="float">
            <text:p>1170</text:p>
          </table:table-cell>
          <table:table-cell office:value-type="float" office:value="988912" calcext:value-type="float">
            <text:p>9889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00376" calcext:value-type="float">
            <text:p>15500376</text:p>
          </table:table-cell>
          <table:table-cell office:value-type="float" office:value="8384512" calcext:value-type="float">
            <text:p>8384512</text:p>
          </table:table-cell>
          <table:table-cell office:value-type="float" office:value="7115864" calcext:value-type="float">
            <text:p>71158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45" calcext:value-type="float">
            <text:p>945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2003" calcext:value-type="float">
            <text:p>1610515602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9064" calcext:value-type="float">
            <text:p>209064</text:p>
          </table:table-cell>
          <table:table-cell office:value-type="float" office:value="1169" calcext:value-type="float">
            <text:p>1169</text:p>
          </table:table-cell>
          <table:table-cell office:value-type="float" office:value="988916" calcext:value-type="float">
            <text:p>9889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00376" calcext:value-type="float">
            <text:p>15500376</text:p>
          </table:table-cell>
          <table:table-cell office:value-type="float" office:value="8179712" calcext:value-type="float">
            <text:p>8179712</text:p>
          </table:table-cell>
          <table:table-cell office:value-type="float" office:value="7320664" calcext:value-type="float">
            <text:p>73206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56" calcext:value-type="float">
            <text:p>956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2108" calcext:value-type="float">
            <text:p>1610515602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9032" calcext:value-type="float">
            <text:p>209032</text:p>
          </table:table-cell>
          <table:table-cell office:value-type="float" office:value="1169" calcext:value-type="float">
            <text:p>1169</text:p>
          </table:table-cell>
          <table:table-cell office:value-type="float" office:value="988916" calcext:value-type="float">
            <text:p>9889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00376" calcext:value-type="float">
            <text:p>15500376</text:p>
          </table:table-cell>
          <table:table-cell office:value-type="float" office:value="8040448" calcext:value-type="float">
            <text:p>8040448</text:p>
          </table:table-cell>
          <table:table-cell office:value-type="float" office:value="7459928" calcext:value-type="float">
            <text:p>74599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67" calcext:value-type="float">
            <text:p>967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2214" calcext:value-type="float">
            <text:p>1610515602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5264" calcext:value-type="float">
            <text:p>205264</text:p>
          </table:table-cell>
          <table:table-cell office:value-type="float" office:value="1166" calcext:value-type="float">
            <text:p>1166</text:p>
          </table:table-cell>
          <table:table-cell office:value-type="float" office:value="988984" calcext:value-type="float">
            <text:p>9889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00376" calcext:value-type="float">
            <text:p>15500376</text:p>
          </table:table-cell>
          <table:table-cell office:value-type="float" office:value="2916240" calcext:value-type="float">
            <text:p>2916240</text:p>
          </table:table-cell>
          <table:table-cell office:value-type="float" office:value="12584136" calcext:value-type="float">
            <text:p>12584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76" calcext:value-type="float">
            <text:p>976</text:p>
          </table:table-cell>
          <table:table-cell office:value-type="float" office:value="-253" calcext:value-type="float">
            <text:p>-25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4697" calcext:value-type="float">
            <text:p>1610515604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7312" calcext:value-type="float">
            <text:p>197312</text:p>
          </table:table-cell>
          <table:table-cell office:value-type="float" office:value="1157" calcext:value-type="float">
            <text:p>1157</text:p>
          </table:table-cell>
          <table:table-cell office:value-type="float" office:value="988984" calcext:value-type="float">
            <text:p>9889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135976" calcext:value-type="float">
            <text:p>20135976</text:p>
          </table:table-cell>
          <table:table-cell office:value-type="float" office:value="0" calcext:value-type="float">
            <text:p>0</text:p>
          </table:table-cell>
          <table:table-cell office:value-type="float" office:value="20135976" calcext:value-type="float">
            <text:p>20135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93" calcext:value-type="float">
            <text:p>993</text:p>
          </table:table-cell>
          <table:table-cell office:value-type="float" office:value="-253" calcext:value-type="float">
            <text:p>-25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4803" calcext:value-type="float">
            <text:p>1610515604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9712" calcext:value-type="float">
            <text:p>209712</text:p>
          </table:table-cell>
          <table:table-cell office:value-type="float" office:value="1168" calcext:value-type="float">
            <text:p>1168</text:p>
          </table:table-cell>
          <table:table-cell office:value-type="float" office:value="988984" calcext:value-type="float">
            <text:p>9889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385144" calcext:value-type="float">
            <text:p>18385144</text:p>
          </table:table-cell>
          <table:table-cell office:value-type="float" office:value="9165848" calcext:value-type="float">
            <text:p>9165848</text:p>
          </table:table-cell>
          <table:table-cell office:value-type="float" office:value="9219296" calcext:value-type="float">
            <text:p>9219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09" calcext:value-type="float">
            <text:p>1009</text:p>
          </table:table-cell>
          <table:table-cell office:value-type="float" office:value="-253" calcext:value-type="float">
            <text:p>-25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4920" calcext:value-type="float">
            <text:p>16105156049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5992" calcext:value-type="float">
            <text:p>205992</text:p>
          </table:table-cell>
          <table:table-cell office:value-type="float" office:value="1166" calcext:value-type="float">
            <text:p>1166</text:p>
          </table:table-cell>
          <table:table-cell office:value-type="float" office:value="988984" calcext:value-type="float">
            <text:p>9889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73536" calcext:value-type="float">
            <text:p>17973536</text:p>
          </table:table-cell>
          <table:table-cell office:value-type="float" office:value="6565888" calcext:value-type="float">
            <text:p>6565888</text:p>
          </table:table-cell>
          <table:table-cell office:value-type="float" office:value="11407648" calcext:value-type="float">
            <text:p>114076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24" calcext:value-type="float">
            <text:p>1024</text:p>
          </table:table-cell>
          <table:table-cell office:value-type="float" office:value="-253" calcext:value-type="float">
            <text:p>-25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5038" calcext:value-type="float">
            <text:p>1610515605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3540" calcext:value-type="float">
            <text:p>203540</text:p>
          </table:table-cell>
          <table:table-cell office:value-type="float" office:value="1163" calcext:value-type="float">
            <text:p>1163</text:p>
          </table:table-cell>
          <table:table-cell office:value-type="float" office:value="988984" calcext:value-type="float">
            <text:p>9889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05240" calcext:value-type="float">
            <text:p>17705240</text:p>
          </table:table-cell>
          <table:table-cell office:value-type="float" office:value="3600384" calcext:value-type="float">
            <text:p>3600384</text:p>
          </table:table-cell>
          <table:table-cell office:value-type="float" office:value="14104856" calcext:value-type="float">
            <text:p>141048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38" calcext:value-type="float">
            <text:p>1038</text:p>
          </table:table-cell>
          <table:table-cell office:value-type="float" office:value="-253" calcext:value-type="float">
            <text:p>-25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5144" calcext:value-type="float">
            <text:p>1610515605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1508" calcext:value-type="float">
            <text:p>201508</text:p>
          </table:table-cell>
          <table:table-cell office:value-type="float" office:value="1162" calcext:value-type="float">
            <text:p>1162</text:p>
          </table:table-cell>
          <table:table-cell office:value-type="float" office:value="988984" calcext:value-type="float">
            <text:p>9889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74192" calcext:value-type="float">
            <text:p>17974192</text:p>
          </table:table-cell>
          <table:table-cell office:value-type="float" office:value="2082600" calcext:value-type="float">
            <text:p>2082600</text:p>
          </table:table-cell>
          <table:table-cell office:value-type="float" office:value="15891592" calcext:value-type="float">
            <text:p>158915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52" calcext:value-type="float">
            <text:p>1052</text:p>
          </table:table-cell>
          <table:table-cell office:value-type="float" office:value="-253" calcext:value-type="float">
            <text:p>-25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5248" calcext:value-type="float">
            <text:p>1610515605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0712" calcext:value-type="float">
            <text:p>200712</text:p>
          </table:table-cell>
          <table:table-cell office:value-type="float" office:value="1161" calcext:value-type="float">
            <text:p>1161</text:p>
          </table:table-cell>
          <table:table-cell office:value-type="float" office:value="988984" calcext:value-type="float">
            <text:p>9889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45288" calcext:value-type="float">
            <text:p>17745288</text:p>
          </table:table-cell>
          <table:table-cell office:value-type="float" office:value="1093544" calcext:value-type="float">
            <text:p>1093544</text:p>
          </table:table-cell>
          <table:table-cell office:value-type="float" office:value="16651744" calcext:value-type="float">
            <text:p>166517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65" calcext:value-type="float">
            <text:p>1065</text:p>
          </table:table-cell>
          <table:table-cell office:value-type="float" office:value="-253" calcext:value-type="float">
            <text:p>-25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5354" calcext:value-type="float">
            <text:p>1610515605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5716" calcext:value-type="float">
            <text:p>205716</text:p>
          </table:table-cell>
          <table:table-cell office:value-type="float" office:value="1166" calcext:value-type="float">
            <text:p>1166</text:p>
          </table:table-cell>
          <table:table-cell office:value-type="float" office:value="988984" calcext:value-type="float">
            <text:p>9889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45968" calcext:value-type="float">
            <text:p>17445968</text:p>
          </table:table-cell>
          <table:table-cell office:value-type="float" office:value="5713920" calcext:value-type="float">
            <text:p>5713920</text:p>
          </table:table-cell>
          <table:table-cell office:value-type="float" office:value="11732048" calcext:value-type="float">
            <text:p>11732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79" calcext:value-type="float">
            <text:p>1079</text:p>
          </table:table-cell>
          <table:table-cell office:value-type="float" office:value="-253" calcext:value-type="float">
            <text:p>-25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5459" calcext:value-type="float">
            <text:p>1610515605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3808" calcext:value-type="float">
            <text:p>203808</text:p>
          </table:table-cell>
          <table:table-cell office:value-type="float" office:value="1164" calcext:value-type="float">
            <text:p>1164</text:p>
          </table:table-cell>
          <table:table-cell office:value-type="float" office:value="989000" calcext:value-type="float">
            <text:p>9890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57032" calcext:value-type="float">
            <text:p>17157032</text:p>
          </table:table-cell>
          <table:table-cell office:value-type="float" office:value="3589272" calcext:value-type="float">
            <text:p>3589272</text:p>
          </table:table-cell>
          <table:table-cell office:value-type="float" office:value="13567760" calcext:value-type="float">
            <text:p>135677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93" calcext:value-type="float">
            <text:p>1093</text:p>
          </table:table-cell>
          <table:table-cell office:value-type="float" office:value="-253" calcext:value-type="float">
            <text:p>-25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5565" calcext:value-type="float">
            <text:p>16105156055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5544" calcext:value-type="float">
            <text:p>205544</text:p>
          </table:table-cell>
          <table:table-cell office:value-type="float" office:value="1166" calcext:value-type="float">
            <text:p>1166</text:p>
          </table:table-cell>
          <table:table-cell office:value-type="float" office:value="989000" calcext:value-type="float">
            <text:p>9890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78928" calcext:value-type="float">
            <text:p>17478928</text:p>
          </table:table-cell>
          <table:table-cell office:value-type="float" office:value="5648384" calcext:value-type="float">
            <text:p>5648384</text:p>
          </table:table-cell>
          <table:table-cell office:value-type="float" office:value="11830544" calcext:value-type="float">
            <text:p>118305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07" calcext:value-type="float">
            <text:p>1107</text:p>
          </table:table-cell>
          <table:table-cell office:value-type="float" office:value="-253" calcext:value-type="float">
            <text:p>-25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5671" calcext:value-type="float">
            <text:p>16105156056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8024" calcext:value-type="float">
            <text:p>208024</text:p>
          </table:table-cell>
          <table:table-cell office:value-type="float" office:value="1168" calcext:value-type="float">
            <text:p>1168</text:p>
          </table:table-cell>
          <table:table-cell office:value-type="float" office:value="989000" calcext:value-type="float">
            <text:p>9890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00584" calcext:value-type="float">
            <text:p>17500584</text:p>
          </table:table-cell>
          <table:table-cell office:value-type="float" office:value="8052824" calcext:value-type="float">
            <text:p>8052824</text:p>
          </table:table-cell>
          <table:table-cell office:value-type="float" office:value="9447760" calcext:value-type="float">
            <text:p>94477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21" calcext:value-type="float">
            <text:p>1121</text:p>
          </table:table-cell>
          <table:table-cell office:value-type="float" office:value="-253" calcext:value-type="float">
            <text:p>-25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5776" calcext:value-type="float">
            <text:p>16105156057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2240" calcext:value-type="float">
            <text:p>212240</text:p>
          </table:table-cell>
          <table:table-cell office:value-type="float" office:value="1172" calcext:value-type="float">
            <text:p>1172</text:p>
          </table:table-cell>
          <table:table-cell office:value-type="float" office:value="989000" calcext:value-type="float">
            <text:p>9890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08688" calcext:value-type="float">
            <text:p>16708688</text:p>
          </table:table-cell>
          <table:table-cell office:value-type="float" office:value="11612160" calcext:value-type="float">
            <text:p>11612160</text:p>
          </table:table-cell>
          <table:table-cell office:value-type="float" office:value="5096528" calcext:value-type="float">
            <text:p>5096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35" calcext:value-type="float">
            <text:p>1135</text:p>
          </table:table-cell>
          <table:table-cell office:value-type="float" office:value="-253" calcext:value-type="float">
            <text:p>-25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5881" calcext:value-type="float">
            <text:p>16105156058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9752" calcext:value-type="float">
            <text:p>199752</text:p>
          </table:table-cell>
          <table:table-cell office:value-type="float" office:value="1171" calcext:value-type="float">
            <text:p>1171</text:p>
          </table:table-cell>
          <table:table-cell office:value-type="float" office:value="989004" calcext:value-type="float">
            <text:p>9890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46728" calcext:value-type="float">
            <text:p>17946728</text:p>
          </table:table-cell>
          <table:table-cell office:value-type="float" office:value="0" calcext:value-type="float">
            <text:p>0</text:p>
          </table:table-cell>
          <table:table-cell office:value-type="float" office:value="17946728" calcext:value-type="float">
            <text:p>179467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48" calcext:value-type="float">
            <text:p>1148</text:p>
          </table:table-cell>
          <table:table-cell office:value-type="float" office:value="-253" calcext:value-type="float">
            <text:p>-25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5985" calcext:value-type="float">
            <text:p>1610515605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1452" calcext:value-type="float">
            <text:p>201452</text:p>
          </table:table-cell>
          <table:table-cell office:value-type="float" office:value="1162" calcext:value-type="float">
            <text:p>1162</text:p>
          </table:table-cell>
          <table:table-cell office:value-type="float" office:value="989004" calcext:value-type="float">
            <text:p>9890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08672" calcext:value-type="float">
            <text:p>17508672</text:p>
          </table:table-cell>
          <table:table-cell office:value-type="float" office:value="1586120" calcext:value-type="float">
            <text:p>1586120</text:p>
          </table:table-cell>
          <table:table-cell office:value-type="float" office:value="15922552" calcext:value-type="float">
            <text:p>159225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61" calcext:value-type="float">
            <text:p>1161</text:p>
          </table:table-cell>
          <table:table-cell office:value-type="float" office:value="-776" calcext:value-type="float">
            <text:p>-776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6091" calcext:value-type="float">
            <text:p>1610515606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9388" calcext:value-type="float">
            <text:p>209388</text:p>
          </table:table-cell>
          <table:table-cell office:value-type="float" office:value="1169" calcext:value-type="float">
            <text:p>1169</text:p>
          </table:table-cell>
          <table:table-cell office:value-type="float" office:value="989004" calcext:value-type="float">
            <text:p>9890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04280" calcext:value-type="float">
            <text:p>17204280</text:p>
          </table:table-cell>
          <table:table-cell office:value-type="float" office:value="8515584" calcext:value-type="float">
            <text:p>8515584</text:p>
          </table:table-cell>
          <table:table-cell office:value-type="float" office:value="8688696" calcext:value-type="float">
            <text:p>8688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76" calcext:value-type="float">
            <text:p>1176</text:p>
          </table:table-cell>
          <table:table-cell office:value-type="float" office:value="-776" calcext:value-type="float">
            <text:p>-776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6195" calcext:value-type="float">
            <text:p>1610515606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1040" calcext:value-type="float">
            <text:p>211040</text:p>
          </table:table-cell>
          <table:table-cell office:value-type="float" office:value="1171" calcext:value-type="float">
            <text:p>1171</text:p>
          </table:table-cell>
          <table:table-cell office:value-type="float" office:value="989004" calcext:value-type="float">
            <text:p>9890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77136" calcext:value-type="float">
            <text:p>17177136</text:p>
          </table:table-cell>
          <table:table-cell office:value-type="float" office:value="11408616" calcext:value-type="float">
            <text:p>11408616</text:p>
          </table:table-cell>
          <table:table-cell office:value-type="float" office:value="5768520" calcext:value-type="float">
            <text:p>5768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91" calcext:value-type="float">
            <text:p>1191</text:p>
          </table:table-cell>
          <table:table-cell office:value-type="float" office:value="-776" calcext:value-type="float">
            <text:p>-776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6302" calcext:value-type="float">
            <text:p>1610515606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7484" calcext:value-type="float">
            <text:p>197484</text:p>
          </table:table-cell>
          <table:table-cell office:value-type="float" office:value="1158" calcext:value-type="float">
            <text:p>1158</text:p>
          </table:table-cell>
          <table:table-cell office:value-type="float" office:value="989004" calcext:value-type="float">
            <text:p>9890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018448" calcext:value-type="float">
            <text:p>19018448</text:p>
          </table:table-cell>
          <table:table-cell office:value-type="float" office:value="0" calcext:value-type="float">
            <text:p>0</text:p>
          </table:table-cell>
          <table:table-cell office:value-type="float" office:value="19018448" calcext:value-type="float">
            <text:p>19018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05" calcext:value-type="float">
            <text:p>1205</text:p>
          </table:table-cell>
          <table:table-cell office:value-type="float" office:value="-776" calcext:value-type="float">
            <text:p>-776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6414" calcext:value-type="float">
            <text:p>1610515606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6412" calcext:value-type="float">
            <text:p>206412</text:p>
          </table:table-cell>
          <table:table-cell office:value-type="float" office:value="1166" calcext:value-type="float">
            <text:p>1166</text:p>
          </table:table-cell>
          <table:table-cell office:value-type="float" office:value="989004" calcext:value-type="float">
            <text:p>9890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92800" calcext:value-type="float">
            <text:p>17192800</text:p>
          </table:table-cell>
          <table:table-cell office:value-type="float" office:value="6664192" calcext:value-type="float">
            <text:p>6664192</text:p>
          </table:table-cell>
          <table:table-cell office:value-type="float" office:value="10528608" calcext:value-type="float">
            <text:p>105286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19" calcext:value-type="float">
            <text:p>1219</text:p>
          </table:table-cell>
          <table:table-cell office:value-type="float" office:value="-776" calcext:value-type="float">
            <text:p>-776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6523" calcext:value-type="float">
            <text:p>1610515606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6924" calcext:value-type="float">
            <text:p>206924</text:p>
          </table:table-cell>
          <table:table-cell office:value-type="float" office:value="1171" calcext:value-type="float">
            <text:p>1171</text:p>
          </table:table-cell>
          <table:table-cell office:value-type="float" office:value="989004" calcext:value-type="float">
            <text:p>9890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39688" calcext:value-type="float">
            <text:p>17939688</text:p>
          </table:table-cell>
          <table:table-cell office:value-type="float" office:value="0" calcext:value-type="float">
            <text:p>0</text:p>
          </table:table-cell>
          <table:table-cell office:value-type="float" office:value="17939688" calcext:value-type="float">
            <text:p>179396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33" calcext:value-type="float">
            <text:p>1233</text:p>
          </table:table-cell>
          <table:table-cell office:value-type="float" office:value="-776" calcext:value-type="float">
            <text:p>-776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6629" calcext:value-type="float">
            <text:p>16105156066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2376" calcext:value-type="float">
            <text:p>202376</text:p>
          </table:table-cell>
          <table:table-cell office:value-type="float" office:value="1162" calcext:value-type="float">
            <text:p>1162</text:p>
          </table:table-cell>
          <table:table-cell office:value-type="float" office:value="989004" calcext:value-type="float">
            <text:p>9890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39824" calcext:value-type="float">
            <text:p>17239824</text:p>
          </table:table-cell>
          <table:table-cell office:value-type="float" office:value="4072936" calcext:value-type="float">
            <text:p>4072936</text:p>
          </table:table-cell>
          <table:table-cell office:value-type="float" office:value="13166888" calcext:value-type="float">
            <text:p>13166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47" calcext:value-type="float">
            <text:p>1247</text:p>
          </table:table-cell>
          <table:table-cell office:value-type="float" office:value="-776" calcext:value-type="float">
            <text:p>-776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6735" calcext:value-type="float">
            <text:p>1610515606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0364" calcext:value-type="float">
            <text:p>210364</text:p>
          </table:table-cell>
          <table:table-cell office:value-type="float" office:value="1171" calcext:value-type="float">
            <text:p>1171</text:p>
          </table:table-cell>
          <table:table-cell office:value-type="float" office:value="989004" calcext:value-type="float">
            <text:p>9890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35496" calcext:value-type="float">
            <text:p>16835496</text:p>
          </table:table-cell>
          <table:table-cell office:value-type="float" office:value="12527904" calcext:value-type="float">
            <text:p>12527904</text:p>
          </table:table-cell>
          <table:table-cell office:value-type="float" office:value="4307592" calcext:value-type="float">
            <text:p>43075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61" calcext:value-type="float">
            <text:p>1261</text:p>
          </table:table-cell>
          <table:table-cell office:value-type="float" office:value="-776" calcext:value-type="float">
            <text:p>-776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6842" calcext:value-type="float">
            <text:p>1610515606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4000" calcext:value-type="float">
            <text:p>204000</text:p>
          </table:table-cell>
          <table:table-cell office:value-type="float" office:value="1164" calcext:value-type="float">
            <text:p>1164</text:p>
          </table:table-cell>
          <table:table-cell office:value-type="float" office:value="989004" calcext:value-type="float">
            <text:p>9890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6976" calcext:value-type="float">
            <text:p>17366976</text:p>
          </table:table-cell>
          <table:table-cell office:value-type="float" office:value="6254592" calcext:value-type="float">
            <text:p>6254592</text:p>
          </table:table-cell>
          <table:table-cell office:value-type="float" office:value="11112384" calcext:value-type="float">
            <text:p>111123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74" calcext:value-type="float">
            <text:p>1274</text:p>
          </table:table-cell>
          <table:table-cell office:value-type="float" office:value="-776" calcext:value-type="float">
            <text:p>-776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6947" calcext:value-type="float">
            <text:p>16105156069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8060" calcext:value-type="float">
            <text:p>198060</text:p>
          </table:table-cell>
          <table:table-cell office:value-type="float" office:value="1159" calcext:value-type="float">
            <text:p>1159</text:p>
          </table:table-cell>
          <table:table-cell office:value-type="float" office:value="989004" calcext:value-type="float">
            <text:p>9890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83304" calcext:value-type="float">
            <text:p>16983304</text:p>
          </table:table-cell>
          <table:table-cell office:value-type="float" office:value="0" calcext:value-type="float">
            <text:p>0</text:p>
          </table:table-cell>
          <table:table-cell office:value-type="float" office:value="16983304" calcext:value-type="float">
            <text:p>169833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87" calcext:value-type="float">
            <text:p>1287</text:p>
          </table:table-cell>
          <table:table-cell office:value-type="float" office:value="-776" calcext:value-type="float">
            <text:p>-776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7052" calcext:value-type="float">
            <text:p>1610515607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0832" calcext:value-type="float">
            <text:p>210832</text:p>
          </table:table-cell>
          <table:table-cell office:value-type="float" office:value="1171" calcext:value-type="float">
            <text:p>1171</text:p>
          </table:table-cell>
          <table:table-cell office:value-type="float" office:value="989004" calcext:value-type="float">
            <text:p>9890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80640" calcext:value-type="float">
            <text:p>17380640</text:p>
          </table:table-cell>
          <table:table-cell office:value-type="float" office:value="12747288" calcext:value-type="float">
            <text:p>12747288</text:p>
          </table:table-cell>
          <table:table-cell office:value-type="float" office:value="4633352" calcext:value-type="float">
            <text:p>4633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02" calcext:value-type="float">
            <text:p>1302</text:p>
          </table:table-cell>
          <table:table-cell office:value-type="float" office:value="-776" calcext:value-type="float">
            <text:p>-776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7159" calcext:value-type="float">
            <text:p>1610515607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5376" calcext:value-type="float">
            <text:p>205376</text:p>
          </table:table-cell>
          <table:table-cell office:value-type="float" office:value="1165" calcext:value-type="float">
            <text:p>1165</text:p>
          </table:table-cell>
          <table:table-cell office:value-type="float" office:value="989004" calcext:value-type="float">
            <text:p>9890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23528" calcext:value-type="float">
            <text:p>17123528</text:p>
          </table:table-cell>
          <table:table-cell office:value-type="float" office:value="6437464" calcext:value-type="float">
            <text:p>6437464</text:p>
          </table:table-cell>
          <table:table-cell office:value-type="float" office:value="10686064" calcext:value-type="float">
            <text:p>106860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15" calcext:value-type="float">
            <text:p>1315</text:p>
          </table:table-cell>
          <table:table-cell office:value-type="float" office:value="-776" calcext:value-type="float">
            <text:p>-776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7263" calcext:value-type="float">
            <text:p>1610515607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0212" calcext:value-type="float">
            <text:p>200212</text:p>
          </table:table-cell>
          <table:table-cell office:value-type="float" office:value="1160" calcext:value-type="float">
            <text:p>1160</text:p>
          </table:table-cell>
          <table:table-cell office:value-type="float" office:value="989012" calcext:value-type="float">
            <text:p>9890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61392" calcext:value-type="float">
            <text:p>17161392</text:p>
          </table:table-cell>
          <table:table-cell office:value-type="float" office:value="1324312" calcext:value-type="float">
            <text:p>1324312</text:p>
          </table:table-cell>
          <table:table-cell office:value-type="float" office:value="15837080" calcext:value-type="float">
            <text:p>15837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29" calcext:value-type="float">
            <text:p>1329</text:p>
          </table:table-cell>
          <table:table-cell office:value-type="float" office:value="-776" calcext:value-type="float">
            <text:p>-776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7368" calcext:value-type="float">
            <text:p>1610515607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10800" calcext:value-type="float">
            <text:p>210800</text:p>
          </table:table-cell>
          <table:table-cell office:value-type="float" office:value="1171" calcext:value-type="float">
            <text:p>1171</text:p>
          </table:table-cell>
          <table:table-cell office:value-type="float" office:value="989012" calcext:value-type="float">
            <text:p>9890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71640" calcext:value-type="float">
            <text:p>16871640</text:p>
          </table:table-cell>
          <table:table-cell office:value-type="float" office:value="12544144" calcext:value-type="float">
            <text:p>12544144</text:p>
          </table:table-cell>
          <table:table-cell office:value-type="float" office:value="4327496" calcext:value-type="float">
            <text:p>4327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43" calcext:value-type="float">
            <text:p>1343</text:p>
          </table:table-cell>
          <table:table-cell office:value-type="float" office:value="-788" calcext:value-type="float">
            <text:p>-78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7475" calcext:value-type="float">
            <text:p>1610515607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9112" calcext:value-type="float">
            <text:p>209112</text:p>
          </table:table-cell>
          <table:table-cell office:value-type="float" office:value="1169" calcext:value-type="float">
            <text:p>1169</text:p>
          </table:table-cell>
          <table:table-cell office:value-type="float" office:value="989012" calcext:value-type="float">
            <text:p>9890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02912" calcext:value-type="float">
            <text:p>17402912</text:p>
          </table:table-cell>
          <table:table-cell office:value-type="float" office:value="10776576" calcext:value-type="float">
            <text:p>10776576</text:p>
          </table:table-cell>
          <table:table-cell office:value-type="float" office:value="6626336" calcext:value-type="float">
            <text:p>66263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56" calcext:value-type="float">
            <text:p>1356</text:p>
          </table:table-cell>
          <table:table-cell office:value-type="float" office:value="-788" calcext:value-type="float">
            <text:p>-78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7580" calcext:value-type="float">
            <text:p>16105156075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6060" calcext:value-type="float">
            <text:p>206060</text:p>
          </table:table-cell>
          <table:table-cell office:value-type="float" office:value="1166" calcext:value-type="float">
            <text:p>1166</text:p>
          </table:table-cell>
          <table:table-cell office:value-type="float" office:value="989012" calcext:value-type="float">
            <text:p>9890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95864" calcext:value-type="float">
            <text:p>17195864</text:p>
          </table:table-cell>
          <table:table-cell office:value-type="float" office:value="7286784" calcext:value-type="float">
            <text:p>7286784</text:p>
          </table:table-cell>
          <table:table-cell office:value-type="float" office:value="9909080" calcext:value-type="float">
            <text:p>9909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69" calcext:value-type="float">
            <text:p>1369</text:p>
          </table:table-cell>
          <table:table-cell office:value-type="float" office:value="-788" calcext:value-type="float">
            <text:p>-78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7686" calcext:value-type="float">
            <text:p>1610515607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3560" calcext:value-type="float">
            <text:p>203560</text:p>
          </table:table-cell>
          <table:table-cell office:value-type="float" office:value="1164" calcext:value-type="float">
            <text:p>1164</text:p>
          </table:table-cell>
          <table:table-cell office:value-type="float" office:value="989012" calcext:value-type="float">
            <text:p>9890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40208" calcext:value-type="float">
            <text:p>16840208</text:p>
          </table:table-cell>
          <table:table-cell office:value-type="float" office:value="4370432" calcext:value-type="float">
            <text:p>4370432</text:p>
          </table:table-cell>
          <table:table-cell office:value-type="float" office:value="12469776" calcext:value-type="float">
            <text:p>12469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82" calcext:value-type="float">
            <text:p>1382</text:p>
          </table:table-cell>
          <table:table-cell office:value-type="float" office:value="-788" calcext:value-type="float">
            <text:p>-78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7791" calcext:value-type="float">
            <text:p>1610515607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1452" calcext:value-type="float">
            <text:p>201452</text:p>
          </table:table-cell>
          <table:table-cell office:value-type="float" office:value="1162" calcext:value-type="float">
            <text:p>1162</text:p>
          </table:table-cell>
          <table:table-cell office:value-type="float" office:value="989016" calcext:value-type="float">
            <text:p>9890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78728" calcext:value-type="float">
            <text:p>16878728</text:p>
          </table:table-cell>
          <table:table-cell office:value-type="float" office:value="2355200" calcext:value-type="float">
            <text:p>2355200</text:p>
          </table:table-cell>
          <table:table-cell office:value-type="float" office:value="14523528" calcext:value-type="float">
            <text:p>14523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95" calcext:value-type="float">
            <text:p>1395</text:p>
          </table:table-cell>
          <table:table-cell office:value-type="float" office:value="-788" calcext:value-type="float">
            <text:p>-78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7897" calcext:value-type="float">
            <text:p>1610515607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9592" calcext:value-type="float">
            <text:p>199592</text:p>
          </table:table-cell>
          <table:table-cell office:value-type="float" office:value="1160" calcext:value-type="float">
            <text:p>1160</text:p>
          </table:table-cell>
          <table:table-cell office:value-type="float" office:value="989016" calcext:value-type="float">
            <text:p>9890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39680" calcext:value-type="float">
            <text:p>16539680</text:p>
          </table:table-cell>
          <table:table-cell office:value-type="float" office:value="225280" calcext:value-type="float">
            <text:p>225280</text:p>
          </table:table-cell>
          <table:table-cell office:value-type="float" office:value="16314400" calcext:value-type="float">
            <text:p>16314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09" calcext:value-type="float">
            <text:p>1409</text:p>
          </table:table-cell>
          <table:table-cell office:value-type="float" office:value="-788" calcext:value-type="float">
            <text:p>-78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8002" calcext:value-type="float">
            <text:p>1610515608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8972" calcext:value-type="float">
            <text:p>198972</text:p>
          </table:table-cell>
          <table:table-cell office:value-type="float" office:value="1160" calcext:value-type="float">
            <text:p>1160</text:p>
          </table:table-cell>
          <table:table-cell office:value-type="float" office:value="989016" calcext:value-type="float">
            <text:p>9890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49656" calcext:value-type="float">
            <text:p>16749656</text:p>
          </table:table-cell>
          <table:table-cell office:value-type="float" office:value="0" calcext:value-type="float">
            <text:p>0</text:p>
          </table:table-cell>
          <table:table-cell office:value-type="float" office:value="16749656" calcext:value-type="float">
            <text:p>16749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23" calcext:value-type="float">
            <text:p>1423</text:p>
          </table:table-cell>
          <table:table-cell office:value-type="float" office:value="-788" calcext:value-type="float">
            <text:p>-78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8108" calcext:value-type="float">
            <text:p>1610515608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9560" calcext:value-type="float">
            <text:p>199560</text:p>
          </table:table-cell>
          <table:table-cell office:value-type="float" office:value="1160" calcext:value-type="float">
            <text:p>1160</text:p>
          </table:table-cell>
          <table:table-cell office:value-type="float" office:value="989016" calcext:value-type="float">
            <text:p>9890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03376" calcext:value-type="float">
            <text:p>16603376</text:p>
          </table:table-cell>
          <table:table-cell office:value-type="float" office:value="77824" calcext:value-type="float">
            <text:p>77824</text:p>
          </table:table-cell>
          <table:table-cell office:value-type="float" office:value="16525552" calcext:value-type="float">
            <text:p>165255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35" calcext:value-type="float">
            <text:p>1435</text:p>
          </table:table-cell>
          <table:table-cell office:value-type="float" office:value="-788" calcext:value-type="float">
            <text:p>-78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8213" calcext:value-type="float">
            <text:p>16105156082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9808" calcext:value-type="float">
            <text:p>199808</text:p>
          </table:table-cell>
          <table:table-cell office:value-type="float" office:value="1160" calcext:value-type="float">
            <text:p>1160</text:p>
          </table:table-cell>
          <table:table-cell office:value-type="float" office:value="989016" calcext:value-type="float">
            <text:p>9890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24984" calcext:value-type="float">
            <text:p>16624984</text:p>
          </table:table-cell>
          <table:table-cell office:value-type="float" office:value="307200" calcext:value-type="float">
            <text:p>307200</text:p>
          </table:table-cell>
          <table:table-cell office:value-type="float" office:value="16317784" calcext:value-type="float">
            <text:p>163177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48" calcext:value-type="float">
            <text:p>1448</text:p>
          </table:table-cell>
          <table:table-cell office:value-type="float" office:value="-788" calcext:value-type="float">
            <text:p>-78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8317" calcext:value-type="float">
            <text:p>1610515608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2584" calcext:value-type="float">
            <text:p>202584</text:p>
          </table:table-cell>
          <table:table-cell office:value-type="float" office:value="1163" calcext:value-type="float">
            <text:p>1163</text:p>
          </table:table-cell>
          <table:table-cell office:value-type="float" office:value="989016" calcext:value-type="float">
            <text:p>9890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78560" calcext:value-type="float">
            <text:p>16578560</text:p>
          </table:table-cell>
          <table:table-cell office:value-type="float" office:value="2486272" calcext:value-type="float">
            <text:p>2486272</text:p>
          </table:table-cell>
          <table:table-cell office:value-type="float" office:value="14092288" calcext:value-type="float">
            <text:p>14092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61" calcext:value-type="float">
            <text:p>1461</text:p>
          </table:table-cell>
          <table:table-cell office:value-type="float" office:value="-788" calcext:value-type="float">
            <text:p>-78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8423" calcext:value-type="float">
            <text:p>1610515608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4600" calcext:value-type="float">
            <text:p>204600</text:p>
          </table:table-cell>
          <table:table-cell office:value-type="float" office:value="1165" calcext:value-type="float">
            <text:p>1165</text:p>
          </table:table-cell>
          <table:table-cell office:value-type="float" office:value="989016" calcext:value-type="float">
            <text:p>9890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49752" calcext:value-type="float">
            <text:p>16649752</text:p>
          </table:table-cell>
          <table:table-cell office:value-type="float" office:value="5271552" calcext:value-type="float">
            <text:p>5271552</text:p>
          </table:table-cell>
          <table:table-cell office:value-type="float" office:value="11378200" calcext:value-type="float">
            <text:p>113782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74" calcext:value-type="float">
            <text:p>1474</text:p>
          </table:table-cell>
          <table:table-cell office:value-type="float" office:value="-788" calcext:value-type="float">
            <text:p>-78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8528" calcext:value-type="float">
            <text:p>16105156085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8136" calcext:value-type="float">
            <text:p>208136</text:p>
          </table:table-cell>
          <table:table-cell office:value-type="float" office:value="1168" calcext:value-type="float">
            <text:p>1168</text:p>
          </table:table-cell>
          <table:table-cell office:value-type="float" office:value="989016" calcext:value-type="float">
            <text:p>9890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91840" calcext:value-type="float">
            <text:p>16491840</text:p>
          </table:table-cell>
          <table:table-cell office:value-type="float" office:value="8630272" calcext:value-type="float">
            <text:p>8630272</text:p>
          </table:table-cell>
          <table:table-cell office:value-type="float" office:value="7861568" calcext:value-type="float">
            <text:p>78615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87" calcext:value-type="float">
            <text:p>1487</text:p>
          </table:table-cell>
          <table:table-cell office:value-type="float" office:value="-788" calcext:value-type="float">
            <text:p>-78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8632" calcext:value-type="float">
            <text:p>1610515608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6804" calcext:value-type="float">
            <text:p>196804</text:p>
          </table:table-cell>
          <table:table-cell office:value-type="float" office:value="1157" calcext:value-type="float">
            <text:p>1157</text:p>
          </table:table-cell>
          <table:table-cell office:value-type="float" office:value="989016" calcext:value-type="float">
            <text:p>9890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268216" calcext:value-type="float">
            <text:p>19268216</text:p>
          </table:table-cell>
          <table:table-cell office:value-type="float" office:value="0" calcext:value-type="float">
            <text:p>0</text:p>
          </table:table-cell>
          <table:table-cell office:value-type="float" office:value="19268216" calcext:value-type="float">
            <text:p>19268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00" calcext:value-type="float">
            <text:p>1500</text:p>
          </table:table-cell>
          <table:table-cell office:value-type="float" office:value="-788" calcext:value-type="float">
            <text:p>-78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8737" calcext:value-type="float">
            <text:p>1610515608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7988" calcext:value-type="float">
            <text:p>207988</text:p>
          </table:table-cell>
          <table:table-cell office:value-type="float" office:value="1168" calcext:value-type="float">
            <text:p>1168</text:p>
          </table:table-cell>
          <table:table-cell office:value-type="float" office:value="989016" calcext:value-type="float">
            <text:p>9890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70160" calcext:value-type="float">
            <text:p>16870160</text:p>
          </table:table-cell>
          <table:table-cell office:value-type="float" office:value="8517288" calcext:value-type="float">
            <text:p>8517288</text:p>
          </table:table-cell>
          <table:table-cell office:value-type="float" office:value="8352872" calcext:value-type="float">
            <text:p>83528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14" calcext:value-type="float">
            <text:p>1514</text:p>
          </table:table-cell>
          <table:table-cell office:value-type="float" office:value="-788" calcext:value-type="float">
            <text:p>-78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8843" calcext:value-type="float">
            <text:p>1610515608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0592" calcext:value-type="float">
            <text:p>200592</text:p>
          </table:table-cell>
          <table:table-cell office:value-type="float" office:value="1161" calcext:value-type="float">
            <text:p>1161</text:p>
          </table:table-cell>
          <table:table-cell office:value-type="float" office:value="989016" calcext:value-type="float">
            <text:p>9890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74488" calcext:value-type="float">
            <text:p>16574488</text:p>
          </table:table-cell>
          <table:table-cell office:value-type="float" office:value="700416" calcext:value-type="float">
            <text:p>700416</text:p>
          </table:table-cell>
          <table:table-cell office:value-type="float" office:value="15874072" calcext:value-type="float">
            <text:p>15874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26" calcext:value-type="float">
            <text:p>1526</text:p>
          </table:table-cell>
          <table:table-cell office:value-type="float" office:value="-811" calcext:value-type="float">
            <text:p>-81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8948" calcext:value-type="float">
            <text:p>1610515608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8968" calcext:value-type="float">
            <text:p>208968</text:p>
          </table:table-cell>
          <table:table-cell office:value-type="float" office:value="1169" calcext:value-type="float">
            <text:p>1169</text:p>
          </table:table-cell>
          <table:table-cell office:value-type="float" office:value="989016" calcext:value-type="float">
            <text:p>9890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99456" calcext:value-type="float">
            <text:p>16299456</text:p>
          </table:table-cell>
          <table:table-cell office:value-type="float" office:value="8646656" calcext:value-type="float">
            <text:p>8646656</text:p>
          </table:table-cell>
          <table:table-cell office:value-type="float" office:value="7652800" calcext:value-type="float">
            <text:p>76528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39" calcext:value-type="float">
            <text:p>1539</text:p>
          </table:table-cell>
          <table:table-cell office:value-type="float" office:value="-811" calcext:value-type="float">
            <text:p>-81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9053" calcext:value-type="float">
            <text:p>1610515609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2748" calcext:value-type="float">
            <text:p>202748</text:p>
          </table:table-cell>
          <table:table-cell office:value-type="float" office:value="1163" calcext:value-type="float">
            <text:p>1163</text:p>
          </table:table-cell>
          <table:table-cell office:value-type="float" office:value="989020" calcext:value-type="float">
            <text:p>9890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99456" calcext:value-type="float">
            <text:p>16299456</text:p>
          </table:table-cell>
          <table:table-cell office:value-type="float" office:value="2540296" calcext:value-type="float">
            <text:p>2540296</text:p>
          </table:table-cell>
          <table:table-cell office:value-type="float" office:value="13759160" calcext:value-type="float">
            <text:p>13759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51" calcext:value-type="float">
            <text:p>1551</text:p>
          </table:table-cell>
          <table:table-cell office:value-type="float" office:value="-811" calcext:value-type="float">
            <text:p>-81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9158" calcext:value-type="float">
            <text:p>16105156091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524" calcext:value-type="float">
            <text:p>242524</text:p>
          </table:table-cell>
          <table:table-cell office:value-type="float" office:value="1202" calcext:value-type="float">
            <text:p>1202</text:p>
          </table:table-cell>
          <table:table-cell office:value-type="float" office:value="989008" calcext:value-type="float">
            <text:p>9890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47824" calcext:value-type="float">
            <text:p>16147824</text:p>
          </table:table-cell>
          <table:table-cell office:value-type="float" office:value="438272" calcext:value-type="float">
            <text:p>438272</text:p>
          </table:table-cell>
          <table:table-cell office:value-type="float" office:value="15709552" calcext:value-type="float">
            <text:p>157095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63" calcext:value-type="float">
            <text:p>1563</text:p>
          </table:table-cell>
          <table:table-cell office:value-type="float" office:value="-811" calcext:value-type="float">
            <text:p>-81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9262" calcext:value-type="float">
            <text:p>1610515609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488" calcext:value-type="float">
            <text:p>243488</text:p>
          </table:table-cell>
          <table:table-cell office:value-type="float" office:value="1208" calcext:value-type="float">
            <text:p>1208</text:p>
          </table:table-cell>
          <table:table-cell office:value-type="float" office:value="989000" calcext:value-type="float">
            <text:p>9890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89968" calcext:value-type="float">
            <text:p>17889968</text:p>
          </table:table-cell>
          <table:table-cell office:value-type="float" office:value="0" calcext:value-type="float">
            <text:p>0</text:p>
          </table:table-cell>
          <table:table-cell office:value-type="float" office:value="17889968" calcext:value-type="float">
            <text:p>178899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78" calcext:value-type="float">
            <text:p>1578</text:p>
          </table:table-cell>
          <table:table-cell office:value-type="float" office:value="-811" calcext:value-type="float">
            <text:p>-81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9367" calcext:value-type="float">
            <text:p>16105156093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5636" calcext:value-type="float">
            <text:p>255636</text:p>
          </table:table-cell>
          <table:table-cell office:value-type="float" office:value="1215" calcext:value-type="float">
            <text:p>1215</text:p>
          </table:table-cell>
          <table:table-cell office:value-type="float" office:value="989000" calcext:value-type="float">
            <text:p>9890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51752" calcext:value-type="float">
            <text:p>16551752</text:p>
          </table:table-cell>
          <table:table-cell office:value-type="float" office:value="11455432" calcext:value-type="float">
            <text:p>11455432</text:p>
          </table:table-cell>
          <table:table-cell office:value-type="float" office:value="5096320" calcext:value-type="float">
            <text:p>5096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90" calcext:value-type="float">
            <text:p>1590</text:p>
          </table:table-cell>
          <table:table-cell office:value-type="float" office:value="-811" calcext:value-type="float">
            <text:p>-81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9481" calcext:value-type="float">
            <text:p>1610515609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444" calcext:value-type="float">
            <text:p>244444</text:p>
          </table:table-cell>
          <table:table-cell office:value-type="float" office:value="1204" calcext:value-type="float">
            <text:p>1204</text:p>
          </table:table-cell>
          <table:table-cell office:value-type="float" office:value="989000" calcext:value-type="float">
            <text:p>9890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56928" calcext:value-type="float">
            <text:p>16556928</text:p>
          </table:table-cell>
          <table:table-cell office:value-type="float" office:value="0" calcext:value-type="float">
            <text:p>0</text:p>
          </table:table-cell>
          <table:table-cell office:value-type="float" office:value="16556928" calcext:value-type="float">
            <text:p>165569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01" calcext:value-type="float">
            <text:p>1601</text:p>
          </table:table-cell>
          <table:table-cell office:value-type="float" office:value="-811" calcext:value-type="float">
            <text:p>-81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9585" calcext:value-type="float">
            <text:p>1610515609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276" calcext:value-type="float">
            <text:p>250276</text:p>
          </table:table-cell>
          <table:table-cell office:value-type="float" office:value="1209" calcext:value-type="float">
            <text:p>1209</text:p>
          </table:table-cell>
          <table:table-cell office:value-type="float" office:value="989000" calcext:value-type="float">
            <text:p>9890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89104" calcext:value-type="float">
            <text:p>15889104</text:p>
          </table:table-cell>
          <table:table-cell office:value-type="float" office:value="4861952" calcext:value-type="float">
            <text:p>4861952</text:p>
          </table:table-cell>
          <table:table-cell office:value-type="float" office:value="11027152" calcext:value-type="float">
            <text:p>110271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13" calcext:value-type="float">
            <text:p>1613</text:p>
          </table:table-cell>
          <table:table-cell office:value-type="float" office:value="-811" calcext:value-type="float">
            <text:p>-81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9690" calcext:value-type="float">
            <text:p>16105156096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6356" calcext:value-type="float">
            <text:p>256356</text:p>
          </table:table-cell>
          <table:table-cell office:value-type="float" office:value="1216" calcext:value-type="float">
            <text:p>1216</text:p>
          </table:table-cell>
          <table:table-cell office:value-type="float" office:value="989000" calcext:value-type="float">
            <text:p>9890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89104" calcext:value-type="float">
            <text:p>15889104</text:p>
          </table:table-cell>
          <table:table-cell office:value-type="float" office:value="11186376" calcext:value-type="float">
            <text:p>11186376</text:p>
          </table:table-cell>
          <table:table-cell office:value-type="float" office:value="4702728" calcext:value-type="float">
            <text:p>47027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24" calcext:value-type="float">
            <text:p>1624</text:p>
          </table:table-cell>
          <table:table-cell office:value-type="float" office:value="-811" calcext:value-type="float">
            <text:p>-81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9794" calcext:value-type="float">
            <text:p>16105156097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140" calcext:value-type="float">
            <text:p>252140</text:p>
          </table:table-cell>
          <table:table-cell office:value-type="float" office:value="1212" calcext:value-type="float">
            <text:p>1212</text:p>
          </table:table-cell>
          <table:table-cell office:value-type="float" office:value="988996" calcext:value-type="float">
            <text:p>9889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89104" calcext:value-type="float">
            <text:p>15889104</text:p>
          </table:table-cell>
          <table:table-cell office:value-type="float" office:value="6770888" calcext:value-type="float">
            <text:p>6770888</text:p>
          </table:table-cell>
          <table:table-cell office:value-type="float" office:value="9118216" calcext:value-type="float">
            <text:p>9118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36" calcext:value-type="float">
            <text:p>1636</text:p>
          </table:table-cell>
          <table:table-cell office:value-type="float" office:value="-811" calcext:value-type="float">
            <text:p>-81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09898" calcext:value-type="float">
            <text:p>16105156098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156" calcext:value-type="float">
            <text:p>250156</text:p>
          </table:table-cell>
          <table:table-cell office:value-type="float" office:value="1210" calcext:value-type="float">
            <text:p>1210</text:p>
          </table:table-cell>
          <table:table-cell office:value-type="float" office:value="988996" calcext:value-type="float">
            <text:p>9889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89104" calcext:value-type="float">
            <text:p>15889104</text:p>
          </table:table-cell>
          <table:table-cell office:value-type="float" office:value="4616392" calcext:value-type="float">
            <text:p>4616392</text:p>
          </table:table-cell>
          <table:table-cell office:value-type="float" office:value="11272712" calcext:value-type="float">
            <text:p>112727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46" calcext:value-type="float">
            <text:p>1646</text:p>
          </table:table-cell>
          <table:table-cell office:value-type="float" office:value="-811" calcext:value-type="float">
            <text:p>-81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0003" calcext:value-type="float">
            <text:p>1610515610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536" calcext:value-type="float">
            <text:p>249536</text:p>
          </table:table-cell>
          <table:table-cell office:value-type="float" office:value="1209" calcext:value-type="float">
            <text:p>1209</text:p>
          </table:table-cell>
          <table:table-cell office:value-type="float" office:value="988996" calcext:value-type="float">
            <text:p>9889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89104" calcext:value-type="float">
            <text:p>15889104</text:p>
          </table:table-cell>
          <table:table-cell office:value-type="float" office:value="3838152" calcext:value-type="float">
            <text:p>3838152</text:p>
          </table:table-cell>
          <table:table-cell office:value-type="float" office:value="12050952" calcext:value-type="float">
            <text:p>120509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57" calcext:value-type="float">
            <text:p>1657</text:p>
          </table:table-cell>
          <table:table-cell office:value-type="float" office:value="-811" calcext:value-type="float">
            <text:p>-81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0107" calcext:value-type="float">
            <text:p>1610515610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756" calcext:value-type="float">
            <text:p>243756</text:p>
          </table:table-cell>
          <table:table-cell office:value-type="float" office:value="1203" calcext:value-type="float">
            <text:p>1203</text:p>
          </table:table-cell>
          <table:table-cell office:value-type="float" office:value="989200" calcext:value-type="float">
            <text:p>9892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09624" calcext:value-type="float">
            <text:p>17109624</text:p>
          </table:table-cell>
          <table:table-cell office:value-type="float" office:value="0" calcext:value-type="float">
            <text:p>0</text:p>
          </table:table-cell>
          <table:table-cell office:value-type="float" office:value="17109624" calcext:value-type="float">
            <text:p>17109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74" calcext:value-type="float">
            <text:p>1674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4731" calcext:value-type="float">
            <text:p>16105156147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844" calcext:value-type="float">
            <text:p>241844</text:p>
          </table:table-cell>
          <table:table-cell office:value-type="float" office:value="1201" calcext:value-type="float">
            <text:p>1201</text:p>
          </table:table-cell>
          <table:table-cell office:value-type="float" office:value="989200" calcext:value-type="float">
            <text:p>9892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250968" calcext:value-type="float">
            <text:p>18250968</text:p>
          </table:table-cell>
          <table:table-cell office:value-type="float" office:value="0" calcext:value-type="float">
            <text:p>0</text:p>
          </table:table-cell>
          <table:table-cell office:value-type="float" office:value="18250968" calcext:value-type="float">
            <text:p>182509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88" calcext:value-type="float">
            <text:p>1688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4836" calcext:value-type="float">
            <text:p>16105156148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396" calcext:value-type="float">
            <text:p>239396</text:p>
          </table:table-cell>
          <table:table-cell office:value-type="float" office:value="1199" calcext:value-type="float">
            <text:p>1199</text:p>
          </table:table-cell>
          <table:table-cell office:value-type="float" office:value="989200" calcext:value-type="float">
            <text:p>9892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378104" calcext:value-type="float">
            <text:p>20378104</text:p>
          </table:table-cell>
          <table:table-cell office:value-type="float" office:value="0" calcext:value-type="float">
            <text:p>0</text:p>
          </table:table-cell>
          <table:table-cell office:value-type="float" office:value="20378104" calcext:value-type="float">
            <text:p>203781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02" calcext:value-type="float">
            <text:p>1702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4941" calcext:value-type="float">
            <text:p>1610515614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156" calcext:value-type="float">
            <text:p>243156</text:p>
          </table:table-cell>
          <table:table-cell office:value-type="float" office:value="1203" calcext:value-type="float">
            <text:p>1203</text:p>
          </table:table-cell>
          <table:table-cell office:value-type="float" office:value="989200" calcext:value-type="float">
            <text:p>9892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30616" calcext:value-type="float">
            <text:p>17630616</text:p>
          </table:table-cell>
          <table:table-cell office:value-type="float" office:value="487424" calcext:value-type="float">
            <text:p>487424</text:p>
          </table:table-cell>
          <table:table-cell office:value-type="float" office:value="17143192" calcext:value-type="float">
            <text:p>171431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16" calcext:value-type="float">
            <text:p>1716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5046" calcext:value-type="float">
            <text:p>16105156150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460" calcext:value-type="float">
            <text:p>241460</text:p>
          </table:table-cell>
          <table:table-cell office:value-type="float" office:value="1201" calcext:value-type="float">
            <text:p>1201</text:p>
          </table:table-cell>
          <table:table-cell office:value-type="float" office:value="989204" calcext:value-type="float">
            <text:p>9892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774920" calcext:value-type="float">
            <text:p>18774920</text:p>
          </table:table-cell>
          <table:table-cell office:value-type="float" office:value="0" calcext:value-type="float">
            <text:p>0</text:p>
          </table:table-cell>
          <table:table-cell office:value-type="float" office:value="18774920" calcext:value-type="float">
            <text:p>187749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29" calcext:value-type="float">
            <text:p>1729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5151" calcext:value-type="float">
            <text:p>16105156151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048" calcext:value-type="float">
            <text:p>251048</text:p>
          </table:table-cell>
          <table:table-cell office:value-type="float" office:value="1210" calcext:value-type="float">
            <text:p>1210</text:p>
          </table:table-cell>
          <table:table-cell office:value-type="float" office:value="989204" calcext:value-type="float">
            <text:p>9892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23240" calcext:value-type="float">
            <text:p>17423240</text:p>
          </table:table-cell>
          <table:table-cell office:value-type="float" office:value="8581120" calcext:value-type="float">
            <text:p>8581120</text:p>
          </table:table-cell>
          <table:table-cell office:value-type="float" office:value="8842120" calcext:value-type="float">
            <text:p>88421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44" calcext:value-type="float">
            <text:p>1744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5255" calcext:value-type="float">
            <text:p>1610515615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244" calcext:value-type="float">
            <text:p>247244</text:p>
          </table:table-cell>
          <table:table-cell office:value-type="float" office:value="1206" calcext:value-type="float">
            <text:p>1206</text:p>
          </table:table-cell>
          <table:table-cell office:value-type="float" office:value="989204" calcext:value-type="float">
            <text:p>9892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12944" calcext:value-type="float">
            <text:p>17412944</text:p>
          </table:table-cell>
          <table:table-cell office:value-type="float" office:value="4911832" calcext:value-type="float">
            <text:p>4911832</text:p>
          </table:table-cell>
          <table:table-cell office:value-type="float" office:value="12501112" calcext:value-type="float">
            <text:p>125011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58" calcext:value-type="float">
            <text:p>1758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5361" calcext:value-type="float">
            <text:p>1610515615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640" calcext:value-type="float">
            <text:p>249640</text:p>
          </table:table-cell>
          <table:table-cell office:value-type="float" office:value="1209" calcext:value-type="float">
            <text:p>1209</text:p>
          </table:table-cell>
          <table:table-cell office:value-type="float" office:value="989204" calcext:value-type="float">
            <text:p>9892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77240" calcext:value-type="float">
            <text:p>17277240</text:p>
          </table:table-cell>
          <table:table-cell office:value-type="float" office:value="6270976" calcext:value-type="float">
            <text:p>6270976</text:p>
          </table:table-cell>
          <table:table-cell office:value-type="float" office:value="11006264" calcext:value-type="float">
            <text:p>110062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72" calcext:value-type="float">
            <text:p>1772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5466" calcext:value-type="float">
            <text:p>16105156154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116" calcext:value-type="float">
            <text:p>246116</text:p>
          </table:table-cell>
          <table:table-cell office:value-type="float" office:value="1205" calcext:value-type="float">
            <text:p>1205</text:p>
          </table:table-cell>
          <table:table-cell office:value-type="float" office:value="989204" calcext:value-type="float">
            <text:p>9892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86432" calcext:value-type="float">
            <text:p>17086432</text:p>
          </table:table-cell>
          <table:table-cell office:value-type="float" office:value="3377624" calcext:value-type="float">
            <text:p>3377624</text:p>
          </table:table-cell>
          <table:table-cell office:value-type="float" office:value="13708808" calcext:value-type="float">
            <text:p>13708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85" calcext:value-type="float">
            <text:p>1785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5571" calcext:value-type="float">
            <text:p>1610515615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760" calcext:value-type="float">
            <text:p>250760</text:p>
          </table:table-cell>
          <table:table-cell office:value-type="float" office:value="1210" calcext:value-type="float">
            <text:p>1210</text:p>
          </table:table-cell>
          <table:table-cell office:value-type="float" office:value="989204" calcext:value-type="float">
            <text:p>9892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2408" calcext:value-type="float">
            <text:p>17392408</text:p>
          </table:table-cell>
          <table:table-cell office:value-type="float" office:value="7630848" calcext:value-type="float">
            <text:p>7630848</text:p>
          </table:table-cell>
          <table:table-cell office:value-type="float" office:value="9761560" calcext:value-type="float">
            <text:p>97615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00" calcext:value-type="float">
            <text:p>1800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5677" calcext:value-type="float">
            <text:p>1610515615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932" calcext:value-type="float">
            <text:p>249932</text:p>
          </table:table-cell>
          <table:table-cell office:value-type="float" office:value="1209" calcext:value-type="float">
            <text:p>1209</text:p>
          </table:table-cell>
          <table:table-cell office:value-type="float" office:value="989204" calcext:value-type="float">
            <text:p>9892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35376" calcext:value-type="float">
            <text:p>17135376</text:p>
          </table:table-cell>
          <table:table-cell office:value-type="float" office:value="6579256" calcext:value-type="float">
            <text:p>6579256</text:p>
          </table:table-cell>
          <table:table-cell office:value-type="float" office:value="10556120" calcext:value-type="float">
            <text:p>105561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13" calcext:value-type="float">
            <text:p>1813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5781" calcext:value-type="float">
            <text:p>16105156157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4064" calcext:value-type="float">
            <text:p>254064</text:p>
          </table:table-cell>
          <table:table-cell office:value-type="float" office:value="1213" calcext:value-type="float">
            <text:p>1213</text:p>
          </table:table-cell>
          <table:table-cell office:value-type="float" office:value="989204" calcext:value-type="float">
            <text:p>9892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66792" calcext:value-type="float">
            <text:p>17766792</text:p>
          </table:table-cell>
          <table:table-cell office:value-type="float" office:value="12346992" calcext:value-type="float">
            <text:p>12346992</text:p>
          </table:table-cell>
          <table:table-cell office:value-type="float" office:value="5419800" calcext:value-type="float">
            <text:p>54198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28" calcext:value-type="float">
            <text:p>1828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5887" calcext:value-type="float">
            <text:p>16105156158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104" calcext:value-type="float">
            <text:p>242104</text:p>
          </table:table-cell>
          <table:table-cell office:value-type="float" office:value="1202" calcext:value-type="float">
            <text:p>1202</text:p>
          </table:table-cell>
          <table:table-cell office:value-type="float" office:value="989204" calcext:value-type="float">
            <text:p>9892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80560" calcext:value-type="float">
            <text:p>17680560</text:p>
          </table:table-cell>
          <table:table-cell office:value-type="float" office:value="0" calcext:value-type="float">
            <text:p>0</text:p>
          </table:table-cell>
          <table:table-cell office:value-type="float" office:value="17680560" calcext:value-type="float">
            <text:p>176805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40" calcext:value-type="float">
            <text:p>1840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5991" calcext:value-type="float">
            <text:p>16105156159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368" calcext:value-type="float">
            <text:p>245368</text:p>
          </table:table-cell>
          <table:table-cell office:value-type="float" office:value="1205" calcext:value-type="float">
            <text:p>1205</text:p>
          </table:table-cell>
          <table:table-cell office:value-type="float" office:value="989204" calcext:value-type="float">
            <text:p>9892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55416" calcext:value-type="float">
            <text:p>17455416</text:p>
          </table:table-cell>
          <table:table-cell office:value-type="float" office:value="3110248" calcext:value-type="float">
            <text:p>3110248</text:p>
          </table:table-cell>
          <table:table-cell office:value-type="float" office:value="14345168" calcext:value-type="float">
            <text:p>14345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54" calcext:value-type="float">
            <text:p>1854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6097" calcext:value-type="float">
            <text:p>16105156160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592" calcext:value-type="float">
            <text:p>253592</text:p>
          </table:table-cell>
          <table:table-cell office:value-type="float" office:value="1213" calcext:value-type="float">
            <text:p>1213</text:p>
          </table:table-cell>
          <table:table-cell office:value-type="float" office:value="989204" calcext:value-type="float">
            <text:p>9892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44672" calcext:value-type="float">
            <text:p>17444672</text:p>
          </table:table-cell>
          <table:table-cell office:value-type="float" office:value="12036592" calcext:value-type="float">
            <text:p>12036592</text:p>
          </table:table-cell>
          <table:table-cell office:value-type="float" office:value="5408080" calcext:value-type="float">
            <text:p>5408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69" calcext:value-type="float">
            <text:p>1869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6203" calcext:value-type="float">
            <text:p>16105156162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120" calcext:value-type="float">
            <text:p>243120</text:p>
          </table:table-cell>
          <table:table-cell office:value-type="float" office:value="1202" calcext:value-type="float">
            <text:p>1202</text:p>
          </table:table-cell>
          <table:table-cell office:value-type="float" office:value="989204" calcext:value-type="float">
            <text:p>9892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04680" calcext:value-type="float">
            <text:p>17304680</text:p>
          </table:table-cell>
          <table:table-cell office:value-type="float" office:value="815104" calcext:value-type="float">
            <text:p>815104</text:p>
          </table:table-cell>
          <table:table-cell office:value-type="float" office:value="16489576" calcext:value-type="float">
            <text:p>164895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82" calcext:value-type="float">
            <text:p>1882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6308" calcext:value-type="float">
            <text:p>1610515616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128" calcext:value-type="float">
            <text:p>249128</text:p>
          </table:table-cell>
          <table:table-cell office:value-type="float" office:value="1209" calcext:value-type="float">
            <text:p>1209</text:p>
          </table:table-cell>
          <table:table-cell office:value-type="float" office:value="989204" calcext:value-type="float">
            <text:p>9892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25328" calcext:value-type="float">
            <text:p>17425328</text:p>
          </table:table-cell>
          <table:table-cell office:value-type="float" office:value="6605192" calcext:value-type="float">
            <text:p>6605192</text:p>
          </table:table-cell>
          <table:table-cell office:value-type="float" office:value="10820136" calcext:value-type="float">
            <text:p>10820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95" calcext:value-type="float">
            <text:p>1895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6413" calcext:value-type="float">
            <text:p>16105156164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400" calcext:value-type="float">
            <text:p>239400</text:p>
          </table:table-cell>
          <table:table-cell office:value-type="float" office:value="1199" calcext:value-type="float">
            <text:p>1199</text:p>
          </table:table-cell>
          <table:table-cell office:value-type="float" office:value="989204" calcext:value-type="float">
            <text:p>9892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809088" calcext:value-type="float">
            <text:p>19809088</text:p>
          </table:table-cell>
          <table:table-cell office:value-type="float" office:value="0" calcext:value-type="float">
            <text:p>0</text:p>
          </table:table-cell>
          <table:table-cell office:value-type="float" office:value="19809088" calcext:value-type="float">
            <text:p>198090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10" calcext:value-type="float">
            <text:p>1910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6517" calcext:value-type="float">
            <text:p>16105156165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608" calcext:value-type="float">
            <text:p>249608</text:p>
          </table:table-cell>
          <table:table-cell office:value-type="float" office:value="1209" calcext:value-type="float">
            <text:p>1209</text:p>
          </table:table-cell>
          <table:table-cell office:value-type="float" office:value="989208" calcext:value-type="float">
            <text:p>9892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2112" calcext:value-type="float">
            <text:p>17392112</text:p>
          </table:table-cell>
          <table:table-cell office:value-type="float" office:value="7385088" calcext:value-type="float">
            <text:p>7385088</text:p>
          </table:table-cell>
          <table:table-cell office:value-type="float" office:value="10007024" calcext:value-type="float">
            <text:p>10007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23" calcext:value-type="float">
            <text:p>1923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6625" calcext:value-type="float">
            <text:p>1610515616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988" calcext:value-type="float">
            <text:p>241988</text:p>
          </table:table-cell>
          <table:table-cell office:value-type="float" office:value="1201" calcext:value-type="float">
            <text:p>1201</text:p>
          </table:table-cell>
          <table:table-cell office:value-type="float" office:value="989256" calcext:value-type="float">
            <text:p>9892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09656" calcext:value-type="float">
            <text:p>17909656</text:p>
          </table:table-cell>
          <table:table-cell office:value-type="float" office:value="0" calcext:value-type="float">
            <text:p>0</text:p>
          </table:table-cell>
          <table:table-cell office:value-type="float" office:value="17909656" calcext:value-type="float">
            <text:p>17909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38" calcext:value-type="float">
            <text:p>1938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6730" calcext:value-type="float">
            <text:p>16105156167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196" calcext:value-type="float">
            <text:p>250196</text:p>
          </table:table-cell>
          <table:table-cell office:value-type="float" office:value="1210" calcext:value-type="float">
            <text:p>1210</text:p>
          </table:table-cell>
          <table:table-cell office:value-type="float" office:value="989256" calcext:value-type="float">
            <text:p>9892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78384" calcext:value-type="float">
            <text:p>17078384</text:p>
          </table:table-cell>
          <table:table-cell office:value-type="float" office:value="8084440" calcext:value-type="float">
            <text:p>8084440</text:p>
          </table:table-cell>
          <table:table-cell office:value-type="float" office:value="8993944" calcext:value-type="float">
            <text:p>89939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51" calcext:value-type="float">
            <text:p>1951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6836" calcext:value-type="float">
            <text:p>16105156168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092" calcext:value-type="float">
            <text:p>241092</text:p>
          </table:table-cell>
          <table:table-cell office:value-type="float" office:value="1201" calcext:value-type="float">
            <text:p>1201</text:p>
          </table:table-cell>
          <table:table-cell office:value-type="float" office:value="989256" calcext:value-type="float">
            <text:p>9892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02048" calcext:value-type="float">
            <text:p>17702048</text:p>
          </table:table-cell>
          <table:table-cell office:value-type="float" office:value="0" calcext:value-type="float">
            <text:p>0</text:p>
          </table:table-cell>
          <table:table-cell office:value-type="float" office:value="17702048" calcext:value-type="float">
            <text:p>17702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64" calcext:value-type="float">
            <text:p>1964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6942" calcext:value-type="float">
            <text:p>16105156169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280" calcext:value-type="float">
            <text:p>253280</text:p>
          </table:table-cell>
          <table:table-cell office:value-type="float" office:value="1213" calcext:value-type="float">
            <text:p>1213</text:p>
          </table:table-cell>
          <table:table-cell office:value-type="float" office:value="989256" calcext:value-type="float">
            <text:p>9892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2048" calcext:value-type="float">
            <text:p>17042048</text:p>
          </table:table-cell>
          <table:table-cell office:value-type="float" office:value="10956800" calcext:value-type="float">
            <text:p>10956800</text:p>
          </table:table-cell>
          <table:table-cell office:value-type="float" office:value="6085248" calcext:value-type="float">
            <text:p>60852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78" calcext:value-type="float">
            <text:p>1978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7047" calcext:value-type="float">
            <text:p>16105156170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280" calcext:value-type="float">
            <text:p>246280</text:p>
          </table:table-cell>
          <table:table-cell office:value-type="float" office:value="1206" calcext:value-type="float">
            <text:p>1206</text:p>
          </table:table-cell>
          <table:table-cell office:value-type="float" office:value="989256" calcext:value-type="float">
            <text:p>9892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8888" calcext:value-type="float">
            <text:p>16768888</text:p>
          </table:table-cell>
          <table:table-cell office:value-type="float" office:value="3371008" calcext:value-type="float">
            <text:p>3371008</text:p>
          </table:table-cell>
          <table:table-cell office:value-type="float" office:value="13397880" calcext:value-type="float">
            <text:p>13397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91" calcext:value-type="float">
            <text:p>1991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7151" calcext:value-type="float">
            <text:p>16105156171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512" calcext:value-type="float">
            <text:p>253512</text:p>
          </table:table-cell>
          <table:table-cell office:value-type="float" office:value="1213" calcext:value-type="float">
            <text:p>1213</text:p>
          </table:table-cell>
          <table:table-cell office:value-type="float" office:value="989256" calcext:value-type="float">
            <text:p>9892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20832" calcext:value-type="float">
            <text:p>16920832</text:p>
          </table:table-cell>
          <table:table-cell office:value-type="float" office:value="11663928" calcext:value-type="float">
            <text:p>11663928</text:p>
          </table:table-cell>
          <table:table-cell office:value-type="float" office:value="5256904" calcext:value-type="float">
            <text:p>5256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05" calcext:value-type="float">
            <text:p>2005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7256" calcext:value-type="float">
            <text:p>1610515617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472" calcext:value-type="float">
            <text:p>249472</text:p>
          </table:table-cell>
          <table:table-cell office:value-type="float" office:value="1209" calcext:value-type="float">
            <text:p>1209</text:p>
          </table:table-cell>
          <table:table-cell office:value-type="float" office:value="989208" calcext:value-type="float">
            <text:p>9892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59000" calcext:value-type="float">
            <text:p>17159000</text:p>
          </table:table-cell>
          <table:table-cell office:value-type="float" office:value="7124056" calcext:value-type="float">
            <text:p>7124056</text:p>
          </table:table-cell>
          <table:table-cell office:value-type="float" office:value="10034944" calcext:value-type="float">
            <text:p>100349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18" calcext:value-type="float">
            <text:p>2018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7362" calcext:value-type="float">
            <text:p>1610515617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340" calcext:value-type="float">
            <text:p>243340</text:p>
          </table:table-cell>
          <table:table-cell office:value-type="float" office:value="1203" calcext:value-type="float">
            <text:p>1203</text:p>
          </table:table-cell>
          <table:table-cell office:value-type="float" office:value="989212" calcext:value-type="float">
            <text:p>9892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88752" calcext:value-type="float">
            <text:p>16688752</text:p>
          </table:table-cell>
          <table:table-cell office:value-type="float" office:value="1225768" calcext:value-type="float">
            <text:p>1225768</text:p>
          </table:table-cell>
          <table:table-cell office:value-type="float" office:value="15462984" calcext:value-type="float">
            <text:p>15462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31" calcext:value-type="float">
            <text:p>2031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7466" calcext:value-type="float">
            <text:p>16105156174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152" calcext:value-type="float">
            <text:p>240152</text:p>
          </table:table-cell>
          <table:table-cell office:value-type="float" office:value="1200" calcext:value-type="float">
            <text:p>1200</text:p>
          </table:table-cell>
          <table:table-cell office:value-type="float" office:value="989212" calcext:value-type="float">
            <text:p>9892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517184" calcext:value-type="float">
            <text:p>18517184</text:p>
          </table:table-cell>
          <table:table-cell office:value-type="float" office:value="0" calcext:value-type="float">
            <text:p>0</text:p>
          </table:table-cell>
          <table:table-cell office:value-type="float" office:value="18517184" calcext:value-type="float">
            <text:p>185171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45" calcext:value-type="float">
            <text:p>2045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7571" calcext:value-type="float">
            <text:p>1610515617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904" calcext:value-type="float">
            <text:p>245904</text:p>
          </table:table-cell>
          <table:table-cell office:value-type="float" office:value="1212" calcext:value-type="float">
            <text:p>1212</text:p>
          </table:table-cell>
          <table:table-cell office:value-type="float" office:value="989212" calcext:value-type="float">
            <text:p>9892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029744" calcext:value-type="float">
            <text:p>20029744</text:p>
          </table:table-cell>
          <table:table-cell office:value-type="float" office:value="0" calcext:value-type="float">
            <text:p>0</text:p>
          </table:table-cell>
          <table:table-cell office:value-type="float" office:value="20029744" calcext:value-type="float">
            <text:p>200297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59" calcext:value-type="float">
            <text:p>2059</text:p>
          </table:table-cell>
          <table:table-cell office:value-type="float" office:value="-245" calcext:value-type="float">
            <text:p>-24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7675" calcext:value-type="float">
            <text:p>16105156176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980" calcext:value-type="float">
            <text:p>251980</text:p>
          </table:table-cell>
          <table:table-cell office:value-type="float" office:value="1211" calcext:value-type="float">
            <text:p>1211</text:p>
          </table:table-cell>
          <table:table-cell office:value-type="float" office:value="989212" calcext:value-type="float">
            <text:p>9892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06184" calcext:value-type="float">
            <text:p>17006184</text:p>
          </table:table-cell>
          <table:table-cell office:value-type="float" office:value="12550144" calcext:value-type="float">
            <text:p>12550144</text:p>
          </table:table-cell>
          <table:table-cell office:value-type="float" office:value="4456040" calcext:value-type="float">
            <text:p>4456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72" calcext:value-type="float">
            <text:p>2072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7782" calcext:value-type="float">
            <text:p>16105156177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904" calcext:value-type="float">
            <text:p>251904</text:p>
          </table:table-cell>
          <table:table-cell office:value-type="float" office:value="1211" calcext:value-type="float">
            <text:p>1211</text:p>
          </table:table-cell>
          <table:table-cell office:value-type="float" office:value="989212" calcext:value-type="float">
            <text:p>9892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76320" calcext:value-type="float">
            <text:p>16876320</text:p>
          </table:table-cell>
          <table:table-cell office:value-type="float" office:value="10809344" calcext:value-type="float">
            <text:p>10809344</text:p>
          </table:table-cell>
          <table:table-cell office:value-type="float" office:value="6066976" calcext:value-type="float">
            <text:p>6066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85" calcext:value-type="float">
            <text:p>2085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7886" calcext:value-type="float">
            <text:p>16105156178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740" calcext:value-type="float">
            <text:p>250740</text:p>
          </table:table-cell>
          <table:table-cell office:value-type="float" office:value="1210" calcext:value-type="float">
            <text:p>1210</text:p>
          </table:table-cell>
          <table:table-cell office:value-type="float" office:value="989212" calcext:value-type="float">
            <text:p>9892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16104" calcext:value-type="float">
            <text:p>16816104</text:p>
          </table:table-cell>
          <table:table-cell office:value-type="float" office:value="9416704" calcext:value-type="float">
            <text:p>9416704</text:p>
          </table:table-cell>
          <table:table-cell office:value-type="float" office:value="7399400" calcext:value-type="float">
            <text:p>7399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98" calcext:value-type="float">
            <text:p>2098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7991" calcext:value-type="float">
            <text:p>16105156179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684" calcext:value-type="float">
            <text:p>250684</text:p>
          </table:table-cell>
          <table:table-cell office:value-type="float" office:value="1210" calcext:value-type="float">
            <text:p>1210</text:p>
          </table:table-cell>
          <table:table-cell office:value-type="float" office:value="989212" calcext:value-type="float">
            <text:p>9892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38208" calcext:value-type="float">
            <text:p>16838208</text:p>
          </table:table-cell>
          <table:table-cell office:value-type="float" office:value="9416704" calcext:value-type="float">
            <text:p>9416704</text:p>
          </table:table-cell>
          <table:table-cell office:value-type="float" office:value="7421504" calcext:value-type="float">
            <text:p>74215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11" calcext:value-type="float">
            <text:p>2111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8096" calcext:value-type="float">
            <text:p>1610515618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248" calcext:value-type="float">
            <text:p>251248</text:p>
          </table:table-cell>
          <table:table-cell office:value-type="float" office:value="1211" calcext:value-type="float">
            <text:p>1211</text:p>
          </table:table-cell>
          <table:table-cell office:value-type="float" office:value="989212" calcext:value-type="float">
            <text:p>9892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8920" calcext:value-type="float">
            <text:p>16778920</text:p>
          </table:table-cell>
          <table:table-cell office:value-type="float" office:value="10006528" calcext:value-type="float">
            <text:p>10006528</text:p>
          </table:table-cell>
          <table:table-cell office:value-type="float" office:value="6772392" calcext:value-type="float">
            <text:p>6772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25" calcext:value-type="float">
            <text:p>2125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8202" calcext:value-type="float">
            <text:p>1610515618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432" calcext:value-type="float">
            <text:p>252432</text:p>
          </table:table-cell>
          <table:table-cell office:value-type="float" office:value="1212" calcext:value-type="float">
            <text:p>1212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03488" calcext:value-type="float">
            <text:p>16603488</text:p>
          </table:table-cell>
          <table:table-cell office:value-type="float" office:value="11137024" calcext:value-type="float">
            <text:p>11137024</text:p>
          </table:table-cell>
          <table:table-cell office:value-type="float" office:value="5466464" calcext:value-type="float">
            <text:p>54664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38" calcext:value-type="float">
            <text:p>2138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8308" calcext:value-type="float">
            <text:p>1610515618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824" calcext:value-type="float">
            <text:p>252824</text:p>
          </table:table-cell>
          <table:table-cell office:value-type="float" office:value="1213" calcext:value-type="float">
            <text:p>1213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646216" calcext:value-type="float">
            <text:p>18646216</text:p>
          </table:table-cell>
          <table:table-cell office:value-type="float" office:value="0" calcext:value-type="float">
            <text:p>0</text:p>
          </table:table-cell>
          <table:table-cell office:value-type="float" office:value="18646216" calcext:value-type="float">
            <text:p>18646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51" calcext:value-type="float">
            <text:p>2151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8412" calcext:value-type="float">
            <text:p>1610515618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988" calcext:value-type="float">
            <text:p>240988</text:p>
          </table:table-cell>
          <table:table-cell office:value-type="float" office:value="1201" calcext:value-type="float">
            <text:p>1201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91088" calcext:value-type="float">
            <text:p>17291088</text:p>
          </table:table-cell>
          <table:table-cell office:value-type="float" office:value="0" calcext:value-type="float">
            <text:p>0</text:p>
          </table:table-cell>
          <table:table-cell office:value-type="float" office:value="17291088" calcext:value-type="float">
            <text:p>172910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63" calcext:value-type="float">
            <text:p>2163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8517" calcext:value-type="float">
            <text:p>16105156185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148" calcext:value-type="float">
            <text:p>245148</text:p>
          </table:table-cell>
          <table:table-cell office:value-type="float" office:value="1205" calcext:value-type="float">
            <text:p>1205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04856" calcext:value-type="float">
            <text:p>16504856</text:p>
          </table:table-cell>
          <table:table-cell office:value-type="float" office:value="3779224" calcext:value-type="float">
            <text:p>3779224</text:p>
          </table:table-cell>
          <table:table-cell office:value-type="float" office:value="12725632" calcext:value-type="float">
            <text:p>127256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75" calcext:value-type="float">
            <text:p>2175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8622" calcext:value-type="float">
            <text:p>16105156186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432" calcext:value-type="float">
            <text:p>249432</text:p>
          </table:table-cell>
          <table:table-cell office:value-type="float" office:value="1209" calcext:value-type="float">
            <text:p>1209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43680" calcext:value-type="float">
            <text:p>16543680</text:p>
          </table:table-cell>
          <table:table-cell office:value-type="float" office:value="8040040" calcext:value-type="float">
            <text:p>8040040</text:p>
          </table:table-cell>
          <table:table-cell office:value-type="float" office:value="8503640" calcext:value-type="float">
            <text:p>85036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88" calcext:value-type="float">
            <text:p>2188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8727" calcext:value-type="float">
            <text:p>16105156187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500" calcext:value-type="float">
            <text:p>241500</text:p>
          </table:table-cell>
          <table:table-cell office:value-type="float" office:value="1201" calcext:value-type="float">
            <text:p>1201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20296" calcext:value-type="float">
            <text:p>16520296</text:p>
          </table:table-cell>
          <table:table-cell office:value-type="float" office:value="0" calcext:value-type="float">
            <text:p>0</text:p>
          </table:table-cell>
          <table:table-cell office:value-type="float" office:value="16520296" calcext:value-type="float">
            <text:p>16520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01" calcext:value-type="float">
            <text:p>2201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8832" calcext:value-type="float">
            <text:p>16105156188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744" calcext:value-type="float">
            <text:p>248744</text:p>
          </table:table-cell>
          <table:table-cell office:value-type="float" office:value="1208" calcext:value-type="float">
            <text:p>1208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71536" calcext:value-type="float">
            <text:p>16671536</text:p>
          </table:table-cell>
          <table:table-cell office:value-type="float" office:value="7254016" calcext:value-type="float">
            <text:p>7254016</text:p>
          </table:table-cell>
          <table:table-cell office:value-type="float" office:value="9417520" calcext:value-type="float">
            <text:p>9417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15" calcext:value-type="float">
            <text:p>2215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8937" calcext:value-type="float">
            <text:p>16105156189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292" calcext:value-type="float">
            <text:p>241292</text:p>
          </table:table-cell>
          <table:table-cell office:value-type="float" office:value="1201" calcext:value-type="float">
            <text:p>1201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86296" calcext:value-type="float">
            <text:p>16986296</text:p>
          </table:table-cell>
          <table:table-cell office:value-type="float" office:value="0" calcext:value-type="float">
            <text:p>0</text:p>
          </table:table-cell>
          <table:table-cell office:value-type="float" office:value="16986296" calcext:value-type="float">
            <text:p>16986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27" calcext:value-type="float">
            <text:p>2227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9041" calcext:value-type="float">
            <text:p>16105156190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560" calcext:value-type="float">
            <text:p>250560</text:p>
          </table:table-cell>
          <table:table-cell office:value-type="float" office:value="1210" calcext:value-type="float">
            <text:p>1210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39440" calcext:value-type="float">
            <text:p>16039440</text:p>
          </table:table-cell>
          <table:table-cell office:value-type="float" office:value="8558120" calcext:value-type="float">
            <text:p>8558120</text:p>
          </table:table-cell>
          <table:table-cell office:value-type="float" office:value="7481320" calcext:value-type="float">
            <text:p>7481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39" calcext:value-type="float">
            <text:p>2239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9145" calcext:value-type="float">
            <text:p>1610515619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280" calcext:value-type="float">
            <text:p>247280</text:p>
          </table:table-cell>
          <table:table-cell office:value-type="float" office:value="1207" calcext:value-type="float">
            <text:p>1207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45032" calcext:value-type="float">
            <text:p>16145032</text:p>
          </table:table-cell>
          <table:table-cell office:value-type="float" office:value="5287936" calcext:value-type="float">
            <text:p>5287936</text:p>
          </table:table-cell>
          <table:table-cell office:value-type="float" office:value="10857096" calcext:value-type="float">
            <text:p>10857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52" calcext:value-type="float">
            <text:p>2252</text:p>
          </table:table-cell>
          <table:table-cell office:value-type="float" office:value="-812" calcext:value-type="float">
            <text:p>-81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9250" calcext:value-type="float">
            <text:p>1610515619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528" calcext:value-type="float">
            <text:p>244528</text:p>
          </table:table-cell>
          <table:table-cell office:value-type="float" office:value="1204" calcext:value-type="float">
            <text:p>1204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45032" calcext:value-type="float">
            <text:p>16145032</text:p>
          </table:table-cell>
          <table:table-cell office:value-type="float" office:value="2548072" calcext:value-type="float">
            <text:p>2548072</text:p>
          </table:table-cell>
          <table:table-cell office:value-type="float" office:value="13596960" calcext:value-type="float">
            <text:p>13596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63" calcext:value-type="float">
            <text:p>2263</text:p>
          </table:table-cell>
          <table:table-cell office:value-type="float" office:value="-812" calcext:value-type="float">
            <text:p>-81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9354" calcext:value-type="float">
            <text:p>16105156193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120" calcext:value-type="float">
            <text:p>245120</text:p>
          </table:table-cell>
          <table:table-cell office:value-type="float" office:value="1205" calcext:value-type="float">
            <text:p>1205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03352" calcext:value-type="float">
            <text:p>16103352</text:p>
          </table:table-cell>
          <table:table-cell office:value-type="float" office:value="2928640" calcext:value-type="float">
            <text:p>2928640</text:p>
          </table:table-cell>
          <table:table-cell office:value-type="float" office:value="13174712" calcext:value-type="float">
            <text:p>131747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76" calcext:value-type="float">
            <text:p>2276</text:p>
          </table:table-cell>
          <table:table-cell office:value-type="float" office:value="-812" calcext:value-type="float">
            <text:p>-81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9459" calcext:value-type="float">
            <text:p>1610515619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488" calcext:value-type="float">
            <text:p>246488</text:p>
          </table:table-cell>
          <table:table-cell office:value-type="float" office:value="1206" calcext:value-type="float">
            <text:p>1206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03352" calcext:value-type="float">
            <text:p>16103352</text:p>
          </table:table-cell>
          <table:table-cell office:value-type="float" office:value="4506376" calcext:value-type="float">
            <text:p>4506376</text:p>
          </table:table-cell>
          <table:table-cell office:value-type="float" office:value="11596976" calcext:value-type="float">
            <text:p>11596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87" calcext:value-type="float">
            <text:p>2287</text:p>
          </table:table-cell>
          <table:table-cell office:value-type="float" office:value="-812" calcext:value-type="float">
            <text:p>-81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9563" calcext:value-type="float">
            <text:p>16105156195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668" calcext:value-type="float">
            <text:p>251668</text:p>
          </table:table-cell>
          <table:table-cell office:value-type="float" office:value="1211" calcext:value-type="float">
            <text:p>1211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71720" calcext:value-type="float">
            <text:p>15771720</text:p>
          </table:table-cell>
          <table:table-cell office:value-type="float" office:value="9203712" calcext:value-type="float">
            <text:p>9203712</text:p>
          </table:table-cell>
          <table:table-cell office:value-type="float" office:value="6568008" calcext:value-type="float">
            <text:p>65680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99" calcext:value-type="float">
            <text:p>2299</text:p>
          </table:table-cell>
          <table:table-cell office:value-type="float" office:value="-812" calcext:value-type="float">
            <text:p>-81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9667" calcext:value-type="float">
            <text:p>1610515619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344" calcext:value-type="float">
            <text:p>245344</text:p>
          </table:table-cell>
          <table:table-cell office:value-type="float" office:value="1205" calcext:value-type="float">
            <text:p>1205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71720" calcext:value-type="float">
            <text:p>15771720</text:p>
          </table:table-cell>
          <table:table-cell office:value-type="float" office:value="2740224" calcext:value-type="float">
            <text:p>2740224</text:p>
          </table:table-cell>
          <table:table-cell office:value-type="float" office:value="13031496" calcext:value-type="float">
            <text:p>13031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10" calcext:value-type="float">
            <text:p>2310</text:p>
          </table:table-cell>
          <table:table-cell office:value-type="float" office:value="-812" calcext:value-type="float">
            <text:p>-81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9771" calcext:value-type="float">
            <text:p>16105156197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128" calcext:value-type="float">
            <text:p>253128</text:p>
          </table:table-cell>
          <table:table-cell office:value-type="float" office:value="1213" calcext:value-type="float">
            <text:p>1213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71720" calcext:value-type="float">
            <text:p>15771720</text:p>
          </table:table-cell>
          <table:table-cell office:value-type="float" office:value="10957312" calcext:value-type="float">
            <text:p>10957312</text:p>
          </table:table-cell>
          <table:table-cell office:value-type="float" office:value="4814408" calcext:value-type="float">
            <text:p>4814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21" calcext:value-type="float">
            <text:p>2321</text:p>
          </table:table-cell>
          <table:table-cell office:value-type="float" office:value="-812" calcext:value-type="float">
            <text:p>-81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9875" calcext:value-type="float">
            <text:p>1610515619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896" calcext:value-type="float">
            <text:p>250896</text:p>
          </table:table-cell>
          <table:table-cell office:value-type="float" office:value="1211" calcext:value-type="float">
            <text:p>1211</text:p>
          </table:table-cell>
          <table:table-cell office:value-type="float" office:value="989216" calcext:value-type="float">
            <text:p>9892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71720" calcext:value-type="float">
            <text:p>15771720</text:p>
          </table:table-cell>
          <table:table-cell office:value-type="float" office:value="8671744" calcext:value-type="float">
            <text:p>8671744</text:p>
          </table:table-cell>
          <table:table-cell office:value-type="float" office:value="7099976" calcext:value-type="float">
            <text:p>7099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32" calcext:value-type="float">
            <text:p>2332</text:p>
          </table:table-cell>
          <table:table-cell office:value-type="float" office:value="-812" calcext:value-type="float">
            <text:p>-81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19979" calcext:value-type="float">
            <text:p>16105156199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400" calcext:value-type="float">
            <text:p>250400</text:p>
          </table:table-cell>
          <table:table-cell office:value-type="float" office:value="1210" calcext:value-type="float">
            <text:p>1210</text:p>
          </table:table-cell>
          <table:table-cell office:value-type="float" office:value="989204" calcext:value-type="float">
            <text:p>9892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71720" calcext:value-type="float">
            <text:p>15771720</text:p>
          </table:table-cell>
          <table:table-cell office:value-type="float" office:value="7991808" calcext:value-type="float">
            <text:p>7991808</text:p>
          </table:table-cell>
          <table:table-cell office:value-type="float" office:value="7779912" calcext:value-type="float">
            <text:p>77799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42" calcext:value-type="float">
            <text:p>2342</text:p>
          </table:table-cell>
          <table:table-cell office:value-type="float" office:value="-812" calcext:value-type="float">
            <text:p>-81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0083" calcext:value-type="float">
            <text:p>16105156200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732" calcext:value-type="float">
            <text:p>245732</text:p>
          </table:table-cell>
          <table:table-cell office:value-type="float" office:value="1205" calcext:value-type="float">
            <text:p>1205</text:p>
          </table:table-cell>
          <table:table-cell office:value-type="float" office:value="989228" calcext:value-type="float">
            <text:p>9892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71720" calcext:value-type="float">
            <text:p>15771720</text:p>
          </table:table-cell>
          <table:table-cell office:value-type="float" office:value="2834832" calcext:value-type="float">
            <text:p>2834832</text:p>
          </table:table-cell>
          <table:table-cell office:value-type="float" office:value="12936888" calcext:value-type="float">
            <text:p>12936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53" calcext:value-type="float">
            <text:p>2353</text:p>
          </table:table-cell>
          <table:table-cell office:value-type="float" office:value="-230" calcext:value-type="float">
            <text:p>-23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4717" calcext:value-type="float">
            <text:p>16105156247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020" calcext:value-type="float">
            <text:p>246020</text:p>
          </table:table-cell>
          <table:table-cell office:value-type="float" office:value="1205" calcext:value-type="float">
            <text:p>1205</text:p>
          </table:table-cell>
          <table:table-cell office:value-type="float" office:value="989228" calcext:value-type="float">
            <text:p>9892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12136" calcext:value-type="float">
            <text:p>17612136</text:p>
          </table:table-cell>
          <table:table-cell office:value-type="float" office:value="4714496" calcext:value-type="float">
            <text:p>4714496</text:p>
          </table:table-cell>
          <table:table-cell office:value-type="float" office:value="12897640" calcext:value-type="float">
            <text:p>128976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67" calcext:value-type="float">
            <text:p>2367</text:p>
          </table:table-cell>
          <table:table-cell office:value-type="float" office:value="-230" calcext:value-type="float">
            <text:p>-23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4822" calcext:value-type="float">
            <text:p>16105156248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736" calcext:value-type="float">
            <text:p>239736</text:p>
          </table:table-cell>
          <table:table-cell office:value-type="float" office:value="1199" calcext:value-type="float">
            <text:p>1199</text:p>
          </table:table-cell>
          <table:table-cell office:value-type="float" office:value="989228" calcext:value-type="float">
            <text:p>9892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871840" calcext:value-type="float">
            <text:p>18871840</text:p>
          </table:table-cell>
          <table:table-cell office:value-type="float" office:value="0" calcext:value-type="float">
            <text:p>0</text:p>
          </table:table-cell>
          <table:table-cell office:value-type="float" office:value="18871840" calcext:value-type="float">
            <text:p>188718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82" calcext:value-type="float">
            <text:p>2382</text:p>
          </table:table-cell>
          <table:table-cell office:value-type="float" office:value="-230" calcext:value-type="float">
            <text:p>-23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4926" calcext:value-type="float">
            <text:p>1610515624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808" calcext:value-type="float">
            <text:p>248808</text:p>
          </table:table-cell>
          <table:table-cell office:value-type="float" office:value="1208" calcext:value-type="float">
            <text:p>1208</text:p>
          </table:table-cell>
          <table:table-cell office:value-type="float" office:value="989228" calcext:value-type="float">
            <text:p>9892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37136" calcext:value-type="float">
            <text:p>17437136</text:p>
          </table:table-cell>
          <table:table-cell office:value-type="float" office:value="8951728" calcext:value-type="float">
            <text:p>8951728</text:p>
          </table:table-cell>
          <table:table-cell office:value-type="float" office:value="8485408" calcext:value-type="float">
            <text:p>8485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94" calcext:value-type="float">
            <text:p>2394</text:p>
          </table:table-cell>
          <table:table-cell office:value-type="float" office:value="-762" calcext:value-type="float">
            <text:p>-76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5034" calcext:value-type="float">
            <text:p>16105156250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888" calcext:value-type="float">
            <text:p>250888</text:p>
          </table:table-cell>
          <table:table-cell office:value-type="float" office:value="1210" calcext:value-type="float">
            <text:p>1210</text:p>
          </table:table-cell>
          <table:table-cell office:value-type="float" office:value="989228" calcext:value-type="float">
            <text:p>9892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52184" calcext:value-type="float">
            <text:p>17352184</text:p>
          </table:table-cell>
          <table:table-cell office:value-type="float" office:value="10760192" calcext:value-type="float">
            <text:p>10760192</text:p>
          </table:table-cell>
          <table:table-cell office:value-type="float" office:value="6591992" calcext:value-type="float">
            <text:p>6591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09" calcext:value-type="float">
            <text:p>2409</text:p>
          </table:table-cell>
          <table:table-cell office:value-type="float" office:value="-762" calcext:value-type="float">
            <text:p>-76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5138" calcext:value-type="float">
            <text:p>16105156251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336" calcext:value-type="float">
            <text:p>250336</text:p>
          </table:table-cell>
          <table:table-cell office:value-type="float" office:value="1210" calcext:value-type="float">
            <text:p>1210</text:p>
          </table:table-cell>
          <table:table-cell office:value-type="float" office:value="989228" calcext:value-type="float">
            <text:p>9892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02832" calcext:value-type="float">
            <text:p>17702832</text:p>
          </table:table-cell>
          <table:table-cell office:value-type="float" office:value="10143832" calcext:value-type="float">
            <text:p>10143832</text:p>
          </table:table-cell>
          <table:table-cell office:value-type="float" office:value="7559000" calcext:value-type="float">
            <text:p>75590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22" calcext:value-type="float">
            <text:p>2422</text:p>
          </table:table-cell>
          <table:table-cell office:value-type="float" office:value="-762" calcext:value-type="float">
            <text:p>-76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5242" calcext:value-type="float">
            <text:p>16105156252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140" calcext:value-type="float">
            <text:p>252140</text:p>
          </table:table-cell>
          <table:table-cell office:value-type="float" office:value="1212" calcext:value-type="float">
            <text:p>1212</text:p>
          </table:table-cell>
          <table:table-cell office:value-type="float" office:value="989228" calcext:value-type="float">
            <text:p>9892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03720" calcext:value-type="float">
            <text:p>17403720</text:p>
          </table:table-cell>
          <table:table-cell office:value-type="float" office:value="11841536" calcext:value-type="float">
            <text:p>11841536</text:p>
          </table:table-cell>
          <table:table-cell office:value-type="float" office:value="5562184" calcext:value-type="float">
            <text:p>55621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36" calcext:value-type="float">
            <text:p>2436</text:p>
          </table:table-cell>
          <table:table-cell office:value-type="float" office:value="-762" calcext:value-type="float">
            <text:p>-76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5347" calcext:value-type="float">
            <text:p>16105156253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012" calcext:value-type="float">
            <text:p>250012</text:p>
          </table:table-cell>
          <table:table-cell office:value-type="float" office:value="1209" calcext:value-type="float">
            <text:p>1209</text:p>
          </table:table-cell>
          <table:table-cell office:value-type="float" office:value="989228" calcext:value-type="float">
            <text:p>9892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25920" calcext:value-type="float">
            <text:p>17425920</text:p>
          </table:table-cell>
          <table:table-cell office:value-type="float" office:value="10115752" calcext:value-type="float">
            <text:p>10115752</text:p>
          </table:table-cell>
          <table:table-cell office:value-type="float" office:value="7310168" calcext:value-type="float">
            <text:p>7310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49" calcext:value-type="float">
            <text:p>2449</text:p>
          </table:table-cell>
          <table:table-cell office:value-type="float" office:value="-762" calcext:value-type="float">
            <text:p>-76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5452" calcext:value-type="float">
            <text:p>16105156254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280" calcext:value-type="float">
            <text:p>252280</text:p>
          </table:table-cell>
          <table:table-cell office:value-type="float" office:value="1212" calcext:value-type="float">
            <text:p>1212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88216" calcext:value-type="float">
            <text:p>17388216</text:p>
          </table:table-cell>
          <table:table-cell office:value-type="float" office:value="11825152" calcext:value-type="float">
            <text:p>11825152</text:p>
          </table:table-cell>
          <table:table-cell office:value-type="float" office:value="5563064" calcext:value-type="float">
            <text:p>55630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64" calcext:value-type="float">
            <text:p>2464</text:p>
          </table:table-cell>
          <table:table-cell office:value-type="float" office:value="-762" calcext:value-type="float">
            <text:p>-76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5556" calcext:value-type="float">
            <text:p>1610515625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752" calcext:value-type="float">
            <text:p>251752</text:p>
          </table:table-cell>
          <table:table-cell office:value-type="float" office:value="1211" calcext:value-type="float">
            <text:p>1211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26832" calcext:value-type="float">
            <text:p>17426832</text:p>
          </table:table-cell>
          <table:table-cell office:value-type="float" office:value="11727848" calcext:value-type="float">
            <text:p>11727848</text:p>
          </table:table-cell>
          <table:table-cell office:value-type="float" office:value="5698984" calcext:value-type="float">
            <text:p>5698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77" calcext:value-type="float">
            <text:p>2477</text:p>
          </table:table-cell>
          <table:table-cell office:value-type="float" office:value="-762" calcext:value-type="float">
            <text:p>-76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5660" calcext:value-type="float">
            <text:p>16105156256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776" calcext:value-type="float">
            <text:p>237776</text:p>
          </table:table-cell>
          <table:table-cell office:value-type="float" office:value="1197" calcext:value-type="float">
            <text:p>1197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948224" calcext:value-type="float">
            <text:p>19948224</text:p>
          </table:table-cell>
          <table:table-cell office:value-type="float" office:value="0" calcext:value-type="float">
            <text:p>0</text:p>
          </table:table-cell>
          <table:table-cell office:value-type="float" office:value="19948224" calcext:value-type="float">
            <text:p>19948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90" calcext:value-type="float">
            <text:p>2490</text:p>
          </table:table-cell>
          <table:table-cell office:value-type="float" office:value="-762" calcext:value-type="float">
            <text:p>-76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5765" calcext:value-type="float">
            <text:p>16105156257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016" calcext:value-type="float">
            <text:p>244016</text:p>
          </table:table-cell>
          <table:table-cell office:value-type="float" office:value="1204" calcext:value-type="float">
            <text:p>1204</text:p>
          </table:table-cell>
          <table:table-cell office:value-type="float" office:value="989224" calcext:value-type="float">
            <text:p>9892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10576" calcext:value-type="float">
            <text:p>17410576</text:p>
          </table:table-cell>
          <table:table-cell office:value-type="float" office:value="3190784" calcext:value-type="float">
            <text:p>3190784</text:p>
          </table:table-cell>
          <table:table-cell office:value-type="float" office:value="14219792" calcext:value-type="float">
            <text:p>142197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04" calcext:value-type="float">
            <text:p>2504</text:p>
          </table:table-cell>
          <table:table-cell office:value-type="float" office:value="-762" calcext:value-type="float">
            <text:p>-76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5871" calcext:value-type="float">
            <text:p>16105156258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032" calcext:value-type="float">
            <text:p>247032</text:p>
          </table:table-cell>
          <table:table-cell office:value-type="float" office:value="1206" calcext:value-type="float">
            <text:p>1206</text:p>
          </table:table-cell>
          <table:table-cell office:value-type="float" office:value="989224" calcext:value-type="float">
            <text:p>9892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35864" calcext:value-type="float">
            <text:p>17235864</text:p>
          </table:table-cell>
          <table:table-cell office:value-type="float" office:value="6685784" calcext:value-type="float">
            <text:p>6685784</text:p>
          </table:table-cell>
          <table:table-cell office:value-type="float" office:value="10550080" calcext:value-type="float">
            <text:p>10550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18" calcext:value-type="float">
            <text:p>2518</text:p>
          </table:table-cell>
          <table:table-cell office:value-type="float" office:value="-762" calcext:value-type="float">
            <text:p>-76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5976" calcext:value-type="float">
            <text:p>16105156259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280" calcext:value-type="float">
            <text:p>252280</text:p>
          </table:table-cell>
          <table:table-cell office:value-type="float" office:value="1212" calcext:value-type="float">
            <text:p>1212</text:p>
          </table:table-cell>
          <table:table-cell office:value-type="float" office:value="989224" calcext:value-type="float">
            <text:p>9892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45968" calcext:value-type="float">
            <text:p>17245968</text:p>
          </table:table-cell>
          <table:table-cell office:value-type="float" office:value="11988992" calcext:value-type="float">
            <text:p>11988992</text:p>
          </table:table-cell>
          <table:table-cell office:value-type="float" office:value="5256976" calcext:value-type="float">
            <text:p>5256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32" calcext:value-type="float">
            <text:p>2532</text:p>
          </table:table-cell>
          <table:table-cell office:value-type="float" office:value="-762" calcext:value-type="float">
            <text:p>-76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6081" calcext:value-type="float">
            <text:p>16105156260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940" calcext:value-type="float">
            <text:p>240940</text:p>
          </table:table-cell>
          <table:table-cell office:value-type="float" office:value="1201" calcext:value-type="float">
            <text:p>1201</text:p>
          </table:table-cell>
          <table:table-cell office:value-type="float" office:value="989224" calcext:value-type="float">
            <text:p>9892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36552" calcext:value-type="float">
            <text:p>17136552</text:p>
          </table:table-cell>
          <table:table-cell office:value-type="float" office:value="45040" calcext:value-type="float">
            <text:p>45040</text:p>
          </table:table-cell>
          <table:table-cell office:value-type="float" office:value="17091512" calcext:value-type="float">
            <text:p>170915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45" calcext:value-type="float">
            <text:p>2545</text:p>
          </table:table-cell>
          <table:table-cell office:value-type="float" office:value="-762" calcext:value-type="float">
            <text:p>-76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6185" calcext:value-type="float">
            <text:p>16105156261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080" calcext:value-type="float">
            <text:p>244080</text:p>
          </table:table-cell>
          <table:table-cell office:value-type="float" office:value="1204" calcext:value-type="float">
            <text:p>1204</text:p>
          </table:table-cell>
          <table:table-cell office:value-type="float" office:value="989224" calcext:value-type="float">
            <text:p>9892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56400" calcext:value-type="float">
            <text:p>17456400</text:p>
          </table:table-cell>
          <table:table-cell office:value-type="float" office:value="3889592" calcext:value-type="float">
            <text:p>3889592</text:p>
          </table:table-cell>
          <table:table-cell office:value-type="float" office:value="13566808" calcext:value-type="float">
            <text:p>13566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58" calcext:value-type="float">
            <text:p>2558</text:p>
          </table:table-cell>
          <table:table-cell office:value-type="float" office:value="-762" calcext:value-type="float">
            <text:p>-76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6290" calcext:value-type="float">
            <text:p>16105156262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128" calcext:value-type="float">
            <text:p>252128</text:p>
          </table:table-cell>
          <table:table-cell office:value-type="float" office:value="1212" calcext:value-type="float">
            <text:p>1212</text:p>
          </table:table-cell>
          <table:table-cell office:value-type="float" office:value="989228" calcext:value-type="float">
            <text:p>9892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12584" calcext:value-type="float">
            <text:p>17412584</text:p>
          </table:table-cell>
          <table:table-cell office:value-type="float" office:value="12216064" calcext:value-type="float">
            <text:p>12216064</text:p>
          </table:table-cell>
          <table:table-cell office:value-type="float" office:value="5196520" calcext:value-type="float">
            <text:p>5196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73" calcext:value-type="float">
            <text:p>2573</text:p>
          </table:table-cell>
          <table:table-cell office:value-type="float" office:value="-762" calcext:value-type="float">
            <text:p>-76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6396" calcext:value-type="float">
            <text:p>1610515626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600" calcext:value-type="float">
            <text:p>243600</text:p>
          </table:table-cell>
          <table:table-cell office:value-type="float" office:value="1203" calcext:value-type="float">
            <text:p>1203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70880" calcext:value-type="float">
            <text:p>17370880</text:p>
          </table:table-cell>
          <table:table-cell office:value-type="float" office:value="2715648" calcext:value-type="float">
            <text:p>2715648</text:p>
          </table:table-cell>
          <table:table-cell office:value-type="float" office:value="14655232" calcext:value-type="float">
            <text:p>14655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85" calcext:value-type="float">
            <text:p>2585</text:p>
          </table:table-cell>
          <table:table-cell office:value-type="float" office:value="-781" calcext:value-type="float">
            <text:p>-78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6500" calcext:value-type="float">
            <text:p>1610515626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344" calcext:value-type="float">
            <text:p>249344</text:p>
          </table:table-cell>
          <table:table-cell office:value-type="float" office:value="1209" calcext:value-type="float">
            <text:p>1209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2552" calcext:value-type="float">
            <text:p>17392552</text:p>
          </table:table-cell>
          <table:table-cell office:value-type="float" office:value="9155224" calcext:value-type="float">
            <text:p>9155224</text:p>
          </table:table-cell>
          <table:table-cell office:value-type="float" office:value="8237328" calcext:value-type="float">
            <text:p>8237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99" calcext:value-type="float">
            <text:p>2599</text:p>
          </table:table-cell>
          <table:table-cell office:value-type="float" office:value="-781" calcext:value-type="float">
            <text:p>-78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6605" calcext:value-type="float">
            <text:p>16105156266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856" calcext:value-type="float">
            <text:p>240856</text:p>
          </table:table-cell>
          <table:table-cell office:value-type="float" office:value="1201" calcext:value-type="float">
            <text:p>1201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56616" calcext:value-type="float">
            <text:p>17456616</text:p>
          </table:table-cell>
          <table:table-cell office:value-type="float" office:value="0" calcext:value-type="float">
            <text:p>0</text:p>
          </table:table-cell>
          <table:table-cell office:value-type="float" office:value="17456616" calcext:value-type="float">
            <text:p>174566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12" calcext:value-type="float">
            <text:p>2612</text:p>
          </table:table-cell>
          <table:table-cell office:value-type="float" office:value="-781" calcext:value-type="float">
            <text:p>-78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6711" calcext:value-type="float">
            <text:p>1610515626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8320" calcext:value-type="float">
            <text:p>238320</text:p>
          </table:table-cell>
          <table:table-cell office:value-type="float" office:value="1198" calcext:value-type="float">
            <text:p>1198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348832" calcext:value-type="float">
            <text:p>19348832</text:p>
          </table:table-cell>
          <table:table-cell office:value-type="float" office:value="0" calcext:value-type="float">
            <text:p>0</text:p>
          </table:table-cell>
          <table:table-cell office:value-type="float" office:value="19348832" calcext:value-type="float">
            <text:p>193488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26" calcext:value-type="float">
            <text:p>2626</text:p>
          </table:table-cell>
          <table:table-cell office:value-type="float" office:value="-781" calcext:value-type="float">
            <text:p>-78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6816" calcext:value-type="float">
            <text:p>1610515626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256" calcext:value-type="float">
            <text:p>251256</text:p>
          </table:table-cell>
          <table:table-cell office:value-type="float" office:value="1211" calcext:value-type="float">
            <text:p>1211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31632" calcext:value-type="float">
            <text:p>17431632</text:p>
          </table:table-cell>
          <table:table-cell office:value-type="float" office:value="11087872" calcext:value-type="float">
            <text:p>11087872</text:p>
          </table:table-cell>
          <table:table-cell office:value-type="float" office:value="6343760" calcext:value-type="float">
            <text:p>63437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41" calcext:value-type="float">
            <text:p>2641</text:p>
          </table:table-cell>
          <table:table-cell office:value-type="float" office:value="-781" calcext:value-type="float">
            <text:p>-78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6919" calcext:value-type="float">
            <text:p>16105156269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876" calcext:value-type="float">
            <text:p>244876</text:p>
          </table:table-cell>
          <table:table-cell office:value-type="float" office:value="1204" calcext:value-type="float">
            <text:p>1204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30776" calcext:value-type="float">
            <text:p>16830776</text:p>
          </table:table-cell>
          <table:table-cell office:value-type="float" office:value="4075520" calcext:value-type="float">
            <text:p>4075520</text:p>
          </table:table-cell>
          <table:table-cell office:value-type="float" office:value="12755256" calcext:value-type="float">
            <text:p>127552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53" calcext:value-type="float">
            <text:p>2653</text:p>
          </table:table-cell>
          <table:table-cell office:value-type="float" office:value="-781" calcext:value-type="float">
            <text:p>-78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7024" calcext:value-type="float">
            <text:p>1610515627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892" calcext:value-type="float">
            <text:p>252892</text:p>
          </table:table-cell>
          <table:table-cell office:value-type="float" office:value="1212" calcext:value-type="float">
            <text:p>1212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64960" calcext:value-type="float">
            <text:p>17064960</text:p>
          </table:table-cell>
          <table:table-cell office:value-type="float" office:value="12567448" calcext:value-type="float">
            <text:p>12567448</text:p>
          </table:table-cell>
          <table:table-cell office:value-type="float" office:value="4497512" calcext:value-type="float">
            <text:p>44975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67" calcext:value-type="float">
            <text:p>2667</text:p>
          </table:table-cell>
          <table:table-cell office:value-type="float" office:value="-781" calcext:value-type="float">
            <text:p>-78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7129" calcext:value-type="float">
            <text:p>1610515627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968" calcext:value-type="float">
            <text:p>246968</text:p>
          </table:table-cell>
          <table:table-cell office:value-type="float" office:value="1206" calcext:value-type="float">
            <text:p>1206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24696" calcext:value-type="float">
            <text:p>17024696</text:p>
          </table:table-cell>
          <table:table-cell office:value-type="float" office:value="6683512" calcext:value-type="float">
            <text:p>6683512</text:p>
          </table:table-cell>
          <table:table-cell office:value-type="float" office:value="10341184" calcext:value-type="float">
            <text:p>103411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80" calcext:value-type="float">
            <text:p>2680</text:p>
          </table:table-cell>
          <table:table-cell office:value-type="float" office:value="-781" calcext:value-type="float">
            <text:p>-78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7233" calcext:value-type="float">
            <text:p>16105156272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084" calcext:value-type="float">
            <text:p>241084</text:p>
          </table:table-cell>
          <table:table-cell office:value-type="float" office:value="1201" calcext:value-type="float">
            <text:p>1201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81776" calcext:value-type="float">
            <text:p>16881776</text:p>
          </table:table-cell>
          <table:table-cell office:value-type="float" office:value="390696" calcext:value-type="float">
            <text:p>390696</text:p>
          </table:table-cell>
          <table:table-cell office:value-type="float" office:value="16491080" calcext:value-type="float">
            <text:p>16491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93" calcext:value-type="float">
            <text:p>2693</text:p>
          </table:table-cell>
          <table:table-cell office:value-type="float" office:value="-781" calcext:value-type="float">
            <text:p>-78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7337" calcext:value-type="float">
            <text:p>16105156273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772" calcext:value-type="float">
            <text:p>237772</text:p>
          </table:table-cell>
          <table:table-cell office:value-type="float" office:value="1198" calcext:value-type="float">
            <text:p>1198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464384" calcext:value-type="float">
            <text:p>19464384</text:p>
          </table:table-cell>
          <table:table-cell office:value-type="float" office:value="0" calcext:value-type="float">
            <text:p>0</text:p>
          </table:table-cell>
          <table:table-cell office:value-type="float" office:value="19464384" calcext:value-type="float">
            <text:p>194643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07" calcext:value-type="float">
            <text:p>2707</text:p>
          </table:table-cell>
          <table:table-cell office:value-type="float" office:value="-781" calcext:value-type="float">
            <text:p>-78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7441" calcext:value-type="float">
            <text:p>16105156274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484" calcext:value-type="float">
            <text:p>252484</text:p>
          </table:table-cell>
          <table:table-cell office:value-type="float" office:value="1212" calcext:value-type="float">
            <text:p>1212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46408" calcext:value-type="float">
            <text:p>17946408</text:p>
          </table:table-cell>
          <table:table-cell office:value-type="float" office:value="13532040" calcext:value-type="float">
            <text:p>13532040</text:p>
          </table:table-cell>
          <table:table-cell office:value-type="float" office:value="4414368" calcext:value-type="float">
            <text:p>44143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21" calcext:value-type="float">
            <text:p>2721</text:p>
          </table:table-cell>
          <table:table-cell office:value-type="float" office:value="-781" calcext:value-type="float">
            <text:p>-78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7549" calcext:value-type="float">
            <text:p>16105156275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436" calcext:value-type="float">
            <text:p>250436</text:p>
          </table:table-cell>
          <table:table-cell office:value-type="float" office:value="1210" calcext:value-type="float">
            <text:p>1210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66904" calcext:value-type="float">
            <text:p>16866904</text:p>
          </table:table-cell>
          <table:table-cell office:value-type="float" office:value="9400320" calcext:value-type="float">
            <text:p>9400320</text:p>
          </table:table-cell>
          <table:table-cell office:value-type="float" office:value="7466584" calcext:value-type="float">
            <text:p>74665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33" calcext:value-type="float">
            <text:p>2733</text:p>
          </table:table-cell>
          <table:table-cell office:value-type="float" office:value="-781" calcext:value-type="float">
            <text:p>-78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7653" calcext:value-type="float">
            <text:p>16105156276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660" calcext:value-type="float">
            <text:p>246660</text:p>
          </table:table-cell>
          <table:table-cell office:value-type="float" office:value="1206" calcext:value-type="float">
            <text:p>1206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40944" calcext:value-type="float">
            <text:p>16740944</text:p>
          </table:table-cell>
          <table:table-cell office:value-type="float" office:value="5926912" calcext:value-type="float">
            <text:p>5926912</text:p>
          </table:table-cell>
          <table:table-cell office:value-type="float" office:value="10814032" calcext:value-type="float">
            <text:p>108140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47" calcext:value-type="float">
            <text:p>2747</text:p>
          </table:table-cell>
          <table:table-cell office:value-type="float" office:value="-781" calcext:value-type="float">
            <text:p>-78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7758" calcext:value-type="float">
            <text:p>1610515627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116" calcext:value-type="float">
            <text:p>245116</text:p>
          </table:table-cell>
          <table:table-cell office:value-type="float" office:value="1205" calcext:value-type="float">
            <text:p>1205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28088" calcext:value-type="float">
            <text:p>16828088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13178552" calcext:value-type="float">
            <text:p>131785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59" calcext:value-type="float">
            <text:p>2759</text:p>
          </table:table-cell>
          <table:table-cell office:value-type="float" office:value="-781" calcext:value-type="float">
            <text:p>-781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7862" calcext:value-type="float">
            <text:p>16105156278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208" calcext:value-type="float">
            <text:p>242208</text:p>
          </table:table-cell>
          <table:table-cell office:value-type="float" office:value="1202" calcext:value-type="float">
            <text:p>1202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4512" calcext:value-type="float">
            <text:p>16784512</text:p>
          </table:table-cell>
          <table:table-cell office:value-type="float" office:value="1486848" calcext:value-type="float">
            <text:p>1486848</text:p>
          </table:table-cell>
          <table:table-cell office:value-type="float" office:value="15297664" calcext:value-type="float">
            <text:p>152976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72" calcext:value-type="float">
            <text:p>2772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7966" calcext:value-type="float">
            <text:p>16105156279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276" calcext:value-type="float">
            <text:p>242276</text:p>
          </table:table-cell>
          <table:table-cell office:value-type="float" office:value="1202" calcext:value-type="float">
            <text:p>1202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88184" calcext:value-type="float">
            <text:p>16888184</text:p>
          </table:table-cell>
          <table:table-cell office:value-type="float" office:value="864256" calcext:value-type="float">
            <text:p>864256</text:p>
          </table:table-cell>
          <table:table-cell office:value-type="float" office:value="16023928" calcext:value-type="float">
            <text:p>160239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85" calcext:value-type="float">
            <text:p>2785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8070" calcext:value-type="float">
            <text:p>16105156280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352" calcext:value-type="float">
            <text:p>241352</text:p>
          </table:table-cell>
          <table:table-cell office:value-type="float" office:value="1201" calcext:value-type="float">
            <text:p>1201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61280" calcext:value-type="float">
            <text:p>16861280</text:p>
          </table:table-cell>
          <table:table-cell office:value-type="float" office:value="716800" calcext:value-type="float">
            <text:p>716800</text:p>
          </table:table-cell>
          <table:table-cell office:value-type="float" office:value="16144480" calcext:value-type="float">
            <text:p>161444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97" calcext:value-type="float">
            <text:p>2797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8175" calcext:value-type="float">
            <text:p>16105156281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660" calcext:value-type="float">
            <text:p>242660</text:p>
          </table:table-cell>
          <table:table-cell office:value-type="float" office:value="1202" calcext:value-type="float">
            <text:p>1202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07080" calcext:value-type="float">
            <text:p>16507080</text:p>
          </table:table-cell>
          <table:table-cell office:value-type="float" office:value="1568768" calcext:value-type="float">
            <text:p>1568768</text:p>
          </table:table-cell>
          <table:table-cell office:value-type="float" office:value="14938312" calcext:value-type="float">
            <text:p>149383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10" calcext:value-type="float">
            <text:p>2810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8279" calcext:value-type="float">
            <text:p>16105156282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340" calcext:value-type="float">
            <text:p>244340</text:p>
          </table:table-cell>
          <table:table-cell office:value-type="float" office:value="1204" calcext:value-type="float">
            <text:p>1204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4256" calcext:value-type="float">
            <text:p>16774256</text:p>
          </table:table-cell>
          <table:table-cell office:value-type="float" office:value="3551232" calcext:value-type="float">
            <text:p>3551232</text:p>
          </table:table-cell>
          <table:table-cell office:value-type="float" office:value="13223024" calcext:value-type="float">
            <text:p>13223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23" calcext:value-type="float">
            <text:p>2823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8383" calcext:value-type="float">
            <text:p>16105156283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032" calcext:value-type="float">
            <text:p>247032</text:p>
          </table:table-cell>
          <table:table-cell office:value-type="float" office:value="1207" calcext:value-type="float">
            <text:p>1207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3480" calcext:value-type="float">
            <text:p>16763480</text:p>
          </table:table-cell>
          <table:table-cell office:value-type="float" office:value="6500352" calcext:value-type="float">
            <text:p>6500352</text:p>
          </table:table-cell>
          <table:table-cell office:value-type="float" office:value="10263128" calcext:value-type="float">
            <text:p>102631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36" calcext:value-type="float">
            <text:p>2836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8488" calcext:value-type="float">
            <text:p>16105156284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156" calcext:value-type="float">
            <text:p>250156</text:p>
          </table:table-cell>
          <table:table-cell office:value-type="float" office:value="1210" calcext:value-type="float">
            <text:p>1210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07136" calcext:value-type="float">
            <text:p>16507136</text:p>
          </table:table-cell>
          <table:table-cell office:value-type="float" office:value="9482240" calcext:value-type="float">
            <text:p>9482240</text:p>
          </table:table-cell>
          <table:table-cell office:value-type="float" office:value="7024896" calcext:value-type="float">
            <text:p>70248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49" calcext:value-type="float">
            <text:p>2849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8592" calcext:value-type="float">
            <text:p>1610515628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028" calcext:value-type="float">
            <text:p>239028</text:p>
          </table:table-cell>
          <table:table-cell office:value-type="float" office:value="1199" calcext:value-type="float">
            <text:p>1199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89224" calcext:value-type="float">
            <text:p>17989224</text:p>
          </table:table-cell>
          <table:table-cell office:value-type="float" office:value="0" calcext:value-type="float">
            <text:p>0</text:p>
          </table:table-cell>
          <table:table-cell office:value-type="float" office:value="17989224" calcext:value-type="float">
            <text:p>17989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62" calcext:value-type="float">
            <text:p>2862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8696" calcext:value-type="float">
            <text:p>16105156286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192" calcext:value-type="float">
            <text:p>243192</text:p>
          </table:table-cell>
          <table:table-cell office:value-type="float" office:value="1203" calcext:value-type="float">
            <text:p>1203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11576" calcext:value-type="float">
            <text:p>17111576</text:p>
          </table:table-cell>
          <table:table-cell office:value-type="float" office:value="3442344" calcext:value-type="float">
            <text:p>3442344</text:p>
          </table:table-cell>
          <table:table-cell office:value-type="float" office:value="13669232" calcext:value-type="float">
            <text:p>13669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73" calcext:value-type="float">
            <text:p>2873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8800" calcext:value-type="float">
            <text:p>16105156288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060" calcext:value-type="float">
            <text:p>250060</text:p>
          </table:table-cell>
          <table:table-cell office:value-type="float" office:value="1210" calcext:value-type="float">
            <text:p>1210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60536" calcext:value-type="float">
            <text:p>16360536</text:p>
          </table:table-cell>
          <table:table-cell office:value-type="float" office:value="9371320" calcext:value-type="float">
            <text:p>9371320</text:p>
          </table:table-cell>
          <table:table-cell office:value-type="float" office:value="6989216" calcext:value-type="float">
            <text:p>6989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86" calcext:value-type="float">
            <text:p>2886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8904" calcext:value-type="float">
            <text:p>16105156289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220" calcext:value-type="float">
            <text:p>243220</text:p>
          </table:table-cell>
          <table:table-cell office:value-type="float" office:value="1203" calcext:value-type="float">
            <text:p>1203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97968" calcext:value-type="float">
            <text:p>16497968</text:p>
          </table:table-cell>
          <table:table-cell office:value-type="float" office:value="2764800" calcext:value-type="float">
            <text:p>2764800</text:p>
          </table:table-cell>
          <table:table-cell office:value-type="float" office:value="13733168" calcext:value-type="float">
            <text:p>13733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99" calcext:value-type="float">
            <text:p>2899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9009" calcext:value-type="float">
            <text:p>16105156290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256" calcext:value-type="float">
            <text:p>252256</text:p>
          </table:table-cell>
          <table:table-cell office:value-type="float" office:value="1212" calcext:value-type="float">
            <text:p>1212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43736" calcext:value-type="float">
            <text:p>16043736</text:p>
          </table:table-cell>
          <table:table-cell office:value-type="float" office:value="11333632" calcext:value-type="float">
            <text:p>11333632</text:p>
          </table:table-cell>
          <table:table-cell office:value-type="float" office:value="4710104" calcext:value-type="float">
            <text:p>47101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11" calcext:value-type="float">
            <text:p>2911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9113" calcext:value-type="float">
            <text:p>1610515629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332" calcext:value-type="float">
            <text:p>247332</text:p>
          </table:table-cell>
          <table:table-cell office:value-type="float" office:value="1207" calcext:value-type="float">
            <text:p>1207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43736" calcext:value-type="float">
            <text:p>16043736</text:p>
          </table:table-cell>
          <table:table-cell office:value-type="float" office:value="6362040" calcext:value-type="float">
            <text:p>6362040</text:p>
          </table:table-cell>
          <table:table-cell office:value-type="float" office:value="9681696" calcext:value-type="float">
            <text:p>9681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22" calcext:value-type="float">
            <text:p>2922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9217" calcext:value-type="float">
            <text:p>16105156292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592" calcext:value-type="float">
            <text:p>245592</text:p>
          </table:table-cell>
          <table:table-cell office:value-type="float" office:value="1205" calcext:value-type="float">
            <text:p>1205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20024" calcext:value-type="float">
            <text:p>16120024</text:p>
          </table:table-cell>
          <table:table-cell office:value-type="float" office:value="4714496" calcext:value-type="float">
            <text:p>4714496</text:p>
          </table:table-cell>
          <table:table-cell office:value-type="float" office:value="11405528" calcext:value-type="float">
            <text:p>11405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35" calcext:value-type="float">
            <text:p>2935</text:p>
          </table:table-cell>
          <table:table-cell office:value-type="float" office:value="-798" calcext:value-type="float">
            <text:p>-798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9322" calcext:value-type="float">
            <text:p>16105156293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800" calcext:value-type="float">
            <text:p>244800</text:p>
          </table:table-cell>
          <table:table-cell office:value-type="float" office:value="1205" calcext:value-type="float">
            <text:p>1205</text:p>
          </table:table-cell>
          <table:table-cell office:value-type="float" office:value="989232" calcext:value-type="float">
            <text:p>9892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20024" calcext:value-type="float">
            <text:p>16120024</text:p>
          </table:table-cell>
          <table:table-cell office:value-type="float" office:value="3879672" calcext:value-type="float">
            <text:p>3879672</text:p>
          </table:table-cell>
          <table:table-cell office:value-type="float" office:value="12240352" calcext:value-type="float">
            <text:p>12240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46" calcext:value-type="float">
            <text:p>2946</text:p>
          </table:table-cell>
          <table:table-cell office:value-type="float" office:value="-855" calcext:value-type="float">
            <text:p>-85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9426" calcext:value-type="float">
            <text:p>16105156294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456" calcext:value-type="float">
            <text:p>247456</text:p>
          </table:table-cell>
          <table:table-cell office:value-type="float" office:value="1207" calcext:value-type="float">
            <text:p>1207</text:p>
          </table:table-cell>
          <table:table-cell office:value-type="float" office:value="989236" calcext:value-type="float">
            <text:p>9892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79448" calcext:value-type="float">
            <text:p>16079448</text:p>
          </table:table-cell>
          <table:table-cell office:value-type="float" office:value="6402048" calcext:value-type="float">
            <text:p>6402048</text:p>
          </table:table-cell>
          <table:table-cell office:value-type="float" office:value="9677400" calcext:value-type="float">
            <text:p>9677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59" calcext:value-type="float">
            <text:p>2959</text:p>
          </table:table-cell>
          <table:table-cell office:value-type="float" office:value="-855" calcext:value-type="float">
            <text:p>-85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9530" calcext:value-type="float">
            <text:p>16105156295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396" calcext:value-type="float">
            <text:p>251396</text:p>
          </table:table-cell>
          <table:table-cell office:value-type="float" office:value="1211" calcext:value-type="float">
            <text:p>1211</text:p>
          </table:table-cell>
          <table:table-cell office:value-type="float" office:value="989236" calcext:value-type="float">
            <text:p>9892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79448" calcext:value-type="float">
            <text:p>16079448</text:p>
          </table:table-cell>
          <table:table-cell office:value-type="float" office:value="10427400" calcext:value-type="float">
            <text:p>10427400</text:p>
          </table:table-cell>
          <table:table-cell office:value-type="float" office:value="5652048" calcext:value-type="float">
            <text:p>5652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70" calcext:value-type="float">
            <text:p>2970</text:p>
          </table:table-cell>
          <table:table-cell office:value-type="float" office:value="-855" calcext:value-type="float">
            <text:p>-85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9634" calcext:value-type="float">
            <text:p>16105156296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948" calcext:value-type="float">
            <text:p>244948</text:p>
          </table:table-cell>
          <table:table-cell office:value-type="float" office:value="1205" calcext:value-type="float">
            <text:p>1205</text:p>
          </table:table-cell>
          <table:table-cell office:value-type="float" office:value="989236" calcext:value-type="float">
            <text:p>9892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79448" calcext:value-type="float">
            <text:p>16079448</text:p>
          </table:table-cell>
          <table:table-cell office:value-type="float" office:value="3914760" calcext:value-type="float">
            <text:p>3914760</text:p>
          </table:table-cell>
          <table:table-cell office:value-type="float" office:value="12164688" calcext:value-type="float">
            <text:p>121646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81" calcext:value-type="float">
            <text:p>2981</text:p>
          </table:table-cell>
          <table:table-cell office:value-type="float" office:value="-855" calcext:value-type="float">
            <text:p>-85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9739" calcext:value-type="float">
            <text:p>16105156297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228" calcext:value-type="float">
            <text:p>241228</text:p>
          </table:table-cell>
          <table:table-cell office:value-type="float" office:value="1201" calcext:value-type="float">
            <text:p>1201</text:p>
          </table:table-cell>
          <table:table-cell office:value-type="float" office:value="989236" calcext:value-type="float">
            <text:p>9892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19728" calcext:value-type="float">
            <text:p>16219728</text:p>
          </table:table-cell>
          <table:table-cell office:value-type="float" office:value="0" calcext:value-type="float">
            <text:p>0</text:p>
          </table:table-cell>
          <table:table-cell office:value-type="float" office:value="16219728" calcext:value-type="float">
            <text:p>162197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93" calcext:value-type="float">
            <text:p>2993</text:p>
          </table:table-cell>
          <table:table-cell office:value-type="float" office:value="-855" calcext:value-type="float">
            <text:p>-85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9843" calcext:value-type="float">
            <text:p>16105156298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452" calcext:value-type="float">
            <text:p>252452</text:p>
          </table:table-cell>
          <table:table-cell office:value-type="float" office:value="1212" calcext:value-type="float">
            <text:p>1212</text:p>
          </table:table-cell>
          <table:table-cell office:value-type="float" office:value="989236" calcext:value-type="float">
            <text:p>9892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22152" calcext:value-type="float">
            <text:p>15822152</text:p>
          </table:table-cell>
          <table:table-cell office:value-type="float" office:value="11071488" calcext:value-type="float">
            <text:p>11071488</text:p>
          </table:table-cell>
          <table:table-cell office:value-type="float" office:value="4750664" calcext:value-type="float">
            <text:p>47506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07" calcext:value-type="float">
            <text:p>3007</text:p>
          </table:table-cell>
          <table:table-cell office:value-type="float" office:value="-855" calcext:value-type="float">
            <text:p>-85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29947" calcext:value-type="float">
            <text:p>16105156299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460" calcext:value-type="float">
            <text:p>251460</text:p>
          </table:table-cell>
          <table:table-cell office:value-type="float" office:value="1211" calcext:value-type="float">
            <text:p>1211</text:p>
          </table:table-cell>
          <table:table-cell office:value-type="float" office:value="989236" calcext:value-type="float">
            <text:p>9892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22152" calcext:value-type="float">
            <text:p>15822152</text:p>
          </table:table-cell>
          <table:table-cell office:value-type="float" office:value="10063872" calcext:value-type="float">
            <text:p>10063872</text:p>
          </table:table-cell>
          <table:table-cell office:value-type="float" office:value="5758280" calcext:value-type="float">
            <text:p>5758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18" calcext:value-type="float">
            <text:p>3018</text:p>
          </table:table-cell>
          <table:table-cell office:value-type="float" office:value="-855" calcext:value-type="float">
            <text:p>-85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0051" calcext:value-type="float">
            <text:p>16105156300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920" calcext:value-type="float">
            <text:p>246920</text:p>
          </table:table-cell>
          <table:table-cell office:value-type="float" office:value="1206" calcext:value-type="float">
            <text:p>1206</text:p>
          </table:table-cell>
          <table:table-cell office:value-type="float" office:value="989244" calcext:value-type="float">
            <text:p>9892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22152" calcext:value-type="float">
            <text:p>15822152</text:p>
          </table:table-cell>
          <table:table-cell office:value-type="float" office:value="4906896" calcext:value-type="float">
            <text:p>4906896</text:p>
          </table:table-cell>
          <table:table-cell office:value-type="float" office:value="10915256" calcext:value-type="float">
            <text:p>109152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30" calcext:value-type="float">
            <text:p>3030</text:p>
          </table:table-cell>
          <table:table-cell office:value-type="float" office:value="-237" calcext:value-type="float">
            <text:p>-237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4730" calcext:value-type="float">
            <text:p>16105156347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504" calcext:value-type="float">
            <text:p>241504</text:p>
          </table:table-cell>
          <table:table-cell office:value-type="float" office:value="1201" calcext:value-type="float">
            <text:p>1201</text:p>
          </table:table-cell>
          <table:table-cell office:value-type="float" office:value="989244" calcext:value-type="float">
            <text:p>9892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44200" calcext:value-type="float">
            <text:p>17644200</text:p>
          </table:table-cell>
          <table:table-cell office:value-type="float" office:value="1231160" calcext:value-type="float">
            <text:p>1231160</text:p>
          </table:table-cell>
          <table:table-cell office:value-type="float" office:value="16413040" calcext:value-type="float">
            <text:p>16413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44" calcext:value-type="float">
            <text:p>3044</text:p>
          </table:table-cell>
          <table:table-cell office:value-type="float" office:value="-237" calcext:value-type="float">
            <text:p>-237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4834" calcext:value-type="float">
            <text:p>16105156348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668" calcext:value-type="float">
            <text:p>239668</text:p>
          </table:table-cell>
          <table:table-cell office:value-type="float" office:value="1199" calcext:value-type="float">
            <text:p>1199</text:p>
          </table:table-cell>
          <table:table-cell office:value-type="float" office:value="989244" calcext:value-type="float">
            <text:p>9892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67776" calcext:value-type="float">
            <text:p>17467776</text:p>
          </table:table-cell>
          <table:table-cell office:value-type="float" office:value="0" calcext:value-type="float">
            <text:p>0</text:p>
          </table:table-cell>
          <table:table-cell office:value-type="float" office:value="17467776" calcext:value-type="float">
            <text:p>17467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58" calcext:value-type="float">
            <text:p>3058</text:p>
          </table:table-cell>
          <table:table-cell office:value-type="float" office:value="-237" calcext:value-type="float">
            <text:p>-237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4938" calcext:value-type="float">
            <text:p>16105156349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860" calcext:value-type="float">
            <text:p>236860</text:p>
          </table:table-cell>
          <table:table-cell office:value-type="float" office:value="1196" calcext:value-type="float">
            <text:p>1196</text:p>
          </table:table-cell>
          <table:table-cell office:value-type="float" office:value="989244" calcext:value-type="float">
            <text:p>9892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371744" calcext:value-type="float">
            <text:p>20371744</text:p>
          </table:table-cell>
          <table:table-cell office:value-type="float" office:value="0" calcext:value-type="float">
            <text:p>0</text:p>
          </table:table-cell>
          <table:table-cell office:value-type="float" office:value="20371744" calcext:value-type="float">
            <text:p>203717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72" calcext:value-type="float">
            <text:p>3072</text:p>
          </table:table-cell>
          <table:table-cell office:value-type="float" office:value="-237" calcext:value-type="float">
            <text:p>-237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5043" calcext:value-type="float">
            <text:p>16105156350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236" calcext:value-type="float">
            <text:p>243236</text:p>
          </table:table-cell>
          <table:table-cell office:value-type="float" office:value="1202" calcext:value-type="float">
            <text:p>1202</text:p>
          </table:table-cell>
          <table:table-cell office:value-type="float" office:value="989244" calcext:value-type="float">
            <text:p>9892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83472" calcext:value-type="float">
            <text:p>17583472</text:p>
          </table:table-cell>
          <table:table-cell office:value-type="float" office:value="2617344" calcext:value-type="float">
            <text:p>2617344</text:p>
          </table:table-cell>
          <table:table-cell office:value-type="float" office:value="14966128" calcext:value-type="float">
            <text:p>149661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87" calcext:value-type="float">
            <text:p>3087</text:p>
          </table:table-cell>
          <table:table-cell office:value-type="float" office:value="-237" calcext:value-type="float">
            <text:p>-237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5150" calcext:value-type="float">
            <text:p>1610515635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160" calcext:value-type="float">
            <text:p>242160</text:p>
          </table:table-cell>
          <table:table-cell office:value-type="float" office:value="1202" calcext:value-type="float">
            <text:p>1202</text:p>
          </table:table-cell>
          <table:table-cell office:value-type="float" office:value="989244" calcext:value-type="float">
            <text:p>9892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098648" calcext:value-type="float">
            <text:p>18098648</text:p>
          </table:table-cell>
          <table:table-cell office:value-type="float" office:value="2526488" calcext:value-type="float">
            <text:p>2526488</text:p>
          </table:table-cell>
          <table:table-cell office:value-type="float" office:value="15572160" calcext:value-type="float">
            <text:p>15572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00" calcext:value-type="float">
            <text:p>3100</text:p>
          </table:table-cell>
          <table:table-cell office:value-type="float" office:value="-237" calcext:value-type="float">
            <text:p>-237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5254" calcext:value-type="float">
            <text:p>16105156352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444" calcext:value-type="float">
            <text:p>241444</text:p>
          </table:table-cell>
          <table:table-cell office:value-type="float" office:value="1201" calcext:value-type="float">
            <text:p>1201</text:p>
          </table:table-cell>
          <table:table-cell office:value-type="float" office:value="989244" calcext:value-type="float">
            <text:p>9892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31440" calcext:value-type="float">
            <text:p>17731440</text:p>
          </table:table-cell>
          <table:table-cell office:value-type="float" office:value="1966480" calcext:value-type="float">
            <text:p>1966480</text:p>
          </table:table-cell>
          <table:table-cell office:value-type="float" office:value="15764960" calcext:value-type="float">
            <text:p>15764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14" calcext:value-type="float">
            <text:p>3114</text:p>
          </table:table-cell>
          <table:table-cell office:value-type="float" office:value="-765" calcext:value-type="float">
            <text:p>-76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5359" calcext:value-type="float">
            <text:p>1610515635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332" calcext:value-type="float">
            <text:p>246332</text:p>
          </table:table-cell>
          <table:table-cell office:value-type="float" office:value="1206" calcext:value-type="float">
            <text:p>1206</text:p>
          </table:table-cell>
          <table:table-cell office:value-type="float" office:value="989236" calcext:value-type="float">
            <text:p>9892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32768" calcext:value-type="float">
            <text:p>17532768</text:p>
          </table:table-cell>
          <table:table-cell office:value-type="float" office:value="5992448" calcext:value-type="float">
            <text:p>5992448</text:p>
          </table:table-cell>
          <table:table-cell office:value-type="float" office:value="11540320" calcext:value-type="float">
            <text:p>11540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28" calcext:value-type="float">
            <text:p>3128</text:p>
          </table:table-cell>
          <table:table-cell office:value-type="float" office:value="-765" calcext:value-type="float">
            <text:p>-76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5463" calcext:value-type="float">
            <text:p>16105156354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752" calcext:value-type="float">
            <text:p>245752</text:p>
          </table:table-cell>
          <table:table-cell office:value-type="float" office:value="1205" calcext:value-type="float">
            <text:p>1205</text:p>
          </table:table-cell>
          <table:table-cell office:value-type="float" office:value="989236" calcext:value-type="float">
            <text:p>9892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56976" calcext:value-type="float">
            <text:p>17456976</text:p>
          </table:table-cell>
          <table:table-cell office:value-type="float" office:value="5442264" calcext:value-type="float">
            <text:p>5442264</text:p>
          </table:table-cell>
          <table:table-cell office:value-type="float" office:value="12014712" calcext:value-type="float">
            <text:p>120147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41" calcext:value-type="float">
            <text:p>3141</text:p>
          </table:table-cell>
          <table:table-cell office:value-type="float" office:value="-765" calcext:value-type="float">
            <text:p>-76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5568" calcext:value-type="float">
            <text:p>1610515635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332" calcext:value-type="float">
            <text:p>250332</text:p>
          </table:table-cell>
          <table:table-cell office:value-type="float" office:value="1210" calcext:value-type="float">
            <text:p>1210</text:p>
          </table:table-cell>
          <table:table-cell office:value-type="float" office:value="989248" calcext:value-type="float">
            <text:p>9892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17320" calcext:value-type="float">
            <text:p>17517320</text:p>
          </table:table-cell>
          <table:table-cell office:value-type="float" office:value="10022912" calcext:value-type="float">
            <text:p>10022912</text:p>
          </table:table-cell>
          <table:table-cell office:value-type="float" office:value="7494408" calcext:value-type="float">
            <text:p>7494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55" calcext:value-type="float">
            <text:p>3155</text:p>
          </table:table-cell>
          <table:table-cell office:value-type="float" office:value="-765" calcext:value-type="float">
            <text:p>-76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5672" calcext:value-type="float">
            <text:p>1610515635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124" calcext:value-type="float">
            <text:p>250124</text:p>
          </table:table-cell>
          <table:table-cell office:value-type="float" office:value="1209" calcext:value-type="float">
            <text:p>1209</text:p>
          </table:table-cell>
          <table:table-cell office:value-type="float" office:value="989248" calcext:value-type="float">
            <text:p>9892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06336" calcext:value-type="float">
            <text:p>17506336</text:p>
          </table:table-cell>
          <table:table-cell office:value-type="float" office:value="10495048" calcext:value-type="float">
            <text:p>10495048</text:p>
          </table:table-cell>
          <table:table-cell office:value-type="float" office:value="7011288" calcext:value-type="float">
            <text:p>7011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69" calcext:value-type="float">
            <text:p>3169</text:p>
          </table:table-cell>
          <table:table-cell office:value-type="float" office:value="-765" calcext:value-type="float">
            <text:p>-76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5777" calcext:value-type="float">
            <text:p>16105156357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048" calcext:value-type="float">
            <text:p>237048</text:p>
          </table:table-cell>
          <table:table-cell office:value-type="float" office:value="1197" calcext:value-type="float">
            <text:p>1197</text:p>
          </table:table-cell>
          <table:table-cell office:value-type="float" office:value="989248" calcext:value-type="float">
            <text:p>9892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950912" calcext:value-type="float">
            <text:p>19950912</text:p>
          </table:table-cell>
          <table:table-cell office:value-type="float" office:value="0" calcext:value-type="float">
            <text:p>0</text:p>
          </table:table-cell>
          <table:table-cell office:value-type="float" office:value="19950912" calcext:value-type="float">
            <text:p>199509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82" calcext:value-type="float">
            <text:p>3182</text:p>
          </table:table-cell>
          <table:table-cell office:value-type="float" office:value="-765" calcext:value-type="float">
            <text:p>-76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5881" calcext:value-type="float">
            <text:p>16105156358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908" calcext:value-type="float">
            <text:p>243908</text:p>
          </table:table-cell>
          <table:table-cell office:value-type="float" office:value="1204" calcext:value-type="float">
            <text:p>1204</text:p>
          </table:table-cell>
          <table:table-cell office:value-type="float" office:value="989248" calcext:value-type="float">
            <text:p>9892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41440" calcext:value-type="float">
            <text:p>17441440</text:p>
          </table:table-cell>
          <table:table-cell office:value-type="float" office:value="4206592" calcext:value-type="float">
            <text:p>4206592</text:p>
          </table:table-cell>
          <table:table-cell office:value-type="float" office:value="13234848" calcext:value-type="float">
            <text:p>13234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96" calcext:value-type="float">
            <text:p>3196</text:p>
          </table:table-cell>
          <table:table-cell office:value-type="float" office:value="-765" calcext:value-type="float">
            <text:p>-76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5985" calcext:value-type="float">
            <text:p>16105156359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932" calcext:value-type="float">
            <text:p>247932</text:p>
          </table:table-cell>
          <table:table-cell office:value-type="float" office:value="1207" calcext:value-type="float">
            <text:p>1207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12056" calcext:value-type="float">
            <text:p>17512056</text:p>
          </table:table-cell>
          <table:table-cell office:value-type="float" office:value="7828920" calcext:value-type="float">
            <text:p>7828920</text:p>
          </table:table-cell>
          <table:table-cell office:value-type="float" office:value="9683136" calcext:value-type="float">
            <text:p>9683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10" calcext:value-type="float">
            <text:p>3210</text:p>
          </table:table-cell>
          <table:table-cell office:value-type="float" office:value="-765" calcext:value-type="float">
            <text:p>-76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6090" calcext:value-type="float">
            <text:p>16105156360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088" calcext:value-type="float">
            <text:p>237088</text:p>
          </table:table-cell>
          <table:table-cell office:value-type="float" office:value="1197" calcext:value-type="float">
            <text:p>1197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951352" calcext:value-type="float">
            <text:p>19951352</text:p>
          </table:table-cell>
          <table:table-cell office:value-type="float" office:value="0" calcext:value-type="float">
            <text:p>0</text:p>
          </table:table-cell>
          <table:table-cell office:value-type="float" office:value="19951352" calcext:value-type="float">
            <text:p>19951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24" calcext:value-type="float">
            <text:p>3224</text:p>
          </table:table-cell>
          <table:table-cell office:value-type="float" office:value="-765" calcext:value-type="float">
            <text:p>-76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6195" calcext:value-type="float">
            <text:p>16105156361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064" calcext:value-type="float">
            <text:p>245064</text:p>
          </table:table-cell>
          <table:table-cell office:value-type="float" office:value="1204" calcext:value-type="float">
            <text:p>1204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44712" calcext:value-type="float">
            <text:p>17544712</text:p>
          </table:table-cell>
          <table:table-cell office:value-type="float" office:value="5173248" calcext:value-type="float">
            <text:p>5173248</text:p>
          </table:table-cell>
          <table:table-cell office:value-type="float" office:value="12371464" calcext:value-type="float">
            <text:p>123714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37" calcext:value-type="float">
            <text:p>3237</text:p>
          </table:table-cell>
          <table:table-cell office:value-type="float" office:value="-765" calcext:value-type="float">
            <text:p>-76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6301" calcext:value-type="float">
            <text:p>16105156363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940" calcext:value-type="float">
            <text:p>249940</text:p>
          </table:table-cell>
          <table:table-cell office:value-type="float" office:value="1209" calcext:value-type="float">
            <text:p>1209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57184" calcext:value-type="float">
            <text:p>17157184</text:p>
          </table:table-cell>
          <table:table-cell office:value-type="float" office:value="9488824" calcext:value-type="float">
            <text:p>9488824</text:p>
          </table:table-cell>
          <table:table-cell office:value-type="float" office:value="7668360" calcext:value-type="float">
            <text:p>76683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51" calcext:value-type="float">
            <text:p>3251</text:p>
          </table:table-cell>
          <table:table-cell office:value-type="float" office:value="-765" calcext:value-type="float">
            <text:p>-76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6405" calcext:value-type="float">
            <text:p>1610515636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8600" calcext:value-type="float">
            <text:p>238600</text:p>
          </table:table-cell>
          <table:table-cell office:value-type="float" office:value="1199" calcext:value-type="float">
            <text:p>1199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541264" calcext:value-type="float">
            <text:p>18541264</text:p>
          </table:table-cell>
          <table:table-cell office:value-type="float" office:value="0" calcext:value-type="float">
            <text:p>0</text:p>
          </table:table-cell>
          <table:table-cell office:value-type="float" office:value="18541264" calcext:value-type="float">
            <text:p>185412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64" calcext:value-type="float">
            <text:p>3264</text:p>
          </table:table-cell>
          <table:table-cell office:value-type="float" office:value="-765" calcext:value-type="float">
            <text:p>-76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6509" calcext:value-type="float">
            <text:p>16105156365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196" calcext:value-type="float">
            <text:p>251196</text:p>
          </table:table-cell>
          <table:table-cell office:value-type="float" office:value="1211" calcext:value-type="float">
            <text:p>1211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31536" calcext:value-type="float">
            <text:p>17631536</text:p>
          </table:table-cell>
          <table:table-cell office:value-type="float" office:value="12136448" calcext:value-type="float">
            <text:p>12136448</text:p>
          </table:table-cell>
          <table:table-cell office:value-type="float" office:value="5495088" calcext:value-type="float">
            <text:p>54950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78" calcext:value-type="float">
            <text:p>3278</text:p>
          </table:table-cell>
          <table:table-cell office:value-type="float" office:value="-765" calcext:value-type="float">
            <text:p>-76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6614" calcext:value-type="float">
            <text:p>16105156366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204" calcext:value-type="float">
            <text:p>243204</text:p>
          </table:table-cell>
          <table:table-cell office:value-type="float" office:value="1203" calcext:value-type="float">
            <text:p>1203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61896" calcext:value-type="float">
            <text:p>17161896</text:p>
          </table:table-cell>
          <table:table-cell office:value-type="float" office:value="2600960" calcext:value-type="float">
            <text:p>2600960</text:p>
          </table:table-cell>
          <table:table-cell office:value-type="float" office:value="14560936" calcext:value-type="float">
            <text:p>145609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91" calcext:value-type="float">
            <text:p>3291</text:p>
          </table:table-cell>
          <table:table-cell office:value-type="float" office:value="-765" calcext:value-type="float">
            <text:p>-765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6719" calcext:value-type="float">
            <text:p>16105156367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312" calcext:value-type="float">
            <text:p>250312</text:p>
          </table:table-cell>
          <table:table-cell office:value-type="float" office:value="1210" calcext:value-type="float">
            <text:p>1210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00320" calcext:value-type="float">
            <text:p>17200320</text:p>
          </table:table-cell>
          <table:table-cell office:value-type="float" office:value="10755272" calcext:value-type="float">
            <text:p>10755272</text:p>
          </table:table-cell>
          <table:table-cell office:value-type="float" office:value="6445048" calcext:value-type="float">
            <text:p>6445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04" calcext:value-type="float">
            <text:p>3304</text:p>
          </table:table-cell>
          <table:table-cell office:value-type="float" office:value="-792" calcext:value-type="float">
            <text:p>-79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6823" calcext:value-type="float">
            <text:p>16105156368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684" calcext:value-type="float">
            <text:p>243684</text:p>
          </table:table-cell>
          <table:table-cell office:value-type="float" office:value="1203" calcext:value-type="float">
            <text:p>1203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48360" calcext:value-type="float">
            <text:p>16848360</text:p>
          </table:table-cell>
          <table:table-cell office:value-type="float" office:value="3609400" calcext:value-type="float">
            <text:p>3609400</text:p>
          </table:table-cell>
          <table:table-cell office:value-type="float" office:value="13238960" calcext:value-type="float">
            <text:p>13238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18" calcext:value-type="float">
            <text:p>3318</text:p>
          </table:table-cell>
          <table:table-cell office:value-type="float" office:value="-792" calcext:value-type="float">
            <text:p>-79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6927" calcext:value-type="float">
            <text:p>16105156369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924" calcext:value-type="float">
            <text:p>237924</text:p>
          </table:table-cell>
          <table:table-cell office:value-type="float" office:value="1198" calcext:value-type="float">
            <text:p>1198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947544" calcext:value-type="float">
            <text:p>18947544</text:p>
          </table:table-cell>
          <table:table-cell office:value-type="float" office:value="0" calcext:value-type="float">
            <text:p>0</text:p>
          </table:table-cell>
          <table:table-cell office:value-type="float" office:value="18947544" calcext:value-type="float">
            <text:p>18947544</text:p>
          </table:table-cell>
          <table:table-cell office:value-type="float" office:value="8" calcext:value-type="float">
            <text:p>8</text:p>
          </table:table-cell>
          <table:table-cell office:value-type="float" office:value="1766400" calcext:value-type="float">
            <text:p>1766400</text:p>
          </table:table-cell>
          <table:table-cell office:value-type="float" office:value="3331" calcext:value-type="float">
            <text:p>3331</text:p>
          </table:table-cell>
          <table:table-cell office:value-type="float" office:value="-792" calcext:value-type="float">
            <text:p>-79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7032" calcext:value-type="float">
            <text:p>1610515637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240" calcext:value-type="float">
            <text:p>250240</text:p>
          </table:table-cell>
          <table:table-cell office:value-type="float" office:value="1210" calcext:value-type="float">
            <text:p>1210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60392" calcext:value-type="float">
            <text:p>16860392</text:p>
          </table:table-cell>
          <table:table-cell office:value-type="float" office:value="10039296" calcext:value-type="float">
            <text:p>10039296</text:p>
          </table:table-cell>
          <table:table-cell office:value-type="float" office:value="6821096" calcext:value-type="float">
            <text:p>6821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45" calcext:value-type="float">
            <text:p>3345</text:p>
          </table:table-cell>
          <table:table-cell office:value-type="float" office:value="-792" calcext:value-type="float">
            <text:p>-79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7139" calcext:value-type="float">
            <text:p>1610515637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984" calcext:value-type="float">
            <text:p>243984</text:p>
          </table:table-cell>
          <table:table-cell office:value-type="float" office:value="1204" calcext:value-type="float">
            <text:p>1204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71376" calcext:value-type="float">
            <text:p>17471376</text:p>
          </table:table-cell>
          <table:table-cell office:value-type="float" office:value="4255744" calcext:value-type="float">
            <text:p>4255744</text:p>
          </table:table-cell>
          <table:table-cell office:value-type="float" office:value="13215632" calcext:value-type="float">
            <text:p>132156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58" calcext:value-type="float">
            <text:p>3358</text:p>
          </table:table-cell>
          <table:table-cell office:value-type="float" office:value="-792" calcext:value-type="float">
            <text:p>-79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7244" calcext:value-type="float">
            <text:p>16105156372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084" calcext:value-type="float">
            <text:p>240084</text:p>
          </table:table-cell>
          <table:table-cell office:value-type="float" office:value="1200" calcext:value-type="float">
            <text:p>1200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65416" calcext:value-type="float">
            <text:p>17165416</text:p>
          </table:table-cell>
          <table:table-cell office:value-type="float" office:value="176128" calcext:value-type="float">
            <text:p>176128</text:p>
          </table:table-cell>
          <table:table-cell office:value-type="float" office:value="16989288" calcext:value-type="float">
            <text:p>16989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72" calcext:value-type="float">
            <text:p>3372</text:p>
          </table:table-cell>
          <table:table-cell office:value-type="float" office:value="-792" calcext:value-type="float">
            <text:p>-79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7348" calcext:value-type="float">
            <text:p>1610515637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788" calcext:value-type="float">
            <text:p>250788</text:p>
          </table:table-cell>
          <table:table-cell office:value-type="float" office:value="1210" calcext:value-type="float">
            <text:p>1210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26400" calcext:value-type="float">
            <text:p>17026400</text:p>
          </table:table-cell>
          <table:table-cell office:value-type="float" office:value="10810008" calcext:value-type="float">
            <text:p>10810008</text:p>
          </table:table-cell>
          <table:table-cell office:value-type="float" office:value="6216392" calcext:value-type="float">
            <text:p>6216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85" calcext:value-type="float">
            <text:p>3385</text:p>
          </table:table-cell>
          <table:table-cell office:value-type="float" office:value="-792" calcext:value-type="float">
            <text:p>-79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7453" calcext:value-type="float">
            <text:p>16105156374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392" calcext:value-type="float">
            <text:p>246392</text:p>
          </table:table-cell>
          <table:table-cell office:value-type="float" office:value="1206" calcext:value-type="float">
            <text:p>1206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12520" calcext:value-type="float">
            <text:p>17212520</text:p>
          </table:table-cell>
          <table:table-cell office:value-type="float" office:value="6401864" calcext:value-type="float">
            <text:p>6401864</text:p>
          </table:table-cell>
          <table:table-cell office:value-type="float" office:value="10810656" calcext:value-type="float">
            <text:p>10810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99" calcext:value-type="float">
            <text:p>3399</text:p>
          </table:table-cell>
          <table:table-cell office:value-type="float" office:value="-792" calcext:value-type="float">
            <text:p>-79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7559" calcext:value-type="float">
            <text:p>16105156375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572" calcext:value-type="float">
            <text:p>243572</text:p>
          </table:table-cell>
          <table:table-cell office:value-type="float" office:value="1203" calcext:value-type="float">
            <text:p>1203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13472" calcext:value-type="float">
            <text:p>17413472</text:p>
          </table:table-cell>
          <table:table-cell office:value-type="float" office:value="3337848" calcext:value-type="float">
            <text:p>3337848</text:p>
          </table:table-cell>
          <table:table-cell office:value-type="float" office:value="14075624" calcext:value-type="float">
            <text:p>14075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11" calcext:value-type="float">
            <text:p>3411</text:p>
          </table:table-cell>
          <table:table-cell office:value-type="float" office:value="-792" calcext:value-type="float">
            <text:p>-79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7664" calcext:value-type="float">
            <text:p>1610515637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464" calcext:value-type="float">
            <text:p>241464</text:p>
          </table:table-cell>
          <table:table-cell office:value-type="float" office:value="1201" calcext:value-type="float">
            <text:p>1201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78424" calcext:value-type="float">
            <text:p>16878424</text:p>
          </table:table-cell>
          <table:table-cell office:value-type="float" office:value="1337016" calcext:value-type="float">
            <text:p>1337016</text:p>
          </table:table-cell>
          <table:table-cell office:value-type="float" office:value="15541408" calcext:value-type="float">
            <text:p>15541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24" calcext:value-type="float">
            <text:p>3424</text:p>
          </table:table-cell>
          <table:table-cell office:value-type="float" office:value="-792" calcext:value-type="float">
            <text:p>-79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7769" calcext:value-type="float">
            <text:p>16105156377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232" calcext:value-type="float">
            <text:p>239232</text:p>
          </table:table-cell>
          <table:table-cell office:value-type="float" office:value="1199" calcext:value-type="float">
            <text:p>1199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55592" calcext:value-type="float">
            <text:p>17955592</text:p>
          </table:table-cell>
          <table:table-cell office:value-type="float" office:value="0" calcext:value-type="float">
            <text:p>0</text:p>
          </table:table-cell>
          <table:table-cell office:value-type="float" office:value="17955592" calcext:value-type="float">
            <text:p>179555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37" calcext:value-type="float">
            <text:p>3437</text:p>
          </table:table-cell>
          <table:table-cell office:value-type="float" office:value="-792" calcext:value-type="float">
            <text:p>-79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7873" calcext:value-type="float">
            <text:p>16105156378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704" calcext:value-type="float">
            <text:p>242704</text:p>
          </table:table-cell>
          <table:table-cell office:value-type="float" office:value="1202" calcext:value-type="float">
            <text:p>1202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351128" calcext:value-type="float">
            <text:p>19351128</text:p>
          </table:table-cell>
          <table:table-cell office:value-type="float" office:value="4944456" calcext:value-type="float">
            <text:p>4944456</text:p>
          </table:table-cell>
          <table:table-cell office:value-type="float" office:value="14406672" calcext:value-type="float">
            <text:p>14406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52" calcext:value-type="float">
            <text:p>3452</text:p>
          </table:table-cell>
          <table:table-cell office:value-type="float" office:value="-792" calcext:value-type="float">
            <text:p>-79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7978" calcext:value-type="float">
            <text:p>16105156379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192" calcext:value-type="float">
            <text:p>244192</text:p>
          </table:table-cell>
          <table:table-cell office:value-type="float" office:value="1204" calcext:value-type="float">
            <text:p>1204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47664" calcext:value-type="float">
            <text:p>16747664</text:p>
          </table:table-cell>
          <table:table-cell office:value-type="float" office:value="3956680" calcext:value-type="float">
            <text:p>3956680</text:p>
          </table:table-cell>
          <table:table-cell office:value-type="float" office:value="12790984" calcext:value-type="float">
            <text:p>12790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64" calcext:value-type="float">
            <text:p>3464</text:p>
          </table:table-cell>
          <table:table-cell office:value-type="float" office:value="-792" calcext:value-type="float">
            <text:p>-792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8082" calcext:value-type="float">
            <text:p>16105156380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688" calcext:value-type="float">
            <text:p>244688</text:p>
          </table:table-cell>
          <table:table-cell office:value-type="float" office:value="1204" calcext:value-type="float">
            <text:p>1204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79768" calcext:value-type="float">
            <text:p>17179768</text:p>
          </table:table-cell>
          <table:table-cell office:value-type="float" office:value="4857464" calcext:value-type="float">
            <text:p>4857464</text:p>
          </table:table-cell>
          <table:table-cell office:value-type="float" office:value="12322304" calcext:value-type="float">
            <text:p>123223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77" calcext:value-type="float">
            <text:p>3477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8186" calcext:value-type="float">
            <text:p>16105156381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928" calcext:value-type="float">
            <text:p>245928</text:p>
          </table:table-cell>
          <table:table-cell office:value-type="float" office:value="1205" calcext:value-type="float">
            <text:p>1205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73776" calcext:value-type="float">
            <text:p>16873776</text:p>
          </table:table-cell>
          <table:table-cell office:value-type="float" office:value="5840712" calcext:value-type="float">
            <text:p>5840712</text:p>
          </table:table-cell>
          <table:table-cell office:value-type="float" office:value="11033064" calcext:value-type="float">
            <text:p>110330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90" calcext:value-type="float">
            <text:p>3490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8290" calcext:value-type="float">
            <text:p>16105156382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604" calcext:value-type="float">
            <text:p>247604</text:p>
          </table:table-cell>
          <table:table-cell office:value-type="float" office:value="1207" calcext:value-type="float">
            <text:p>1207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79624" calcext:value-type="float">
            <text:p>16879624</text:p>
          </table:table-cell>
          <table:table-cell office:value-type="float" office:value="7578216" calcext:value-type="float">
            <text:p>7578216</text:p>
          </table:table-cell>
          <table:table-cell office:value-type="float" office:value="9301408" calcext:value-type="float">
            <text:p>9301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03" calcext:value-type="float">
            <text:p>3503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8394" calcext:value-type="float">
            <text:p>1610515638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060" calcext:value-type="float">
            <text:p>250060</text:p>
          </table:table-cell>
          <table:table-cell office:value-type="float" office:value="1210" calcext:value-type="float">
            <text:p>1210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68464" calcext:value-type="float">
            <text:p>16868464</text:p>
          </table:table-cell>
          <table:table-cell office:value-type="float" office:value="10134808" calcext:value-type="float">
            <text:p>10134808</text:p>
          </table:table-cell>
          <table:table-cell office:value-type="float" office:value="6733656" calcext:value-type="float">
            <text:p>6733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16" calcext:value-type="float">
            <text:p>3516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8499" calcext:value-type="float">
            <text:p>16105156384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584" calcext:value-type="float">
            <text:p>239584</text:p>
          </table:table-cell>
          <table:table-cell office:value-type="float" office:value="1199" calcext:value-type="float">
            <text:p>1199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41080" calcext:value-type="float">
            <text:p>17141080</text:p>
          </table:table-cell>
          <table:table-cell office:value-type="float" office:value="0" calcext:value-type="float">
            <text:p>0</text:p>
          </table:table-cell>
          <table:table-cell office:value-type="float" office:value="17141080" calcext:value-type="float">
            <text:p>17141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29" calcext:value-type="float">
            <text:p>3529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8603" calcext:value-type="float">
            <text:p>16105156386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200" calcext:value-type="float">
            <text:p>243200</text:p>
          </table:table-cell>
          <table:table-cell office:value-type="float" office:value="1203" calcext:value-type="float">
            <text:p>1203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52032" calcext:value-type="float">
            <text:p>16652032</text:p>
          </table:table-cell>
          <table:table-cell office:value-type="float" office:value="2912256" calcext:value-type="float">
            <text:p>2912256</text:p>
          </table:table-cell>
          <table:table-cell office:value-type="float" office:value="13739776" calcext:value-type="float">
            <text:p>13739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41" calcext:value-type="float">
            <text:p>3541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8709" calcext:value-type="float">
            <text:p>1610515638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876" calcext:value-type="float">
            <text:p>247876</text:p>
          </table:table-cell>
          <table:table-cell office:value-type="float" office:value="1208" calcext:value-type="float">
            <text:p>1208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5112" calcext:value-type="float">
            <text:p>16785112</text:p>
          </table:table-cell>
          <table:table-cell office:value-type="float" office:value="7925760" calcext:value-type="float">
            <text:p>7925760</text:p>
          </table:table-cell>
          <table:table-cell office:value-type="float" office:value="8859352" calcext:value-type="float">
            <text:p>8859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54" calcext:value-type="float">
            <text:p>3554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8813" calcext:value-type="float">
            <text:p>16105156388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048" calcext:value-type="float">
            <text:p>239048</text:p>
          </table:table-cell>
          <table:table-cell office:value-type="float" office:value="1199" calcext:value-type="float">
            <text:p>1199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68800" calcext:value-type="float">
            <text:p>17468800</text:p>
          </table:table-cell>
          <table:table-cell office:value-type="float" office:value="0" calcext:value-type="float">
            <text:p>0</text:p>
          </table:table-cell>
          <table:table-cell office:value-type="float" office:value="17468800" calcext:value-type="float">
            <text:p>174688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66" calcext:value-type="float">
            <text:p>3566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8917" calcext:value-type="float">
            <text:p>16105156389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116" calcext:value-type="float">
            <text:p>248116</text:p>
          </table:table-cell>
          <table:table-cell office:value-type="float" office:value="1208" calcext:value-type="float">
            <text:p>1208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39392" calcext:value-type="float">
            <text:p>17239392</text:p>
          </table:table-cell>
          <table:table-cell office:value-type="float" office:value="8606632" calcext:value-type="float">
            <text:p>8606632</text:p>
          </table:table-cell>
          <table:table-cell office:value-type="float" office:value="8632760" calcext:value-type="float">
            <text:p>86327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79" calcext:value-type="float">
            <text:p>3579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9021" calcext:value-type="float">
            <text:p>16105156390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572" calcext:value-type="float">
            <text:p>243572</text:p>
          </table:table-cell>
          <table:table-cell office:value-type="float" office:value="1203" calcext:value-type="float">
            <text:p>1203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76720" calcext:value-type="float">
            <text:p>16476720</text:p>
          </table:table-cell>
          <table:table-cell office:value-type="float" office:value="3076096" calcext:value-type="float">
            <text:p>3076096</text:p>
          </table:table-cell>
          <table:table-cell office:value-type="float" office:value="13400624" calcext:value-type="float">
            <text:p>13400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91" calcext:value-type="float">
            <text:p>3591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9125" calcext:value-type="float">
            <text:p>1610515639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152" calcext:value-type="float">
            <text:p>240152</text:p>
          </table:table-cell>
          <table:table-cell office:value-type="float" office:value="1200" calcext:value-type="float">
            <text:p>1200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74104" calcext:value-type="float">
            <text:p>17574104</text:p>
          </table:table-cell>
          <table:table-cell office:value-type="float" office:value="0" calcext:value-type="float">
            <text:p>0</text:p>
          </table:table-cell>
          <table:table-cell office:value-type="float" office:value="17574104" calcext:value-type="float">
            <text:p>175741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05" calcext:value-type="float">
            <text:p>3605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9230" calcext:value-type="float">
            <text:p>16105156392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236" calcext:value-type="float">
            <text:p>250236</text:p>
          </table:table-cell>
          <table:table-cell office:value-type="float" office:value="1210" calcext:value-type="float">
            <text:p>1210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04312" calcext:value-type="float">
            <text:p>16504312</text:p>
          </table:table-cell>
          <table:table-cell office:value-type="float" office:value="9993832" calcext:value-type="float">
            <text:p>9993832</text:p>
          </table:table-cell>
          <table:table-cell office:value-type="float" office:value="6510480" calcext:value-type="float">
            <text:p>65104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15" calcext:value-type="float">
            <text:p>3615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9334" calcext:value-type="float">
            <text:p>16105156393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648" calcext:value-type="float">
            <text:p>249648</text:p>
          </table:table-cell>
          <table:table-cell office:value-type="float" office:value="1209" calcext:value-type="float">
            <text:p>1209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26920" calcext:value-type="float">
            <text:p>16326920</text:p>
          </table:table-cell>
          <table:table-cell office:value-type="float" office:value="9039872" calcext:value-type="float">
            <text:p>9039872</text:p>
          </table:table-cell>
          <table:table-cell office:value-type="float" office:value="7287048" calcext:value-type="float">
            <text:p>7287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28" calcext:value-type="float">
            <text:p>3628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9438" calcext:value-type="float">
            <text:p>16105156394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772" calcext:value-type="float">
            <text:p>249772</text:p>
          </table:table-cell>
          <table:table-cell office:value-type="float" office:value="1209" calcext:value-type="float">
            <text:p>1209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26920" calcext:value-type="float">
            <text:p>16326920</text:p>
          </table:table-cell>
          <table:table-cell office:value-type="float" office:value="9355112" calcext:value-type="float">
            <text:p>9355112</text:p>
          </table:table-cell>
          <table:table-cell office:value-type="float" office:value="6971808" calcext:value-type="float">
            <text:p>6971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39" calcext:value-type="float">
            <text:p>3639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9542" calcext:value-type="float">
            <text:p>16105156395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188" calcext:value-type="float">
            <text:p>253188</text:p>
          </table:table-cell>
          <table:table-cell office:value-type="float" office:value="1213" calcext:value-type="float">
            <text:p>1213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43064" calcext:value-type="float">
            <text:p>15943064</text:p>
          </table:table-cell>
          <table:table-cell office:value-type="float" office:value="12496896" calcext:value-type="float">
            <text:p>12496896</text:p>
          </table:table-cell>
          <table:table-cell office:value-type="float" office:value="3446168" calcext:value-type="float">
            <text:p>3446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52" calcext:value-type="float">
            <text:p>3652</text:p>
          </table:table-cell>
          <table:table-cell office:value-type="float" office:value="-803" calcext:value-type="float">
            <text:p>-803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9648" calcext:value-type="float">
            <text:p>16105156396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556" calcext:value-type="float">
            <text:p>245556</text:p>
          </table:table-cell>
          <table:table-cell office:value-type="float" office:value="1205" calcext:value-type="float">
            <text:p>1205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43064" calcext:value-type="float">
            <text:p>15943064</text:p>
          </table:table-cell>
          <table:table-cell office:value-type="float" office:value="4624384" calcext:value-type="float">
            <text:p>4624384</text:p>
          </table:table-cell>
          <table:table-cell office:value-type="float" office:value="11318680" calcext:value-type="float">
            <text:p>113186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63" calcext:value-type="float">
            <text:p>3663</text:p>
          </table:table-cell>
          <table:table-cell office:value-type="float" office:value="-830" calcext:value-type="float">
            <text:p>-83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9752" calcext:value-type="float">
            <text:p>16105156397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252" calcext:value-type="float">
            <text:p>252252</text:p>
          </table:table-cell>
          <table:table-cell office:value-type="float" office:value="1212" calcext:value-type="float">
            <text:p>1212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43064" calcext:value-type="float">
            <text:p>15943064</text:p>
          </table:table-cell>
          <table:table-cell office:value-type="float" office:value="11987816" calcext:value-type="float">
            <text:p>11987816</text:p>
          </table:table-cell>
          <table:table-cell office:value-type="float" office:value="3955248" calcext:value-type="float">
            <text:p>39552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74" calcext:value-type="float">
            <text:p>3674</text:p>
          </table:table-cell>
          <table:table-cell office:value-type="float" office:value="-830" calcext:value-type="float">
            <text:p>-83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9856" calcext:value-type="float">
            <text:p>16105156398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780" calcext:value-type="float">
            <text:p>248780</text:p>
          </table:table-cell>
          <table:table-cell office:value-type="float" office:value="1209" calcext:value-type="float">
            <text:p>1209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43064" calcext:value-type="float">
            <text:p>15943064</text:p>
          </table:table-cell>
          <table:table-cell office:value-type="float" office:value="8358760" calcext:value-type="float">
            <text:p>8358760</text:p>
          </table:table-cell>
          <table:table-cell office:value-type="float" office:value="7584304" calcext:value-type="float">
            <text:p>75843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85" calcext:value-type="float">
            <text:p>3685</text:p>
          </table:table-cell>
          <table:table-cell office:value-type="float" office:value="-830" calcext:value-type="float">
            <text:p>-83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39959" calcext:value-type="float">
            <text:p>16105156399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292" calcext:value-type="float">
            <text:p>247292</text:p>
          </table:table-cell>
          <table:table-cell office:value-type="float" office:value="1207" calcext:value-type="float">
            <text:p>1207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43064" calcext:value-type="float">
            <text:p>15943064</text:p>
          </table:table-cell>
          <table:table-cell office:value-type="float" office:value="6794088" calcext:value-type="float">
            <text:p>6794088</text:p>
          </table:table-cell>
          <table:table-cell office:value-type="float" office:value="9148976" calcext:value-type="float">
            <text:p>9148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96" calcext:value-type="float">
            <text:p>3696</text:p>
          </table:table-cell>
          <table:table-cell office:value-type="float" office:value="-830" calcext:value-type="float">
            <text:p>-83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40063" calcext:value-type="float">
            <text:p>16105156400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764" calcext:value-type="float">
            <text:p>246764</text:p>
          </table:table-cell>
          <table:table-cell office:value-type="float" office:value="1207" calcext:value-type="float">
            <text:p>1207</text:p>
          </table:table-cell>
          <table:table-cell office:value-type="float" office:value="989252" calcext:value-type="float">
            <text:p>9892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43064" calcext:value-type="float">
            <text:p>15943064</text:p>
          </table:table-cell>
          <table:table-cell office:value-type="float" office:value="6310760" calcext:value-type="float">
            <text:p>6310760</text:p>
          </table:table-cell>
          <table:table-cell office:value-type="float" office:value="9632304" calcext:value-type="float">
            <text:p>96323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06" calcext:value-type="float">
            <text:p>3706</text:p>
          </table:table-cell>
          <table:table-cell office:value-type="float" office:value="-830" calcext:value-type="float">
            <text:p>-830</text:p>
          </table:table-cell>
          <table:table-cell office:value-type="float" office:value="4034" calcext:value-type="float">
            <text:p>4034</text:p>
          </table:table-cell>
          <table:table-cell office:value-type="float" office:value="1610515640167" calcext:value-type="float">
            <text:p>16105156401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320" calcext:value-type="float">
            <text:p>242320</text:p>
          </table:table-cell>
          <table:table-cell office:value-type="float" office:value="1202" calcext:value-type="float">
            <text:p>1202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43064" calcext:value-type="float">
            <text:p>15943064</text:p>
          </table:table-cell>
          <table:table-cell office:value-type="float" office:value="1170168" calcext:value-type="float">
            <text:p>1170168</text:p>
          </table:table-cell>
          <table:table-cell office:value-type="float" office:value="14772896" calcext:value-type="float">
            <text:p>147728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15" calcext:value-type="float">
            <text:p>3715</text:p>
          </table:table-cell>
          <table:table-cell office:value-type="float" office:value="-240" calcext:value-type="float">
            <text:p>-240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4738" calcext:value-type="float">
            <text:p>16105156447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580" calcext:value-type="float">
            <text:p>236580</text:p>
          </table:table-cell>
          <table:table-cell office:value-type="float" office:value="1196" calcext:value-type="float">
            <text:p>1196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335472" calcext:value-type="float">
            <text:p>20335472</text:p>
          </table:table-cell>
          <table:table-cell office:value-type="float" office:value="0" calcext:value-type="float">
            <text:p>0</text:p>
          </table:table-cell>
          <table:table-cell office:value-type="float" office:value="20335472" calcext:value-type="float">
            <text:p>20335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29" calcext:value-type="float">
            <text:p>3729</text:p>
          </table:table-cell>
          <table:table-cell office:value-type="float" office:value="-240" calcext:value-type="float">
            <text:p>-240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4843" calcext:value-type="float">
            <text:p>16105156448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180" calcext:value-type="float">
            <text:p>240180</text:p>
          </table:table-cell>
          <table:table-cell office:value-type="float" office:value="1200" calcext:value-type="float">
            <text:p>1200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51160" calcext:value-type="float">
            <text:p>17051160</text:p>
          </table:table-cell>
          <table:table-cell office:value-type="float" office:value="126976" calcext:value-type="float">
            <text:p>126976</text:p>
          </table:table-cell>
          <table:table-cell office:value-type="float" office:value="16924184" calcext:value-type="float">
            <text:p>16924184</text:p>
          </table:table-cell>
          <table:table-cell office:value-type="float" office:value="8" calcext:value-type="float">
            <text:p>8</text:p>
          </table:table-cell>
          <table:table-cell office:value-type="float" office:value="2553600" calcext:value-type="float">
            <text:p>2553600</text:p>
          </table:table-cell>
          <table:table-cell office:value-type="float" office:value="3743" calcext:value-type="float">
            <text:p>3743</text:p>
          </table:table-cell>
          <table:table-cell office:value-type="float" office:value="-240" calcext:value-type="float">
            <text:p>-240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4947" calcext:value-type="float">
            <text:p>16105156449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500" calcext:value-type="float">
            <text:p>237500</text:p>
          </table:table-cell>
          <table:table-cell office:value-type="float" office:value="1197" calcext:value-type="float">
            <text:p>1197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532936" calcext:value-type="float">
            <text:p>19532936</text:p>
          </table:table-cell>
          <table:table-cell office:value-type="float" office:value="0" calcext:value-type="float">
            <text:p>0</text:p>
          </table:table-cell>
          <table:table-cell office:value-type="float" office:value="19532936" calcext:value-type="float">
            <text:p>195329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57" calcext:value-type="float">
            <text:p>3757</text:p>
          </table:table-cell>
          <table:table-cell office:value-type="float" office:value="-240" calcext:value-type="float">
            <text:p>-240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5052" calcext:value-type="float">
            <text:p>16105156450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8228" calcext:value-type="float">
            <text:p>238228</text:p>
          </table:table-cell>
          <table:table-cell office:value-type="float" office:value="1198" calcext:value-type="float">
            <text:p>1198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628448" calcext:value-type="float">
            <text:p>19628448</text:p>
          </table:table-cell>
          <table:table-cell office:value-type="float" office:value="0" calcext:value-type="float">
            <text:p>0</text:p>
          </table:table-cell>
          <table:table-cell office:value-type="float" office:value="19628448" calcext:value-type="float">
            <text:p>19628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70" calcext:value-type="float">
            <text:p>3770</text:p>
          </table:table-cell>
          <table:table-cell office:value-type="float" office:value="-240" calcext:value-type="float">
            <text:p>-240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5156" calcext:value-type="float">
            <text:p>16105156451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376" calcext:value-type="float">
            <text:p>240376</text:p>
          </table:table-cell>
          <table:table-cell office:value-type="float" office:value="1200" calcext:value-type="float">
            <text:p>1200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16960" calcext:value-type="float">
            <text:p>17816960</text:p>
          </table:table-cell>
          <table:table-cell office:value-type="float" office:value="855336" calcext:value-type="float">
            <text:p>855336</text:p>
          </table:table-cell>
          <table:table-cell office:value-type="float" office:value="16961624" calcext:value-type="float">
            <text:p>16961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84" calcext:value-type="float">
            <text:p>3784</text:p>
          </table:table-cell>
          <table:table-cell office:value-type="float" office:value="-240" calcext:value-type="float">
            <text:p>-240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5260" calcext:value-type="float">
            <text:p>16105156452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804" calcext:value-type="float">
            <text:p>241804</text:p>
          </table:table-cell>
          <table:table-cell office:value-type="float" office:value="1201" calcext:value-type="float">
            <text:p>1201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03064" calcext:value-type="float">
            <text:p>17403064</text:p>
          </table:table-cell>
          <table:table-cell office:value-type="float" office:value="1765376" calcext:value-type="float">
            <text:p>1765376</text:p>
          </table:table-cell>
          <table:table-cell office:value-type="float" office:value="15637688" calcext:value-type="float">
            <text:p>156376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97" calcext:value-type="float">
            <text:p>3797</text:p>
          </table:table-cell>
          <table:table-cell office:value-type="float" office:value="-240" calcext:value-type="float">
            <text:p>-240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5364" calcext:value-type="float">
            <text:p>1610515645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936" calcext:value-type="float">
            <text:p>240936</text:p>
          </table:table-cell>
          <table:table-cell office:value-type="float" office:value="1201" calcext:value-type="float">
            <text:p>1201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21824" calcext:value-type="float">
            <text:p>17621824</text:p>
          </table:table-cell>
          <table:table-cell office:value-type="float" office:value="1302648" calcext:value-type="float">
            <text:p>1302648</text:p>
          </table:table-cell>
          <table:table-cell office:value-type="float" office:value="16319176" calcext:value-type="float">
            <text:p>163191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11" calcext:value-type="float">
            <text:p>3811</text:p>
          </table:table-cell>
          <table:table-cell office:value-type="float" office:value="-240" calcext:value-type="float">
            <text:p>-240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5469" calcext:value-type="float">
            <text:p>16105156454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480" calcext:value-type="float">
            <text:p>243480</text:p>
          </table:table-cell>
          <table:table-cell office:value-type="float" office:value="1203" calcext:value-type="float">
            <text:p>1203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07560" calcext:value-type="float">
            <text:p>17207560</text:p>
          </table:table-cell>
          <table:table-cell office:value-type="float" office:value="3403776" calcext:value-type="float">
            <text:p>3403776</text:p>
          </table:table-cell>
          <table:table-cell office:value-type="float" office:value="13803784" calcext:value-type="float">
            <text:p>138037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25" calcext:value-type="float">
            <text:p>3825</text:p>
          </table:table-cell>
          <table:table-cell office:value-type="float" office:value="-796" calcext:value-type="float">
            <text:p>-796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5573" calcext:value-type="float">
            <text:p>16105156455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356" calcext:value-type="float">
            <text:p>243356</text:p>
          </table:table-cell>
          <table:table-cell office:value-type="float" office:value="1203" calcext:value-type="float">
            <text:p>1203</text:p>
          </table:table-cell>
          <table:table-cell office:value-type="float" office:value="989128" calcext:value-type="float">
            <text:p>9891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0688" calcext:value-type="float">
            <text:p>17360688</text:p>
          </table:table-cell>
          <table:table-cell office:value-type="float" office:value="2832344" calcext:value-type="float">
            <text:p>2832344</text:p>
          </table:table-cell>
          <table:table-cell office:value-type="float" office:value="14528344" calcext:value-type="float">
            <text:p>145283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38" calcext:value-type="float">
            <text:p>3838</text:p>
          </table:table-cell>
          <table:table-cell office:value-type="float" office:value="-796" calcext:value-type="float">
            <text:p>-796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5678" calcext:value-type="float">
            <text:p>16105156456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192" calcext:value-type="float">
            <text:p>248192</text:p>
          </table:table-cell>
          <table:table-cell office:value-type="float" office:value="1208" calcext:value-type="float">
            <text:p>1208</text:p>
          </table:table-cell>
          <table:table-cell office:value-type="float" office:value="989128" calcext:value-type="float">
            <text:p>9891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71096" calcext:value-type="float">
            <text:p>17371096</text:p>
          </table:table-cell>
          <table:table-cell office:value-type="float" office:value="7745536" calcext:value-type="float">
            <text:p>7745536</text:p>
          </table:table-cell>
          <table:table-cell office:value-type="float" office:value="9625560" calcext:value-type="float">
            <text:p>96255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52" calcext:value-type="float">
            <text:p>3852</text:p>
          </table:table-cell>
          <table:table-cell office:value-type="float" office:value="-796" calcext:value-type="float">
            <text:p>-796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5782" calcext:value-type="float">
            <text:p>16105156457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052" calcext:value-type="float">
            <text:p>250052</text:p>
          </table:table-cell>
          <table:table-cell office:value-type="float" office:value="1209" calcext:value-type="float">
            <text:p>1209</text:p>
          </table:table-cell>
          <table:table-cell office:value-type="float" office:value="989128" calcext:value-type="float">
            <text:p>9891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09360" calcext:value-type="float">
            <text:p>17409360</text:p>
          </table:table-cell>
          <table:table-cell office:value-type="float" office:value="9671032" calcext:value-type="float">
            <text:p>9671032</text:p>
          </table:table-cell>
          <table:table-cell office:value-type="float" office:value="7738328" calcext:value-type="float">
            <text:p>7738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65" calcext:value-type="float">
            <text:p>3865</text:p>
          </table:table-cell>
          <table:table-cell office:value-type="float" office:value="-796" calcext:value-type="float">
            <text:p>-796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5886" calcext:value-type="float">
            <text:p>16105156458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652" calcext:value-type="float">
            <text:p>237652</text:p>
          </table:table-cell>
          <table:table-cell office:value-type="float" office:value="1197" calcext:value-type="float">
            <text:p>1197</text:p>
          </table:table-cell>
          <table:table-cell office:value-type="float" office:value="989128" calcext:value-type="float">
            <text:p>9891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530480" calcext:value-type="float">
            <text:p>19530480</text:p>
          </table:table-cell>
          <table:table-cell office:value-type="float" office:value="0" calcext:value-type="float">
            <text:p>0</text:p>
          </table:table-cell>
          <table:table-cell office:value-type="float" office:value="19530480" calcext:value-type="float">
            <text:p>195304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79" calcext:value-type="float">
            <text:p>3879</text:p>
          </table:table-cell>
          <table:table-cell office:value-type="float" office:value="-796" calcext:value-type="float">
            <text:p>-796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5990" calcext:value-type="float">
            <text:p>16105156459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936" calcext:value-type="float">
            <text:p>248936</text:p>
          </table:table-cell>
          <table:table-cell office:value-type="float" office:value="1208" calcext:value-type="float">
            <text:p>1208</text:p>
          </table:table-cell>
          <table:table-cell office:value-type="float" office:value="989128" calcext:value-type="float">
            <text:p>9891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42432" calcext:value-type="float">
            <text:p>17442432</text:p>
          </table:table-cell>
          <table:table-cell office:value-type="float" office:value="8450048" calcext:value-type="float">
            <text:p>8450048</text:p>
          </table:table-cell>
          <table:table-cell office:value-type="float" office:value="8992384" calcext:value-type="float">
            <text:p>89923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92" calcext:value-type="float">
            <text:p>3892</text:p>
          </table:table-cell>
          <table:table-cell office:value-type="float" office:value="-796" calcext:value-type="float">
            <text:p>-796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6094" calcext:value-type="float">
            <text:p>16105156460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436" calcext:value-type="float">
            <text:p>252436</text:p>
          </table:table-cell>
          <table:table-cell office:value-type="float" office:value="1212" calcext:value-type="float">
            <text:p>1212</text:p>
          </table:table-cell>
          <table:table-cell office:value-type="float" office:value="989128" calcext:value-type="float">
            <text:p>9891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02184" calcext:value-type="float">
            <text:p>17202184</text:p>
          </table:table-cell>
          <table:table-cell office:value-type="float" office:value="12429384" calcext:value-type="float">
            <text:p>12429384</text:p>
          </table:table-cell>
          <table:table-cell office:value-type="float" office:value="4772800" calcext:value-type="float">
            <text:p>47728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06" calcext:value-type="float">
            <text:p>3906</text:p>
          </table:table-cell>
          <table:table-cell office:value-type="float" office:value="-796" calcext:value-type="float">
            <text:p>-796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6199" calcext:value-type="float">
            <text:p>16105156461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008" calcext:value-type="float">
            <text:p>240008</text:p>
          </table:table-cell>
          <table:table-cell office:value-type="float" office:value="1199" calcext:value-type="float">
            <text:p>1199</text:p>
          </table:table-cell>
          <table:table-cell office:value-type="float" office:value="989128" calcext:value-type="float">
            <text:p>9891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88784" calcext:value-type="float">
            <text:p>17488784</text:p>
          </table:table-cell>
          <table:table-cell office:value-type="float" office:value="23448" calcext:value-type="float">
            <text:p>23448</text:p>
          </table:table-cell>
          <table:table-cell office:value-type="float" office:value="17465336" calcext:value-type="float">
            <text:p>174653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19" calcext:value-type="float">
            <text:p>3919</text:p>
          </table:table-cell>
          <table:table-cell office:value-type="float" office:value="-796" calcext:value-type="float">
            <text:p>-796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6303" calcext:value-type="float">
            <text:p>1610515646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440" calcext:value-type="float">
            <text:p>250440</text:p>
          </table:table-cell>
          <table:table-cell office:value-type="float" office:value="1210" calcext:value-type="float">
            <text:p>1210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70888" calcext:value-type="float">
            <text:p>17070888</text:p>
          </table:table-cell>
          <table:table-cell office:value-type="float" office:value="9760768" calcext:value-type="float">
            <text:p>9760768</text:p>
          </table:table-cell>
          <table:table-cell office:value-type="float" office:value="7310120" calcext:value-type="float">
            <text:p>73101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33" calcext:value-type="float">
            <text:p>3933</text:p>
          </table:table-cell>
          <table:table-cell office:value-type="float" office:value="-796" calcext:value-type="float">
            <text:p>-796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6408" calcext:value-type="float">
            <text:p>1610515646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148" calcext:value-type="float">
            <text:p>240148</text:p>
          </table:table-cell>
          <table:table-cell office:value-type="float" office:value="1200" calcext:value-type="float">
            <text:p>1200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40384" calcext:value-type="float">
            <text:p>17440384</text:p>
          </table:table-cell>
          <table:table-cell office:value-type="float" office:value="0" calcext:value-type="float">
            <text:p>0</text:p>
          </table:table-cell>
          <table:table-cell office:value-type="float" office:value="17440384" calcext:value-type="float">
            <text:p>174403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46" calcext:value-type="float">
            <text:p>3946</text:p>
          </table:table-cell>
          <table:table-cell office:value-type="float" office:value="-796" calcext:value-type="float">
            <text:p>-796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6512" calcext:value-type="float">
            <text:p>1610515646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464" calcext:value-type="float">
            <text:p>247464</text:p>
          </table:table-cell>
          <table:table-cell office:value-type="float" office:value="1207" calcext:value-type="float">
            <text:p>1207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44760" calcext:value-type="float">
            <text:p>17444760</text:p>
          </table:table-cell>
          <table:table-cell office:value-type="float" office:value="7058776" calcext:value-type="float">
            <text:p>7058776</text:p>
          </table:table-cell>
          <table:table-cell office:value-type="float" office:value="10385984" calcext:value-type="float">
            <text:p>10385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60" calcext:value-type="float">
            <text:p>3960</text:p>
          </table:table-cell>
          <table:table-cell office:value-type="float" office:value="-796" calcext:value-type="float">
            <text:p>-796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6617" calcext:value-type="float">
            <text:p>1610515646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916" calcext:value-type="float">
            <text:p>237916</text:p>
          </table:table-cell>
          <table:table-cell office:value-type="float" office:value="1198" calcext:value-type="float">
            <text:p>1198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060920" calcext:value-type="float">
            <text:p>19060920</text:p>
          </table:table-cell>
          <table:table-cell office:value-type="float" office:value="0" calcext:value-type="float">
            <text:p>0</text:p>
          </table:table-cell>
          <table:table-cell office:value-type="float" office:value="19060920" calcext:value-type="float">
            <text:p>190609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74" calcext:value-type="float">
            <text:p>3974</text:p>
          </table:table-cell>
          <table:table-cell office:value-type="float" office:value="-796" calcext:value-type="float">
            <text:p>-796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6721" calcext:value-type="float">
            <text:p>16105156467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336" calcext:value-type="float">
            <text:p>246336</text:p>
          </table:table-cell>
          <table:table-cell office:value-type="float" office:value="1206" calcext:value-type="float">
            <text:p>1206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80808" calcext:value-type="float">
            <text:p>17080808</text:p>
          </table:table-cell>
          <table:table-cell office:value-type="float" office:value="6516736" calcext:value-type="float">
            <text:p>6516736</text:p>
          </table:table-cell>
          <table:table-cell office:value-type="float" office:value="10564072" calcext:value-type="float">
            <text:p>10564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88" calcext:value-type="float">
            <text:p>3988</text:p>
          </table:table-cell>
          <table:table-cell office:value-type="float" office:value="-796" calcext:value-type="float">
            <text:p>-796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6828" calcext:value-type="float">
            <text:p>1610515646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900" calcext:value-type="float">
            <text:p>239900</text:p>
          </table:table-cell>
          <table:table-cell office:value-type="float" office:value="1199" calcext:value-type="float">
            <text:p>1199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54784" calcext:value-type="float">
            <text:p>17254784</text:p>
          </table:table-cell>
          <table:table-cell office:value-type="float" office:value="0" calcext:value-type="float">
            <text:p>0</text:p>
          </table:table-cell>
          <table:table-cell office:value-type="float" office:value="17254784" calcext:value-type="float">
            <text:p>172547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01" calcext:value-type="float">
            <text:p>4001</text:p>
          </table:table-cell>
          <table:table-cell office:value-type="float" office:value="-796" calcext:value-type="float">
            <text:p>-796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6932" calcext:value-type="float">
            <text:p>16105156469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960" calcext:value-type="float">
            <text:p>247960</text:p>
          </table:table-cell>
          <table:table-cell office:value-type="float" office:value="1207" calcext:value-type="float">
            <text:p>1207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78440" calcext:value-type="float">
            <text:p>17078440</text:p>
          </table:table-cell>
          <table:table-cell office:value-type="float" office:value="8325464" calcext:value-type="float">
            <text:p>8325464</text:p>
          </table:table-cell>
          <table:table-cell office:value-type="float" office:value="8752976" calcext:value-type="float">
            <text:p>8752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15" calcext:value-type="float">
            <text:p>4015</text:p>
          </table:table-cell>
          <table:table-cell office:value-type="float" office:value="-774" calcext:value-type="float">
            <text:p>-774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7037" calcext:value-type="float">
            <text:p>1610515647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264" calcext:value-type="float">
            <text:p>241264</text:p>
          </table:table-cell>
          <table:table-cell office:value-type="float" office:value="1201" calcext:value-type="float">
            <text:p>1201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2720" calcext:value-type="float">
            <text:p>17362720</text:p>
          </table:table-cell>
          <table:table-cell office:value-type="float" office:value="1787320" calcext:value-type="float">
            <text:p>1787320</text:p>
          </table:table-cell>
          <table:table-cell office:value-type="float" office:value="15575400" calcext:value-type="float">
            <text:p>15575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28" calcext:value-type="float">
            <text:p>4028</text:p>
          </table:table-cell>
          <table:table-cell office:value-type="float" office:value="-774" calcext:value-type="float">
            <text:p>-774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7141" calcext:value-type="float">
            <text:p>16105156471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640" calcext:value-type="float">
            <text:p>246640</text:p>
          </table:table-cell>
          <table:table-cell office:value-type="float" office:value="1211" calcext:value-type="float">
            <text:p>1211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596544" calcext:value-type="float">
            <text:p>19596544</text:p>
          </table:table-cell>
          <table:table-cell office:value-type="float" office:value="0" calcext:value-type="float">
            <text:p>0</text:p>
          </table:table-cell>
          <table:table-cell office:value-type="float" office:value="19596544" calcext:value-type="float">
            <text:p>19596544</text:p>
          </table:table-cell>
          <table:table-cell office:value-type="float" office:value="8" calcext:value-type="float">
            <text:p>8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4042" calcext:value-type="float">
            <text:p>4042</text:p>
          </table:table-cell>
          <table:table-cell office:value-type="float" office:value="-774" calcext:value-type="float">
            <text:p>-774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7245" calcext:value-type="float">
            <text:p>16105156472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200" calcext:value-type="float">
            <text:p>246200</text:p>
          </table:table-cell>
          <table:table-cell office:value-type="float" office:value="1206" calcext:value-type="float">
            <text:p>1206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63360" calcext:value-type="float">
            <text:p>17063360</text:p>
          </table:table-cell>
          <table:table-cell office:value-type="float" office:value="6434816" calcext:value-type="float">
            <text:p>6434816</text:p>
          </table:table-cell>
          <table:table-cell office:value-type="float" office:value="10628544" calcext:value-type="float">
            <text:p>106285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55" calcext:value-type="float">
            <text:p>4055</text:p>
          </table:table-cell>
          <table:table-cell office:value-type="float" office:value="-774" calcext:value-type="float">
            <text:p>-774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7350" calcext:value-type="float">
            <text:p>16105156473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636" calcext:value-type="float">
            <text:p>241636</text:p>
          </table:table-cell>
          <table:table-cell office:value-type="float" office:value="1201" calcext:value-type="float">
            <text:p>1201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84344" calcext:value-type="float">
            <text:p>17084344</text:p>
          </table:table-cell>
          <table:table-cell office:value-type="float" office:value="978944" calcext:value-type="float">
            <text:p>978944</text:p>
          </table:table-cell>
          <table:table-cell office:value-type="float" office:value="16105400" calcext:value-type="float">
            <text:p>16105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68" calcext:value-type="float">
            <text:p>4068</text:p>
          </table:table-cell>
          <table:table-cell office:value-type="float" office:value="-774" calcext:value-type="float">
            <text:p>-774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7455" calcext:value-type="float">
            <text:p>16105156474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968" calcext:value-type="float">
            <text:p>250968</text:p>
          </table:table-cell>
          <table:table-cell office:value-type="float" office:value="1210" calcext:value-type="float">
            <text:p>1210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1824" calcext:value-type="float">
            <text:p>16761824</text:p>
          </table:table-cell>
          <table:table-cell office:value-type="float" office:value="10972936" calcext:value-type="float">
            <text:p>10972936</text:p>
          </table:table-cell>
          <table:table-cell office:value-type="float" office:value="5788888" calcext:value-type="float">
            <text:p>5788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82" calcext:value-type="float">
            <text:p>4082</text:p>
          </table:table-cell>
          <table:table-cell office:value-type="float" office:value="-774" calcext:value-type="float">
            <text:p>-774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7559" calcext:value-type="float">
            <text:p>1610515647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744" calcext:value-type="float">
            <text:p>247744</text:p>
          </table:table-cell>
          <table:table-cell office:value-type="float" office:value="1207" calcext:value-type="float">
            <text:p>1207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81400" calcext:value-type="float">
            <text:p>17081400</text:p>
          </table:table-cell>
          <table:table-cell office:value-type="float" office:value="7351416" calcext:value-type="float">
            <text:p>7351416</text:p>
          </table:table-cell>
          <table:table-cell office:value-type="float" office:value="9729984" calcext:value-type="float">
            <text:p>9729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94" calcext:value-type="float">
            <text:p>4094</text:p>
          </table:table-cell>
          <table:table-cell office:value-type="float" office:value="-774" calcext:value-type="float">
            <text:p>-774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7664" calcext:value-type="float">
            <text:p>16105156476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264" calcext:value-type="float">
            <text:p>245264</text:p>
          </table:table-cell>
          <table:table-cell office:value-type="float" office:value="1205" calcext:value-type="float">
            <text:p>1205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08192" calcext:value-type="float">
            <text:p>16808192</text:p>
          </table:table-cell>
          <table:table-cell office:value-type="float" office:value="5220024" calcext:value-type="float">
            <text:p>5220024</text:p>
          </table:table-cell>
          <table:table-cell office:value-type="float" office:value="11588168" calcext:value-type="float">
            <text:p>11588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07" calcext:value-type="float">
            <text:p>4107</text:p>
          </table:table-cell>
          <table:table-cell office:value-type="float" office:value="-774" calcext:value-type="float">
            <text:p>-774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7768" calcext:value-type="float">
            <text:p>16105156477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900" calcext:value-type="float">
            <text:p>243900</text:p>
          </table:table-cell>
          <table:table-cell office:value-type="float" office:value="1203" calcext:value-type="float">
            <text:p>1203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29672" calcext:value-type="float">
            <text:p>16829672</text:p>
          </table:table-cell>
          <table:table-cell office:value-type="float" office:value="3613288" calcext:value-type="float">
            <text:p>3613288</text:p>
          </table:table-cell>
          <table:table-cell office:value-type="float" office:value="13216384" calcext:value-type="float">
            <text:p>132163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20" calcext:value-type="float">
            <text:p>4120</text:p>
          </table:table-cell>
          <table:table-cell office:value-type="float" office:value="-774" calcext:value-type="float">
            <text:p>-774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7872" calcext:value-type="float">
            <text:p>1610515647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180" calcext:value-type="float">
            <text:p>242180</text:p>
          </table:table-cell>
          <table:table-cell office:value-type="float" office:value="1202" calcext:value-type="float">
            <text:p>1202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19632" calcext:value-type="float">
            <text:p>16819632</text:p>
          </table:table-cell>
          <table:table-cell office:value-type="float" office:value="1892648" calcext:value-type="float">
            <text:p>1892648</text:p>
          </table:table-cell>
          <table:table-cell office:value-type="float" office:value="14926984" calcext:value-type="float">
            <text:p>14926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33" calcext:value-type="float">
            <text:p>4133</text:p>
          </table:table-cell>
          <table:table-cell office:value-type="float" office:value="-774" calcext:value-type="float">
            <text:p>-774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7976" calcext:value-type="float">
            <text:p>16105156479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940" calcext:value-type="float">
            <text:p>240940</text:p>
          </table:table-cell>
          <table:table-cell office:value-type="float" office:value="1201" calcext:value-type="float">
            <text:p>1201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76648" calcext:value-type="float">
            <text:p>16676648</text:p>
          </table:table-cell>
          <table:table-cell office:value-type="float" office:value="565016" calcext:value-type="float">
            <text:p>565016</text:p>
          </table:table-cell>
          <table:table-cell office:value-type="float" office:value="16111632" calcext:value-type="float">
            <text:p>161116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46" calcext:value-type="float">
            <text:p>4146</text:p>
          </table:table-cell>
          <table:table-cell office:value-type="float" office:value="-774" calcext:value-type="float">
            <text:p>-774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8081" calcext:value-type="float">
            <text:p>1610515648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940" calcext:value-type="float">
            <text:p>240940</text:p>
          </table:table-cell>
          <table:table-cell office:value-type="float" office:value="1201" calcext:value-type="float">
            <text:p>1201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0688" calcext:value-type="float">
            <text:p>16780688</text:p>
          </table:table-cell>
          <table:table-cell office:value-type="float" office:value="597608" calcext:value-type="float">
            <text:p>597608</text:p>
          </table:table-cell>
          <table:table-cell office:value-type="float" office:value="16183080" calcext:value-type="float">
            <text:p>16183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58" calcext:value-type="float">
            <text:p>4158</text:p>
          </table:table-cell>
          <table:table-cell office:value-type="float" office:value="-774" calcext:value-type="float">
            <text:p>-774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8185" calcext:value-type="float">
            <text:p>16105156481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048" calcext:value-type="float">
            <text:p>243048</text:p>
          </table:table-cell>
          <table:table-cell office:value-type="float" office:value="1203" calcext:value-type="float">
            <text:p>1203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0040" calcext:value-type="float">
            <text:p>16770040</text:p>
          </table:table-cell>
          <table:table-cell office:value-type="float" office:value="2744168" calcext:value-type="float">
            <text:p>2744168</text:p>
          </table:table-cell>
          <table:table-cell office:value-type="float" office:value="14025872" calcext:value-type="float">
            <text:p>140258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72" calcext:value-type="float">
            <text:p>4172</text:p>
          </table:table-cell>
          <table:table-cell office:value-type="float" office:value="-774" calcext:value-type="float">
            <text:p>-774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8290" calcext:value-type="float">
            <text:p>16105156482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380" calcext:value-type="float">
            <text:p>244380</text:p>
          </table:table-cell>
          <table:table-cell office:value-type="float" office:value="1204" calcext:value-type="float">
            <text:p>1204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1808" calcext:value-type="float">
            <text:p>16791808</text:p>
          </table:table-cell>
          <table:table-cell office:value-type="float" office:value="4629040" calcext:value-type="float">
            <text:p>4629040</text:p>
          </table:table-cell>
          <table:table-cell office:value-type="float" office:value="12162768" calcext:value-type="float">
            <text:p>12162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84" calcext:value-type="float">
            <text:p>4184</text:p>
          </table:table-cell>
          <table:table-cell office:value-type="float" office:value="-774" calcext:value-type="float">
            <text:p>-774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8394" calcext:value-type="float">
            <text:p>16105156483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964" calcext:value-type="float">
            <text:p>246964</text:p>
          </table:table-cell>
          <table:table-cell office:value-type="float" office:value="1206" calcext:value-type="float">
            <text:p>1206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19952" calcext:value-type="float">
            <text:p>16519952</text:p>
          </table:table-cell>
          <table:table-cell office:value-type="float" office:value="7136808" calcext:value-type="float">
            <text:p>7136808</text:p>
          </table:table-cell>
          <table:table-cell office:value-type="float" office:value="9383144" calcext:value-type="float">
            <text:p>93831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97" calcext:value-type="float">
            <text:p>4197</text:p>
          </table:table-cell>
          <table:table-cell office:value-type="float" office:value="-867" calcext:value-type="float">
            <text:p>-867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8498" calcext:value-type="float">
            <text:p>16105156484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044" calcext:value-type="float">
            <text:p>250044</text:p>
          </table:table-cell>
          <table:table-cell office:value-type="float" office:value="1210" calcext:value-type="float">
            <text:p>1210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09432" calcext:value-type="float">
            <text:p>16509432</text:p>
          </table:table-cell>
          <table:table-cell office:value-type="float" office:value="10103592" calcext:value-type="float">
            <text:p>10103592</text:p>
          </table:table-cell>
          <table:table-cell office:value-type="float" office:value="6405840" calcext:value-type="float">
            <text:p>64058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10" calcext:value-type="float">
            <text:p>4210</text:p>
          </table:table-cell>
          <table:table-cell office:value-type="float" office:value="-867" calcext:value-type="float">
            <text:p>-867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8603" calcext:value-type="float">
            <text:p>16105156486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416" calcext:value-type="float">
            <text:p>240416</text:p>
          </table:table-cell>
          <table:table-cell office:value-type="float" office:value="1200" calcext:value-type="float">
            <text:p>1200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68096" calcext:value-type="float">
            <text:p>16368096</text:p>
          </table:table-cell>
          <table:table-cell office:value-type="float" office:value="225216" calcext:value-type="float">
            <text:p>225216</text:p>
          </table:table-cell>
          <table:table-cell office:value-type="float" office:value="16142880" calcext:value-type="float">
            <text:p>16142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23" calcext:value-type="float">
            <text:p>4223</text:p>
          </table:table-cell>
          <table:table-cell office:value-type="float" office:value="-867" calcext:value-type="float">
            <text:p>-867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8707" calcext:value-type="float">
            <text:p>16105156487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720" calcext:value-type="float">
            <text:p>248720</text:p>
          </table:table-cell>
          <table:table-cell office:value-type="float" office:value="1208" calcext:value-type="float">
            <text:p>1208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23496" calcext:value-type="float">
            <text:p>16523496</text:p>
          </table:table-cell>
          <table:table-cell office:value-type="float" office:value="8417280" calcext:value-type="float">
            <text:p>8417280</text:p>
          </table:table-cell>
          <table:table-cell office:value-type="float" office:value="8106216" calcext:value-type="float">
            <text:p>8106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37" calcext:value-type="float">
            <text:p>4237</text:p>
          </table:table-cell>
          <table:table-cell office:value-type="float" office:value="-867" calcext:value-type="float">
            <text:p>-867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8812" calcext:value-type="float">
            <text:p>16105156488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296" calcext:value-type="float">
            <text:p>239296</text:p>
          </table:table-cell>
          <table:table-cell office:value-type="float" office:value="1199" calcext:value-type="float">
            <text:p>1199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82048" calcext:value-type="float">
            <text:p>17282048</text:p>
          </table:table-cell>
          <table:table-cell office:value-type="float" office:value="0" calcext:value-type="float">
            <text:p>0</text:p>
          </table:table-cell>
          <table:table-cell office:value-type="float" office:value="17282048" calcext:value-type="float">
            <text:p>17282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49" calcext:value-type="float">
            <text:p>4249</text:p>
          </table:table-cell>
          <table:table-cell office:value-type="float" office:value="-867" calcext:value-type="float">
            <text:p>-867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8916" calcext:value-type="float">
            <text:p>16105156489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092" calcext:value-type="float">
            <text:p>249092</text:p>
          </table:table-cell>
          <table:table-cell office:value-type="float" office:value="1208" calcext:value-type="float">
            <text:p>1208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54008" calcext:value-type="float">
            <text:p>17254008</text:p>
          </table:table-cell>
          <table:table-cell office:value-type="float" office:value="9819656" calcext:value-type="float">
            <text:p>9819656</text:p>
          </table:table-cell>
          <table:table-cell office:value-type="float" office:value="7434352" calcext:value-type="float">
            <text:p>7434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62" calcext:value-type="float">
            <text:p>4262</text:p>
          </table:table-cell>
          <table:table-cell office:value-type="float" office:value="-867" calcext:value-type="float">
            <text:p>-867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9021" calcext:value-type="float">
            <text:p>16105156490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876" calcext:value-type="float">
            <text:p>244876</text:p>
          </table:table-cell>
          <table:table-cell office:value-type="float" office:value="1205" calcext:value-type="float">
            <text:p>1205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08736" calcext:value-type="float">
            <text:p>16208736</text:p>
          </table:table-cell>
          <table:table-cell office:value-type="float" office:value="4435968" calcext:value-type="float">
            <text:p>4435968</text:p>
          </table:table-cell>
          <table:table-cell office:value-type="float" office:value="11772768" calcext:value-type="float">
            <text:p>11772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74" calcext:value-type="float">
            <text:p>4274</text:p>
          </table:table-cell>
          <table:table-cell office:value-type="float" office:value="-867" calcext:value-type="float">
            <text:p>-867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9125" calcext:value-type="float">
            <text:p>1610515649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040" calcext:value-type="float">
            <text:p>240040</text:p>
          </table:table-cell>
          <table:table-cell office:value-type="float" office:value="1200" calcext:value-type="float">
            <text:p>1200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82808" calcext:value-type="float">
            <text:p>16582808</text:p>
          </table:table-cell>
          <table:table-cell office:value-type="float" office:value="0" calcext:value-type="float">
            <text:p>0</text:p>
          </table:table-cell>
          <table:table-cell office:value-type="float" office:value="16582808" calcext:value-type="float">
            <text:p>16582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86" calcext:value-type="float">
            <text:p>4286</text:p>
          </table:table-cell>
          <table:table-cell office:value-type="float" office:value="-867" calcext:value-type="float">
            <text:p>-867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9228" calcext:value-type="float">
            <text:p>16105156492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316" calcext:value-type="float">
            <text:p>252316</text:p>
          </table:table-cell>
          <table:table-cell office:value-type="float" office:value="1212" calcext:value-type="float">
            <text:p>1212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84320" calcext:value-type="float">
            <text:p>16184320</text:p>
          </table:table-cell>
          <table:table-cell office:value-type="float" office:value="12153576" calcext:value-type="float">
            <text:p>12153576</text:p>
          </table:table-cell>
          <table:table-cell office:value-type="float" office:value="4030744" calcext:value-type="float">
            <text:p>40307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99" calcext:value-type="float">
            <text:p>4299</text:p>
          </table:table-cell>
          <table:table-cell office:value-type="float" office:value="-867" calcext:value-type="float">
            <text:p>-867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9332" calcext:value-type="float">
            <text:p>16105156493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944" calcext:value-type="float">
            <text:p>251944</text:p>
          </table:table-cell>
          <table:table-cell office:value-type="float" office:value="1211" calcext:value-type="float">
            <text:p>1211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08504" calcext:value-type="float">
            <text:p>16108504</text:p>
          </table:table-cell>
          <table:table-cell office:value-type="float" office:value="11530240" calcext:value-type="float">
            <text:p>11530240</text:p>
          </table:table-cell>
          <table:table-cell office:value-type="float" office:value="4578264" calcext:value-type="float">
            <text:p>45782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10" calcext:value-type="float">
            <text:p>4310</text:p>
          </table:table-cell>
          <table:table-cell office:value-type="float" office:value="-867" calcext:value-type="float">
            <text:p>-867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9436" calcext:value-type="float">
            <text:p>16105156494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564" calcext:value-type="float">
            <text:p>252564</text:p>
          </table:table-cell>
          <table:table-cell office:value-type="float" office:value="1212" calcext:value-type="float">
            <text:p>1212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08504" calcext:value-type="float">
            <text:p>16108504</text:p>
          </table:table-cell>
          <table:table-cell office:value-type="float" office:value="12436696" calcext:value-type="float">
            <text:p>12436696</text:p>
          </table:table-cell>
          <table:table-cell office:value-type="float" office:value="3671808" calcext:value-type="float">
            <text:p>3671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22" calcext:value-type="float">
            <text:p>4322</text:p>
          </table:table-cell>
          <table:table-cell office:value-type="float" office:value="-867" calcext:value-type="float">
            <text:p>-867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9540" calcext:value-type="float">
            <text:p>16105156495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296" calcext:value-type="float">
            <text:p>243296</text:p>
          </table:table-cell>
          <table:table-cell office:value-type="float" office:value="1203" calcext:value-type="float">
            <text:p>1203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08504" calcext:value-type="float">
            <text:p>16108504</text:p>
          </table:table-cell>
          <table:table-cell office:value-type="float" office:value="2647256" calcext:value-type="float">
            <text:p>2647256</text:p>
          </table:table-cell>
          <table:table-cell office:value-type="float" office:value="13461248" calcext:value-type="float">
            <text:p>134612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32" calcext:value-type="float">
            <text:p>4332</text:p>
          </table:table-cell>
          <table:table-cell office:value-type="float" office:value="-867" calcext:value-type="float">
            <text:p>-867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9644" calcext:value-type="float">
            <text:p>16105156496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776" calcext:value-type="float">
            <text:p>249776</text:p>
          </table:table-cell>
          <table:table-cell office:value-type="float" office:value="1209" calcext:value-type="float">
            <text:p>1209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29552" calcext:value-type="float">
            <text:p>15729552</text:p>
          </table:table-cell>
          <table:table-cell office:value-type="float" office:value="8843264" calcext:value-type="float">
            <text:p>8843264</text:p>
          </table:table-cell>
          <table:table-cell office:value-type="float" office:value="6886288" calcext:value-type="float">
            <text:p>6886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45" calcext:value-type="float">
            <text:p>4345</text:p>
          </table:table-cell>
          <table:table-cell office:value-type="float" office:value="-867" calcext:value-type="float">
            <text:p>-867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9748" calcext:value-type="float">
            <text:p>1610515649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312" calcext:value-type="float">
            <text:p>245312</text:p>
          </table:table-cell>
          <table:table-cell office:value-type="float" office:value="1205" calcext:value-type="float">
            <text:p>1205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29552" calcext:value-type="float">
            <text:p>15729552</text:p>
          </table:table-cell>
          <table:table-cell office:value-type="float" office:value="4050944" calcext:value-type="float">
            <text:p>4050944</text:p>
          </table:table-cell>
          <table:table-cell office:value-type="float" office:value="11678608" calcext:value-type="float">
            <text:p>116786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56" calcext:value-type="float">
            <text:p>4356</text:p>
          </table:table-cell>
          <table:table-cell office:value-type="float" office:value="-867" calcext:value-type="float">
            <text:p>-867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9853" calcext:value-type="float">
            <text:p>16105156498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832" calcext:value-type="float">
            <text:p>242832</text:p>
          </table:table-cell>
          <table:table-cell office:value-type="float" office:value="1203" calcext:value-type="float">
            <text:p>1203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29552" calcext:value-type="float">
            <text:p>15729552</text:p>
          </table:table-cell>
          <table:table-cell office:value-type="float" office:value="1437696" calcext:value-type="float">
            <text:p>1437696</text:p>
          </table:table-cell>
          <table:table-cell office:value-type="float" office:value="14291856" calcext:value-type="float">
            <text:p>142918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66" calcext:value-type="float">
            <text:p>4366</text:p>
          </table:table-cell>
          <table:table-cell office:value-type="float" office:value="-828" calcext:value-type="float">
            <text:p>-828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49957" calcext:value-type="float">
            <text:p>1610515649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216" calcext:value-type="float">
            <text:p>253216</text:p>
          </table:table-cell>
          <table:table-cell office:value-type="float" office:value="1213" calcext:value-type="float">
            <text:p>1213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29552" calcext:value-type="float">
            <text:p>15729552</text:p>
          </table:table-cell>
          <table:table-cell office:value-type="float" office:value="12579672" calcext:value-type="float">
            <text:p>12579672</text:p>
          </table:table-cell>
          <table:table-cell office:value-type="float" office:value="3149880" calcext:value-type="float">
            <text:p>3149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78" calcext:value-type="float">
            <text:p>4378</text:p>
          </table:table-cell>
          <table:table-cell office:value-type="float" office:value="-828" calcext:value-type="float">
            <text:p>-828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50061" calcext:value-type="float">
            <text:p>16105156500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968" calcext:value-type="float">
            <text:p>252968</text:p>
          </table:table-cell>
          <table:table-cell office:value-type="float" office:value="1212" calcext:value-type="float">
            <text:p>1212</text:p>
          </table:table-cell>
          <table:table-cell office:value-type="float" office:value="989136" calcext:value-type="float">
            <text:p>9891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29552" calcext:value-type="float">
            <text:p>15729552</text:p>
          </table:table-cell>
          <table:table-cell office:value-type="float" office:value="12161880" calcext:value-type="float">
            <text:p>12161880</text:p>
          </table:table-cell>
          <table:table-cell office:value-type="float" office:value="3567672" calcext:value-type="float">
            <text:p>3567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88" calcext:value-type="float">
            <text:p>4388</text:p>
          </table:table-cell>
          <table:table-cell office:value-type="float" office:value="-828" calcext:value-type="float">
            <text:p>-828</text:p>
          </table:table-cell>
          <table:table-cell office:value-type="float" office:value="3842" calcext:value-type="float">
            <text:p>3842</text:p>
          </table:table-cell>
          <table:table-cell office:value-type="float" office:value="1610515650164" calcext:value-type="float">
            <text:p>16105156501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0932" calcext:value-type="float">
            <text:p>270932</text:p>
          </table:table-cell>
          <table:table-cell office:value-type="float" office:value="1230" calcext:value-type="float">
            <text:p>1230</text:p>
          </table:table-cell>
          <table:table-cell office:value-type="float" office:value="989140" calcext:value-type="float">
            <text:p>9891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29552" calcext:value-type="float">
            <text:p>15729552</text:p>
          </table:table-cell>
          <table:table-cell office:value-type="float" office:value="6939368" calcext:value-type="float">
            <text:p>6939368</text:p>
          </table:table-cell>
          <table:table-cell office:value-type="float" office:value="8790184" calcext:value-type="float">
            <text:p>87901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94" calcext:value-type="float">
            <text:p>4394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4748" calcext:value-type="float">
            <text:p>16105156547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188" calcext:value-type="float">
            <text:p>266188</text:p>
          </table:table-cell>
          <table:table-cell office:value-type="float" office:value="1225" calcext:value-type="float">
            <text:p>1225</text:p>
          </table:table-cell>
          <table:table-cell office:value-type="float" office:value="989140" calcext:value-type="float">
            <text:p>9891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70200" calcext:value-type="float">
            <text:p>17770200</text:p>
          </table:table-cell>
          <table:table-cell office:value-type="float" office:value="4122416" calcext:value-type="float">
            <text:p>4122416</text:p>
          </table:table-cell>
          <table:table-cell office:value-type="float" office:value="13647784" calcext:value-type="float">
            <text:p>136477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07" calcext:value-type="float">
            <text:p>4407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4853" calcext:value-type="float">
            <text:p>16105156548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400" calcext:value-type="float">
            <text:p>259400</text:p>
          </table:table-cell>
          <table:table-cell office:value-type="float" office:value="1219" calcext:value-type="float">
            <text:p>1219</text:p>
          </table:table-cell>
          <table:table-cell office:value-type="float" office:value="989140" calcext:value-type="float">
            <text:p>9891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417792" calcext:value-type="float">
            <text:p>20417792</text:p>
          </table:table-cell>
          <table:table-cell office:value-type="float" office:value="0" calcext:value-type="float">
            <text:p>0</text:p>
          </table:table-cell>
          <table:table-cell office:value-type="float" office:value="20417792" calcext:value-type="float">
            <text:p>204177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20" calcext:value-type="float">
            <text:p>4420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4957" calcext:value-type="float">
            <text:p>16105156549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572" calcext:value-type="float">
            <text:p>261572</text:p>
          </table:table-cell>
          <table:table-cell office:value-type="float" office:value="1221" calcext:value-type="float">
            <text:p>1221</text:p>
          </table:table-cell>
          <table:table-cell office:value-type="float" office:value="989140" calcext:value-type="float">
            <text:p>9891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030440" calcext:value-type="float">
            <text:p>18030440</text:p>
          </table:table-cell>
          <table:table-cell office:value-type="float" office:value="0" calcext:value-type="float">
            <text:p>0</text:p>
          </table:table-cell>
          <table:table-cell office:value-type="float" office:value="18030440" calcext:value-type="float">
            <text:p>180304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34" calcext:value-type="float">
            <text:p>4434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5060" calcext:value-type="float">
            <text:p>16105156550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624" calcext:value-type="float">
            <text:p>259624</text:p>
          </table:table-cell>
          <table:table-cell office:value-type="float" office:value="1219" calcext:value-type="float">
            <text:p>1219</text:p>
          </table:table-cell>
          <table:table-cell office:value-type="float" office:value="989140" calcext:value-type="float">
            <text:p>9891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893656" calcext:value-type="float">
            <text:p>19893656</text:p>
          </table:table-cell>
          <table:table-cell office:value-type="float" office:value="0" calcext:value-type="float">
            <text:p>0</text:p>
          </table:table-cell>
          <table:table-cell office:value-type="float" office:value="19893656" calcext:value-type="float">
            <text:p>19893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47" calcext:value-type="float">
            <text:p>4447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5164" calcext:value-type="float">
            <text:p>16105156551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436" calcext:value-type="float">
            <text:p>262436</text:p>
          </table:table-cell>
          <table:table-cell office:value-type="float" office:value="1222" calcext:value-type="float">
            <text:p>1222</text:p>
          </table:table-cell>
          <table:table-cell office:value-type="float" office:value="989140" calcext:value-type="float">
            <text:p>9891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44328" calcext:value-type="float">
            <text:p>17244328</text:p>
          </table:table-cell>
          <table:table-cell office:value-type="float" office:value="45056" calcext:value-type="float">
            <text:p>45056</text:p>
          </table:table-cell>
          <table:table-cell office:value-type="float" office:value="17199272" calcext:value-type="float">
            <text:p>171992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61" calcext:value-type="float">
            <text:p>4461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5268" calcext:value-type="float">
            <text:p>16105156552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704" calcext:value-type="float">
            <text:p>259704</text:p>
          </table:table-cell>
          <table:table-cell office:value-type="float" office:value="1219" calcext:value-type="float">
            <text:p>1219</text:p>
          </table:table-cell>
          <table:table-cell office:value-type="float" office:value="989140" calcext:value-type="float">
            <text:p>9891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270760" calcext:value-type="float">
            <text:p>20270760</text:p>
          </table:table-cell>
          <table:table-cell office:value-type="float" office:value="0" calcext:value-type="float">
            <text:p>0</text:p>
          </table:table-cell>
          <table:table-cell office:value-type="float" office:value="20270760" calcext:value-type="float">
            <text:p>202707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75" calcext:value-type="float">
            <text:p>4475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5373" calcext:value-type="float">
            <text:p>16105156553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4220" calcext:value-type="float">
            <text:p>264220</text:p>
          </table:table-cell>
          <table:table-cell office:value-type="float" office:value="1223" calcext:value-type="float">
            <text:p>1223</text:p>
          </table:table-cell>
          <table:table-cell office:value-type="float" office:value="989140" calcext:value-type="float">
            <text:p>9891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65672" calcext:value-type="float">
            <text:p>17065672</text:p>
          </table:table-cell>
          <table:table-cell office:value-type="float" office:value="1060864" calcext:value-type="float">
            <text:p>1060864</text:p>
          </table:table-cell>
          <table:table-cell office:value-type="float" office:value="16004808" calcext:value-type="float">
            <text:p>16004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89" calcext:value-type="float">
            <text:p>4489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5478" calcext:value-type="float">
            <text:p>16105156554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368" calcext:value-type="float">
            <text:p>262368</text:p>
          </table:table-cell>
          <table:table-cell office:value-type="float" office:value="1221" calcext:value-type="float">
            <text:p>1221</text:p>
          </table:table-cell>
          <table:table-cell office:value-type="float" office:value="989140" calcext:value-type="float">
            <text:p>9891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24056" calcext:value-type="float">
            <text:p>17724056</text:p>
          </table:table-cell>
          <table:table-cell office:value-type="float" office:value="0" calcext:value-type="float">
            <text:p>0</text:p>
          </table:table-cell>
          <table:table-cell office:value-type="float" office:value="17724056" calcext:value-type="float">
            <text:p>177240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02" calcext:value-type="float">
            <text:p>4502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5583" calcext:value-type="float">
            <text:p>16105156555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8380" calcext:value-type="float">
            <text:p>268380</text:p>
          </table:table-cell>
          <table:table-cell office:value-type="float" office:value="1227" calcext:value-type="float">
            <text:p>1227</text:p>
          </table:table-cell>
          <table:table-cell office:value-type="float" office:value="989140" calcext:value-type="float">
            <text:p>9891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34888" calcext:value-type="float">
            <text:p>17934888</text:p>
          </table:table-cell>
          <table:table-cell office:value-type="float" office:value="6238208" calcext:value-type="float">
            <text:p>6238208</text:p>
          </table:table-cell>
          <table:table-cell office:value-type="float" office:value="11696680" calcext:value-type="float">
            <text:p>116966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17" calcext:value-type="float">
            <text:p>4517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5688" calcext:value-type="float">
            <text:p>1610515655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504" calcext:value-type="float">
            <text:p>269504</text:p>
          </table:table-cell>
          <table:table-cell office:value-type="float" office:value="1228" calcext:value-type="float">
            <text:p>1228</text:p>
          </table:table-cell>
          <table:table-cell office:value-type="float" office:value="989140" calcext:value-type="float">
            <text:p>9891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36704" calcext:value-type="float">
            <text:p>17336704</text:p>
          </table:table-cell>
          <table:table-cell office:value-type="float" office:value="7090176" calcext:value-type="float">
            <text:p>7090176</text:p>
          </table:table-cell>
          <table:table-cell office:value-type="float" office:value="10246528" calcext:value-type="float">
            <text:p>10246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30" calcext:value-type="float">
            <text:p>4530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5794" calcext:value-type="float">
            <text:p>16105156557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0464" calcext:value-type="float">
            <text:p>270464</text:p>
          </table:table-cell>
          <table:table-cell office:value-type="float" office:value="1229" calcext:value-type="float">
            <text:p>1229</text:p>
          </table:table-cell>
          <table:table-cell office:value-type="float" office:value="989140" calcext:value-type="float">
            <text:p>9891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80648" calcext:value-type="float">
            <text:p>17080648</text:p>
          </table:table-cell>
          <table:table-cell office:value-type="float" office:value="7426088" calcext:value-type="float">
            <text:p>7426088</text:p>
          </table:table-cell>
          <table:table-cell office:value-type="float" office:value="9654560" calcext:value-type="float">
            <text:p>96545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43" calcext:value-type="float">
            <text:p>4543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5899" calcext:value-type="float">
            <text:p>16105156558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4260" calcext:value-type="float">
            <text:p>274260</text:p>
          </table:table-cell>
          <table:table-cell office:value-type="float" office:value="1233" calcext:value-type="float">
            <text:p>1233</text:p>
          </table:table-cell>
          <table:table-cell office:value-type="float" office:value="989140" calcext:value-type="float">
            <text:p>9891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88928" calcext:value-type="float">
            <text:p>17088928</text:p>
          </table:table-cell>
          <table:table-cell office:value-type="float" office:value="12134640" calcext:value-type="float">
            <text:p>12134640</text:p>
          </table:table-cell>
          <table:table-cell office:value-type="float" office:value="4954288" calcext:value-type="float">
            <text:p>4954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58" calcext:value-type="float">
            <text:p>4558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6005" calcext:value-type="float">
            <text:p>16105156560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500" calcext:value-type="float">
            <text:p>262500</text:p>
          </table:table-cell>
          <table:table-cell office:value-type="float" office:value="1222" calcext:value-type="float">
            <text:p>1222</text:p>
          </table:table-cell>
          <table:table-cell office:value-type="float" office:value="989140" calcext:value-type="float">
            <text:p>9891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60520" calcext:value-type="float">
            <text:p>17460520</text:p>
          </table:table-cell>
          <table:table-cell office:value-type="float" office:value="0" calcext:value-type="float">
            <text:p>0</text:p>
          </table:table-cell>
          <table:table-cell office:value-type="float" office:value="17460520" calcext:value-type="float">
            <text:p>17460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70" calcext:value-type="float">
            <text:p>4570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6109" calcext:value-type="float">
            <text:p>1610515656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8288" calcext:value-type="float">
            <text:p>268288</text:p>
          </table:table-cell>
          <table:table-cell office:value-type="float" office:value="1227" calcext:value-type="float">
            <text:p>1227</text:p>
          </table:table-cell>
          <table:table-cell office:value-type="float" office:value="989140" calcext:value-type="float">
            <text:p>9891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47552" calcext:value-type="float">
            <text:p>17347552</text:p>
          </table:table-cell>
          <table:table-cell office:value-type="float" office:value="5925032" calcext:value-type="float">
            <text:p>5925032</text:p>
          </table:table-cell>
          <table:table-cell office:value-type="float" office:value="11422520" calcext:value-type="float">
            <text:p>11422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83" calcext:value-type="float">
            <text:p>4583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6213" calcext:value-type="float">
            <text:p>16105156562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888" calcext:value-type="float">
            <text:p>272888</text:p>
          </table:table-cell>
          <table:table-cell office:value-type="float" office:value="1232" calcext:value-type="float">
            <text:p>1232</text:p>
          </table:table-cell>
          <table:table-cell office:value-type="float" office:value="989140" calcext:value-type="float">
            <text:p>9891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559648" calcext:value-type="float">
            <text:p>20559648</text:p>
          </table:table-cell>
          <table:table-cell office:value-type="float" office:value="0" calcext:value-type="float">
            <text:p>0</text:p>
          </table:table-cell>
          <table:table-cell office:value-type="float" office:value="20559648" calcext:value-type="float">
            <text:p>205596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98" calcext:value-type="float">
            <text:p>4598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6317" calcext:value-type="float">
            <text:p>16105156563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4676" calcext:value-type="float">
            <text:p>264676</text:p>
          </table:table-cell>
          <table:table-cell office:value-type="float" office:value="1223" calcext:value-type="float">
            <text:p>1223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45552" calcext:value-type="float">
            <text:p>17445552</text:p>
          </table:table-cell>
          <table:table-cell office:value-type="float" office:value="3338240" calcext:value-type="float">
            <text:p>3338240</text:p>
          </table:table-cell>
          <table:table-cell office:value-type="float" office:value="14107312" calcext:value-type="float">
            <text:p>141073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11" calcext:value-type="float">
            <text:p>4611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6424" calcext:value-type="float">
            <text:p>1610515656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1344" calcext:value-type="float">
            <text:p>271344</text:p>
          </table:table-cell>
          <table:table-cell office:value-type="float" office:value="1230" calcext:value-type="float">
            <text:p>1230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17800" calcext:value-type="float">
            <text:p>17417800</text:p>
          </table:table-cell>
          <table:table-cell office:value-type="float" office:value="9813784" calcext:value-type="float">
            <text:p>9813784</text:p>
          </table:table-cell>
          <table:table-cell office:value-type="float" office:value="7604016" calcext:value-type="float">
            <text:p>7604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24" calcext:value-type="float">
            <text:p>4624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6528" calcext:value-type="float">
            <text:p>16105156565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620" calcext:value-type="float">
            <text:p>260620</text:p>
          </table:table-cell>
          <table:table-cell office:value-type="float" office:value="1220" calcext:value-type="float">
            <text:p>1220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86040" calcext:value-type="float">
            <text:p>17986040</text:p>
          </table:table-cell>
          <table:table-cell office:value-type="float" office:value="0" calcext:value-type="float">
            <text:p>0</text:p>
          </table:table-cell>
          <table:table-cell office:value-type="float" office:value="17986040" calcext:value-type="float">
            <text:p>17986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37" calcext:value-type="float">
            <text:p>4637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6633" calcext:value-type="float">
            <text:p>16105156566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1320" calcext:value-type="float">
            <text:p>271320</text:p>
          </table:table-cell>
          <table:table-cell office:value-type="float" office:value="1230" calcext:value-type="float">
            <text:p>1230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86152" calcext:value-type="float">
            <text:p>17286152</text:p>
          </table:table-cell>
          <table:table-cell office:value-type="float" office:value="10153984" calcext:value-type="float">
            <text:p>10153984</text:p>
          </table:table-cell>
          <table:table-cell office:value-type="float" office:value="7132168" calcext:value-type="float">
            <text:p>7132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51" calcext:value-type="float">
            <text:p>4651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6737" calcext:value-type="float">
            <text:p>16105156567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576" calcext:value-type="float">
            <text:p>262576</text:p>
          </table:table-cell>
          <table:table-cell office:value-type="float" office:value="1222" calcext:value-type="float">
            <text:p>1222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0256" calcext:value-type="float">
            <text:p>17390256</text:p>
          </table:table-cell>
          <table:table-cell office:value-type="float" office:value="1241088" calcext:value-type="float">
            <text:p>1241088</text:p>
          </table:table-cell>
          <table:table-cell office:value-type="float" office:value="16149168" calcext:value-type="float">
            <text:p>16149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64" calcext:value-type="float">
            <text:p>4664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6842" calcext:value-type="float">
            <text:p>16105156568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1836" calcext:value-type="float">
            <text:p>271836</text:p>
          </table:table-cell>
          <table:table-cell office:value-type="float" office:value="1231" calcext:value-type="float">
            <text:p>1231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79848" calcext:value-type="float">
            <text:p>17379848</text:p>
          </table:table-cell>
          <table:table-cell office:value-type="float" office:value="10752392" calcext:value-type="float">
            <text:p>10752392</text:p>
          </table:table-cell>
          <table:table-cell office:value-type="float" office:value="6627456" calcext:value-type="float">
            <text:p>66274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78" calcext:value-type="float">
            <text:p>4678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6946" calcext:value-type="float">
            <text:p>16105156569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5444" calcext:value-type="float">
            <text:p>265444</text:p>
          </table:table-cell>
          <table:table-cell office:value-type="float" office:value="1224" calcext:value-type="float">
            <text:p>1224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55376" calcext:value-type="float">
            <text:p>17355376</text:p>
          </table:table-cell>
          <table:table-cell office:value-type="float" office:value="3459256" calcext:value-type="float">
            <text:p>3459256</text:p>
          </table:table-cell>
          <table:table-cell office:value-type="float" office:value="13896120" calcext:value-type="float">
            <text:p>138961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91" calcext:value-type="float">
            <text:p>4691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7050" calcext:value-type="float">
            <text:p>16105156570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300" calcext:value-type="float">
            <text:p>259300</text:p>
          </table:table-cell>
          <table:table-cell office:value-type="float" office:value="1219" calcext:value-type="float">
            <text:p>1219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047392" calcext:value-type="float">
            <text:p>19047392</text:p>
          </table:table-cell>
          <table:table-cell office:value-type="float" office:value="0" calcext:value-type="float">
            <text:p>0</text:p>
          </table:table-cell>
          <table:table-cell office:value-type="float" office:value="19047392" calcext:value-type="float">
            <text:p>19047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04" calcext:value-type="float">
            <text:p>4704</text:p>
          </table:table-cell>
          <table:table-cell office:value-type="float" office:value="-242" calcext:value-type="float">
            <text:p>-24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7154" calcext:value-type="float">
            <text:p>1610515657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7248" calcext:value-type="float">
            <text:p>257248</text:p>
          </table:table-cell>
          <table:table-cell office:value-type="float" office:value="1216" calcext:value-type="float">
            <text:p>1216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1086064" calcext:value-type="float">
            <text:p>21086064</text:p>
          </table:table-cell>
          <table:table-cell office:value-type="float" office:value="0" calcext:value-type="float">
            <text:p>0</text:p>
          </table:table-cell>
          <table:table-cell office:value-type="float" office:value="21086064" calcext:value-type="float">
            <text:p>210860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18" calcext:value-type="float">
            <text:p>4718</text:p>
          </table:table-cell>
          <table:table-cell office:value-type="float" office:value="-789" calcext:value-type="float">
            <text:p>-789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7258" calcext:value-type="float">
            <text:p>16105156572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832" calcext:value-type="float">
            <text:p>272832</text:p>
          </table:table-cell>
          <table:table-cell office:value-type="float" office:value="1232" calcext:value-type="float">
            <text:p>1232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96584" calcext:value-type="float">
            <text:p>16996584</text:p>
          </table:table-cell>
          <table:table-cell office:value-type="float" office:value="10842112" calcext:value-type="float">
            <text:p>10842112</text:p>
          </table:table-cell>
          <table:table-cell office:value-type="float" office:value="6154472" calcext:value-type="float">
            <text:p>6154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31" calcext:value-type="float">
            <text:p>4731</text:p>
          </table:table-cell>
          <table:table-cell office:value-type="float" office:value="-789" calcext:value-type="float">
            <text:p>-789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7362" calcext:value-type="float">
            <text:p>16105156573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7108" calcext:value-type="float">
            <text:p>267108</text:p>
          </table:table-cell>
          <table:table-cell office:value-type="float" office:value="1226" calcext:value-type="float">
            <text:p>1226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21616" calcext:value-type="float">
            <text:p>16821616</text:p>
          </table:table-cell>
          <table:table-cell office:value-type="float" office:value="5337088" calcext:value-type="float">
            <text:p>5337088</text:p>
          </table:table-cell>
          <table:table-cell office:value-type="float" office:value="11484528" calcext:value-type="float">
            <text:p>11484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43" calcext:value-type="float">
            <text:p>4743</text:p>
          </table:table-cell>
          <table:table-cell office:value-type="float" office:value="-789" calcext:value-type="float">
            <text:p>-789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7466" calcext:value-type="float">
            <text:p>16105156574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848" calcext:value-type="float">
            <text:p>261848</text:p>
          </table:table-cell>
          <table:table-cell office:value-type="float" office:value="1221" calcext:value-type="float">
            <text:p>1221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59288" calcext:value-type="float">
            <text:p>16859288</text:p>
          </table:table-cell>
          <table:table-cell office:value-type="float" office:value="241664" calcext:value-type="float">
            <text:p>241664</text:p>
          </table:table-cell>
          <table:table-cell office:value-type="float" office:value="16617624" calcext:value-type="float">
            <text:p>16617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57" calcext:value-type="float">
            <text:p>4757</text:p>
          </table:table-cell>
          <table:table-cell office:value-type="float" office:value="-789" calcext:value-type="float">
            <text:p>-789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7571" calcext:value-type="float">
            <text:p>1610515657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3616" calcext:value-type="float">
            <text:p>273616</text:p>
          </table:table-cell>
          <table:table-cell office:value-type="float" office:value="1233" calcext:value-type="float">
            <text:p>1233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5728" calcext:value-type="float">
            <text:p>16785728</text:p>
          </table:table-cell>
          <table:table-cell office:value-type="float" office:value="12675512" calcext:value-type="float">
            <text:p>12675512</text:p>
          </table:table-cell>
          <table:table-cell office:value-type="float" office:value="4110216" calcext:value-type="float">
            <text:p>4110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70" calcext:value-type="float">
            <text:p>4770</text:p>
          </table:table-cell>
          <table:table-cell office:value-type="float" office:value="-789" calcext:value-type="float">
            <text:p>-789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7675" calcext:value-type="float">
            <text:p>16105156576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0944" calcext:value-type="float">
            <text:p>270944</text:p>
          </table:table-cell>
          <table:table-cell office:value-type="float" office:value="1230" calcext:value-type="float">
            <text:p>1230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08248" calcext:value-type="float">
            <text:p>16808248</text:p>
          </table:table-cell>
          <table:table-cell office:value-type="float" office:value="9757768" calcext:value-type="float">
            <text:p>9757768</text:p>
          </table:table-cell>
          <table:table-cell office:value-type="float" office:value="7050480" calcext:value-type="float">
            <text:p>70504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83" calcext:value-type="float">
            <text:p>4783</text:p>
          </table:table-cell>
          <table:table-cell office:value-type="float" office:value="-789" calcext:value-type="float">
            <text:p>-789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7781" calcext:value-type="float">
            <text:p>16105156577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8396" calcext:value-type="float">
            <text:p>268396</text:p>
          </table:table-cell>
          <table:table-cell office:value-type="float" office:value="1227" calcext:value-type="float">
            <text:p>1227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12640" calcext:value-type="float">
            <text:p>16812640</text:p>
          </table:table-cell>
          <table:table-cell office:value-type="float" office:value="7184824" calcext:value-type="float">
            <text:p>7184824</text:p>
          </table:table-cell>
          <table:table-cell office:value-type="float" office:value="9627816" calcext:value-type="float">
            <text:p>96278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95" calcext:value-type="float">
            <text:p>4795</text:p>
          </table:table-cell>
          <table:table-cell office:value-type="float" office:value="-789" calcext:value-type="float">
            <text:p>-789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7886" calcext:value-type="float">
            <text:p>16105156578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716" calcext:value-type="float">
            <text:p>266716</text:p>
          </table:table-cell>
          <table:table-cell office:value-type="float" office:value="1226" calcext:value-type="float">
            <text:p>1226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34408" calcext:value-type="float">
            <text:p>16834408</text:p>
          </table:table-cell>
          <table:table-cell office:value-type="float" office:value="5334312" calcext:value-type="float">
            <text:p>5334312</text:p>
          </table:table-cell>
          <table:table-cell office:value-type="float" office:value="11500096" calcext:value-type="float">
            <text:p>11500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09" calcext:value-type="float">
            <text:p>4809</text:p>
          </table:table-cell>
          <table:table-cell office:value-type="float" office:value="-789" calcext:value-type="float">
            <text:p>-789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7991" calcext:value-type="float">
            <text:p>16105156579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400" calcext:value-type="float">
            <text:p>266400</text:p>
          </table:table-cell>
          <table:table-cell office:value-type="float" office:value="1225" calcext:value-type="float">
            <text:p>1225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24112" calcext:value-type="float">
            <text:p>16824112</text:p>
          </table:table-cell>
          <table:table-cell office:value-type="float" office:value="5104088" calcext:value-type="float">
            <text:p>5104088</text:p>
          </table:table-cell>
          <table:table-cell office:value-type="float" office:value="11720024" calcext:value-type="float">
            <text:p>11720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21" calcext:value-type="float">
            <text:p>4821</text:p>
          </table:table-cell>
          <table:table-cell office:value-type="float" office:value="-789" calcext:value-type="float">
            <text:p>-789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8095" calcext:value-type="float">
            <text:p>16105156580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084" calcext:value-type="float">
            <text:p>266084</text:p>
          </table:table-cell>
          <table:table-cell office:value-type="float" office:value="1225" calcext:value-type="float">
            <text:p>1225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29048" calcext:value-type="float">
            <text:p>16829048</text:p>
          </table:table-cell>
          <table:table-cell office:value-type="float" office:value="4808104" calcext:value-type="float">
            <text:p>4808104</text:p>
          </table:table-cell>
          <table:table-cell office:value-type="float" office:value="12020944" calcext:value-type="float">
            <text:p>120209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34" calcext:value-type="float">
            <text:p>4834</text:p>
          </table:table-cell>
          <table:table-cell office:value-type="float" office:value="-789" calcext:value-type="float">
            <text:p>-789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8199" calcext:value-type="float">
            <text:p>1610515658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636" calcext:value-type="float">
            <text:p>266636</text:p>
          </table:table-cell>
          <table:table-cell office:value-type="float" office:value="1226" calcext:value-type="float">
            <text:p>1226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70864" calcext:value-type="float">
            <text:p>16670864</text:p>
          </table:table-cell>
          <table:table-cell office:value-type="float" office:value="4448424" calcext:value-type="float">
            <text:p>4448424</text:p>
          </table:table-cell>
          <table:table-cell office:value-type="float" office:value="12222440" calcext:value-type="float">
            <text:p>122224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47" calcext:value-type="float">
            <text:p>4847</text:p>
          </table:table-cell>
          <table:table-cell office:value-type="float" office:value="-789" calcext:value-type="float">
            <text:p>-789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8304" calcext:value-type="float">
            <text:p>1610515658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7032" calcext:value-type="float">
            <text:p>267032</text:p>
          </table:table-cell>
          <table:table-cell office:value-type="float" office:value="1226" calcext:value-type="float">
            <text:p>1226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59800" calcext:value-type="float">
            <text:p>16659800</text:p>
          </table:table-cell>
          <table:table-cell office:value-type="float" office:value="5677784" calcext:value-type="float">
            <text:p>5677784</text:p>
          </table:table-cell>
          <table:table-cell office:value-type="float" office:value="10982016" calcext:value-type="float">
            <text:p>10982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60" calcext:value-type="float">
            <text:p>4860</text:p>
          </table:table-cell>
          <table:table-cell office:value-type="float" office:value="-789" calcext:value-type="float">
            <text:p>-789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8408" calcext:value-type="float">
            <text:p>16105156584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816" calcext:value-type="float">
            <text:p>269816</text:p>
          </table:table-cell>
          <table:table-cell office:value-type="float" office:value="1229" calcext:value-type="float">
            <text:p>1229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02768" calcext:value-type="float">
            <text:p>16502768</text:p>
          </table:table-cell>
          <table:table-cell office:value-type="float" office:value="8136520" calcext:value-type="float">
            <text:p>8136520</text:p>
          </table:table-cell>
          <table:table-cell office:value-type="float" office:value="8366248" calcext:value-type="float">
            <text:p>83662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73" calcext:value-type="float">
            <text:p>4873</text:p>
          </table:table-cell>
          <table:table-cell office:value-type="float" office:value="-789" calcext:value-type="float">
            <text:p>-789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8512" calcext:value-type="float">
            <text:p>1610515658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756" calcext:value-type="float">
            <text:p>272756</text:p>
          </table:table-cell>
          <table:table-cell office:value-type="float" office:value="1232" calcext:value-type="float">
            <text:p>1232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08168" calcext:value-type="float">
            <text:p>16508168</text:p>
          </table:table-cell>
          <table:table-cell office:value-type="float" office:value="11316168" calcext:value-type="float">
            <text:p>11316168</text:p>
          </table:table-cell>
          <table:table-cell office:value-type="float" office:value="5192000" calcext:value-type="float">
            <text:p>51920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85" calcext:value-type="float">
            <text:p>4885</text:p>
          </table:table-cell>
          <table:table-cell office:value-type="float" office:value="-789" calcext:value-type="float">
            <text:p>-789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8616" calcext:value-type="float">
            <text:p>16105156586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616" calcext:value-type="float">
            <text:p>262616</text:p>
          </table:table-cell>
          <table:table-cell office:value-type="float" office:value="1222" calcext:value-type="float">
            <text:p>1222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66416" calcext:value-type="float">
            <text:p>16366416</text:p>
          </table:table-cell>
          <table:table-cell office:value-type="float" office:value="503808" calcext:value-type="float">
            <text:p>503808</text:p>
          </table:table-cell>
          <table:table-cell office:value-type="float" office:value="15862608" calcext:value-type="float">
            <text:p>158626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98" calcext:value-type="float">
            <text:p>4898</text:p>
          </table:table-cell>
          <table:table-cell office:value-type="float" office:value="-825" calcext:value-type="float">
            <text:p>-82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8721" calcext:value-type="float">
            <text:p>16105156587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7632" calcext:value-type="float">
            <text:p>267632</text:p>
          </table:table-cell>
          <table:table-cell office:value-type="float" office:value="1227" calcext:value-type="float">
            <text:p>1227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01176" calcext:value-type="float">
            <text:p>16501176</text:p>
          </table:table-cell>
          <table:table-cell office:value-type="float" office:value="5926912" calcext:value-type="float">
            <text:p>5926912</text:p>
          </table:table-cell>
          <table:table-cell office:value-type="float" office:value="10574264" calcext:value-type="float">
            <text:p>105742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10" calcext:value-type="float">
            <text:p>4910</text:p>
          </table:table-cell>
          <table:table-cell office:value-type="float" office:value="-825" calcext:value-type="float">
            <text:p>-82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8825" calcext:value-type="float">
            <text:p>16105156588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3888" calcext:value-type="float">
            <text:p>273888</text:p>
          </table:table-cell>
          <table:table-cell office:value-type="float" office:value="1233" calcext:value-type="float">
            <text:p>1233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41440" calcext:value-type="float">
            <text:p>16541440</text:p>
          </table:table-cell>
          <table:table-cell office:value-type="float" office:value="12283904" calcext:value-type="float">
            <text:p>12283904</text:p>
          </table:table-cell>
          <table:table-cell office:value-type="float" office:value="4257536" calcext:value-type="float">
            <text:p>4257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24" calcext:value-type="float">
            <text:p>4924</text:p>
          </table:table-cell>
          <table:table-cell office:value-type="float" office:value="-825" calcext:value-type="float">
            <text:p>-82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8930" calcext:value-type="float">
            <text:p>16105156589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5732" calcext:value-type="float">
            <text:p>265732</text:p>
          </table:table-cell>
          <table:table-cell office:value-type="float" office:value="1225" calcext:value-type="float">
            <text:p>1225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41440" calcext:value-type="float">
            <text:p>16541440</text:p>
          </table:table-cell>
          <table:table-cell office:value-type="float" office:value="4209016" calcext:value-type="float">
            <text:p>4209016</text:p>
          </table:table-cell>
          <table:table-cell office:value-type="float" office:value="12332424" calcext:value-type="float">
            <text:p>123324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35" calcext:value-type="float">
            <text:p>4935</text:p>
          </table:table-cell>
          <table:table-cell office:value-type="float" office:value="-825" calcext:value-type="float">
            <text:p>-82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9034" calcext:value-type="float">
            <text:p>16105156590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752" calcext:value-type="float">
            <text:p>266752</text:p>
          </table:table-cell>
          <table:table-cell office:value-type="float" office:value="1232" calcext:value-type="float">
            <text:p>1232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39808" calcext:value-type="float">
            <text:p>16439808</text:p>
          </table:table-cell>
          <table:table-cell office:value-type="float" office:value="0" calcext:value-type="float">
            <text:p>0</text:p>
          </table:table-cell>
          <table:table-cell office:value-type="float" office:value="16439808" calcext:value-type="float">
            <text:p>16439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48" calcext:value-type="float">
            <text:p>4948</text:p>
          </table:table-cell>
          <table:table-cell office:value-type="float" office:value="-825" calcext:value-type="float">
            <text:p>-82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9138" calcext:value-type="float">
            <text:p>1610515659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1768" calcext:value-type="float">
            <text:p>271768</text:p>
          </table:table-cell>
          <table:table-cell office:value-type="float" office:value="1231" calcext:value-type="float">
            <text:p>1231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64520" calcext:value-type="float">
            <text:p>16164520</text:p>
          </table:table-cell>
          <table:table-cell office:value-type="float" office:value="10006528" calcext:value-type="float">
            <text:p>10006528</text:p>
          </table:table-cell>
          <table:table-cell office:value-type="float" office:value="6157992" calcext:value-type="float">
            <text:p>6157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60" calcext:value-type="float">
            <text:p>4960</text:p>
          </table:table-cell>
          <table:table-cell office:value-type="float" office:value="-825" calcext:value-type="float">
            <text:p>-82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9242" calcext:value-type="float">
            <text:p>16105156592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068" calcext:value-type="float">
            <text:p>269068</text:p>
          </table:table-cell>
          <table:table-cell office:value-type="float" office:value="1228" calcext:value-type="float">
            <text:p>1228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64520" calcext:value-type="float">
            <text:p>16164520</text:p>
          </table:table-cell>
          <table:table-cell office:value-type="float" office:value="7399096" calcext:value-type="float">
            <text:p>7399096</text:p>
          </table:table-cell>
          <table:table-cell office:value-type="float" office:value="8765424" calcext:value-type="float">
            <text:p>87654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70" calcext:value-type="float">
            <text:p>4970</text:p>
          </table:table-cell>
          <table:table-cell office:value-type="float" office:value="-825" calcext:value-type="float">
            <text:p>-82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9346" calcext:value-type="float">
            <text:p>16105156593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852" calcext:value-type="float">
            <text:p>269852</text:p>
          </table:table-cell>
          <table:table-cell office:value-type="float" office:value="1229" calcext:value-type="float">
            <text:p>1229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91912" calcext:value-type="float">
            <text:p>16091912</text:p>
          </table:table-cell>
          <table:table-cell office:value-type="float" office:value="7843840" calcext:value-type="float">
            <text:p>7843840</text:p>
          </table:table-cell>
          <table:table-cell office:value-type="float" office:value="8248072" calcext:value-type="float">
            <text:p>8248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83" calcext:value-type="float">
            <text:p>4983</text:p>
          </table:table-cell>
          <table:table-cell office:value-type="float" office:value="-825" calcext:value-type="float">
            <text:p>-82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9450" calcext:value-type="float">
            <text:p>16105156594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1308" calcext:value-type="float">
            <text:p>271308</text:p>
          </table:table-cell>
          <table:table-cell office:value-type="float" office:value="1230" calcext:value-type="float">
            <text:p>1230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91912" calcext:value-type="float">
            <text:p>16091912</text:p>
          </table:table-cell>
          <table:table-cell office:value-type="float" office:value="9571400" calcext:value-type="float">
            <text:p>9571400</text:p>
          </table:table-cell>
          <table:table-cell office:value-type="float" office:value="6520512" calcext:value-type="float">
            <text:p>65205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94" calcext:value-type="float">
            <text:p>4994</text:p>
          </table:table-cell>
          <table:table-cell office:value-type="float" office:value="-825" calcext:value-type="float">
            <text:p>-82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9554" calcext:value-type="float">
            <text:p>16105156595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940" calcext:value-type="float">
            <text:p>262940</text:p>
          </table:table-cell>
          <table:table-cell office:value-type="float" office:value="1222" calcext:value-type="float">
            <text:p>1222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91912" calcext:value-type="float">
            <text:p>16091912</text:p>
          </table:table-cell>
          <table:table-cell office:value-type="float" office:value="928840" calcext:value-type="float">
            <text:p>928840</text:p>
          </table:table-cell>
          <table:table-cell office:value-type="float" office:value="15163072" calcext:value-type="float">
            <text:p>15163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05" calcext:value-type="float">
            <text:p>5005</text:p>
          </table:table-cell>
          <table:table-cell office:value-type="float" office:value="-825" calcext:value-type="float">
            <text:p>-82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9658" calcext:value-type="float">
            <text:p>16105156596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0004" calcext:value-type="float">
            <text:p>270004</text:p>
          </table:table-cell>
          <table:table-cell office:value-type="float" office:value="1229" calcext:value-type="float">
            <text:p>1229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44416" calcext:value-type="float">
            <text:p>15744416</text:p>
          </table:table-cell>
          <table:table-cell office:value-type="float" office:value="7860224" calcext:value-type="float">
            <text:p>7860224</text:p>
          </table:table-cell>
          <table:table-cell office:value-type="float" office:value="7884192" calcext:value-type="float">
            <text:p>78841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17" calcext:value-type="float">
            <text:p>5017</text:p>
          </table:table-cell>
          <table:table-cell office:value-type="float" office:value="-825" calcext:value-type="float">
            <text:p>-82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9762" calcext:value-type="float">
            <text:p>1610515659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284" calcext:value-type="float">
            <text:p>266284</text:p>
          </table:table-cell>
          <table:table-cell office:value-type="float" office:value="1226" calcext:value-type="float">
            <text:p>1226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44416" calcext:value-type="float">
            <text:p>15744416</text:p>
          </table:table-cell>
          <table:table-cell office:value-type="float" office:value="3919872" calcext:value-type="float">
            <text:p>3919872</text:p>
          </table:table-cell>
          <table:table-cell office:value-type="float" office:value="11824544" calcext:value-type="float">
            <text:p>118245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28" calcext:value-type="float">
            <text:p>5028</text:p>
          </table:table-cell>
          <table:table-cell office:value-type="float" office:value="-825" calcext:value-type="float">
            <text:p>-82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9867" calcext:value-type="float">
            <text:p>16105156598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4548" calcext:value-type="float">
            <text:p>264548</text:p>
          </table:table-cell>
          <table:table-cell office:value-type="float" office:value="1224" calcext:value-type="float">
            <text:p>1224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44416" calcext:value-type="float">
            <text:p>15744416</text:p>
          </table:table-cell>
          <table:table-cell office:value-type="float" office:value="1978368" calcext:value-type="float">
            <text:p>1978368</text:p>
          </table:table-cell>
          <table:table-cell office:value-type="float" office:value="13766048" calcext:value-type="float">
            <text:p>13766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39" calcext:value-type="float">
            <text:p>5039</text:p>
          </table:table-cell>
          <table:table-cell office:value-type="float" office:value="-825" calcext:value-type="float">
            <text:p>-82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59971" calcext:value-type="float">
            <text:p>16105156599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772" calcext:value-type="float">
            <text:p>263772</text:p>
          </table:table-cell>
          <table:table-cell office:value-type="float" office:value="1223" calcext:value-type="float">
            <text:p>1223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44416" calcext:value-type="float">
            <text:p>15744416</text:p>
          </table:table-cell>
          <table:table-cell office:value-type="float" office:value="1265664" calcext:value-type="float">
            <text:p>1265664</text:p>
          </table:table-cell>
          <table:table-cell office:value-type="float" office:value="14478752" calcext:value-type="float">
            <text:p>144787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49" calcext:value-type="float">
            <text:p>5049</text:p>
          </table:table-cell>
          <table:table-cell office:value-type="float" office:value="-825" calcext:value-type="float">
            <text:p>-82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0075" calcext:value-type="float">
            <text:p>1610515660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0596" calcext:value-type="float">
            <text:p>270596</text:p>
          </table:table-cell>
          <table:table-cell office:value-type="float" office:value="1229" calcext:value-type="float">
            <text:p>1229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44416" calcext:value-type="float">
            <text:p>15744416</text:p>
          </table:table-cell>
          <table:table-cell office:value-type="float" office:value="8490400" calcext:value-type="float">
            <text:p>8490400</text:p>
          </table:table-cell>
          <table:table-cell office:value-type="float" office:value="7254016" calcext:value-type="float">
            <text:p>7254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66" calcext:value-type="float">
            <text:p>5066</text:p>
          </table:table-cell>
          <table:table-cell office:value-type="float" office:value="-224" calcext:value-type="float">
            <text:p>-224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4777" calcext:value-type="float">
            <text:p>16105156647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1700" calcext:value-type="float">
            <text:p>271700</text:p>
          </table:table-cell>
          <table:table-cell office:value-type="float" office:value="1230" calcext:value-type="float">
            <text:p>1230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166048" calcext:value-type="float">
            <text:p>18166048</text:p>
          </table:table-cell>
          <table:table-cell office:value-type="float" office:value="11907072" calcext:value-type="float">
            <text:p>11907072</text:p>
          </table:table-cell>
          <table:table-cell office:value-type="float" office:value="6258976" calcext:value-type="float">
            <text:p>6258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79" calcext:value-type="float">
            <text:p>5079</text:p>
          </table:table-cell>
          <table:table-cell office:value-type="float" office:value="-224" calcext:value-type="float">
            <text:p>-224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4882" calcext:value-type="float">
            <text:p>16105156648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436" calcext:value-type="float">
            <text:p>266436</text:p>
          </table:table-cell>
          <table:table-cell office:value-type="float" office:value="1225" calcext:value-type="float">
            <text:p>1225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65808" calcext:value-type="float">
            <text:p>17665808</text:p>
          </table:table-cell>
          <table:table-cell office:value-type="float" office:value="6070216" calcext:value-type="float">
            <text:p>6070216</text:p>
          </table:table-cell>
          <table:table-cell office:value-type="float" office:value="11595592" calcext:value-type="float">
            <text:p>115955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92" calcext:value-type="float">
            <text:p>5092</text:p>
          </table:table-cell>
          <table:table-cell office:value-type="float" office:value="-224" calcext:value-type="float">
            <text:p>-224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4986" calcext:value-type="float">
            <text:p>16105156649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8428" calcext:value-type="float">
            <text:p>268428</text:p>
          </table:table-cell>
          <table:table-cell office:value-type="float" office:value="1227" calcext:value-type="float">
            <text:p>1227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30808" calcext:value-type="float">
            <text:p>17630808</text:p>
          </table:table-cell>
          <table:table-cell office:value-type="float" office:value="8007680" calcext:value-type="float">
            <text:p>8007680</text:p>
          </table:table-cell>
          <table:table-cell office:value-type="float" office:value="9623128" calcext:value-type="float">
            <text:p>96231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07" calcext:value-type="float">
            <text:p>5107</text:p>
          </table:table-cell>
          <table:table-cell office:value-type="float" office:value="-224" calcext:value-type="float">
            <text:p>-224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5091" calcext:value-type="float">
            <text:p>16105156650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896" calcext:value-type="float">
            <text:p>266896</text:p>
          </table:table-cell>
          <table:table-cell office:value-type="float" office:value="1226" calcext:value-type="float">
            <text:p>1226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70704" calcext:value-type="float">
            <text:p>17670704</text:p>
          </table:table-cell>
          <table:table-cell office:value-type="float" office:value="5908104" calcext:value-type="float">
            <text:p>5908104</text:p>
          </table:table-cell>
          <table:table-cell office:value-type="float" office:value="11762600" calcext:value-type="float">
            <text:p>117626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20" calcext:value-type="float">
            <text:p>5120</text:p>
          </table:table-cell>
          <table:table-cell office:value-type="float" office:value="-224" calcext:value-type="float">
            <text:p>-224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5196" calcext:value-type="float">
            <text:p>16105156651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968" calcext:value-type="float">
            <text:p>269968</text:p>
          </table:table-cell>
          <table:table-cell office:value-type="float" office:value="1229" calcext:value-type="float">
            <text:p>1229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191816" calcext:value-type="float">
            <text:p>18191816</text:p>
          </table:table-cell>
          <table:table-cell office:value-type="float" office:value="10301440" calcext:value-type="float">
            <text:p>10301440</text:p>
          </table:table-cell>
          <table:table-cell office:value-type="float" office:value="7890376" calcext:value-type="float">
            <text:p>78903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35" calcext:value-type="float">
            <text:p>5135</text:p>
          </table:table-cell>
          <table:table-cell office:value-type="float" office:value="-224" calcext:value-type="float">
            <text:p>-224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5300" calcext:value-type="float">
            <text:p>16105156653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500" calcext:value-type="float">
            <text:p>269500</text:p>
          </table:table-cell>
          <table:table-cell office:value-type="float" office:value="1228" calcext:value-type="float">
            <text:p>1228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19632" calcext:value-type="float">
            <text:p>17919632</text:p>
          </table:table-cell>
          <table:table-cell office:value-type="float" office:value="9597368" calcext:value-type="float">
            <text:p>9597368</text:p>
          </table:table-cell>
          <table:table-cell office:value-type="float" office:value="8322264" calcext:value-type="float">
            <text:p>83222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48" calcext:value-type="float">
            <text:p>5148</text:p>
          </table:table-cell>
          <table:table-cell office:value-type="float" office:value="-224" calcext:value-type="float">
            <text:p>-224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5404" calcext:value-type="float">
            <text:p>16105156654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628" calcext:value-type="float">
            <text:p>269628</text:p>
          </table:table-cell>
          <table:table-cell office:value-type="float" office:value="1229" calcext:value-type="float">
            <text:p>1229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41448" calcext:value-type="float">
            <text:p>17341448</text:p>
          </table:table-cell>
          <table:table-cell office:value-type="float" office:value="8466432" calcext:value-type="float">
            <text:p>8466432</text:p>
          </table:table-cell>
          <table:table-cell office:value-type="float" office:value="8875016" calcext:value-type="float">
            <text:p>8875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61" calcext:value-type="float">
            <text:p>5161</text:p>
          </table:table-cell>
          <table:table-cell office:value-type="float" office:value="-224" calcext:value-type="float">
            <text:p>-224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5508" calcext:value-type="float">
            <text:p>16105156655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1076" calcext:value-type="float">
            <text:p>271076</text:p>
          </table:table-cell>
          <table:table-cell office:value-type="float" office:value="1230" calcext:value-type="float">
            <text:p>1230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07840" calcext:value-type="float">
            <text:p>17707840</text:p>
          </table:table-cell>
          <table:table-cell office:value-type="float" office:value="10914008" calcext:value-type="float">
            <text:p>10914008</text:p>
          </table:table-cell>
          <table:table-cell office:value-type="float" office:value="6793832" calcext:value-type="float">
            <text:p>67938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75" calcext:value-type="float">
            <text:p>5175</text:p>
          </table:table-cell>
          <table:table-cell office:value-type="float" office:value="-224" calcext:value-type="float">
            <text:p>-224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5612" calcext:value-type="float">
            <text:p>16105156656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7088" calcext:value-type="float">
            <text:p>257088</text:p>
          </table:table-cell>
          <table:table-cell office:value-type="float" office:value="1216" calcext:value-type="float">
            <text:p>1216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864240" calcext:value-type="float">
            <text:p>20864240</text:p>
          </table:table-cell>
          <table:table-cell office:value-type="float" office:value="0" calcext:value-type="float">
            <text:p>0</text:p>
          </table:table-cell>
          <table:table-cell office:value-type="float" office:value="20864240" calcext:value-type="float">
            <text:p>208642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88" calcext:value-type="float">
            <text:p>5188</text:p>
          </table:table-cell>
          <table:table-cell office:value-type="float" office:value="-224" calcext:value-type="float">
            <text:p>-224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5716" calcext:value-type="float">
            <text:p>16105156657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496" calcext:value-type="float">
            <text:p>263496</text:p>
          </table:table-cell>
          <table:table-cell office:value-type="float" office:value="1223" calcext:value-type="float">
            <text:p>1223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88512" calcext:value-type="float">
            <text:p>17888512</text:p>
          </table:table-cell>
          <table:table-cell office:value-type="float" office:value="2584576" calcext:value-type="float">
            <text:p>2584576</text:p>
          </table:table-cell>
          <table:table-cell office:value-type="float" office:value="15303936" calcext:value-type="float">
            <text:p>153039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02" calcext:value-type="float">
            <text:p>5202</text:p>
          </table:table-cell>
          <table:table-cell office:value-type="float" office:value="-224" calcext:value-type="float">
            <text:p>-224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5821" calcext:value-type="float">
            <text:p>16105156658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5564" calcext:value-type="float">
            <text:p>265564</text:p>
          </table:table-cell>
          <table:table-cell office:value-type="float" office:value="1224" calcext:value-type="float">
            <text:p>1224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9976" calcext:value-type="float">
            <text:p>17369976</text:p>
          </table:table-cell>
          <table:table-cell office:value-type="float" office:value="4740104" calcext:value-type="float">
            <text:p>4740104</text:p>
          </table:table-cell>
          <table:table-cell office:value-type="float" office:value="12629872" calcext:value-type="float">
            <text:p>126298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15" calcext:value-type="float">
            <text:p>5215</text:p>
          </table:table-cell>
          <table:table-cell office:value-type="float" office:value="-224" calcext:value-type="float">
            <text:p>-224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5925" calcext:value-type="float">
            <text:p>16105156659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468" calcext:value-type="float">
            <text:p>272468</text:p>
          </table:table-cell>
          <table:table-cell office:value-type="float" office:value="1231" calcext:value-type="float">
            <text:p>1231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39392" calcext:value-type="float">
            <text:p>17739392</text:p>
          </table:table-cell>
          <table:table-cell office:value-type="float" office:value="12462048" calcext:value-type="float">
            <text:p>12462048</text:p>
          </table:table-cell>
          <table:table-cell office:value-type="float" office:value="5277344" calcext:value-type="float">
            <text:p>52773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30" calcext:value-type="float">
            <text:p>5230</text:p>
          </table:table-cell>
          <table:table-cell office:value-type="float" office:value="-796" calcext:value-type="float">
            <text:p>-79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6031" calcext:value-type="float">
            <text:p>16105156660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100" calcext:value-type="float">
            <text:p>263100</text:p>
          </table:table-cell>
          <table:table-cell office:value-type="float" office:value="1222" calcext:value-type="float">
            <text:p>1222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43496" calcext:value-type="float">
            <text:p>17943496</text:p>
          </table:table-cell>
          <table:table-cell office:value-type="float" office:value="2355200" calcext:value-type="float">
            <text:p>2355200</text:p>
          </table:table-cell>
          <table:table-cell office:value-type="float" office:value="15588296" calcext:value-type="float">
            <text:p>15588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42" calcext:value-type="float">
            <text:p>5242</text:p>
          </table:table-cell>
          <table:table-cell office:value-type="float" office:value="-796" calcext:value-type="float">
            <text:p>-79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6136" calcext:value-type="float">
            <text:p>1610515666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7524" calcext:value-type="float">
            <text:p>267524</text:p>
          </table:table-cell>
          <table:table-cell office:value-type="float" office:value="1226" calcext:value-type="float">
            <text:p>1226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96048" calcext:value-type="float">
            <text:p>17296048</text:p>
          </table:table-cell>
          <table:table-cell office:value-type="float" office:value="6762496" calcext:value-type="float">
            <text:p>6762496</text:p>
          </table:table-cell>
          <table:table-cell office:value-type="float" office:value="10533552" calcext:value-type="float">
            <text:p>105335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56" calcext:value-type="float">
            <text:p>5256</text:p>
          </table:table-cell>
          <table:table-cell office:value-type="float" office:value="-796" calcext:value-type="float">
            <text:p>-79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6241" calcext:value-type="float">
            <text:p>16105156662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196" calcext:value-type="float">
            <text:p>272196</text:p>
          </table:table-cell>
          <table:table-cell office:value-type="float" office:value="1231" calcext:value-type="float">
            <text:p>1231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01352" calcext:value-type="float">
            <text:p>17301352</text:p>
          </table:table-cell>
          <table:table-cell office:value-type="float" office:value="11212952" calcext:value-type="float">
            <text:p>11212952</text:p>
          </table:table-cell>
          <table:table-cell office:value-type="float" office:value="6088400" calcext:value-type="float">
            <text:p>6088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69" calcext:value-type="float">
            <text:p>5269</text:p>
          </table:table-cell>
          <table:table-cell office:value-type="float" office:value="-796" calcext:value-type="float">
            <text:p>-79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6345" calcext:value-type="float">
            <text:p>1610515666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308" calcext:value-type="float">
            <text:p>261308</text:p>
          </table:table-cell>
          <table:table-cell office:value-type="float" office:value="1220" calcext:value-type="float">
            <text:p>1220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41360" calcext:value-type="float">
            <text:p>17441360</text:p>
          </table:table-cell>
          <table:table-cell office:value-type="float" office:value="1084312" calcext:value-type="float">
            <text:p>1084312</text:p>
          </table:table-cell>
          <table:table-cell office:value-type="float" office:value="16357048" calcext:value-type="float">
            <text:p>16357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82" calcext:value-type="float">
            <text:p>5282</text:p>
          </table:table-cell>
          <table:table-cell office:value-type="float" office:value="-796" calcext:value-type="float">
            <text:p>-79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6449" calcext:value-type="float">
            <text:p>1610515666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980" calcext:value-type="float">
            <text:p>269980</text:p>
          </table:table-cell>
          <table:table-cell office:value-type="float" office:value="1229" calcext:value-type="float">
            <text:p>1229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04328" calcext:value-type="float">
            <text:p>17104328</text:p>
          </table:table-cell>
          <table:table-cell office:value-type="float" office:value="9039872" calcext:value-type="float">
            <text:p>9039872</text:p>
          </table:table-cell>
          <table:table-cell office:value-type="float" office:value="8064456" calcext:value-type="float">
            <text:p>80644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96" calcext:value-type="float">
            <text:p>5296</text:p>
          </table:table-cell>
          <table:table-cell office:value-type="float" office:value="-796" calcext:value-type="float">
            <text:p>-79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6553" calcext:value-type="float">
            <text:p>1610515666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984" calcext:value-type="float">
            <text:p>260984</text:p>
          </table:table-cell>
          <table:table-cell office:value-type="float" office:value="1220" calcext:value-type="float">
            <text:p>1220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44576" calcext:value-type="float">
            <text:p>17244576</text:p>
          </table:table-cell>
          <table:table-cell office:value-type="float" office:value="0" calcext:value-type="float">
            <text:p>0</text:p>
          </table:table-cell>
          <table:table-cell office:value-type="float" office:value="17244576" calcext:value-type="float">
            <text:p>172445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09" calcext:value-type="float">
            <text:p>5309</text:p>
          </table:table-cell>
          <table:table-cell office:value-type="float" office:value="-796" calcext:value-type="float">
            <text:p>-79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6657" calcext:value-type="float">
            <text:p>16105156666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896" calcext:value-type="float">
            <text:p>266896</text:p>
          </table:table-cell>
          <table:table-cell office:value-type="float" office:value="1226" calcext:value-type="float">
            <text:p>1226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16648" calcext:value-type="float">
            <text:p>17216648</text:p>
          </table:table-cell>
          <table:table-cell office:value-type="float" office:value="5711864" calcext:value-type="float">
            <text:p>5711864</text:p>
          </table:table-cell>
          <table:table-cell office:value-type="float" office:value="11504784" calcext:value-type="float">
            <text:p>115047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22" calcext:value-type="float">
            <text:p>5322</text:p>
          </table:table-cell>
          <table:table-cell office:value-type="float" office:value="-796" calcext:value-type="float">
            <text:p>-79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6762" calcext:value-type="float">
            <text:p>16105156667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512" calcext:value-type="float">
            <text:p>259512</text:p>
          </table:table-cell>
          <table:table-cell office:value-type="float" office:value="1219" calcext:value-type="float">
            <text:p>1219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573528" calcext:value-type="float">
            <text:p>18573528</text:p>
          </table:table-cell>
          <table:table-cell office:value-type="float" office:value="0" calcext:value-type="float">
            <text:p>0</text:p>
          </table:table-cell>
          <table:table-cell office:value-type="float" office:value="18573528" calcext:value-type="float">
            <text:p>18573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36" calcext:value-type="float">
            <text:p>5336</text:p>
          </table:table-cell>
          <table:table-cell office:value-type="float" office:value="-796" calcext:value-type="float">
            <text:p>-79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6866" calcext:value-type="float">
            <text:p>16105156668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808" calcext:value-type="float">
            <text:p>269808</text:p>
          </table:table-cell>
          <table:table-cell office:value-type="float" office:value="1228" calcext:value-type="float">
            <text:p>1228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16584" calcext:value-type="float">
            <text:p>17016584</text:p>
          </table:table-cell>
          <table:table-cell office:value-type="float" office:value="8859648" calcext:value-type="float">
            <text:p>8859648</text:p>
          </table:table-cell>
          <table:table-cell office:value-type="float" office:value="8156936" calcext:value-type="float">
            <text:p>81569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50" calcext:value-type="float">
            <text:p>5350</text:p>
          </table:table-cell>
          <table:table-cell office:value-type="float" office:value="-796" calcext:value-type="float">
            <text:p>-79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6970" calcext:value-type="float">
            <text:p>16105156669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548" calcext:value-type="float">
            <text:p>261548</text:p>
          </table:table-cell>
          <table:table-cell office:value-type="float" office:value="1221" calcext:value-type="float">
            <text:p>1221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5824" calcext:value-type="float">
            <text:p>17365824</text:p>
          </table:table-cell>
          <table:table-cell office:value-type="float" office:value="978944" calcext:value-type="float">
            <text:p>978944</text:p>
          </table:table-cell>
          <table:table-cell office:value-type="float" office:value="16386880" calcext:value-type="float">
            <text:p>16386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63" calcext:value-type="float">
            <text:p>5363</text:p>
          </table:table-cell>
          <table:table-cell office:value-type="float" office:value="-796" calcext:value-type="float">
            <text:p>-79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7076" calcext:value-type="float">
            <text:p>16105156670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720" calcext:value-type="float">
            <text:p>272720</text:p>
          </table:table-cell>
          <table:table-cell office:value-type="float" office:value="1232" calcext:value-type="float">
            <text:p>1232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54504" calcext:value-type="float">
            <text:p>17354504</text:p>
          </table:table-cell>
          <table:table-cell office:value-type="float" office:value="11797512" calcext:value-type="float">
            <text:p>11797512</text:p>
          </table:table-cell>
          <table:table-cell office:value-type="float" office:value="5556992" calcext:value-type="float">
            <text:p>5556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77" calcext:value-type="float">
            <text:p>5377</text:p>
          </table:table-cell>
          <table:table-cell office:value-type="float" office:value="-796" calcext:value-type="float">
            <text:p>-79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7181" calcext:value-type="float">
            <text:p>16105156671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7728" calcext:value-type="float">
            <text:p>267728</text:p>
          </table:table-cell>
          <table:table-cell office:value-type="float" office:value="1227" calcext:value-type="float">
            <text:p>1227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79520" calcext:value-type="float">
            <text:p>17379520</text:p>
          </table:table-cell>
          <table:table-cell office:value-type="float" office:value="6749192" calcext:value-type="float">
            <text:p>6749192</text:p>
          </table:table-cell>
          <table:table-cell office:value-type="float" office:value="10630328" calcext:value-type="float">
            <text:p>10630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89" calcext:value-type="float">
            <text:p>5389</text:p>
          </table:table-cell>
          <table:table-cell office:value-type="float" office:value="-796" calcext:value-type="float">
            <text:p>-79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7285" calcext:value-type="float">
            <text:p>16105156672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212" calcext:value-type="float">
            <text:p>261212</text:p>
          </table:table-cell>
          <table:table-cell office:value-type="float" office:value="1219" calcext:value-type="float">
            <text:p>1219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79120" calcext:value-type="float">
            <text:p>17879120</text:p>
          </table:table-cell>
          <table:table-cell office:value-type="float" office:value="0" calcext:value-type="float">
            <text:p>0</text:p>
          </table:table-cell>
          <table:table-cell office:value-type="float" office:value="17879120" calcext:value-type="float">
            <text:p>178791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04" calcext:value-type="float">
            <text:p>5404</text:p>
          </table:table-cell>
          <table:table-cell office:value-type="float" office:value="-796" calcext:value-type="float">
            <text:p>-79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7390" calcext:value-type="float">
            <text:p>16105156673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576" calcext:value-type="float">
            <text:p>258576</text:p>
          </table:table-cell>
          <table:table-cell office:value-type="float" office:value="1218" calcext:value-type="float">
            <text:p>1218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619296" calcext:value-type="float">
            <text:p>19619296</text:p>
          </table:table-cell>
          <table:table-cell office:value-type="float" office:value="0" calcext:value-type="float">
            <text:p>0</text:p>
          </table:table-cell>
          <table:table-cell office:value-type="float" office:value="19619296" calcext:value-type="float">
            <text:p>19619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18" calcext:value-type="float">
            <text:p>5418</text:p>
          </table:table-cell>
          <table:table-cell office:value-type="float" office:value="-823" calcext:value-type="float">
            <text:p>-823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7498" calcext:value-type="float">
            <text:p>16105156674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036" calcext:value-type="float">
            <text:p>259036</text:p>
          </table:table-cell>
          <table:table-cell office:value-type="float" office:value="1218" calcext:value-type="float">
            <text:p>1218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940680" calcext:value-type="float">
            <text:p>18940680</text:p>
          </table:table-cell>
          <table:table-cell office:value-type="float" office:value="0" calcext:value-type="float">
            <text:p>0</text:p>
          </table:table-cell>
          <table:table-cell office:value-type="float" office:value="18940680" calcext:value-type="float">
            <text:p>189406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31" calcext:value-type="float">
            <text:p>5431</text:p>
          </table:table-cell>
          <table:table-cell office:value-type="float" office:value="-823" calcext:value-type="float">
            <text:p>-823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7603" calcext:value-type="float">
            <text:p>16105156676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3256" calcext:value-type="float">
            <text:p>273256</text:p>
          </table:table-cell>
          <table:table-cell office:value-type="float" office:value="1232" calcext:value-type="float">
            <text:p>1232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15256" calcext:value-type="float">
            <text:p>17815256</text:p>
          </table:table-cell>
          <table:table-cell office:value-type="float" office:value="13384216" calcext:value-type="float">
            <text:p>13384216</text:p>
          </table:table-cell>
          <table:table-cell office:value-type="float" office:value="4431040" calcext:value-type="float">
            <text:p>4431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45" calcext:value-type="float">
            <text:p>5445</text:p>
          </table:table-cell>
          <table:table-cell office:value-type="float" office:value="-823" calcext:value-type="float">
            <text:p>-823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7708" calcext:value-type="float">
            <text:p>16105156677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040" calcext:value-type="float">
            <text:p>272040</text:p>
          </table:table-cell>
          <table:table-cell office:value-type="float" office:value="1231" calcext:value-type="float">
            <text:p>1231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5800" calcext:value-type="float">
            <text:p>16785800</text:p>
          </table:table-cell>
          <table:table-cell office:value-type="float" office:value="10661888" calcext:value-type="float">
            <text:p>10661888</text:p>
          </table:table-cell>
          <table:table-cell office:value-type="float" office:value="6123912" calcext:value-type="float">
            <text:p>61239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58" calcext:value-type="float">
            <text:p>5458</text:p>
          </table:table-cell>
          <table:table-cell office:value-type="float" office:value="-823" calcext:value-type="float">
            <text:p>-823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7813" calcext:value-type="float">
            <text:p>16105156678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616" calcext:value-type="float">
            <text:p>269616</text:p>
          </table:table-cell>
          <table:table-cell office:value-type="float" office:value="1228" calcext:value-type="float">
            <text:p>1228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1248" calcext:value-type="float">
            <text:p>16791248</text:p>
          </table:table-cell>
          <table:table-cell office:value-type="float" office:value="7958528" calcext:value-type="float">
            <text:p>7958528</text:p>
          </table:table-cell>
          <table:table-cell office:value-type="float" office:value="8832720" calcext:value-type="float">
            <text:p>88327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71" calcext:value-type="float">
            <text:p>5471</text:p>
          </table:table-cell>
          <table:table-cell office:value-type="float" office:value="-823" calcext:value-type="float">
            <text:p>-823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7918" calcext:value-type="float">
            <text:p>16105156679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7440" calcext:value-type="float">
            <text:p>267440</text:p>
          </table:table-cell>
          <table:table-cell office:value-type="float" office:value="1226" calcext:value-type="float">
            <text:p>1226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6568" calcext:value-type="float">
            <text:p>16796568</text:p>
          </table:table-cell>
          <table:table-cell office:value-type="float" office:value="5828608" calcext:value-type="float">
            <text:p>5828608</text:p>
          </table:table-cell>
          <table:table-cell office:value-type="float" office:value="10967960" calcext:value-type="float">
            <text:p>10967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84" calcext:value-type="float">
            <text:p>5484</text:p>
          </table:table-cell>
          <table:table-cell office:value-type="float" office:value="-823" calcext:value-type="float">
            <text:p>-823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8023" calcext:value-type="float">
            <text:p>16105156680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504" calcext:value-type="float">
            <text:p>266504</text:p>
          </table:table-cell>
          <table:table-cell office:value-type="float" office:value="1225" calcext:value-type="float">
            <text:p>1225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0816" calcext:value-type="float">
            <text:p>16770816</text:p>
          </table:table-cell>
          <table:table-cell office:value-type="float" office:value="4796416" calcext:value-type="float">
            <text:p>4796416</text:p>
          </table:table-cell>
          <table:table-cell office:value-type="float" office:value="11974400" calcext:value-type="float">
            <text:p>11974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96" calcext:value-type="float">
            <text:p>5496</text:p>
          </table:table-cell>
          <table:table-cell office:value-type="float" office:value="-823" calcext:value-type="float">
            <text:p>-823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8127" calcext:value-type="float">
            <text:p>1610515668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5940" calcext:value-type="float">
            <text:p>265940</text:p>
          </table:table-cell>
          <table:table-cell office:value-type="float" office:value="1225" calcext:value-type="float">
            <text:p>1225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05176" calcext:value-type="float">
            <text:p>17005176</text:p>
          </table:table-cell>
          <table:table-cell office:value-type="float" office:value="4550656" calcext:value-type="float">
            <text:p>4550656</text:p>
          </table:table-cell>
          <table:table-cell office:value-type="float" office:value="12454520" calcext:value-type="float">
            <text:p>12454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09" calcext:value-type="float">
            <text:p>5509</text:p>
          </table:table-cell>
          <table:table-cell office:value-type="float" office:value="-823" calcext:value-type="float">
            <text:p>-823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8231" calcext:value-type="float">
            <text:p>1610515668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7980" calcext:value-type="float">
            <text:p>267980</text:p>
          </table:table-cell>
          <table:table-cell office:value-type="float" office:value="1227" calcext:value-type="float">
            <text:p>1227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18928" calcext:value-type="float">
            <text:p>16518928</text:p>
          </table:table-cell>
          <table:table-cell office:value-type="float" office:value="5681152" calcext:value-type="float">
            <text:p>5681152</text:p>
          </table:table-cell>
          <table:table-cell office:value-type="float" office:value="10837776" calcext:value-type="float">
            <text:p>10837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22" calcext:value-type="float">
            <text:p>5522</text:p>
          </table:table-cell>
          <table:table-cell office:value-type="float" office:value="-823" calcext:value-type="float">
            <text:p>-823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8335" calcext:value-type="float">
            <text:p>16105156683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8900" calcext:value-type="float">
            <text:p>268900</text:p>
          </table:table-cell>
          <table:table-cell office:value-type="float" office:value="1228" calcext:value-type="float">
            <text:p>1228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04296" calcext:value-type="float">
            <text:p>16704296</text:p>
          </table:table-cell>
          <table:table-cell office:value-type="float" office:value="7303168" calcext:value-type="float">
            <text:p>7303168</text:p>
          </table:table-cell>
          <table:table-cell office:value-type="float" office:value="9401128" calcext:value-type="float">
            <text:p>94011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35" calcext:value-type="float">
            <text:p>5535</text:p>
          </table:table-cell>
          <table:table-cell office:value-type="float" office:value="-823" calcext:value-type="float">
            <text:p>-823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8439" calcext:value-type="float">
            <text:p>16105156684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588" calcext:value-type="float">
            <text:p>272588</text:p>
          </table:table-cell>
          <table:table-cell office:value-type="float" office:value="1231" calcext:value-type="float">
            <text:p>1231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97008" calcext:value-type="float">
            <text:p>16497008</text:p>
          </table:table-cell>
          <table:table-cell office:value-type="float" office:value="10137600" calcext:value-type="float">
            <text:p>10137600</text:p>
          </table:table-cell>
          <table:table-cell office:value-type="float" office:value="6359408" calcext:value-type="float">
            <text:p>6359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48" calcext:value-type="float">
            <text:p>5548</text:p>
          </table:table-cell>
          <table:table-cell office:value-type="float" office:value="-823" calcext:value-type="float">
            <text:p>-823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8543" calcext:value-type="float">
            <text:p>16105156685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3792" calcext:value-type="float">
            <text:p>273792</text:p>
          </table:table-cell>
          <table:table-cell office:value-type="float" office:value="1233" calcext:value-type="float">
            <text:p>1233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97008" calcext:value-type="float">
            <text:p>16497008</text:p>
          </table:table-cell>
          <table:table-cell office:value-type="float" office:value="12441080" calcext:value-type="float">
            <text:p>12441080</text:p>
          </table:table-cell>
          <table:table-cell office:value-type="float" office:value="4055928" calcext:value-type="float">
            <text:p>40559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61" calcext:value-type="float">
            <text:p>5561</text:p>
          </table:table-cell>
          <table:table-cell office:value-type="float" office:value="-823" calcext:value-type="float">
            <text:p>-823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8649" calcext:value-type="float">
            <text:p>16105156686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792" calcext:value-type="float">
            <text:p>261792</text:p>
          </table:table-cell>
          <table:table-cell office:value-type="float" office:value="1221" calcext:value-type="float">
            <text:p>1221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37144" calcext:value-type="float">
            <text:p>16737144</text:p>
          </table:table-cell>
          <table:table-cell office:value-type="float" office:value="356920" calcext:value-type="float">
            <text:p>356920</text:p>
          </table:table-cell>
          <table:table-cell office:value-type="float" office:value="16380224" calcext:value-type="float">
            <text:p>16380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72" calcext:value-type="float">
            <text:p>5572</text:p>
          </table:table-cell>
          <table:table-cell office:value-type="float" office:value="-823" calcext:value-type="float">
            <text:p>-823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8753" calcext:value-type="float">
            <text:p>16105156687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8668" calcext:value-type="float">
            <text:p>268668</text:p>
          </table:table-cell>
          <table:table-cell office:value-type="float" office:value="1228" calcext:value-type="float">
            <text:p>1228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81176" calcext:value-type="float">
            <text:p>16481176</text:p>
          </table:table-cell>
          <table:table-cell office:value-type="float" office:value="6452680" calcext:value-type="float">
            <text:p>6452680</text:p>
          </table:table-cell>
          <table:table-cell office:value-type="float" office:value="10028496" calcext:value-type="float">
            <text:p>10028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85" calcext:value-type="float">
            <text:p>5585</text:p>
          </table:table-cell>
          <table:table-cell office:value-type="float" office:value="-823" calcext:value-type="float">
            <text:p>-823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8857" calcext:value-type="float">
            <text:p>1610515668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8392" calcext:value-type="float">
            <text:p>268392</text:p>
          </table:table-cell>
          <table:table-cell office:value-type="float" office:value="1232" calcext:value-type="float">
            <text:p>1232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71648" calcext:value-type="float">
            <text:p>16671648</text:p>
          </table:table-cell>
          <table:table-cell office:value-type="float" office:value="0" calcext:value-type="float">
            <text:p>0</text:p>
          </table:table-cell>
          <table:table-cell office:value-type="float" office:value="16671648" calcext:value-type="float">
            <text:p>166716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98" calcext:value-type="float">
            <text:p>5598</text:p>
          </table:table-cell>
          <table:table-cell office:value-type="float" office:value="-847" calcext:value-type="float">
            <text:p>-84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8961" calcext:value-type="float">
            <text:p>16105156689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8224" calcext:value-type="float">
            <text:p>268224</text:p>
          </table:table-cell>
          <table:table-cell office:value-type="float" office:value="1227" calcext:value-type="float">
            <text:p>1227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30616" calcext:value-type="float">
            <text:p>16330616</text:p>
          </table:table-cell>
          <table:table-cell office:value-type="float" office:value="6631424" calcext:value-type="float">
            <text:p>6631424</text:p>
          </table:table-cell>
          <table:table-cell office:value-type="float" office:value="9699192" calcext:value-type="float">
            <text:p>96991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10" calcext:value-type="float">
            <text:p>5610</text:p>
          </table:table-cell>
          <table:table-cell office:value-type="float" office:value="-847" calcext:value-type="float">
            <text:p>-84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9065" calcext:value-type="float">
            <text:p>16105156690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700" calcext:value-type="float">
            <text:p>261700</text:p>
          </table:table-cell>
          <table:table-cell office:value-type="float" office:value="1221" calcext:value-type="float">
            <text:p>1221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30616" calcext:value-type="float">
            <text:p>16330616</text:p>
          </table:table-cell>
          <table:table-cell office:value-type="float" office:value="440" calcext:value-type="float">
            <text:p>440</text:p>
          </table:table-cell>
          <table:table-cell office:value-type="float" office:value="16330176" calcext:value-type="float">
            <text:p>163301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22" calcext:value-type="float">
            <text:p>5622</text:p>
          </table:table-cell>
          <table:table-cell office:value-type="float" office:value="-847" calcext:value-type="float">
            <text:p>-84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9169" calcext:value-type="float">
            <text:p>16105156691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928" calcext:value-type="float">
            <text:p>272928</text:p>
          </table:table-cell>
          <table:table-cell office:value-type="float" office:value="1232" calcext:value-type="float">
            <text:p>1232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91224" calcext:value-type="float">
            <text:p>16191224</text:p>
          </table:table-cell>
          <table:table-cell office:value-type="float" office:value="11134008" calcext:value-type="float">
            <text:p>11134008</text:p>
          </table:table-cell>
          <table:table-cell office:value-type="float" office:value="5057216" calcext:value-type="float">
            <text:p>5057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34" calcext:value-type="float">
            <text:p>5634</text:p>
          </table:table-cell>
          <table:table-cell office:value-type="float" office:value="-847" calcext:value-type="float">
            <text:p>-84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9273" calcext:value-type="float">
            <text:p>16105156692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0692" calcext:value-type="float">
            <text:p>270692</text:p>
          </table:table-cell>
          <table:table-cell office:value-type="float" office:value="1230" calcext:value-type="float">
            <text:p>1230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47872" calcext:value-type="float">
            <text:p>16147872</text:p>
          </table:table-cell>
          <table:table-cell office:value-type="float" office:value="9039872" calcext:value-type="float">
            <text:p>9039872</text:p>
          </table:table-cell>
          <table:table-cell office:value-type="float" office:value="7108000" calcext:value-type="float">
            <text:p>71080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47" calcext:value-type="float">
            <text:p>5647</text:p>
          </table:table-cell>
          <table:table-cell office:value-type="float" office:value="-847" calcext:value-type="float">
            <text:p>-84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9378" calcext:value-type="float">
            <text:p>16105156693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604" calcext:value-type="float">
            <text:p>269604</text:p>
          </table:table-cell>
          <table:table-cell office:value-type="float" office:value="1229" calcext:value-type="float">
            <text:p>1229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47872" calcext:value-type="float">
            <text:p>16147872</text:p>
          </table:table-cell>
          <table:table-cell office:value-type="float" office:value="8107800" calcext:value-type="float">
            <text:p>8107800</text:p>
          </table:table-cell>
          <table:table-cell office:value-type="float" office:value="8040072" calcext:value-type="float">
            <text:p>8040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58" calcext:value-type="float">
            <text:p>5658</text:p>
          </table:table-cell>
          <table:table-cell office:value-type="float" office:value="-847" calcext:value-type="float">
            <text:p>-84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9482" calcext:value-type="float">
            <text:p>16105156694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360" calcext:value-type="float">
            <text:p>272360</text:p>
          </table:table-cell>
          <table:table-cell office:value-type="float" office:value="1231" calcext:value-type="float">
            <text:p>1231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27248" calcext:value-type="float">
            <text:p>15927248</text:p>
          </table:table-cell>
          <table:table-cell office:value-type="float" office:value="10399744" calcext:value-type="float">
            <text:p>10399744</text:p>
          </table:table-cell>
          <table:table-cell office:value-type="float" office:value="5527504" calcext:value-type="float">
            <text:p>55275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70" calcext:value-type="float">
            <text:p>5670</text:p>
          </table:table-cell>
          <table:table-cell office:value-type="float" office:value="-847" calcext:value-type="float">
            <text:p>-84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9586" calcext:value-type="float">
            <text:p>16105156695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432" calcext:value-type="float">
            <text:p>263432</text:p>
          </table:table-cell>
          <table:table-cell office:value-type="float" office:value="1223" calcext:value-type="float">
            <text:p>1223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27248" calcext:value-type="float">
            <text:p>15927248</text:p>
          </table:table-cell>
          <table:table-cell office:value-type="float" office:value="1232896" calcext:value-type="float">
            <text:p>1232896</text:p>
          </table:table-cell>
          <table:table-cell office:value-type="float" office:value="14694352" calcext:value-type="float">
            <text:p>14694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81" calcext:value-type="float">
            <text:p>5681</text:p>
          </table:table-cell>
          <table:table-cell office:value-type="float" office:value="-847" calcext:value-type="float">
            <text:p>-84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9691" calcext:value-type="float">
            <text:p>16105156696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164" calcext:value-type="float">
            <text:p>269164</text:p>
          </table:table-cell>
          <table:table-cell office:value-type="float" office:value="1228" calcext:value-type="float">
            <text:p>1228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27248" calcext:value-type="float">
            <text:p>15927248</text:p>
          </table:table-cell>
          <table:table-cell office:value-type="float" office:value="7230896" calcext:value-type="float">
            <text:p>7230896</text:p>
          </table:table-cell>
          <table:table-cell office:value-type="float" office:value="8696352" calcext:value-type="float">
            <text:p>8696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92" calcext:value-type="float">
            <text:p>5692</text:p>
          </table:table-cell>
          <table:table-cell office:value-type="float" office:value="-847" calcext:value-type="float">
            <text:p>-84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9795" calcext:value-type="float">
            <text:p>16105156697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5940" calcext:value-type="float">
            <text:p>265940</text:p>
          </table:table-cell>
          <table:table-cell office:value-type="float" office:value="1225" calcext:value-type="float">
            <text:p>1225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27248" calcext:value-type="float">
            <text:p>15927248</text:p>
          </table:table-cell>
          <table:table-cell office:value-type="float" office:value="3388848" calcext:value-type="float">
            <text:p>3388848</text:p>
          </table:table-cell>
          <table:table-cell office:value-type="float" office:value="12538400" calcext:value-type="float">
            <text:p>12538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02" calcext:value-type="float">
            <text:p>5702</text:p>
          </table:table-cell>
          <table:table-cell office:value-type="float" office:value="-847" calcext:value-type="float">
            <text:p>-84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69899" calcext:value-type="float">
            <text:p>16105156698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336" calcext:value-type="float">
            <text:p>263336</text:p>
          </table:table-cell>
          <table:table-cell office:value-type="float" office:value="1223" calcext:value-type="float">
            <text:p>1223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27248" calcext:value-type="float">
            <text:p>15927248</text:p>
          </table:table-cell>
          <table:table-cell office:value-type="float" office:value="857520" calcext:value-type="float">
            <text:p>857520</text:p>
          </table:table-cell>
          <table:table-cell office:value-type="float" office:value="15069728" calcext:value-type="float">
            <text:p>150697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12" calcext:value-type="float">
            <text:p>5712</text:p>
          </table:table-cell>
          <table:table-cell office:value-type="float" office:value="-847" calcext:value-type="float">
            <text:p>-84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0003" calcext:value-type="float">
            <text:p>1610515670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4276" calcext:value-type="float">
            <text:p>274276</text:p>
          </table:table-cell>
          <table:table-cell office:value-type="float" office:value="1233" calcext:value-type="float">
            <text:p>1233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424872" calcext:value-type="float">
            <text:p>15424872</text:p>
          </table:table-cell>
          <table:table-cell office:value-type="float" office:value="12070912" calcext:value-type="float">
            <text:p>12070912</text:p>
          </table:table-cell>
          <table:table-cell office:value-type="float" office:value="3353960" calcext:value-type="float">
            <text:p>3353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24" calcext:value-type="float">
            <text:p>5724</text:p>
          </table:table-cell>
          <table:table-cell office:value-type="float" office:value="-847" calcext:value-type="float">
            <text:p>-84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0106" calcext:value-type="float">
            <text:p>16105156701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4028" calcext:value-type="float">
            <text:p>274028</text:p>
          </table:table-cell>
          <table:table-cell office:value-type="float" office:value="1233" calcext:value-type="float">
            <text:p>1233</text:p>
          </table:table-cell>
          <table:table-cell office:value-type="float" office:value="989148" calcext:value-type="float">
            <text:p>9891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424872" calcext:value-type="float">
            <text:p>15424872</text:p>
          </table:table-cell>
          <table:table-cell office:value-type="float" office:value="11702272" calcext:value-type="float">
            <text:p>11702272</text:p>
          </table:table-cell>
          <table:table-cell office:value-type="float" office:value="3722600" calcext:value-type="float">
            <text:p>37226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35" calcext:value-type="float">
            <text:p>5735</text:p>
          </table:table-cell>
          <table:table-cell office:value-type="float" office:value="-847" calcext:value-type="float">
            <text:p>-84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0210" calcext:value-type="float">
            <text:p>16105156702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736" calcext:value-type="float">
            <text:p>269736</text:p>
          </table:table-cell>
          <table:table-cell office:value-type="float" office:value="1229" calcext:value-type="float">
            <text:p>1229</text:p>
          </table:table-cell>
          <table:table-cell office:value-type="float" office:value="989152" calcext:value-type="float">
            <text:p>9891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424872" calcext:value-type="float">
            <text:p>15424872</text:p>
          </table:table-cell>
          <table:table-cell office:value-type="float" office:value="6758288" calcext:value-type="float">
            <text:p>6758288</text:p>
          </table:table-cell>
          <table:table-cell office:value-type="float" office:value="8666584" calcext:value-type="float">
            <text:p>8666584</text:p>
          </table:table-cell>
          <table:table-cell office:value-type="float" office:value="8" calcext:value-type="float">
            <text:p>8</text:p>
          </table:table-cell>
          <table:table-cell office:value-type="float" office:value="2476800" calcext:value-type="float">
            <text:p>2476800</text:p>
          </table:table-cell>
          <table:table-cell office:value-type="float" office:value="5739" calcext:value-type="float">
            <text:p>5739</text:p>
          </table:table-cell>
          <table:table-cell office:value-type="float" office:value="-225" calcext:value-type="float">
            <text:p>-22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4777" calcext:value-type="float">
            <text:p>16105156747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4072" calcext:value-type="float">
            <text:p>264072</text:p>
          </table:table-cell>
          <table:table-cell office:value-type="float" office:value="1223" calcext:value-type="float">
            <text:p>1223</text:p>
          </table:table-cell>
          <table:table-cell office:value-type="float" office:value="989152" calcext:value-type="float">
            <text:p>9891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34088" calcext:value-type="float">
            <text:p>17934088</text:p>
          </table:table-cell>
          <table:table-cell office:value-type="float" office:value="4245304" calcext:value-type="float">
            <text:p>4245304</text:p>
          </table:table-cell>
          <table:table-cell office:value-type="float" office:value="13688784" calcext:value-type="float">
            <text:p>136887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53" calcext:value-type="float">
            <text:p>5753</text:p>
          </table:table-cell>
          <table:table-cell office:value-type="float" office:value="-297" calcext:value-type="float">
            <text:p>-29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4882" calcext:value-type="float">
            <text:p>16105156748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852" calcext:value-type="float">
            <text:p>261852</text:p>
          </table:table-cell>
          <table:table-cell office:value-type="float" office:value="1221" calcext:value-type="float">
            <text:p>1221</text:p>
          </table:table-cell>
          <table:table-cell office:value-type="float" office:value="989152" calcext:value-type="float">
            <text:p>9891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093304" calcext:value-type="float">
            <text:p>18093304</text:p>
          </table:table-cell>
          <table:table-cell office:value-type="float" office:value="2254072" calcext:value-type="float">
            <text:p>2254072</text:p>
          </table:table-cell>
          <table:table-cell office:value-type="float" office:value="15839232" calcext:value-type="float">
            <text:p>15839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66" calcext:value-type="float">
            <text:p>5766</text:p>
          </table:table-cell>
          <table:table-cell office:value-type="float" office:value="-297" calcext:value-type="float">
            <text:p>-29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4986" calcext:value-type="float">
            <text:p>16105156749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148" calcext:value-type="float">
            <text:p>263148</text:p>
          </table:table-cell>
          <table:table-cell office:value-type="float" office:value="1222" calcext:value-type="float">
            <text:p>1222</text:p>
          </table:table-cell>
          <table:table-cell office:value-type="float" office:value="989152" calcext:value-type="float">
            <text:p>9891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27184" calcext:value-type="float">
            <text:p>17927184</text:p>
          </table:table-cell>
          <table:table-cell office:value-type="float" office:value="2486272" calcext:value-type="float">
            <text:p>2486272</text:p>
          </table:table-cell>
          <table:table-cell office:value-type="float" office:value="15440912" calcext:value-type="float">
            <text:p>154409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80" calcext:value-type="float">
            <text:p>5780</text:p>
          </table:table-cell>
          <table:table-cell office:value-type="float" office:value="-297" calcext:value-type="float">
            <text:p>-29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5090" calcext:value-type="float">
            <text:p>16105156750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836" calcext:value-type="float">
            <text:p>262836</text:p>
          </table:table-cell>
          <table:table-cell office:value-type="float" office:value="1222" calcext:value-type="float">
            <text:p>1222</text:p>
          </table:table-cell>
          <table:table-cell office:value-type="float" office:value="989152" calcext:value-type="float">
            <text:p>9891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18344" calcext:value-type="float">
            <text:p>17918344</text:p>
          </table:table-cell>
          <table:table-cell office:value-type="float" office:value="2812664" calcext:value-type="float">
            <text:p>2812664</text:p>
          </table:table-cell>
          <table:table-cell office:value-type="float" office:value="15105680" calcext:value-type="float">
            <text:p>151056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93" calcext:value-type="float">
            <text:p>5793</text:p>
          </table:table-cell>
          <table:table-cell office:value-type="float" office:value="-297" calcext:value-type="float">
            <text:p>-29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5195" calcext:value-type="float">
            <text:p>16105156751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248" calcext:value-type="float">
            <text:p>266248</text:p>
          </table:table-cell>
          <table:table-cell office:value-type="float" office:value="1225" calcext:value-type="float">
            <text:p>1225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85808" calcext:value-type="float">
            <text:p>17685808</text:p>
          </table:table-cell>
          <table:table-cell office:value-type="float" office:value="5910528" calcext:value-type="float">
            <text:p>5910528</text:p>
          </table:table-cell>
          <table:table-cell office:value-type="float" office:value="11775280" calcext:value-type="float">
            <text:p>11775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07" calcext:value-type="float">
            <text:p>5807</text:p>
          </table:table-cell>
          <table:table-cell office:value-type="float" office:value="-297" calcext:value-type="float">
            <text:p>-29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5299" calcext:value-type="float">
            <text:p>16105156752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4204" calcext:value-type="float">
            <text:p>264204</text:p>
          </table:table-cell>
          <table:table-cell office:value-type="float" office:value="1223" calcext:value-type="float">
            <text:p>1223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08408" calcext:value-type="float">
            <text:p>17708408</text:p>
          </table:table-cell>
          <table:table-cell office:value-type="float" office:value="4109896" calcext:value-type="float">
            <text:p>4109896</text:p>
          </table:table-cell>
          <table:table-cell office:value-type="float" office:value="13598512" calcext:value-type="float">
            <text:p>135985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21" calcext:value-type="float">
            <text:p>5821</text:p>
          </table:table-cell>
          <table:table-cell office:value-type="float" office:value="-297" calcext:value-type="float">
            <text:p>-29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5403" calcext:value-type="float">
            <text:p>16105156754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7020" calcext:value-type="float">
            <text:p>267020</text:p>
          </table:table-cell>
          <table:table-cell office:value-type="float" office:value="1226" calcext:value-type="float">
            <text:p>1226</text:p>
          </table:table-cell>
          <table:table-cell office:value-type="float" office:value="989144" calcext:value-type="float">
            <text:p>9891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65824" calcext:value-type="float">
            <text:p>17965824</text:p>
          </table:table-cell>
          <table:table-cell office:value-type="float" office:value="7303168" calcext:value-type="float">
            <text:p>7303168</text:p>
          </table:table-cell>
          <table:table-cell office:value-type="float" office:value="10662656" calcext:value-type="float">
            <text:p>10662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35" calcext:value-type="float">
            <text:p>5835</text:p>
          </table:table-cell>
          <table:table-cell office:value-type="float" office:value="-297" calcext:value-type="float">
            <text:p>-29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5508" calcext:value-type="float">
            <text:p>16105156755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8680" calcext:value-type="float">
            <text:p>268680</text:p>
          </table:table-cell>
          <table:table-cell office:value-type="float" office:value="1227" calcext:value-type="float">
            <text:p>1227</text:p>
          </table:table-cell>
          <table:table-cell office:value-type="float" office:value="989152" calcext:value-type="float">
            <text:p>9891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78872" calcext:value-type="float">
            <text:p>17578872</text:p>
          </table:table-cell>
          <table:table-cell office:value-type="float" office:value="7981800" calcext:value-type="float">
            <text:p>7981800</text:p>
          </table:table-cell>
          <table:table-cell office:value-type="float" office:value="9597072" calcext:value-type="float">
            <text:p>9597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48" calcext:value-type="float">
            <text:p>5848</text:p>
          </table:table-cell>
          <table:table-cell office:value-type="float" office:value="-297" calcext:value-type="float">
            <text:p>-29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5612" calcext:value-type="float">
            <text:p>16105156756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088" calcext:value-type="float">
            <text:p>272088</text:p>
          </table:table-cell>
          <table:table-cell office:value-type="float" office:value="1231" calcext:value-type="float">
            <text:p>1231</text:p>
          </table:table-cell>
          <table:table-cell office:value-type="float" office:value="989152" calcext:value-type="float">
            <text:p>9891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35568" calcext:value-type="float">
            <text:p>17735568</text:p>
          </table:table-cell>
          <table:table-cell office:value-type="float" office:value="13051984" calcext:value-type="float">
            <text:p>13051984</text:p>
          </table:table-cell>
          <table:table-cell office:value-type="float" office:value="4683584" calcext:value-type="float">
            <text:p>46835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63" calcext:value-type="float">
            <text:p>5863</text:p>
          </table:table-cell>
          <table:table-cell office:value-type="float" office:value="-297" calcext:value-type="float">
            <text:p>-29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5718" calcext:value-type="float">
            <text:p>16105156757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556" calcext:value-type="float">
            <text:p>272556</text:p>
          </table:table-cell>
          <table:table-cell office:value-type="float" office:value="1231" calcext:value-type="float">
            <text:p>1231</text:p>
          </table:table-cell>
          <table:table-cell office:value-type="float" office:value="989152" calcext:value-type="float">
            <text:p>9891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39592" calcext:value-type="float">
            <text:p>17939592</text:p>
          </table:table-cell>
          <table:table-cell office:value-type="float" office:value="13231160" calcext:value-type="float">
            <text:p>13231160</text:p>
          </table:table-cell>
          <table:table-cell office:value-type="float" office:value="4708432" calcext:value-type="float">
            <text:p>47084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77" calcext:value-type="float">
            <text:p>5877</text:p>
          </table:table-cell>
          <table:table-cell office:value-type="float" office:value="-297" calcext:value-type="float">
            <text:p>-29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5828" calcext:value-type="float">
            <text:p>16105156758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376" calcext:value-type="float">
            <text:p>259376</text:p>
          </table:table-cell>
          <table:table-cell office:value-type="float" office:value="1219" calcext:value-type="float">
            <text:p>1219</text:p>
          </table:table-cell>
          <table:table-cell office:value-type="float" office:value="989152" calcext:value-type="float">
            <text:p>9891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450808" calcext:value-type="float">
            <text:p>18450808</text:p>
          </table:table-cell>
          <table:table-cell office:value-type="float" office:value="0" calcext:value-type="float">
            <text:p>0</text:p>
          </table:table-cell>
          <table:table-cell office:value-type="float" office:value="18450808" calcext:value-type="float">
            <text:p>18450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90" calcext:value-type="float">
            <text:p>5890</text:p>
          </table:table-cell>
          <table:table-cell office:value-type="float" office:value="-297" calcext:value-type="float">
            <text:p>-29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5933" calcext:value-type="float">
            <text:p>16105156759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8844" calcext:value-type="float">
            <text:p>268844</text:p>
          </table:table-cell>
          <table:table-cell office:value-type="float" office:value="1228" calcext:value-type="float">
            <text:p>1228</text:p>
          </table:table-cell>
          <table:table-cell office:value-type="float" office:value="989156" calcext:value-type="float">
            <text:p>9891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68488" calcext:value-type="float">
            <text:p>17268488</text:p>
          </table:table-cell>
          <table:table-cell office:value-type="float" office:value="6942720" calcext:value-type="float">
            <text:p>6942720</text:p>
          </table:table-cell>
          <table:table-cell office:value-type="float" office:value="10325768" calcext:value-type="float">
            <text:p>10325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04" calcext:value-type="float">
            <text:p>5904</text:p>
          </table:table-cell>
          <table:table-cell office:value-type="float" office:value="-297" calcext:value-type="float">
            <text:p>-29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6038" calcext:value-type="float">
            <text:p>16105156760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0236" calcext:value-type="float">
            <text:p>270236</text:p>
          </table:table-cell>
          <table:table-cell office:value-type="float" office:value="1229" calcext:value-type="float">
            <text:p>1229</text:p>
          </table:table-cell>
          <table:table-cell office:value-type="float" office:value="989156" calcext:value-type="float">
            <text:p>9891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66816" calcext:value-type="float">
            <text:p>17666816</text:p>
          </table:table-cell>
          <table:table-cell office:value-type="float" office:value="9385368" calcext:value-type="float">
            <text:p>9385368</text:p>
          </table:table-cell>
          <table:table-cell office:value-type="float" office:value="8281448" calcext:value-type="float">
            <text:p>8281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17" calcext:value-type="float">
            <text:p>5917</text:p>
          </table:table-cell>
          <table:table-cell office:value-type="float" office:value="-297" calcext:value-type="float">
            <text:p>-297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6143" calcext:value-type="float">
            <text:p>1610515676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764" calcext:value-type="float">
            <text:p>258764</text:p>
          </table:table-cell>
          <table:table-cell office:value-type="float" office:value="1218" calcext:value-type="float">
            <text:p>1218</text:p>
          </table:table-cell>
          <table:table-cell office:value-type="float" office:value="989156" calcext:value-type="float">
            <text:p>9891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713232" calcext:value-type="float">
            <text:p>19713232</text:p>
          </table:table-cell>
          <table:table-cell office:value-type="float" office:value="0" calcext:value-type="float">
            <text:p>0</text:p>
          </table:table-cell>
          <table:table-cell office:value-type="float" office:value="19713232" calcext:value-type="float">
            <text:p>19713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31" calcext:value-type="float">
            <text:p>5931</text:p>
          </table:table-cell>
          <table:table-cell office:value-type="float" office:value="-791" calcext:value-type="float">
            <text:p>-79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6248" calcext:value-type="float">
            <text:p>16105156762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5488" calcext:value-type="float">
            <text:p>265488</text:p>
          </table:table-cell>
          <table:table-cell office:value-type="float" office:value="1224" calcext:value-type="float">
            <text:p>1224</text:p>
          </table:table-cell>
          <table:table-cell office:value-type="float" office:value="989156" calcext:value-type="float">
            <text:p>9891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82752" calcext:value-type="float">
            <text:p>17682752</text:p>
          </table:table-cell>
          <table:table-cell office:value-type="float" office:value="4485120" calcext:value-type="float">
            <text:p>4485120</text:p>
          </table:table-cell>
          <table:table-cell office:value-type="float" office:value="13197632" calcext:value-type="float">
            <text:p>131976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44" calcext:value-type="float">
            <text:p>5944</text:p>
          </table:table-cell>
          <table:table-cell office:value-type="float" office:value="-791" calcext:value-type="float">
            <text:p>-79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6353" calcext:value-type="float">
            <text:p>16105156763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1040" calcext:value-type="float">
            <text:p>271040</text:p>
          </table:table-cell>
          <table:table-cell office:value-type="float" office:value="1230" calcext:value-type="float">
            <text:p>1230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42744" calcext:value-type="float">
            <text:p>17442744</text:p>
          </table:table-cell>
          <table:table-cell office:value-type="float" office:value="10045832" calcext:value-type="float">
            <text:p>10045832</text:p>
          </table:table-cell>
          <table:table-cell office:value-type="float" office:value="7396912" calcext:value-type="float">
            <text:p>73969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58" calcext:value-type="float">
            <text:p>5958</text:p>
          </table:table-cell>
          <table:table-cell office:value-type="float" office:value="-791" calcext:value-type="float">
            <text:p>-79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6457" calcext:value-type="float">
            <text:p>16105156764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632" calcext:value-type="float">
            <text:p>261632</text:p>
          </table:table-cell>
          <table:table-cell office:value-type="float" office:value="1221" calcext:value-type="float">
            <text:p>1221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85824" calcext:value-type="float">
            <text:p>17385824</text:p>
          </table:table-cell>
          <table:table-cell office:value-type="float" office:value="361064" calcext:value-type="float">
            <text:p>361064</text:p>
          </table:table-cell>
          <table:table-cell office:value-type="float" office:value="17024760" calcext:value-type="float">
            <text:p>170247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71" calcext:value-type="float">
            <text:p>5971</text:p>
          </table:table-cell>
          <table:table-cell office:value-type="float" office:value="-791" calcext:value-type="float">
            <text:p>-79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6561" calcext:value-type="float">
            <text:p>16105156765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864" calcext:value-type="float">
            <text:p>272864</text:p>
          </table:table-cell>
          <table:table-cell office:value-type="float" office:value="1231" calcext:value-type="float">
            <text:p>1231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02504" calcext:value-type="float">
            <text:p>17802504</text:p>
          </table:table-cell>
          <table:table-cell office:value-type="float" office:value="12038144" calcext:value-type="float">
            <text:p>12038144</text:p>
          </table:table-cell>
          <table:table-cell office:value-type="float" office:value="5764360" calcext:value-type="float">
            <text:p>57643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85" calcext:value-type="float">
            <text:p>5985</text:p>
          </table:table-cell>
          <table:table-cell office:value-type="float" office:value="-791" calcext:value-type="float">
            <text:p>-79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6667" calcext:value-type="float">
            <text:p>161051567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616" calcext:value-type="float">
            <text:p>263616</text:p>
          </table:table-cell>
          <table:table-cell office:value-type="float" office:value="1223" calcext:value-type="float">
            <text:p>1223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70800" calcext:value-type="float">
            <text:p>17070800</text:p>
          </table:table-cell>
          <table:table-cell office:value-type="float" office:value="2125824" calcext:value-type="float">
            <text:p>2125824</text:p>
          </table:table-cell>
          <table:table-cell office:value-type="float" office:value="14944976" calcext:value-type="float">
            <text:p>14944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98" calcext:value-type="float">
            <text:p>5998</text:p>
          </table:table-cell>
          <table:table-cell office:value-type="float" office:value="-791" calcext:value-type="float">
            <text:p>-79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6771" calcext:value-type="float">
            <text:p>16105156767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664" calcext:value-type="float">
            <text:p>272664</text:p>
          </table:table-cell>
          <table:table-cell office:value-type="float" office:value="1231" calcext:value-type="float">
            <text:p>1231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97048" calcext:value-type="float">
            <text:p>17797048</text:p>
          </table:table-cell>
          <table:table-cell office:value-type="float" office:value="11885720" calcext:value-type="float">
            <text:p>11885720</text:p>
          </table:table-cell>
          <table:table-cell office:value-type="float" office:value="5911328" calcext:value-type="float">
            <text:p>5911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12" calcext:value-type="float">
            <text:p>6012</text:p>
          </table:table-cell>
          <table:table-cell office:value-type="float" office:value="-791" calcext:value-type="float">
            <text:p>-79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6875" calcext:value-type="float">
            <text:p>1610515676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5532" calcext:value-type="float">
            <text:p>265532</text:p>
          </table:table-cell>
          <table:table-cell office:value-type="float" office:value="1224" calcext:value-type="float">
            <text:p>1224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6320" calcext:value-type="float">
            <text:p>17396320</text:p>
          </table:table-cell>
          <table:table-cell office:value-type="float" office:value="4281080" calcext:value-type="float">
            <text:p>4281080</text:p>
          </table:table-cell>
          <table:table-cell office:value-type="float" office:value="13115240" calcext:value-type="float">
            <text:p>131152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25" calcext:value-type="float">
            <text:p>6025</text:p>
          </table:table-cell>
          <table:table-cell office:value-type="float" office:value="-791" calcext:value-type="float">
            <text:p>-79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6980" calcext:value-type="float">
            <text:p>16105156769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392" calcext:value-type="float">
            <text:p>259392</text:p>
          </table:table-cell>
          <table:table-cell office:value-type="float" office:value="1219" calcext:value-type="float">
            <text:p>1219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126288" calcext:value-type="float">
            <text:p>19126288</text:p>
          </table:table-cell>
          <table:table-cell office:value-type="float" office:value="0" calcext:value-type="float">
            <text:p>0</text:p>
          </table:table-cell>
          <table:table-cell office:value-type="float" office:value="19126288" calcext:value-type="float">
            <text:p>19126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38" calcext:value-type="float">
            <text:p>6038</text:p>
          </table:table-cell>
          <table:table-cell office:value-type="float" office:value="-791" calcext:value-type="float">
            <text:p>-79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7085" calcext:value-type="float">
            <text:p>16105156770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812" calcext:value-type="float">
            <text:p>272812</text:p>
          </table:table-cell>
          <table:table-cell office:value-type="float" office:value="1232" calcext:value-type="float">
            <text:p>1232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26944" calcext:value-type="float">
            <text:p>17326944</text:p>
          </table:table-cell>
          <table:table-cell office:value-type="float" office:value="11497472" calcext:value-type="float">
            <text:p>11497472</text:p>
          </table:table-cell>
          <table:table-cell office:value-type="float" office:value="5829472" calcext:value-type="float">
            <text:p>5829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52" calcext:value-type="float">
            <text:p>6052</text:p>
          </table:table-cell>
          <table:table-cell office:value-type="float" office:value="-791" calcext:value-type="float">
            <text:p>-79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7190" calcext:value-type="float">
            <text:p>16105156771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672" calcext:value-type="float">
            <text:p>266672</text:p>
          </table:table-cell>
          <table:table-cell office:value-type="float" office:value="1226" calcext:value-type="float">
            <text:p>1226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7576" calcext:value-type="float">
            <text:p>17397576</text:p>
          </table:table-cell>
          <table:table-cell office:value-type="float" office:value="5287936" calcext:value-type="float">
            <text:p>5287936</text:p>
          </table:table-cell>
          <table:table-cell office:value-type="float" office:value="12109640" calcext:value-type="float">
            <text:p>121096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65" calcext:value-type="float">
            <text:p>6065</text:p>
          </table:table-cell>
          <table:table-cell office:value-type="float" office:value="-791" calcext:value-type="float">
            <text:p>-79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7294" calcext:value-type="float">
            <text:p>16105156772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724" calcext:value-type="float">
            <text:p>261724</text:p>
          </table:table-cell>
          <table:table-cell office:value-type="float" office:value="1221" calcext:value-type="float">
            <text:p>1221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19088" calcext:value-type="float">
            <text:p>17419088</text:p>
          </table:table-cell>
          <table:table-cell office:value-type="float" office:value="438272" calcext:value-type="float">
            <text:p>438272</text:p>
          </table:table-cell>
          <table:table-cell office:value-type="float" office:value="16980816" calcext:value-type="float">
            <text:p>169808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79" calcext:value-type="float">
            <text:p>6079</text:p>
          </table:table-cell>
          <table:table-cell office:value-type="float" office:value="-791" calcext:value-type="float">
            <text:p>-79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7399" calcext:value-type="float">
            <text:p>16105156773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112" calcext:value-type="float">
            <text:p>272112</text:p>
          </table:table-cell>
          <table:table-cell office:value-type="float" office:value="1231" calcext:value-type="float">
            <text:p>1231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61160" calcext:value-type="float">
            <text:p>17261160</text:p>
          </table:table-cell>
          <table:table-cell office:value-type="float" office:value="10957688" calcext:value-type="float">
            <text:p>10957688</text:p>
          </table:table-cell>
          <table:table-cell office:value-type="float" office:value="6303472" calcext:value-type="float">
            <text:p>6303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92" calcext:value-type="float">
            <text:p>6092</text:p>
          </table:table-cell>
          <table:table-cell office:value-type="float" office:value="-791" calcext:value-type="float">
            <text:p>-79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7504" calcext:value-type="float">
            <text:p>16105156775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7356" calcext:value-type="float">
            <text:p>267356</text:p>
          </table:table-cell>
          <table:table-cell office:value-type="float" office:value="1226" calcext:value-type="float">
            <text:p>1226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03744" calcext:value-type="float">
            <text:p>17203744</text:p>
          </table:table-cell>
          <table:table-cell office:value-type="float" office:value="5877528" calcext:value-type="float">
            <text:p>5877528</text:p>
          </table:table-cell>
          <table:table-cell office:value-type="float" office:value="11326216" calcext:value-type="float">
            <text:p>11326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05" calcext:value-type="float">
            <text:p>6105</text:p>
          </table:table-cell>
          <table:table-cell office:value-type="float" office:value="-791" calcext:value-type="float">
            <text:p>-79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7608" calcext:value-type="float">
            <text:p>16105156776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4832" calcext:value-type="float">
            <text:p>264832</text:p>
          </table:table-cell>
          <table:table-cell office:value-type="float" office:value="1224" calcext:value-type="float">
            <text:p>1224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39800" calcext:value-type="float">
            <text:p>17339800</text:p>
          </table:table-cell>
          <table:table-cell office:value-type="float" office:value="3583224" calcext:value-type="float">
            <text:p>3583224</text:p>
          </table:table-cell>
          <table:table-cell office:value-type="float" office:value="13756576" calcext:value-type="float">
            <text:p>137565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18" calcext:value-type="float">
            <text:p>6118</text:p>
          </table:table-cell>
          <table:table-cell office:value-type="float" office:value="-792" calcext:value-type="float">
            <text:p>-79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7712" calcext:value-type="float">
            <text:p>16105156777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928" calcext:value-type="float">
            <text:p>262928</text:p>
          </table:table-cell>
          <table:table-cell office:value-type="float" office:value="1222" calcext:value-type="float">
            <text:p>1222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15936" calcext:value-type="float">
            <text:p>17115936</text:p>
          </table:table-cell>
          <table:table-cell office:value-type="float" office:value="1255256" calcext:value-type="float">
            <text:p>1255256</text:p>
          </table:table-cell>
          <table:table-cell office:value-type="float" office:value="15860680" calcext:value-type="float">
            <text:p>158606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30" calcext:value-type="float">
            <text:p>6130</text:p>
          </table:table-cell>
          <table:table-cell office:value-type="float" office:value="-792" calcext:value-type="float">
            <text:p>-79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7816" calcext:value-type="float">
            <text:p>16105156778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480" calcext:value-type="float">
            <text:p>262480</text:p>
          </table:table-cell>
          <table:table-cell office:value-type="float" office:value="1222" calcext:value-type="float">
            <text:p>1222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21416" calcext:value-type="float">
            <text:p>17121416</text:p>
          </table:table-cell>
          <table:table-cell office:value-type="float" office:value="385624" calcext:value-type="float">
            <text:p>385624</text:p>
          </table:table-cell>
          <table:table-cell office:value-type="float" office:value="16735792" calcext:value-type="float">
            <text:p>167357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44" calcext:value-type="float">
            <text:p>6144</text:p>
          </table:table-cell>
          <table:table-cell office:value-type="float" office:value="-792" calcext:value-type="float">
            <text:p>-79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7921" calcext:value-type="float">
            <text:p>16105156779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196" calcext:value-type="float">
            <text:p>261196</text:p>
          </table:table-cell>
          <table:table-cell office:value-type="float" office:value="1220" calcext:value-type="float">
            <text:p>1220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95528" calcext:value-type="float">
            <text:p>17495528</text:p>
          </table:table-cell>
          <table:table-cell office:value-type="float" office:value="0" calcext:value-type="float">
            <text:p>0</text:p>
          </table:table-cell>
          <table:table-cell office:value-type="float" office:value="17495528" calcext:value-type="float">
            <text:p>17495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57" calcext:value-type="float">
            <text:p>6157</text:p>
          </table:table-cell>
          <table:table-cell office:value-type="float" office:value="-792" calcext:value-type="float">
            <text:p>-79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8026" calcext:value-type="float">
            <text:p>16105156780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772" calcext:value-type="float">
            <text:p>261772</text:p>
          </table:table-cell>
          <table:table-cell office:value-type="float" office:value="1221" calcext:value-type="float">
            <text:p>1221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15944" calcext:value-type="float">
            <text:p>17115944</text:p>
          </table:table-cell>
          <table:table-cell office:value-type="float" office:value="188168" calcext:value-type="float">
            <text:p>188168</text:p>
          </table:table-cell>
          <table:table-cell office:value-type="float" office:value="16927776" calcext:value-type="float">
            <text:p>16927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70" calcext:value-type="float">
            <text:p>6170</text:p>
          </table:table-cell>
          <table:table-cell office:value-type="float" office:value="-792" calcext:value-type="float">
            <text:p>-79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8130" calcext:value-type="float">
            <text:p>16105156781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5944" calcext:value-type="float">
            <text:p>265944</text:p>
          </table:table-cell>
          <table:table-cell office:value-type="float" office:value="1225" calcext:value-type="float">
            <text:p>1225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90160" calcext:value-type="float">
            <text:p>17090160</text:p>
          </table:table-cell>
          <table:table-cell office:value-type="float" office:value="4496984" calcext:value-type="float">
            <text:p>4496984</text:p>
          </table:table-cell>
          <table:table-cell office:value-type="float" office:value="12593176" calcext:value-type="float">
            <text:p>125931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84" calcext:value-type="float">
            <text:p>6184</text:p>
          </table:table-cell>
          <table:table-cell office:value-type="float" office:value="-792" calcext:value-type="float">
            <text:p>-79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8235" calcext:value-type="float">
            <text:p>16105156782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7636" calcext:value-type="float">
            <text:p>267636</text:p>
          </table:table-cell>
          <table:table-cell office:value-type="float" office:value="1227" calcext:value-type="float">
            <text:p>1227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7128" calcext:value-type="float">
            <text:p>17047128</text:p>
          </table:table-cell>
          <table:table-cell office:value-type="float" office:value="6168456" calcext:value-type="float">
            <text:p>6168456</text:p>
          </table:table-cell>
          <table:table-cell office:value-type="float" office:value="10878672" calcext:value-type="float">
            <text:p>10878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97" calcext:value-type="float">
            <text:p>6197</text:p>
          </table:table-cell>
          <table:table-cell office:value-type="float" office:value="-792" calcext:value-type="float">
            <text:p>-79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8340" calcext:value-type="float">
            <text:p>16105156783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176" calcext:value-type="float">
            <text:p>269176</text:p>
          </table:table-cell>
          <table:table-cell office:value-type="float" office:value="1228" calcext:value-type="float">
            <text:p>1228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49824" calcext:value-type="float">
            <text:p>17149824</text:p>
          </table:table-cell>
          <table:table-cell office:value-type="float" office:value="8004248" calcext:value-type="float">
            <text:p>8004248</text:p>
          </table:table-cell>
          <table:table-cell office:value-type="float" office:value="9145576" calcext:value-type="float">
            <text:p>91455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09" calcext:value-type="float">
            <text:p>6209</text:p>
          </table:table-cell>
          <table:table-cell office:value-type="float" office:value="-792" calcext:value-type="float">
            <text:p>-79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8443" calcext:value-type="float">
            <text:p>16105156784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880" calcext:value-type="float">
            <text:p>272880</text:p>
          </table:table-cell>
          <table:table-cell office:value-type="float" office:value="1232" calcext:value-type="float">
            <text:p>1232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55912" calcext:value-type="float">
            <text:p>17155912</text:p>
          </table:table-cell>
          <table:table-cell office:value-type="float" office:value="11265672" calcext:value-type="float">
            <text:p>11265672</text:p>
          </table:table-cell>
          <table:table-cell office:value-type="float" office:value="5890240" calcext:value-type="float">
            <text:p>58902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22" calcext:value-type="float">
            <text:p>6222</text:p>
          </table:table-cell>
          <table:table-cell office:value-type="float" office:value="-792" calcext:value-type="float">
            <text:p>-79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8547" calcext:value-type="float">
            <text:p>16105156785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884" calcext:value-type="float">
            <text:p>261884</text:p>
          </table:table-cell>
          <table:table-cell office:value-type="float" office:value="1221" calcext:value-type="float">
            <text:p>1221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17616" calcext:value-type="float">
            <text:p>16817616</text:p>
          </table:table-cell>
          <table:table-cell office:value-type="float" office:value="175648" calcext:value-type="float">
            <text:p>175648</text:p>
          </table:table-cell>
          <table:table-cell office:value-type="float" office:value="16641968" calcext:value-type="float">
            <text:p>166419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36" calcext:value-type="float">
            <text:p>6236</text:p>
          </table:table-cell>
          <table:table-cell office:value-type="float" office:value="-792" calcext:value-type="float">
            <text:p>-79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8652" calcext:value-type="float">
            <text:p>16105156786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5560" calcext:value-type="float">
            <text:p>265560</text:p>
          </table:table-cell>
          <table:table-cell office:value-type="float" office:value="1225" calcext:value-type="float">
            <text:p>1225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26584" calcext:value-type="float">
            <text:p>16726584</text:p>
          </table:table-cell>
          <table:table-cell office:value-type="float" office:value="3600384" calcext:value-type="float">
            <text:p>3600384</text:p>
          </table:table-cell>
          <table:table-cell office:value-type="float" office:value="13126200" calcext:value-type="float">
            <text:p>131262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48" calcext:value-type="float">
            <text:p>6248</text:p>
          </table:table-cell>
          <table:table-cell office:value-type="float" office:value="-792" calcext:value-type="float">
            <text:p>-79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8759" calcext:value-type="float">
            <text:p>16105156787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1304" calcext:value-type="float">
            <text:p>271304</text:p>
          </table:table-cell>
          <table:table-cell office:value-type="float" office:value="1230" calcext:value-type="float">
            <text:p>1230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76000" calcext:value-type="float">
            <text:p>16976000</text:p>
          </table:table-cell>
          <table:table-cell office:value-type="float" office:value="9859072" calcext:value-type="float">
            <text:p>9859072</text:p>
          </table:table-cell>
          <table:table-cell office:value-type="float" office:value="7116928" calcext:value-type="float">
            <text:p>71169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62" calcext:value-type="float">
            <text:p>6262</text:p>
          </table:table-cell>
          <table:table-cell office:value-type="float" office:value="-792" calcext:value-type="float">
            <text:p>-79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8864" calcext:value-type="float">
            <text:p>16105156788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308" calcext:value-type="float">
            <text:p>262308</text:p>
          </table:table-cell>
          <table:table-cell office:value-type="float" office:value="1222" calcext:value-type="float">
            <text:p>1222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76000" calcext:value-type="float">
            <text:p>16976000</text:p>
          </table:table-cell>
          <table:table-cell office:value-type="float" office:value="945496" calcext:value-type="float">
            <text:p>945496</text:p>
          </table:table-cell>
          <table:table-cell office:value-type="float" office:value="16030504" calcext:value-type="float">
            <text:p>160305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73" calcext:value-type="float">
            <text:p>6273</text:p>
          </table:table-cell>
          <table:table-cell office:value-type="float" office:value="-792" calcext:value-type="float">
            <text:p>-79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8969" calcext:value-type="float">
            <text:p>16105156789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0328" calcext:value-type="float">
            <text:p>270328</text:p>
          </table:table-cell>
          <table:table-cell office:value-type="float" office:value="1229" calcext:value-type="float">
            <text:p>1229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91216" calcext:value-type="float">
            <text:p>16691216</text:p>
          </table:table-cell>
          <table:table-cell office:value-type="float" office:value="8930936" calcext:value-type="float">
            <text:p>8930936</text:p>
          </table:table-cell>
          <table:table-cell office:value-type="float" office:value="7760280" calcext:value-type="float">
            <text:p>7760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86" calcext:value-type="float">
            <text:p>6286</text:p>
          </table:table-cell>
          <table:table-cell office:value-type="float" office:value="-792" calcext:value-type="float">
            <text:p>-79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9073" calcext:value-type="float">
            <text:p>16105156790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200" calcext:value-type="float">
            <text:p>266200</text:p>
          </table:table-cell>
          <table:table-cell office:value-type="float" office:value="1225" calcext:value-type="float">
            <text:p>1225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85240" calcext:value-type="float">
            <text:p>16485240</text:p>
          </table:table-cell>
          <table:table-cell office:value-type="float" office:value="4173824" calcext:value-type="float">
            <text:p>4173824</text:p>
          </table:table-cell>
          <table:table-cell office:value-type="float" office:value="12311416" calcext:value-type="float">
            <text:p>123114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99" calcext:value-type="float">
            <text:p>6299</text:p>
          </table:table-cell>
          <table:table-cell office:value-type="float" office:value="-801" calcext:value-type="float">
            <text:p>-80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9178" calcext:value-type="float">
            <text:p>16105156791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424" calcext:value-type="float">
            <text:p>261424</text:p>
          </table:table-cell>
          <table:table-cell office:value-type="float" office:value="1221" calcext:value-type="float">
            <text:p>1221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24448" calcext:value-type="float">
            <text:p>16924448</text:p>
          </table:table-cell>
          <table:table-cell office:value-type="float" office:value="0" calcext:value-type="float">
            <text:p>0</text:p>
          </table:table-cell>
          <table:table-cell office:value-type="float" office:value="16924448" calcext:value-type="float">
            <text:p>16924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10" calcext:value-type="float">
            <text:p>6310</text:p>
          </table:table-cell>
          <table:table-cell office:value-type="float" office:value="-801" calcext:value-type="float">
            <text:p>-80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9281" calcext:value-type="float">
            <text:p>16105156792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4188" calcext:value-type="float">
            <text:p>274188</text:p>
          </table:table-cell>
          <table:table-cell office:value-type="float" office:value="1233" calcext:value-type="float">
            <text:p>1233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30968" calcext:value-type="float">
            <text:p>16230968</text:p>
          </table:table-cell>
          <table:table-cell office:value-type="float" office:value="12137944" calcext:value-type="float">
            <text:p>12137944</text:p>
          </table:table-cell>
          <table:table-cell office:value-type="float" office:value="4093024" calcext:value-type="float">
            <text:p>4093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23" calcext:value-type="float">
            <text:p>6323</text:p>
          </table:table-cell>
          <table:table-cell office:value-type="float" office:value="-801" calcext:value-type="float">
            <text:p>-80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9385" calcext:value-type="float">
            <text:p>16105156793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4100" calcext:value-type="float">
            <text:p>274100</text:p>
          </table:table-cell>
          <table:table-cell office:value-type="float" office:value="1233" calcext:value-type="float">
            <text:p>1233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73344" calcext:value-type="float">
            <text:p>16173344</text:p>
          </table:table-cell>
          <table:table-cell office:value-type="float" office:value="11939840" calcext:value-type="float">
            <text:p>11939840</text:p>
          </table:table-cell>
          <table:table-cell office:value-type="float" office:value="4233504" calcext:value-type="float">
            <text:p>42335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35" calcext:value-type="float">
            <text:p>6335</text:p>
          </table:table-cell>
          <table:table-cell office:value-type="float" office:value="-801" calcext:value-type="float">
            <text:p>-80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9488" calcext:value-type="float">
            <text:p>16105156794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568" calcext:value-type="float">
            <text:p>262568</text:p>
          </table:table-cell>
          <table:table-cell office:value-type="float" office:value="1222" calcext:value-type="float">
            <text:p>1222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73344" calcext:value-type="float">
            <text:p>16173344</text:p>
          </table:table-cell>
          <table:table-cell office:value-type="float" office:value="249856" calcext:value-type="float">
            <text:p>249856</text:p>
          </table:table-cell>
          <table:table-cell office:value-type="float" office:value="15923488" calcext:value-type="float">
            <text:p>159234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46" calcext:value-type="float">
            <text:p>6346</text:p>
          </table:table-cell>
          <table:table-cell office:value-type="float" office:value="-801" calcext:value-type="float">
            <text:p>-80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9593" calcext:value-type="float">
            <text:p>1610515679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5984" calcext:value-type="float">
            <text:p>265984</text:p>
          </table:table-cell>
          <table:table-cell office:value-type="float" office:value="1225" calcext:value-type="float">
            <text:p>1225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73344" calcext:value-type="float">
            <text:p>16173344</text:p>
          </table:table-cell>
          <table:table-cell office:value-type="float" office:value="3861848" calcext:value-type="float">
            <text:p>3861848</text:p>
          </table:table-cell>
          <table:table-cell office:value-type="float" office:value="12311496" calcext:value-type="float">
            <text:p>12311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57" calcext:value-type="float">
            <text:p>6357</text:p>
          </table:table-cell>
          <table:table-cell office:value-type="float" office:value="-801" calcext:value-type="float">
            <text:p>-80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9697" calcext:value-type="float">
            <text:p>16105156796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592" calcext:value-type="float">
            <text:p>272592</text:p>
          </table:table-cell>
          <table:table-cell office:value-type="float" office:value="1232" calcext:value-type="float">
            <text:p>1232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78296" calcext:value-type="float">
            <text:p>15778296</text:p>
          </table:table-cell>
          <table:table-cell office:value-type="float" office:value="10203136" calcext:value-type="float">
            <text:p>10203136</text:p>
          </table:table-cell>
          <table:table-cell office:value-type="float" office:value="5575160" calcext:value-type="float">
            <text:p>5575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70" calcext:value-type="float">
            <text:p>6370</text:p>
          </table:table-cell>
          <table:table-cell office:value-type="float" office:value="-801" calcext:value-type="float">
            <text:p>-80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9801" calcext:value-type="float">
            <text:p>16105156798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8004" calcext:value-type="float">
            <text:p>268004</text:p>
          </table:table-cell>
          <table:table-cell office:value-type="float" office:value="1227" calcext:value-type="float">
            <text:p>1227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78296" calcext:value-type="float">
            <text:p>15778296</text:p>
          </table:table-cell>
          <table:table-cell office:value-type="float" office:value="5459968" calcext:value-type="float">
            <text:p>5459968</text:p>
          </table:table-cell>
          <table:table-cell office:value-type="float" office:value="10318328" calcext:value-type="float">
            <text:p>10318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80" calcext:value-type="float">
            <text:p>6380</text:p>
          </table:table-cell>
          <table:table-cell office:value-type="float" office:value="-801" calcext:value-type="float">
            <text:p>-80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79905" calcext:value-type="float">
            <text:p>16105156799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5524" calcext:value-type="float">
            <text:p>265524</text:p>
          </table:table-cell>
          <table:table-cell office:value-type="float" office:value="1225" calcext:value-type="float">
            <text:p>1225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78296" calcext:value-type="float">
            <text:p>15778296</text:p>
          </table:table-cell>
          <table:table-cell office:value-type="float" office:value="2977792" calcext:value-type="float">
            <text:p>2977792</text:p>
          </table:table-cell>
          <table:table-cell office:value-type="float" office:value="12800504" calcext:value-type="float">
            <text:p>128005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91" calcext:value-type="float">
            <text:p>6391</text:p>
          </table:table-cell>
          <table:table-cell office:value-type="float" office:value="-801" calcext:value-type="float">
            <text:p>-80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0010" calcext:value-type="float">
            <text:p>16105156800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4252" calcext:value-type="float">
            <text:p>264252</text:p>
          </table:table-cell>
          <table:table-cell office:value-type="float" office:value="1223" calcext:value-type="float">
            <text:p>1223</text:p>
          </table:table-cell>
          <table:table-cell office:value-type="float" office:value="989112" calcext:value-type="float">
            <text:p>9891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78296" calcext:value-type="float">
            <text:p>15778296</text:p>
          </table:table-cell>
          <table:table-cell office:value-type="float" office:value="1970176" calcext:value-type="float">
            <text:p>1970176</text:p>
          </table:table-cell>
          <table:table-cell office:value-type="float" office:value="13808120" calcext:value-type="float">
            <text:p>138081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01" calcext:value-type="float">
            <text:p>6401</text:p>
          </table:table-cell>
          <table:table-cell office:value-type="float" office:value="-801" calcext:value-type="float">
            <text:p>-80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0114" calcext:value-type="float">
            <text:p>16105156801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972" calcext:value-type="float">
            <text:p>263972</text:p>
          </table:table-cell>
          <table:table-cell office:value-type="float" office:value="1223" calcext:value-type="float">
            <text:p>1223</text:p>
          </table:table-cell>
          <table:table-cell office:value-type="float" office:value="989112" calcext:value-type="float">
            <text:p>9891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78296" calcext:value-type="float">
            <text:p>15778296</text:p>
          </table:table-cell>
          <table:table-cell office:value-type="float" office:value="1650688" calcext:value-type="float">
            <text:p>1650688</text:p>
          </table:table-cell>
          <table:table-cell office:value-type="float" office:value="14127608" calcext:value-type="float">
            <text:p>141276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12" calcext:value-type="float">
            <text:p>6412</text:p>
          </table:table-cell>
          <table:table-cell office:value-type="float" office:value="-801" calcext:value-type="float">
            <text:p>-801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0218" calcext:value-type="float">
            <text:p>16105156802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0804" calcext:value-type="float">
            <text:p>270804</text:p>
          </table:table-cell>
          <table:table-cell office:value-type="float" office:value="1230" calcext:value-type="float">
            <text:p>1230</text:p>
          </table:table-cell>
          <table:table-cell office:value-type="float" office:value="989116" calcext:value-type="float">
            <text:p>9891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78296" calcext:value-type="float">
            <text:p>15778296</text:p>
          </table:table-cell>
          <table:table-cell office:value-type="float" office:value="9095600" calcext:value-type="float">
            <text:p>9095600</text:p>
          </table:table-cell>
          <table:table-cell office:value-type="float" office:value="6682696" calcext:value-type="float">
            <text:p>6682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20" calcext:value-type="float">
            <text:p>6420</text:p>
          </table:table-cell>
          <table:table-cell office:value-type="float" office:value="-228" calcext:value-type="float">
            <text:p>-228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4798" calcext:value-type="float">
            <text:p>16105156847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8964" calcext:value-type="float">
            <text:p>268964</text:p>
          </table:table-cell>
          <table:table-cell office:value-type="float" office:value="1228" calcext:value-type="float">
            <text:p>1228</text:p>
          </table:table-cell>
          <table:table-cell office:value-type="float" office:value="989116" calcext:value-type="float">
            <text:p>9891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25296" calcext:value-type="float">
            <text:p>17625296</text:p>
          </table:table-cell>
          <table:table-cell office:value-type="float" office:value="8663040" calcext:value-type="float">
            <text:p>8663040</text:p>
          </table:table-cell>
          <table:table-cell office:value-type="float" office:value="8962256" calcext:value-type="float">
            <text:p>89622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33" calcext:value-type="float">
            <text:p>6433</text:p>
          </table:table-cell>
          <table:table-cell office:value-type="float" office:value="-228" calcext:value-type="float">
            <text:p>-228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4902" calcext:value-type="float">
            <text:p>16105156849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424" calcext:value-type="float">
            <text:p>262424</text:p>
          </table:table-cell>
          <table:table-cell office:value-type="float" office:value="1221" calcext:value-type="float">
            <text:p>1221</text:p>
          </table:table-cell>
          <table:table-cell office:value-type="float" office:value="989116" calcext:value-type="float">
            <text:p>9891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0528" calcext:value-type="float">
            <text:p>17390528</text:p>
          </table:table-cell>
          <table:table-cell office:value-type="float" office:value="1716224" calcext:value-type="float">
            <text:p>1716224</text:p>
          </table:table-cell>
          <table:table-cell office:value-type="float" office:value="15674304" calcext:value-type="float">
            <text:p>156743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47" calcext:value-type="float">
            <text:p>6447</text:p>
          </table:table-cell>
          <table:table-cell office:value-type="float" office:value="-228" calcext:value-type="float">
            <text:p>-228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5009" calcext:value-type="float">
            <text:p>1610515685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288" calcext:value-type="float">
            <text:p>258288</text:p>
          </table:table-cell>
          <table:table-cell office:value-type="float" office:value="1217" calcext:value-type="float">
            <text:p>1217</text:p>
          </table:table-cell>
          <table:table-cell office:value-type="float" office:value="989116" calcext:value-type="float">
            <text:p>9891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623664" calcext:value-type="float">
            <text:p>19623664</text:p>
          </table:table-cell>
          <table:table-cell office:value-type="float" office:value="0" calcext:value-type="float">
            <text:p>0</text:p>
          </table:table-cell>
          <table:table-cell office:value-type="float" office:value="19623664" calcext:value-type="float">
            <text:p>196236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61" calcext:value-type="float">
            <text:p>6461</text:p>
          </table:table-cell>
          <table:table-cell office:value-type="float" office:value="-752" calcext:value-type="float">
            <text:p>-75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5115" calcext:value-type="float">
            <text:p>1610515685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056" calcext:value-type="float">
            <text:p>263056</text:p>
          </table:table-cell>
          <table:table-cell office:value-type="float" office:value="1222" calcext:value-type="float">
            <text:p>1222</text:p>
          </table:table-cell>
          <table:table-cell office:value-type="float" office:value="989116" calcext:value-type="float">
            <text:p>9891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317960" calcext:value-type="float">
            <text:p>20317960</text:p>
          </table:table-cell>
          <table:table-cell office:value-type="float" office:value="5581184" calcext:value-type="float">
            <text:p>5581184</text:p>
          </table:table-cell>
          <table:table-cell office:value-type="float" office:value="14736776" calcext:value-type="float">
            <text:p>14736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75" calcext:value-type="float">
            <text:p>6475</text:p>
          </table:table-cell>
          <table:table-cell office:value-type="float" office:value="-752" calcext:value-type="float">
            <text:p>-75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5219" calcext:value-type="float">
            <text:p>16105156852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408" calcext:value-type="float">
            <text:p>266408</text:p>
          </table:table-cell>
          <table:table-cell office:value-type="float" office:value="1225" calcext:value-type="float">
            <text:p>1225</text:p>
          </table:table-cell>
          <table:table-cell office:value-type="float" office:value="989116" calcext:value-type="float">
            <text:p>9891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32608" calcext:value-type="float">
            <text:p>17632608</text:p>
          </table:table-cell>
          <table:table-cell office:value-type="float" office:value="6424856" calcext:value-type="float">
            <text:p>6424856</text:p>
          </table:table-cell>
          <table:table-cell office:value-type="float" office:value="11207752" calcext:value-type="float">
            <text:p>112077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88" calcext:value-type="float">
            <text:p>6488</text:p>
          </table:table-cell>
          <table:table-cell office:value-type="float" office:value="-752" calcext:value-type="float">
            <text:p>-75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5324" calcext:value-type="float">
            <text:p>16105156853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4896" calcext:value-type="float">
            <text:p>264896</text:p>
          </table:table-cell>
          <table:table-cell office:value-type="float" office:value="1224" calcext:value-type="float">
            <text:p>1224</text:p>
          </table:table-cell>
          <table:table-cell office:value-type="float" office:value="989108" calcext:value-type="float">
            <text:p>9891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91120" calcext:value-type="float">
            <text:p>17691120</text:p>
          </table:table-cell>
          <table:table-cell office:value-type="float" office:value="4880896" calcext:value-type="float">
            <text:p>4880896</text:p>
          </table:table-cell>
          <table:table-cell office:value-type="float" office:value="12810224" calcext:value-type="float">
            <text:p>12810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02" calcext:value-type="float">
            <text:p>6502</text:p>
          </table:table-cell>
          <table:table-cell office:value-type="float" office:value="-752" calcext:value-type="float">
            <text:p>-75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5430" calcext:value-type="float">
            <text:p>16105156854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8248" calcext:value-type="float">
            <text:p>268248</text:p>
          </table:table-cell>
          <table:table-cell office:value-type="float" office:value="1227" calcext:value-type="float">
            <text:p>1227</text:p>
          </table:table-cell>
          <table:table-cell office:value-type="float" office:value="989116" calcext:value-type="float">
            <text:p>9891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58472" calcext:value-type="float">
            <text:p>17358472</text:p>
          </table:table-cell>
          <table:table-cell office:value-type="float" office:value="8073216" calcext:value-type="float">
            <text:p>8073216</text:p>
          </table:table-cell>
          <table:table-cell office:value-type="float" office:value="9285256" calcext:value-type="float">
            <text:p>92852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16" calcext:value-type="float">
            <text:p>6516</text:p>
          </table:table-cell>
          <table:table-cell office:value-type="float" office:value="-752" calcext:value-type="float">
            <text:p>-75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5534" calcext:value-type="float">
            <text:p>16105156855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120" calcext:value-type="float">
            <text:p>269120</text:p>
          </table:table-cell>
          <table:table-cell office:value-type="float" office:value="1228" calcext:value-type="float">
            <text:p>1228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31472" calcext:value-type="float">
            <text:p>17331472</text:p>
          </table:table-cell>
          <table:table-cell office:value-type="float" office:value="8308744" calcext:value-type="float">
            <text:p>8308744</text:p>
          </table:table-cell>
          <table:table-cell office:value-type="float" office:value="9022728" calcext:value-type="float">
            <text:p>90227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29" calcext:value-type="float">
            <text:p>6529</text:p>
          </table:table-cell>
          <table:table-cell office:value-type="float" office:value="-752" calcext:value-type="float">
            <text:p>-75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5638" calcext:value-type="float">
            <text:p>16105156856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1460" calcext:value-type="float">
            <text:p>271460</text:p>
          </table:table-cell>
          <table:table-cell office:value-type="float" office:value="1230" calcext:value-type="float">
            <text:p>1230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80344" calcext:value-type="float">
            <text:p>17080344</text:p>
          </table:table-cell>
          <table:table-cell office:value-type="float" office:value="10907648" calcext:value-type="float">
            <text:p>10907648</text:p>
          </table:table-cell>
          <table:table-cell office:value-type="float" office:value="6172696" calcext:value-type="float">
            <text:p>6172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43" calcext:value-type="float">
            <text:p>6543</text:p>
          </table:table-cell>
          <table:table-cell office:value-type="float" office:value="-752" calcext:value-type="float">
            <text:p>-75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5743" calcext:value-type="float">
            <text:p>16105156857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436" calcext:value-type="float">
            <text:p>272436</text:p>
          </table:table-cell>
          <table:table-cell office:value-type="float" office:value="1231" calcext:value-type="float">
            <text:p>1231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42320" calcext:value-type="float">
            <text:p>17642320</text:p>
          </table:table-cell>
          <table:table-cell office:value-type="float" office:value="12542664" calcext:value-type="float">
            <text:p>12542664</text:p>
          </table:table-cell>
          <table:table-cell office:value-type="float" office:value="5099656" calcext:value-type="float">
            <text:p>5099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56" calcext:value-type="float">
            <text:p>6556</text:p>
          </table:table-cell>
          <table:table-cell office:value-type="float" office:value="-752" calcext:value-type="float">
            <text:p>-75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5847" calcext:value-type="float">
            <text:p>16105156858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464" calcext:value-type="float">
            <text:p>258464</text:p>
          </table:table-cell>
          <table:table-cell office:value-type="float" office:value="1218" calcext:value-type="float">
            <text:p>1218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284384" calcext:value-type="float">
            <text:p>19284384</text:p>
          </table:table-cell>
          <table:table-cell office:value-type="float" office:value="0" calcext:value-type="float">
            <text:p>0</text:p>
          </table:table-cell>
          <table:table-cell office:value-type="float" office:value="19284384" calcext:value-type="float">
            <text:p>192843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70" calcext:value-type="float">
            <text:p>6570</text:p>
          </table:table-cell>
          <table:table-cell office:value-type="float" office:value="-752" calcext:value-type="float">
            <text:p>-75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5951" calcext:value-type="float">
            <text:p>16105156859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5640" calcext:value-type="float">
            <text:p>265640</text:p>
          </table:table-cell>
          <table:table-cell office:value-type="float" office:value="1224" calcext:value-type="float">
            <text:p>1224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98592" calcext:value-type="float">
            <text:p>17298592</text:p>
          </table:table-cell>
          <table:table-cell office:value-type="float" office:value="5025792" calcext:value-type="float">
            <text:p>5025792</text:p>
          </table:table-cell>
          <table:table-cell office:value-type="float" office:value="12272800" calcext:value-type="float">
            <text:p>122728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83" calcext:value-type="float">
            <text:p>6583</text:p>
          </table:table-cell>
          <table:table-cell office:value-type="float" office:value="-752" calcext:value-type="float">
            <text:p>-75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6055" calcext:value-type="float">
            <text:p>16105156860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096" calcext:value-type="float">
            <text:p>269096</text:p>
          </table:table-cell>
          <table:table-cell office:value-type="float" office:value="1228" calcext:value-type="float">
            <text:p>1228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57832" calcext:value-type="float">
            <text:p>17057832</text:p>
          </table:table-cell>
          <table:table-cell office:value-type="float" office:value="8041880" calcext:value-type="float">
            <text:p>8041880</text:p>
          </table:table-cell>
          <table:table-cell office:value-type="float" office:value="9015952" calcext:value-type="float">
            <text:p>90159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97" calcext:value-type="float">
            <text:p>6597</text:p>
          </table:table-cell>
          <table:table-cell office:value-type="float" office:value="-752" calcext:value-type="float">
            <text:p>-75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6159" calcext:value-type="float">
            <text:p>1610515686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7884" calcext:value-type="float">
            <text:p>257884</text:p>
          </table:table-cell>
          <table:table-cell office:value-type="float" office:value="1217" calcext:value-type="float">
            <text:p>1217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497048" calcext:value-type="float">
            <text:p>19497048</text:p>
          </table:table-cell>
          <table:table-cell office:value-type="float" office:value="0" calcext:value-type="float">
            <text:p>0</text:p>
          </table:table-cell>
          <table:table-cell office:value-type="float" office:value="19497048" calcext:value-type="float">
            <text:p>19497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10" calcext:value-type="float">
            <text:p>6610</text:p>
          </table:table-cell>
          <table:table-cell office:value-type="float" office:value="-752" calcext:value-type="float">
            <text:p>-75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6263" calcext:value-type="float">
            <text:p>16105156862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7540" calcext:value-type="float">
            <text:p>267540</text:p>
          </table:table-cell>
          <table:table-cell office:value-type="float" office:value="1226" calcext:value-type="float">
            <text:p>1226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8728" calcext:value-type="float">
            <text:p>17368728</text:p>
          </table:table-cell>
          <table:table-cell office:value-type="float" office:value="6664192" calcext:value-type="float">
            <text:p>6664192</text:p>
          </table:table-cell>
          <table:table-cell office:value-type="float" office:value="10704536" calcext:value-type="float">
            <text:p>10704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24" calcext:value-type="float">
            <text:p>6624</text:p>
          </table:table-cell>
          <table:table-cell office:value-type="float" office:value="-752" calcext:value-type="float">
            <text:p>-75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6367" calcext:value-type="float">
            <text:p>16105156863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1740" calcext:value-type="float">
            <text:p>271740</text:p>
          </table:table-cell>
          <table:table-cell office:value-type="float" office:value="1231" calcext:value-type="float">
            <text:p>1231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63120" calcext:value-type="float">
            <text:p>17063120</text:p>
          </table:table-cell>
          <table:table-cell office:value-type="float" office:value="10783096" calcext:value-type="float">
            <text:p>10783096</text:p>
          </table:table-cell>
          <table:table-cell office:value-type="float" office:value="6280024" calcext:value-type="float">
            <text:p>6280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37" calcext:value-type="float">
            <text:p>6637</text:p>
          </table:table-cell>
          <table:table-cell office:value-type="float" office:value="-752" calcext:value-type="float">
            <text:p>-75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6471" calcext:value-type="float">
            <text:p>16105156864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024" calcext:value-type="float">
            <text:p>261024</text:p>
          </table:table-cell>
          <table:table-cell office:value-type="float" office:value="1220" calcext:value-type="float">
            <text:p>1220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33640" calcext:value-type="float">
            <text:p>17333640</text:p>
          </table:table-cell>
          <table:table-cell office:value-type="float" office:value="131608" calcext:value-type="float">
            <text:p>131608</text:p>
          </table:table-cell>
          <table:table-cell office:value-type="float" office:value="17202032" calcext:value-type="float">
            <text:p>172020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50" calcext:value-type="float">
            <text:p>6650</text:p>
          </table:table-cell>
          <table:table-cell office:value-type="float" office:value="-816" calcext:value-type="float">
            <text:p>-81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6576" calcext:value-type="float">
            <text:p>1610515686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248" calcext:value-type="float">
            <text:p>272248</text:p>
          </table:table-cell>
          <table:table-cell office:value-type="float" office:value="1231" calcext:value-type="float">
            <text:p>1231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58848" calcext:value-type="float">
            <text:p>17258848</text:p>
          </table:table-cell>
          <table:table-cell office:value-type="float" office:value="12283904" calcext:value-type="float">
            <text:p>12283904</text:p>
          </table:table-cell>
          <table:table-cell office:value-type="float" office:value="4974944" calcext:value-type="float">
            <text:p>49749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64" calcext:value-type="float">
            <text:p>6664</text:p>
          </table:table-cell>
          <table:table-cell office:value-type="float" office:value="-816" calcext:value-type="float">
            <text:p>-81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6681" calcext:value-type="float">
            <text:p>16105156866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412" calcext:value-type="float">
            <text:p>262412</text:p>
          </table:table-cell>
          <table:table-cell office:value-type="float" office:value="1221" calcext:value-type="float">
            <text:p>1221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34920" calcext:value-type="float">
            <text:p>17034920</text:p>
          </table:table-cell>
          <table:table-cell office:value-type="float" office:value="1257472" calcext:value-type="float">
            <text:p>1257472</text:p>
          </table:table-cell>
          <table:table-cell office:value-type="float" office:value="15777448" calcext:value-type="float">
            <text:p>15777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77" calcext:value-type="float">
            <text:p>6677</text:p>
          </table:table-cell>
          <table:table-cell office:value-type="float" office:value="-816" calcext:value-type="float">
            <text:p>-81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6785" calcext:value-type="float">
            <text:p>16105156867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7852" calcext:value-type="float">
            <text:p>267852</text:p>
          </table:table-cell>
          <table:table-cell office:value-type="float" office:value="1227" calcext:value-type="float">
            <text:p>1227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38432" calcext:value-type="float">
            <text:p>17138432</text:p>
          </table:table-cell>
          <table:table-cell office:value-type="float" office:value="7626136" calcext:value-type="float">
            <text:p>7626136</text:p>
          </table:table-cell>
          <table:table-cell office:value-type="float" office:value="9512296" calcext:value-type="float">
            <text:p>9512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91" calcext:value-type="float">
            <text:p>6691</text:p>
          </table:table-cell>
          <table:table-cell office:value-type="float" office:value="-816" calcext:value-type="float">
            <text:p>-81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6890" calcext:value-type="float">
            <text:p>16105156868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080" calcext:value-type="float">
            <text:p>260080</text:p>
          </table:table-cell>
          <table:table-cell office:value-type="float" office:value="1219" calcext:value-type="float">
            <text:p>1219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35280" calcext:value-type="float">
            <text:p>17535280</text:p>
          </table:table-cell>
          <table:table-cell office:value-type="float" office:value="0" calcext:value-type="float">
            <text:p>0</text:p>
          </table:table-cell>
          <table:table-cell office:value-type="float" office:value="17535280" calcext:value-type="float">
            <text:p>17535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03" calcext:value-type="float">
            <text:p>6703</text:p>
          </table:table-cell>
          <table:table-cell office:value-type="float" office:value="-816" calcext:value-type="float">
            <text:p>-81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6994" calcext:value-type="float">
            <text:p>1610515686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544" calcext:value-type="float">
            <text:p>272544</text:p>
          </table:table-cell>
          <table:table-cell office:value-type="float" office:value="1232" calcext:value-type="float">
            <text:p>1232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34624" calcext:value-type="float">
            <text:p>17334624</text:p>
          </table:table-cell>
          <table:table-cell office:value-type="float" office:value="11956224" calcext:value-type="float">
            <text:p>11956224</text:p>
          </table:table-cell>
          <table:table-cell office:value-type="float" office:value="5378400" calcext:value-type="float">
            <text:p>5378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18" calcext:value-type="float">
            <text:p>6718</text:p>
          </table:table-cell>
          <table:table-cell office:value-type="float" office:value="-816" calcext:value-type="float">
            <text:p>-81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7098" calcext:value-type="float">
            <text:p>1610515687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460" calcext:value-type="float">
            <text:p>266460</text:p>
          </table:table-cell>
          <table:table-cell office:value-type="float" office:value="1225" calcext:value-type="float">
            <text:p>1225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2568" calcext:value-type="float">
            <text:p>16782568</text:p>
          </table:table-cell>
          <table:table-cell office:value-type="float" office:value="4960256" calcext:value-type="float">
            <text:p>4960256</text:p>
          </table:table-cell>
          <table:table-cell office:value-type="float" office:value="11822312" calcext:value-type="float">
            <text:p>118223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30" calcext:value-type="float">
            <text:p>6730</text:p>
          </table:table-cell>
          <table:table-cell office:value-type="float" office:value="-816" calcext:value-type="float">
            <text:p>-81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7203" calcext:value-type="float">
            <text:p>16105156872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704" calcext:value-type="float">
            <text:p>260704</text:p>
          </table:table-cell>
          <table:table-cell office:value-type="float" office:value="1220" calcext:value-type="float">
            <text:p>1220</text:p>
          </table:table-cell>
          <table:table-cell office:value-type="float" office:value="989120" calcext:value-type="float">
            <text:p>9891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31504" calcext:value-type="float">
            <text:p>17131504</text:p>
          </table:table-cell>
          <table:table-cell office:value-type="float" office:value="61440" calcext:value-type="float">
            <text:p>61440</text:p>
          </table:table-cell>
          <table:table-cell office:value-type="float" office:value="17070064" calcext:value-type="float">
            <text:p>170700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43" calcext:value-type="float">
            <text:p>6743</text:p>
          </table:table-cell>
          <table:table-cell office:value-type="float" office:value="-816" calcext:value-type="float">
            <text:p>-81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7307" calcext:value-type="float">
            <text:p>16105156873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068" calcext:value-type="float">
            <text:p>272068</text:p>
          </table:table-cell>
          <table:table-cell office:value-type="float" office:value="1231" calcext:value-type="float">
            <text:p>1231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58120" calcext:value-type="float">
            <text:p>17058120</text:p>
          </table:table-cell>
          <table:table-cell office:value-type="float" office:value="11089176" calcext:value-type="float">
            <text:p>11089176</text:p>
          </table:table-cell>
          <table:table-cell office:value-type="float" office:value="5968944" calcext:value-type="float">
            <text:p>59689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57" calcext:value-type="float">
            <text:p>6757</text:p>
          </table:table-cell>
          <table:table-cell office:value-type="float" office:value="-816" calcext:value-type="float">
            <text:p>-81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7411" calcext:value-type="float">
            <text:p>1610515687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932" calcext:value-type="float">
            <text:p>266932</text:p>
          </table:table-cell>
          <table:table-cell office:value-type="float" office:value="1226" calcext:value-type="float">
            <text:p>1226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4672" calcext:value-type="float">
            <text:p>16784672</text:p>
          </table:table-cell>
          <table:table-cell office:value-type="float" office:value="5550664" calcext:value-type="float">
            <text:p>5550664</text:p>
          </table:table-cell>
          <table:table-cell office:value-type="float" office:value="11234008" calcext:value-type="float">
            <text:p>112340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70" calcext:value-type="float">
            <text:p>6770</text:p>
          </table:table-cell>
          <table:table-cell office:value-type="float" office:value="-816" calcext:value-type="float">
            <text:p>-81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7516" calcext:value-type="float">
            <text:p>16105156875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416" calcext:value-type="float">
            <text:p>262416</text:p>
          </table:table-cell>
          <table:table-cell office:value-type="float" office:value="1221" calcext:value-type="float">
            <text:p>1221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0504" calcext:value-type="float">
            <text:p>16790504</text:p>
          </table:table-cell>
          <table:table-cell office:value-type="float" office:value="880488" calcext:value-type="float">
            <text:p>880488</text:p>
          </table:table-cell>
          <table:table-cell office:value-type="float" office:value="15910016" calcext:value-type="float">
            <text:p>15910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83" calcext:value-type="float">
            <text:p>6783</text:p>
          </table:table-cell>
          <table:table-cell office:value-type="float" office:value="-816" calcext:value-type="float">
            <text:p>-81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7620" calcext:value-type="float">
            <text:p>16105156876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392" calcext:value-type="float">
            <text:p>259392</text:p>
          </table:table-cell>
          <table:table-cell office:value-type="float" office:value="1219" calcext:value-type="float">
            <text:p>1219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159544" calcext:value-type="float">
            <text:p>18159544</text:p>
          </table:table-cell>
          <table:table-cell office:value-type="float" office:value="0" calcext:value-type="float">
            <text:p>0</text:p>
          </table:table-cell>
          <table:table-cell office:value-type="float" office:value="18159544" calcext:value-type="float">
            <text:p>181595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96" calcext:value-type="float">
            <text:p>6796</text:p>
          </table:table-cell>
          <table:table-cell office:value-type="float" office:value="-816" calcext:value-type="float">
            <text:p>-81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7724" calcext:value-type="float">
            <text:p>16105156877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004" calcext:value-type="float">
            <text:p>258004</text:p>
          </table:table-cell>
          <table:table-cell office:value-type="float" office:value="1217" calcext:value-type="float">
            <text:p>1217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494600" calcext:value-type="float">
            <text:p>19494600</text:p>
          </table:table-cell>
          <table:table-cell office:value-type="float" office:value="0" calcext:value-type="float">
            <text:p>0</text:p>
          </table:table-cell>
          <table:table-cell office:value-type="float" office:value="19494600" calcext:value-type="float">
            <text:p>194946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10" calcext:value-type="float">
            <text:p>6810</text:p>
          </table:table-cell>
          <table:table-cell office:value-type="float" office:value="-816" calcext:value-type="float">
            <text:p>-81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7828" calcext:value-type="float">
            <text:p>16105156878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756" calcext:value-type="float">
            <text:p>272756</text:p>
          </table:table-cell>
          <table:table-cell office:value-type="float" office:value="1232" calcext:value-type="float">
            <text:p>1232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04040" calcext:value-type="float">
            <text:p>17204040</text:p>
          </table:table-cell>
          <table:table-cell office:value-type="float" office:value="12827912" calcext:value-type="float">
            <text:p>12827912</text:p>
          </table:table-cell>
          <table:table-cell office:value-type="float" office:value="4376128" calcext:value-type="float">
            <text:p>43761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23" calcext:value-type="float">
            <text:p>6823</text:p>
          </table:table-cell>
          <table:table-cell office:value-type="float" office:value="-816" calcext:value-type="float">
            <text:p>-816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7933" calcext:value-type="float">
            <text:p>16105156879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560" calcext:value-type="float">
            <text:p>269560</text:p>
          </table:table-cell>
          <table:table-cell office:value-type="float" office:value="1228" calcext:value-type="float">
            <text:p>1228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32768" calcext:value-type="float">
            <text:p>16632768</text:p>
          </table:table-cell>
          <table:table-cell office:value-type="float" office:value="9629696" calcext:value-type="float">
            <text:p>9629696</text:p>
          </table:table-cell>
          <table:table-cell office:value-type="float" office:value="7003072" calcext:value-type="float">
            <text:p>7003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36" calcext:value-type="float">
            <text:p>6836</text:p>
          </table:table-cell>
          <table:table-cell office:value-type="float" office:value="-805" calcext:value-type="float">
            <text:p>-80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8039" calcext:value-type="float">
            <text:p>16105156880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164" calcext:value-type="float">
            <text:p>269164</text:p>
          </table:table-cell>
          <table:table-cell office:value-type="float" office:value="1228" calcext:value-type="float">
            <text:p>1228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36072" calcext:value-type="float">
            <text:p>16836072</text:p>
          </table:table-cell>
          <table:table-cell office:value-type="float" office:value="9383936" calcext:value-type="float">
            <text:p>9383936</text:p>
          </table:table-cell>
          <table:table-cell office:value-type="float" office:value="7452136" calcext:value-type="float">
            <text:p>7452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49" calcext:value-type="float">
            <text:p>6849</text:p>
          </table:table-cell>
          <table:table-cell office:value-type="float" office:value="-805" calcext:value-type="float">
            <text:p>-80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8143" calcext:value-type="float">
            <text:p>1610515688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016" calcext:value-type="float">
            <text:p>269016</text:p>
          </table:table-cell>
          <table:table-cell office:value-type="float" office:value="1228" calcext:value-type="float">
            <text:p>1228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40720" calcext:value-type="float">
            <text:p>16840720</text:p>
          </table:table-cell>
          <table:table-cell office:value-type="float" office:value="9318400" calcext:value-type="float">
            <text:p>9318400</text:p>
          </table:table-cell>
          <table:table-cell office:value-type="float" office:value="7522320" calcext:value-type="float">
            <text:p>7522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62" calcext:value-type="float">
            <text:p>6862</text:p>
          </table:table-cell>
          <table:table-cell office:value-type="float" office:value="-805" calcext:value-type="float">
            <text:p>-80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8248" calcext:value-type="float">
            <text:p>16105156882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0356" calcext:value-type="float">
            <text:p>270356</text:p>
          </table:table-cell>
          <table:table-cell office:value-type="float" office:value="1229" calcext:value-type="float">
            <text:p>1229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67736" calcext:value-type="float">
            <text:p>16567736</text:p>
          </table:table-cell>
          <table:table-cell office:value-type="float" office:value="10317824" calcext:value-type="float">
            <text:p>10317824</text:p>
          </table:table-cell>
          <table:table-cell office:value-type="float" office:value="6249912" calcext:value-type="float">
            <text:p>62499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75" calcext:value-type="float">
            <text:p>6875</text:p>
          </table:table-cell>
          <table:table-cell office:value-type="float" office:value="-805" calcext:value-type="float">
            <text:p>-80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8352" calcext:value-type="float">
            <text:p>16105156883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1776" calcext:value-type="float">
            <text:p>271776</text:p>
          </table:table-cell>
          <table:table-cell office:value-type="float" office:value="1231" calcext:value-type="float">
            <text:p>1231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67736" calcext:value-type="float">
            <text:p>16567736</text:p>
          </table:table-cell>
          <table:table-cell office:value-type="float" office:value="12228696" calcext:value-type="float">
            <text:p>12228696</text:p>
          </table:table-cell>
          <table:table-cell office:value-type="float" office:value="4339040" calcext:value-type="float">
            <text:p>4339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88" calcext:value-type="float">
            <text:p>6888</text:p>
          </table:table-cell>
          <table:table-cell office:value-type="float" office:value="-805" calcext:value-type="float">
            <text:p>-80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8458" calcext:value-type="float">
            <text:p>16105156884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584" calcext:value-type="float">
            <text:p>258584</text:p>
          </table:table-cell>
          <table:table-cell office:value-type="float" office:value="1218" calcext:value-type="float">
            <text:p>1218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108344" calcext:value-type="float">
            <text:p>18108344</text:p>
          </table:table-cell>
          <table:table-cell office:value-type="float" office:value="0" calcext:value-type="float">
            <text:p>0</text:p>
          </table:table-cell>
          <table:table-cell office:value-type="float" office:value="18108344" calcext:value-type="float">
            <text:p>181083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01" calcext:value-type="float">
            <text:p>6901</text:p>
          </table:table-cell>
          <table:table-cell office:value-type="float" office:value="-805" calcext:value-type="float">
            <text:p>-80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8563" calcext:value-type="float">
            <text:p>16105156885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208" calcext:value-type="float">
            <text:p>262208</text:p>
          </table:table-cell>
          <table:table-cell office:value-type="float" office:value="1222" calcext:value-type="float">
            <text:p>1222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31608" calcext:value-type="float">
            <text:p>16531608</text:p>
          </table:table-cell>
          <table:table-cell office:value-type="float" office:value="2299584" calcext:value-type="float">
            <text:p>2299584</text:p>
          </table:table-cell>
          <table:table-cell office:value-type="float" office:value="14232024" calcext:value-type="float">
            <text:p>14232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13" calcext:value-type="float">
            <text:p>6913</text:p>
          </table:table-cell>
          <table:table-cell office:value-type="float" office:value="-805" calcext:value-type="float">
            <text:p>-80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8668" calcext:value-type="float">
            <text:p>16105156886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6512" calcext:value-type="float">
            <text:p>266512</text:p>
          </table:table-cell>
          <table:table-cell office:value-type="float" office:value="1225" calcext:value-type="float">
            <text:p>1225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39848" calcext:value-type="float">
            <text:p>16539848</text:p>
          </table:table-cell>
          <table:table-cell office:value-type="float" office:value="6860744" calcext:value-type="float">
            <text:p>6860744</text:p>
          </table:table-cell>
          <table:table-cell office:value-type="float" office:value="9679104" calcext:value-type="float">
            <text:p>96791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25" calcext:value-type="float">
            <text:p>6925</text:p>
          </table:table-cell>
          <table:table-cell office:value-type="float" office:value="-805" calcext:value-type="float">
            <text:p>-80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8772" calcext:value-type="float">
            <text:p>16105156887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1988" calcext:value-type="float">
            <text:p>271988</text:p>
          </table:table-cell>
          <table:table-cell office:value-type="float" office:value="1231" calcext:value-type="float">
            <text:p>1231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29616" calcext:value-type="float">
            <text:p>16529616</text:p>
          </table:table-cell>
          <table:table-cell office:value-type="float" office:value="12350344" calcext:value-type="float">
            <text:p>12350344</text:p>
          </table:table-cell>
          <table:table-cell office:value-type="float" office:value="4179272" calcext:value-type="float">
            <text:p>41792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38" calcext:value-type="float">
            <text:p>6938</text:p>
          </table:table-cell>
          <table:table-cell office:value-type="float" office:value="-805" calcext:value-type="float">
            <text:p>-80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8876" calcext:value-type="float">
            <text:p>16105156888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4292" calcext:value-type="float">
            <text:p>264292</text:p>
          </table:table-cell>
          <table:table-cell office:value-type="float" office:value="1223" calcext:value-type="float">
            <text:p>1223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03448" calcext:value-type="float">
            <text:p>16503448</text:p>
          </table:table-cell>
          <table:table-cell office:value-type="float" office:value="4354048" calcext:value-type="float">
            <text:p>4354048</text:p>
          </table:table-cell>
          <table:table-cell office:value-type="float" office:value="12149400" calcext:value-type="float">
            <text:p>12149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51" calcext:value-type="float">
            <text:p>6951</text:p>
          </table:table-cell>
          <table:table-cell office:value-type="float" office:value="-805" calcext:value-type="float">
            <text:p>-80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8980" calcext:value-type="float">
            <text:p>16105156889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1636" calcext:value-type="float">
            <text:p>271636</text:p>
          </table:table-cell>
          <table:table-cell office:value-type="float" office:value="1231" calcext:value-type="float">
            <text:p>1231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74208" calcext:value-type="float">
            <text:p>16474208</text:p>
          </table:table-cell>
          <table:table-cell office:value-type="float" office:value="11890688" calcext:value-type="float">
            <text:p>11890688</text:p>
          </table:table-cell>
          <table:table-cell office:value-type="float" office:value="4583520" calcext:value-type="float">
            <text:p>4583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63" calcext:value-type="float">
            <text:p>6963</text:p>
          </table:table-cell>
          <table:table-cell office:value-type="float" office:value="-805" calcext:value-type="float">
            <text:p>-80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9084" calcext:value-type="float">
            <text:p>16105156890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5140" calcext:value-type="float">
            <text:p>265140</text:p>
          </table:table-cell>
          <table:table-cell office:value-type="float" office:value="1224" calcext:value-type="float">
            <text:p>1224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74208" calcext:value-type="float">
            <text:p>16474208</text:p>
          </table:table-cell>
          <table:table-cell office:value-type="float" office:value="5243064" calcext:value-type="float">
            <text:p>5243064</text:p>
          </table:table-cell>
          <table:table-cell office:value-type="float" office:value="11231144" calcext:value-type="float">
            <text:p>112311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75" calcext:value-type="float">
            <text:p>6975</text:p>
          </table:table-cell>
          <table:table-cell office:value-type="float" office:value="-805" calcext:value-type="float">
            <text:p>-80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9189" calcext:value-type="float">
            <text:p>16105156891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620" calcext:value-type="float">
            <text:p>261620</text:p>
          </table:table-cell>
          <table:table-cell office:value-type="float" office:value="1221" calcext:value-type="float">
            <text:p>1221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05136" calcext:value-type="float">
            <text:p>1630513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14703600" calcext:value-type="float">
            <text:p>147036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87" calcext:value-type="float">
            <text:p>6987</text:p>
          </table:table-cell>
          <table:table-cell office:value-type="float" office:value="-805" calcext:value-type="float">
            <text:p>-80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9293" calcext:value-type="float">
            <text:p>16105156892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248" calcext:value-type="float">
            <text:p>259248</text:p>
          </table:table-cell>
          <table:table-cell office:value-type="float" office:value="1218" calcext:value-type="float">
            <text:p>1218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55032" calcext:value-type="float">
            <text:p>16955032</text:p>
          </table:table-cell>
          <table:table-cell office:value-type="float" office:value="0" calcext:value-type="float">
            <text:p>0</text:p>
          </table:table-cell>
          <table:table-cell office:value-type="float" office:value="16955032" calcext:value-type="float">
            <text:p>169550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00" calcext:value-type="float">
            <text:p>7000</text:p>
          </table:table-cell>
          <table:table-cell office:value-type="float" office:value="-805" calcext:value-type="float">
            <text:p>-805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9397" calcext:value-type="float">
            <text:p>16105156893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172" calcext:value-type="float">
            <text:p>272172</text:p>
          </table:table-cell>
          <table:table-cell office:value-type="float" office:value="1231" calcext:value-type="float">
            <text:p>1231</text:p>
          </table:table-cell>
          <table:table-cell office:value-type="float" office:value="989124" calcext:value-type="float">
            <text:p>9891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96632" calcext:value-type="float">
            <text:p>16496632</text:p>
          </table:table-cell>
          <table:table-cell office:value-type="float" office:value="12703208" calcext:value-type="float">
            <text:p>12703208</text:p>
          </table:table-cell>
          <table:table-cell office:value-type="float" office:value="3793424" calcext:value-type="float">
            <text:p>37934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11" calcext:value-type="float">
            <text:p>7011</text:p>
          </table:table-cell>
          <table:table-cell office:value-type="float" office:value="-812" calcext:value-type="float">
            <text:p>-81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9501" calcext:value-type="float">
            <text:p>16105156895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020" calcext:value-type="float">
            <text:p>260020</text:p>
          </table:table-cell>
          <table:table-cell office:value-type="float" office:value="1219" calcext:value-type="float">
            <text:p>1219</text:p>
          </table:table-cell>
          <table:table-cell office:value-type="float" office:value="989008" calcext:value-type="float">
            <text:p>9890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96632" calcext:value-type="float">
            <text:p>16496632</text:p>
          </table:table-cell>
          <table:table-cell office:value-type="float" office:value="325096" calcext:value-type="float">
            <text:p>325096</text:p>
          </table:table-cell>
          <table:table-cell office:value-type="float" office:value="16171536" calcext:value-type="float">
            <text:p>16171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22" calcext:value-type="float">
            <text:p>7022</text:p>
          </table:table-cell>
          <table:table-cell office:value-type="float" office:value="-812" calcext:value-type="float">
            <text:p>-81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9606" calcext:value-type="float">
            <text:p>16105156896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4312" calcext:value-type="float">
            <text:p>264312</text:p>
          </table:table-cell>
          <table:table-cell office:value-type="float" office:value="1223" calcext:value-type="float">
            <text:p>1223</text:p>
          </table:table-cell>
          <table:table-cell office:value-type="float" office:value="989024" calcext:value-type="float">
            <text:p>9890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99280" calcext:value-type="float">
            <text:p>15999280</text:p>
          </table:table-cell>
          <table:table-cell office:value-type="float" office:value="4304896" calcext:value-type="float">
            <text:p>4304896</text:p>
          </table:table-cell>
          <table:table-cell office:value-type="float" office:value="11694384" calcext:value-type="float">
            <text:p>116943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35" calcext:value-type="float">
            <text:p>7035</text:p>
          </table:table-cell>
          <table:table-cell office:value-type="float" office:value="-812" calcext:value-type="float">
            <text:p>-81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9710" calcext:value-type="float">
            <text:p>16105156897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9472" calcext:value-type="float">
            <text:p>269472</text:p>
          </table:table-cell>
          <table:table-cell office:value-type="float" office:value="1229" calcext:value-type="float">
            <text:p>1229</text:p>
          </table:table-cell>
          <table:table-cell office:value-type="float" office:value="989024" calcext:value-type="float">
            <text:p>9890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99280" calcext:value-type="float">
            <text:p>15999280</text:p>
          </table:table-cell>
          <table:table-cell office:value-type="float" office:value="9692280" calcext:value-type="float">
            <text:p>9692280</text:p>
          </table:table-cell>
          <table:table-cell office:value-type="float" office:value="6307000" calcext:value-type="float">
            <text:p>63070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46" calcext:value-type="float">
            <text:p>7046</text:p>
          </table:table-cell>
          <table:table-cell office:value-type="float" office:value="-812" calcext:value-type="float">
            <text:p>-81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9814" calcext:value-type="float">
            <text:p>16105156898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4512" calcext:value-type="float">
            <text:p>264512</text:p>
          </table:table-cell>
          <table:table-cell office:value-type="float" office:value="1224" calcext:value-type="float">
            <text:p>1224</text:p>
          </table:table-cell>
          <table:table-cell office:value-type="float" office:value="989024" calcext:value-type="float">
            <text:p>9890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99280" calcext:value-type="float">
            <text:p>15999280</text:p>
          </table:table-cell>
          <table:table-cell office:value-type="float" office:value="4473976" calcext:value-type="float">
            <text:p>4473976</text:p>
          </table:table-cell>
          <table:table-cell office:value-type="float" office:value="11525304" calcext:value-type="float">
            <text:p>115253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57" calcext:value-type="float">
            <text:p>7057</text:p>
          </table:table-cell>
          <table:table-cell office:value-type="float" office:value="-812" calcext:value-type="float">
            <text:p>-81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89918" calcext:value-type="float">
            <text:p>16105156899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784" calcext:value-type="float">
            <text:p>261784</text:p>
          </table:table-cell>
          <table:table-cell office:value-type="float" office:value="1221" calcext:value-type="float">
            <text:p>1221</text:p>
          </table:table-cell>
          <table:table-cell office:value-type="float" office:value="989028" calcext:value-type="float">
            <text:p>9890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99280" calcext:value-type="float">
            <text:p>15999280</text:p>
          </table:table-cell>
          <table:table-cell office:value-type="float" office:value="1614968" calcext:value-type="float">
            <text:p>1614968</text:p>
          </table:table-cell>
          <table:table-cell office:value-type="float" office:value="14384312" calcext:value-type="float">
            <text:p>143843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67" calcext:value-type="float">
            <text:p>7067</text:p>
          </table:table-cell>
          <table:table-cell office:value-type="float" office:value="-812" calcext:value-type="float">
            <text:p>-81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90022" calcext:value-type="float">
            <text:p>16105156900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544" calcext:value-type="float">
            <text:p>260544</text:p>
          </table:table-cell>
          <table:table-cell office:value-type="float" office:value="1220" calcext:value-type="float">
            <text:p>1220</text:p>
          </table:table-cell>
          <table:table-cell office:value-type="float" office:value="989028" calcext:value-type="float">
            <text:p>9890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99280" calcext:value-type="float">
            <text:p>15999280</text:p>
          </table:table-cell>
          <table:table-cell office:value-type="float" office:value="345208" calcext:value-type="float">
            <text:p>345208</text:p>
          </table:table-cell>
          <table:table-cell office:value-type="float" office:value="15654072" calcext:value-type="float">
            <text:p>15654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77" calcext:value-type="float">
            <text:p>7077</text:p>
          </table:table-cell>
          <table:table-cell office:value-type="float" office:value="-812" calcext:value-type="float">
            <text:p>-81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90127" calcext:value-type="float">
            <text:p>16105156901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72712" calcext:value-type="float">
            <text:p>272712</text:p>
          </table:table-cell>
          <table:table-cell office:value-type="float" office:value="1232" calcext:value-type="float">
            <text:p>1232</text:p>
          </table:table-cell>
          <table:table-cell office:value-type="float" office:value="989028" calcext:value-type="float">
            <text:p>9890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398440" calcext:value-type="float">
            <text:p>15398440</text:p>
          </table:table-cell>
          <table:table-cell office:value-type="float" office:value="12251136" calcext:value-type="float">
            <text:p>12251136</text:p>
          </table:table-cell>
          <table:table-cell office:value-type="float" office:value="3147304" calcext:value-type="float">
            <text:p>31473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90" calcext:value-type="float">
            <text:p>7090</text:p>
          </table:table-cell>
          <table:table-cell office:value-type="float" office:value="-812" calcext:value-type="float">
            <text:p>-812</text:p>
          </table:table-cell>
          <table:table-cell office:value-type="float" office:value="3849" calcext:value-type="float">
            <text:p>3849</text:p>
          </table:table-cell>
          <table:table-cell office:value-type="float" office:value="1610515690231" calcext:value-type="float">
            <text:p>1610515690231</text:p>
          </table:table-cell>
        </table:table-row>
      </table:table>
      <table:table table:name="filter" table:style-name="ta1">
        <table:table-column table:style-name="co10" table:number-columns-repeated="16" table:default-cell-style-name="Default"/>
        <table:table-row table:style-name="ro1">
          <table:table-cell office:value-type="string" calcext:value-type="string">
            <text:p>total_memory</text:p>
          </table:table-cell>
          <table:table-cell office:value-type="string" calcext:value-type="string">
            <text:p>free_memory</text:p>
          </table:table-cell>
          <table:table-cell office:value-type="string" calcext:value-type="string">
            <text:p>available_memory</text:p>
          </table:table-cell>
          <table:table-cell office:value-type="string" calcext:value-type="string">
            <text:p>cache_memory</text:p>
          </table:table-cell>
          <table:table-cell office:value-type="string" calcext:value-type="string">
            <text:p>swap_total_memory</text:p>
          </table:table-cell>
          <table:table-cell office:value-type="string" calcext:value-type="string">
            <text:p>app_total_memory</text:p>
          </table:table-cell>
          <table:table-cell office:value-type="string" calcext:value-type="string">
            <text:p>app_free_memory</text:p>
          </table:table-cell>
          <table:table-cell office:value-type="string" calcext:value-type="string">
            <text:p>app_used_memory</text:p>
          </table:table-cell>
          <table:table-cell office:value-type="string" calcext:value-type="string">
            <text:p>no_of_processor</text:p>
          </table:table-cell>
          <table:table-cell office:value-type="string" calcext:value-type="string">
            <text:p>max_cpu_frequency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table:formula="of:=AVERAGE([$devicedata.B1:.B70])" office:value-type="float" office:value="3736464" calcext:value-type="float">
            <text:p>3736464</text:p>
          </table:table-cell>
          <table:table-cell table:formula="of:=AVERAGE([$devicedata.C1:.C70])" office:value-type="float" office:value="205534.228571429" calcext:value-type="float">
            <text:p>205534.228571429</text:p>
          </table:table-cell>
          <table:table-cell table:formula="of:=AVERAGE([$devicedata.D1:.D70])" office:value-type="float" office:value="1165.95714285714" calcext:value-type="float">
            <text:p>1165.95714285714</text:p>
          </table:table-cell>
          <table:table-cell table:formula="of:=AVERAGE([$devicedata.E1:.E70])" office:value-type="float" office:value="988859.142857143" calcext:value-type="float">
            <text:p>988859.142857143</text:p>
          </table:table-cell>
          <table:table-cell table:formula="of:=AVERAGE([$devicedata.F1:.F70])" office:value-type="float" office:value="1849792" calcext:value-type="float">
            <text:p>1849792</text:p>
          </table:table-cell>
          <table:table-cell table:formula="of:=AVERAGE([$devicedata.G1:.G70])" office:value-type="float" office:value="17764412.4571429" calcext:value-type="float">
            <text:p>17764412.4571429</text:p>
          </table:table-cell>
          <table:table-cell table:formula="of:=AVERAGE([$devicedata.H1:.H70])" office:value-type="float" office:value="6319736.68571429" calcext:value-type="float">
            <text:p>6319736.68571429</text:p>
          </table:table-cell>
          <table:table-cell table:formula="of:=AVERAGE([$devicedata.I1:.I70])" office:value-type="float" office:value="11444675.7714286" calcext:value-type="float">
            <text:p>11444675.7714286</text:p>
          </table:table-cell>
          <table:table-cell table:formula="of:=AVERAGE([$devicedata.J1:.J70])" office:value-type="float" office:value="8" calcext:value-type="float">
            <text:p>8</text:p>
          </table:table-cell>
          <table:table-cell table:formula="of:=AVERAGE([$devicedata.K1:.K70])" office:value-type="float" office:value="2803200" calcext:value-type="float">
            <text:p>2803200</text:p>
          </table:table-cell>
          <table:table-cell table:formula="of:=AVERAGE([$devicedata.L1:.L70])" office:value-type="float" office:value="531.628571428571" calcext:value-type="float">
            <text:p>531.628571428571</text:p>
          </table:table-cell>
          <table:table-cell table:formula="of:=AVERAGE([$devicedata.M1:.M70])" office:value-type="float" office:value="-682.5" calcext:value-type="float">
            <text:p>-682.5</text:p>
          </table:table-cell>
          <table:table-cell table:formula="of:=AVERAGE([$devicedata.N1:.N70])" office:value-type="float" office:value="4034" calcext:value-type="float">
            <text:p>4034</text:p>
          </table:table-cell>
          <table:table-cell office:value-type="float" office:value="20" calcext:value-type="float">
            <text:p>20</text:p>
          </table:table-cell>
          <table:table-cell office:value-type="float" office:value="7478" calcext:value-type="float">
            <text:p>7478</text:p>
          </table:table-cell>
          <table:table-cell table:formula="of:=([.L2]*[.M2]*(-1)*[.O2])/(1000000)" office:value-type="float" office:value="20588.46699" calcext:value-type="float">
            <text:p>20588.46699</text:p>
          </table:table-cell>
        </table:table-row>
        <table:table-row table:style-name="ro1">
          <table:table-cell table:formula="of:=AVERAGE([$devicedata.B71:.B122])" office:value-type="float" office:value="3736464" calcext:value-type="float">
            <text:p>3736464</text:p>
          </table:table-cell>
          <table:table-cell table:formula="of:=AVERAGE([$devicedata.C71:.C122])" office:value-type="float" office:value="211316" calcext:value-type="float">
            <text:p>211316</text:p>
          </table:table-cell>
          <table:table-cell table:formula="of:=AVERAGE([$devicedata.D71:.D122])" office:value-type="float" office:value="1171.73076923077" calcext:value-type="float">
            <text:p>1171.73076923077</text:p>
          </table:table-cell>
          <table:table-cell table:formula="of:=AVERAGE([$devicedata.E71:.E122])" office:value-type="float" office:value="989002.153846154" calcext:value-type="float">
            <text:p>989002.153846154</text:p>
          </table:table-cell>
          <table:table-cell table:formula="of:=AVERAGE([$devicedata.F71:.F122])" office:value-type="float" office:value="1849792" calcext:value-type="float">
            <text:p>1849792</text:p>
          </table:table-cell>
          <table:table-cell table:formula="of:=AVERAGE([$devicedata.G71:.G122])" office:value-type="float" office:value="17091002" calcext:value-type="float">
            <text:p>17091002</text:p>
          </table:table-cell>
          <table:table-cell table:formula="of:=AVERAGE([$devicedata.H71:.H122])" office:value-type="float" office:value="4878577.38461539" calcext:value-type="float">
            <text:p>4878577.38461539</text:p>
          </table:table-cell>
          <table:table-cell table:formula="of:=AVERAGE([$devicedata.I71:.I122])" office:value-type="float" office:value="12212424.6153846" calcext:value-type="float">
            <text:p>12212424.6153846</text:p>
          </table:table-cell>
          <table:table-cell table:formula="of:=AVERAGE([$devicedata.J71:.J122])" office:value-type="float" office:value="8" calcext:value-type="float">
            <text:p>8</text:p>
          </table:table-cell>
          <table:table-cell table:formula="of:=AVERAGE([$devicedata.K71:.K122])" office:value-type="float" office:value="2803200" calcext:value-type="float">
            <text:p>2803200</text:p>
          </table:table-cell>
          <table:table-cell table:formula="of:=AVERAGE([$devicedata.L71:.L122])" office:value-type="float" office:value="1316.73076923077" calcext:value-type="float">
            <text:p>1316.73076923077</text:p>
          </table:table-cell>
          <table:table-cell table:formula="of:=AVERAGE([$devicedata.M71:.M122])" office:value-type="float" office:value="-656.403846153846" calcext:value-type="float">
            <text:p>-656.403846153846</text:p>
          </table:table-cell>
          <table:table-cell table:formula="of:=AVERAGE([$devicedata.N71:.N122])" office:value-type="float" office:value="4034" calcext:value-type="float">
            <text:p>4034</text:p>
          </table:table-cell>
          <table:table-cell office:value-type="float" office:value="20" calcext:value-type="float">
            <text:p>20</text:p>
          </table:table-cell>
          <table:table-cell office:value-type="float" office:value="5511" calcext:value-type="float">
            <text:p>5511</text:p>
          </table:table-cell>
          <table:table-cell table:formula="of:=([.L3]*[.M3]*(-1)*[.O3])/(1000000)" office:value-type="float" office:value="14592.7593988846" calcext:value-type="float">
            <text:p>14592.7593988846</text:p>
          </table:table-cell>
        </table:table-row>
        <table:table-row table:style-name="ro1">
          <table:table-cell table:formula="of:=AVERAGE([$devicedata.B123:.B174])" office:value-type="float" office:value="3736464" calcext:value-type="float">
            <text:p>3736464</text:p>
          </table:table-cell>
          <table:table-cell table:formula="of:=AVERAGE([$devicedata.C123:.C174])" office:value-type="float" office:value="247296.461538462" calcext:value-type="float">
            <text:p>247296.461538462</text:p>
          </table:table-cell>
          <table:table-cell table:formula="of:=AVERAGE([$devicedata.D123:.D174])" office:value-type="float" office:value="1206.92307692308" calcext:value-type="float">
            <text:p>1206.92307692308</text:p>
          </table:table-cell>
          <table:table-cell table:formula="of:=AVERAGE([$devicedata.E123:.E174])" office:value-type="float" office:value="989211" calcext:value-type="float">
            <text:p>989211</text:p>
          </table:table-cell>
          <table:table-cell table:formula="of:=AVERAGE([$devicedata.F123:.F174])" office:value-type="float" office:value="1849792" calcext:value-type="float">
            <text:p>1849792</text:p>
          </table:table-cell>
          <table:table-cell table:formula="of:=AVERAGE([$devicedata.G123:.G174])" office:value-type="float" office:value="17183893.0769231" calcext:value-type="float">
            <text:p>17183893.0769231</text:p>
          </table:table-cell>
          <table:table-cell table:formula="of:=AVERAGE([$devicedata.H123:.H174])" office:value-type="float" office:value="5081044.46153846" calcext:value-type="float">
            <text:p>5081044.46153846</text:p>
          </table:table-cell>
          <table:table-cell table:formula="of:=AVERAGE([$devicedata.I123:.I174])" office:value-type="float" office:value="12102848.6153846" calcext:value-type="float">
            <text:p>12102848.6153846</text:p>
          </table:table-cell>
          <table:table-cell table:formula="of:=AVERAGE([$devicedata.J123:.J174])" office:value-type="float" office:value="8" calcext:value-type="float">
            <text:p>8</text:p>
          </table:table-cell>
          <table:table-cell table:formula="of:=AVERAGE([$devicedata.K123:.K174])" office:value-type="float" office:value="2803200" calcext:value-type="float">
            <text:p>2803200</text:p>
          </table:table-cell>
          <table:table-cell table:formula="of:=AVERAGE([$devicedata.L123:.L174])" office:value-type="float" office:value="2006.67307692308" calcext:value-type="float">
            <text:p>2006.67307692308</text:p>
          </table:table-cell>
          <table:table-cell table:formula="of:=AVERAGE([$devicedata.M123:.M174])" office:value-type="float" office:value="-492" calcext:value-type="float">
            <text:p>-492</text:p>
          </table:table-cell>
          <table:table-cell table:formula="of:=AVERAGE([$devicedata.N123:.N174])" office:value-type="float" office:value="4034" calcext:value-type="float">
            <text:p>4034</text:p>
          </table:table-cell>
          <table:table-cell office:value-type="float" office:value="20" calcext:value-type="float">
            <text:p>20</text:p>
          </table:table-cell>
          <table:table-cell office:value-type="float" office:value="5424" calcext:value-type="float">
            <text:p>5424</text:p>
          </table:table-cell>
          <table:table-cell table:formula="of:=([.L4]*[.M4]*(-1)*[.O4])/(1000000)" office:value-type="float" office:value="10765.164672" calcext:value-type="float">
            <text:p>10765.164672</text:p>
          </table:table-cell>
        </table:table-row>
        <table:table-row table:style-name="ro1">
          <table:table-cell table:formula="of:=AVERAGE([$devicedata.B175:.B226])" office:value-type="float" office:value="3736464" calcext:value-type="float">
            <text:p>3736464</text:p>
          </table:table-cell>
          <table:table-cell table:formula="of:=AVERAGE([$devicedata.C175:.C226])" office:value-type="float" office:value="246365.461538462" calcext:value-type="float">
            <text:p>246365.461538462</text:p>
          </table:table-cell>
          <table:table-cell table:formula="of:=AVERAGE([$devicedata.D175:.D226])" office:value-type="float" office:value="1205.98076923077" calcext:value-type="float">
            <text:p>1205.98076923077</text:p>
          </table:table-cell>
          <table:table-cell table:formula="of:=AVERAGE([$devicedata.E175:.E226])" office:value-type="float" office:value="989230.384615385" calcext:value-type="float">
            <text:p>989230.384615385</text:p>
          </table:table-cell>
          <table:table-cell table:formula="of:=AVERAGE([$devicedata.F175:.F226])" office:value-type="float" office:value="1849792" calcext:value-type="float">
            <text:p>1849792</text:p>
          </table:table-cell>
          <table:table-cell table:formula="of:=AVERAGE([$devicedata.G175:.G226])" office:value-type="float" office:value="17082939.3846154" calcext:value-type="float">
            <text:p>17082939.3846154</text:p>
          </table:table-cell>
          <table:table-cell table:formula="of:=AVERAGE([$devicedata.H175:.H226])" office:value-type="float" office:value="5883897.23076923" calcext:value-type="float">
            <text:p>5883897.23076923</text:p>
          </table:table-cell>
          <table:table-cell table:formula="of:=AVERAGE([$devicedata.I175:.I226])" office:value-type="float" office:value="11199042.1538462" calcext:value-type="float">
            <text:p>11199042.1538462</text:p>
          </table:table-cell>
          <table:table-cell table:formula="of:=AVERAGE([$devicedata.J175:.J226])" office:value-type="float" office:value="8" calcext:value-type="float">
            <text:p>8</text:p>
          </table:table-cell>
          <table:table-cell table:formula="of:=AVERAGE([$devicedata.K175:.K226])" office:value-type="float" office:value="2803200" calcext:value-type="float">
            <text:p>2803200</text:p>
          </table:table-cell>
          <table:table-cell table:formula="of:=AVERAGE([$devicedata.L175:.L226])" office:value-type="float" office:value="2681.80769230769" calcext:value-type="float">
            <text:p>2681.80769230769</text:p>
          </table:table-cell>
          <table:table-cell table:formula="of:=AVERAGE([$devicedata.M175:.M226])" office:value-type="float" office:value="-757.807692307692" calcext:value-type="float">
            <text:p>-757.807692307692</text:p>
          </table:table-cell>
          <table:table-cell table:formula="of:=AVERAGE([$devicedata.N175:.N226])" office:value-type="float" office:value="4034" calcext:value-type="float">
            <text:p>4034</text:p>
          </table:table-cell>
          <table:table-cell office:value-type="float" office:value="20" calcext:value-type="float">
            <text:p>20</text:p>
          </table:table-cell>
          <table:table-cell office:value-type="float" office:value="5423" calcext:value-type="float">
            <text:p>5423</text:p>
          </table:table-cell>
          <table:table-cell table:formula="of:=([.L5]*[.M5]*(-1)*[.O5])/(1000000)" office:value-type="float" office:value="16578.0905594615" calcext:value-type="float">
            <text:p>16578.0905594615</text:p>
          </table:table-cell>
        </table:table-row>
        <table:table-row table:style-name="ro1">
          <table:table-cell table:formula="of:=AVERAGE([$devicedata.B227:.B279])" office:value-type="float" office:value="3736464" calcext:value-type="float">
            <text:p>3736464</text:p>
          </table:table-cell>
          <table:table-cell table:formula="of:=AVERAGE([$devicedata.C227:.C279])" office:value-type="float" office:value="245111.245283019" calcext:value-type="float">
            <text:p>245111.245283019</text:p>
          </table:table-cell>
          <table:table-cell table:formula="of:=AVERAGE([$devicedata.D227:.D279])" office:value-type="float" office:value="1204.69811320755" calcext:value-type="float">
            <text:p>1204.69811320755</text:p>
          </table:table-cell>
          <table:table-cell table:formula="of:=AVERAGE([$devicedata.E227:.E279])" office:value-type="float" office:value="989249.735849057" calcext:value-type="float">
            <text:p>989249.735849057</text:p>
          </table:table-cell>
          <table:table-cell table:formula="of:=AVERAGE([$devicedata.F227:.F279])" office:value-type="float" office:value="1849792" calcext:value-type="float">
            <text:p>1849792</text:p>
          </table:table-cell>
          <table:table-cell table:formula="of:=AVERAGE([$devicedata.G227:.G279])" office:value-type="float" office:value="17293175.245283" calcext:value-type="float">
            <text:p>17293175.245283</text:p>
          </table:table-cell>
          <table:table-cell table:formula="of:=AVERAGE([$devicedata.H227:.H279])" office:value-type="float" office:value="5281251.32075472" calcext:value-type="float">
            <text:p>5281251.32075472</text:p>
          </table:table-cell>
          <table:table-cell table:formula="of:=AVERAGE([$devicedata.I227:.I279])" office:value-type="float" office:value="12011923.9245283" calcext:value-type="float">
            <text:p>12011923.9245283</text:p>
          </table:table-cell>
          <table:table-cell table:formula="of:=AVERAGE([$devicedata.J227:.J279])" office:value-type="float" office:value="8" calcext:value-type="float">
            <text:p>8</text:p>
          </table:table-cell>
          <table:table-cell table:formula="of:=AVERAGE([$devicedata.K227:.K279])" office:value-type="float" office:value="2783637.73584906" calcext:value-type="float">
            <text:p>2783637.73584906</text:p>
          </table:table-cell>
          <table:table-cell table:formula="of:=AVERAGE([$devicedata.L227:.L279])" office:value-type="float" office:value="3367.01886792453" calcext:value-type="float">
            <text:p>3367.01886792453</text:p>
          </table:table-cell>
          <table:table-cell table:formula="of:=AVERAGE([$devicedata.M227:.M279])" office:value-type="float" office:value="-729.207547169811" calcext:value-type="float">
            <text:p>-729.207547169811</text:p>
          </table:table-cell>
          <table:table-cell table:formula="of:=AVERAGE([$devicedata.N227:.N279])" office:value-type="float" office:value="4034" calcext:value-type="float">
            <text:p>4034</text:p>
          </table:table-cell>
          <table:table-cell office:value-type="float" office:value="20" calcext:value-type="float">
            <text:p>20</text:p>
          </table:table-cell>
          <table:table-cell office:value-type="float" office:value="5490" calcext:value-type="float">
            <text:p>5490</text:p>
          </table:table-cell>
          <table:table-cell table:formula="of:=([.L6]*[.M6]*(-1)*[.O6])/(1000000)" office:value-type="float" office:value="16149.5116166038" calcext:value-type="float">
            <text:p>16149.5116166038</text:p>
          </table:table-cell>
        </table:table-row>
        <table:table-row table:style-name="ro1">
          <table:table-cell table:formula="of:=AVERAGE([$devicedata.B280:.B332])" office:value-type="float" office:value="3736464" calcext:value-type="float">
            <text:p>3736464</text:p>
          </table:table-cell>
          <table:table-cell table:formula="of:=AVERAGE([$devicedata.C280:.C332])" office:value-type="float" office:value="244618.339622642" calcext:value-type="float">
            <text:p>244618.339622642</text:p>
          </table:table-cell>
          <table:table-cell table:formula="of:=AVERAGE([$devicedata.D280:.D332])" office:value-type="float" office:value="1204.28301886792" calcext:value-type="float">
            <text:p>1204.28301886792</text:p>
          </table:table-cell>
          <table:table-cell table:formula="of:=AVERAGE([$devicedata.E280:.E332])" office:value-type="float" office:value="989137.132075472" calcext:value-type="float">
            <text:p>989137.132075472</text:p>
          </table:table-cell>
          <table:table-cell table:formula="of:=AVERAGE([$devicedata.F280:.F332])" office:value-type="float" office:value="1849792" calcext:value-type="float">
            <text:p>1849792</text:p>
          </table:table-cell>
          <table:table-cell table:formula="of:=AVERAGE([$devicedata.G280:.G332])" office:value-type="float" office:value="17128736.754717" calcext:value-type="float">
            <text:p>17128736.754717</text:p>
          </table:table-cell>
          <table:table-cell table:formula="of:=AVERAGE([$devicedata.H280:.H332])" office:value-type="float" office:value="4534974.79245283" calcext:value-type="float">
            <text:p>4534974.79245283</text:p>
          </table:table-cell>
          <table:table-cell table:formula="of:=AVERAGE([$devicedata.I280:.I332])" office:value-type="float" office:value="12593761.9622642" calcext:value-type="float">
            <text:p>12593761.9622642</text:p>
          </table:table-cell>
          <table:table-cell table:formula="of:=AVERAGE([$devicedata.J280:.J332])" office:value-type="float" office:value="8" calcext:value-type="float">
            <text:p>8</text:p>
          </table:table-cell>
          <table:table-cell table:formula="of:=AVERAGE([$devicedata.K280:.K332])" office:value-type="float" office:value="2790883.01886792" calcext:value-type="float">
            <text:p>2790883.01886792</text:p>
          </table:table-cell>
          <table:table-cell table:formula="of:=AVERAGE([$devicedata.L280:.L332])" office:value-type="float" office:value="4049.81132075472" calcext:value-type="float">
            <text:p>4049.81132075472</text:p>
          </table:table-cell>
          <table:table-cell table:formula="of:=AVERAGE([$devicedata.M280:.M332])" office:value-type="float" office:value="-726.867924528302" calcext:value-type="float">
            <text:p>-726.867924528302</text:p>
          </table:table-cell>
          <table:table-cell table:formula="of:=AVERAGE([$devicedata.N280:.N332])" office:value-type="float" office:value="3845.62264150943" calcext:value-type="float">
            <text:p>3845.62264150943</text:p>
          </table:table-cell>
          <table:table-cell office:value-type="float" office:value="20" calcext:value-type="float">
            <text:p>20</text:p>
          </table:table-cell>
          <table:table-cell office:value-type="float" office:value="5445" calcext:value-type="float">
            <text:p>5445</text:p>
          </table:table-cell>
          <table:table-cell table:formula="of:=([.L7]*[.M7]*(-1)*[.O7])/(1000000)" office:value-type="float" office:value="15220.1893276041" calcext:value-type="float">
            <text:p>15220.1893276041</text:p>
          </table:table-cell>
        </table:table-row>
        <table:table-row table:style-name="ro1">
          <table:table-cell table:formula="of:=AVERAGE([$devicedata.B333:.B384])" office:value-type="float" office:value="3736464" calcext:value-type="float">
            <text:p>3736464</text:p>
          </table:table-cell>
          <table:table-cell table:formula="of:=AVERAGE([$devicedata.C333:.C384])" office:value-type="float" office:value="266589.153846154" calcext:value-type="float">
            <text:p>266589.153846154</text:p>
          </table:table-cell>
          <table:table-cell table:formula="of:=AVERAGE([$devicedata.D333:.D384])" office:value-type="float" office:value="1225.76923076923" calcext:value-type="float">
            <text:p>1225.76923076923</text:p>
          </table:table-cell>
          <table:table-cell table:formula="of:=AVERAGE([$devicedata.E333:.E384])" office:value-type="float" office:value="989142.615384615" calcext:value-type="float">
            <text:p>989142.615384615</text:p>
          </table:table-cell>
          <table:table-cell table:formula="of:=AVERAGE([$devicedata.F333:.F384])" office:value-type="float" office:value="1849792" calcext:value-type="float">
            <text:p>1849792</text:p>
          </table:table-cell>
          <table:table-cell table:formula="of:=AVERAGE([$devicedata.G333:.G384])" office:value-type="float" office:value="17215787.5384615" calcext:value-type="float">
            <text:p>17215787.5384615</text:p>
          </table:table-cell>
          <table:table-cell table:formula="of:=AVERAGE([$devicedata.H333:.H384])" office:value-type="float" office:value="5099974" calcext:value-type="float">
            <text:p>5099974</text:p>
          </table:table-cell>
          <table:table-cell table:formula="of:=AVERAGE([$devicedata.I333:.I384])" office:value-type="float" office:value="12115813.5384615" calcext:value-type="float">
            <text:p>12115813.5384615</text:p>
          </table:table-cell>
          <table:table-cell table:formula="of:=AVERAGE([$devicedata.J333:.J384])" office:value-type="float" office:value="8" calcext:value-type="float">
            <text:p>8</text:p>
          </table:table-cell>
          <table:table-cell table:formula="of:=AVERAGE([$devicedata.K333:.K384])" office:value-type="float" office:value="2803200" calcext:value-type="float">
            <text:p>2803200</text:p>
          </table:table-cell>
          <table:table-cell table:formula="of:=AVERAGE([$devicedata.L333:.L384])" office:value-type="float" office:value="4719.48076923077" calcext:value-type="float">
            <text:p>4719.48076923077</text:p>
          </table:table-cell>
          <table:table-cell table:formula="of:=AVERAGE([$devicedata.M333:.M384])" office:value-type="float" office:value="-546.288461538462" calcext:value-type="float">
            <text:p>-546.288461538462</text:p>
          </table:table-cell>
          <table:table-cell table:formula="of:=AVERAGE([$devicedata.N333:.N384])" office:value-type="float" office:value="3848.86538461538" calcext:value-type="float">
            <text:p>3848.86538461538</text:p>
          </table:table-cell>
          <table:table-cell office:value-type="float" office:value="20" calcext:value-type="float">
            <text:p>20</text:p>
          </table:table-cell>
          <table:table-cell office:value-type="float" office:value="5426" calcext:value-type="float">
            <text:p>5426</text:p>
          </table:table-cell>
          <table:table-cell table:formula="of:=([.L8]*[.M8]*(-1)*[.O8])/(1000000)" office:value-type="float" office:value="11408.6574074933" calcext:value-type="float">
            <text:p>11408.6574074933</text:p>
          </table:table-cell>
        </table:table-row>
        <table:table-row table:style-name="ro1">
          <table:table-cell table:formula="of:=AVERAGE([$devicedata.B385:.B437])" office:value-type="float" office:value="3736464" calcext:value-type="float">
            <text:p>3736464</text:p>
          </table:table-cell>
          <table:table-cell table:formula="of:=AVERAGE([$devicedata.C385:.C437])" office:value-type="float" office:value="267307.698113208" calcext:value-type="float">
            <text:p>267307.698113208</text:p>
          </table:table-cell>
          <table:table-cell table:formula="of:=AVERAGE([$devicedata.D385:.D437])" office:value-type="float" office:value="1226.32075471698" calcext:value-type="float">
            <text:p>1226.32075471698</text:p>
          </table:table-cell>
          <table:table-cell table:formula="of:=AVERAGE([$devicedata.E385:.E437])" office:value-type="float" office:value="989147.924528302" calcext:value-type="float">
            <text:p>989147.924528302</text:p>
          </table:table-cell>
          <table:table-cell table:formula="of:=AVERAGE([$devicedata.F385:.F437])" office:value-type="float" office:value="1849792" calcext:value-type="float">
            <text:p>1849792</text:p>
          </table:table-cell>
          <table:table-cell table:formula="of:=AVERAGE([$devicedata.G385:.G437])" office:value-type="float" office:value="17124590.6415094" calcext:value-type="float">
            <text:p>17124590.6415094</text:p>
          </table:table-cell>
          <table:table-cell table:formula="of:=AVERAGE([$devicedata.H385:.H437])" office:value-type="float" office:value="6130459.9245283" calcext:value-type="float">
            <text:p>6130459.9245283</text:p>
          </table:table-cell>
          <table:table-cell table:formula="of:=AVERAGE([$devicedata.I385:.I437])" office:value-type="float" office:value="10994130.7169811" calcext:value-type="float">
            <text:p>10994130.7169811</text:p>
          </table:table-cell>
          <table:table-cell table:formula="of:=AVERAGE([$devicedata.J385:.J437])" office:value-type="float" office:value="8" calcext:value-type="float">
            <text:p>8</text:p>
          </table:table-cell>
          <table:table-cell table:formula="of:=AVERAGE([$devicedata.K385:.K437])" office:value-type="float" office:value="2803200" calcext:value-type="float">
            <text:p>2803200</text:p>
          </table:table-cell>
          <table:table-cell table:formula="of:=AVERAGE([$devicedata.L385:.L437])" office:value-type="float" office:value="5399" calcext:value-type="float">
            <text:p>5399</text:p>
          </table:table-cell>
          <table:table-cell table:formula="of:=AVERAGE([$devicedata.M385:.M437])" office:value-type="float" office:value="-685.716981132076" calcext:value-type="float">
            <text:p>-685.716981132076</text:p>
          </table:table-cell>
          <table:table-cell table:formula="of:=AVERAGE([$devicedata.N385:.N437])" office:value-type="float" office:value="3849" calcext:value-type="float">
            <text:p>3849</text:p>
          </table:table-cell>
          <table:table-cell office:value-type="float" office:value="20" calcext:value-type="float">
            <text:p>20</text:p>
          </table:table-cell>
          <table:table-cell office:value-type="float" office:value="5441" calcext:value-type="float">
            <text:p>5441</text:p>
          </table:table-cell>
          <table:table-cell table:formula="of:=([.L9]*[.M9]*(-1)*[.O9])/(1000000)" office:value-type="float" office:value="14360.5654771132" calcext:value-type="float">
            <text:p>14360.5654771132</text:p>
          </table:table-cell>
        </table:table-row>
        <table:table-row table:style-name="ro1">
          <table:table-cell table:formula="of:=AVERAGE([$devicedata.B438:.B490])" office:value-type="float" office:value="3736464" calcext:value-type="float">
            <text:p>3736464</text:p>
          </table:table-cell>
          <table:table-cell table:formula="of:=AVERAGE([$devicedata.C438:.C490])" office:value-type="float" office:value="266635.018867924" calcext:value-type="float">
            <text:p>266635.018867924</text:p>
          </table:table-cell>
          <table:table-cell table:formula="of:=AVERAGE([$devicedata.D438:.D490])" office:value-type="float" office:value="1225.66037735849" calcext:value-type="float">
            <text:p>1225.66037735849</text:p>
          </table:table-cell>
          <table:table-cell table:formula="of:=AVERAGE([$devicedata.E438:.E490])" office:value-type="float" office:value="989122.188679245" calcext:value-type="float">
            <text:p>989122.188679245</text:p>
          </table:table-cell>
          <table:table-cell table:formula="of:=AVERAGE([$devicedata.F438:.F490])" office:value-type="float" office:value="1849792" calcext:value-type="float">
            <text:p>1849792</text:p>
          </table:table-cell>
          <table:table-cell table:formula="of:=AVERAGE([$devicedata.G438:.G490])" office:value-type="float" office:value="17185694.490566" calcext:value-type="float">
            <text:p>17185694.490566</text:p>
          </table:table-cell>
          <table:table-cell table:formula="of:=AVERAGE([$devicedata.H438:.H490])" office:value-type="float" office:value="5458315.62264151" calcext:value-type="float">
            <text:p>5458315.62264151</text:p>
          </table:table-cell>
          <table:table-cell table:formula="of:=AVERAGE([$devicedata.I438:.I490])" office:value-type="float" office:value="11727378.8679245" calcext:value-type="float">
            <text:p>11727378.8679245</text:p>
          </table:table-cell>
          <table:table-cell table:formula="of:=AVERAGE([$devicedata.J438:.J490])" office:value-type="float" office:value="8" calcext:value-type="float">
            <text:p>8</text:p>
          </table:table-cell>
          <table:table-cell table:formula="of:=AVERAGE([$devicedata.K438:.K490])" office:value-type="float" office:value="2797041.50943396" calcext:value-type="float">
            <text:p>2797041.50943396</text:p>
          </table:table-cell>
          <table:table-cell table:formula="of:=AVERAGE([$devicedata.L438:.L490])" office:value-type="float" office:value="6074.16981132076" calcext:value-type="float">
            <text:p>6074.16981132076</text:p>
          </table:table-cell>
          <table:table-cell table:formula="of:=AVERAGE([$devicedata.M438:.M490])" office:value-type="float" office:value="-662.358490566038" calcext:value-type="float">
            <text:p>-662.358490566038</text:p>
          </table:table-cell>
          <table:table-cell table:formula="of:=AVERAGE([$devicedata.N438:.N490])" office:value-type="float" office:value="3849" calcext:value-type="float">
            <text:p>3849</text:p>
          </table:table-cell>
          <table:table-cell office:value-type="float" office:value="20" calcext:value-type="float">
            <text:p>20</text:p>
          </table:table-cell>
          <table:table-cell office:value-type="float" office:value="5464" calcext:value-type="float">
            <text:p>5464</text:p>
          </table:table-cell>
          <table:table-cell table:formula="of:=([.L10]*[.M10]*(-1)*[.O10])/(1000000)" office:value-type="float" office:value="13930.0190241509" calcext:value-type="float">
            <text:p>13930.0190241509</text:p>
          </table:table-cell>
        </table:table-row>
        <table:table-row table:style-name="ro1">
          <table:table-cell table:formula="of:=AVERAGE([$devicedata.B491:.B543])" office:value-type="float" office:value="3736464" calcext:value-type="float">
            <text:p>3736464</text:p>
          </table:table-cell>
          <table:table-cell table:formula="of:=AVERAGE([$devicedata.C491:.C543])" office:value-type="float" office:value="265834.867924528" calcext:value-type="float">
            <text:p>265834.867924528</text:p>
          </table:table-cell>
          <table:table-cell table:formula="of:=AVERAGE([$devicedata.D491:.D543])" office:value-type="float" office:value="1224.81132075472" calcext:value-type="float">
            <text:p>1224.81132075472</text:p>
          </table:table-cell>
          <table:table-cell table:formula="of:=AVERAGE([$devicedata.E491:.E543])" office:value-type="float" office:value="989109.660377359" calcext:value-type="float">
            <text:p>989109.660377359</text:p>
          </table:table-cell>
          <table:table-cell table:formula="of:=AVERAGE([$devicedata.F491:.F543])" office:value-type="float" office:value="1849792" calcext:value-type="float">
            <text:p>1849792</text:p>
          </table:table-cell>
          <table:table-cell table:formula="of:=AVERAGE([$devicedata.G491:.G543])" office:value-type="float" office:value="17145613.5849057" calcext:value-type="float">
            <text:p>17145613.5849057</text:p>
          </table:table-cell>
          <table:table-cell table:formula="of:=AVERAGE([$devicedata.H491:.H543])" office:value-type="float" office:value="5772135.69811321" calcext:value-type="float">
            <text:p>5772135.69811321</text:p>
          </table:table-cell>
          <table:table-cell table:formula="of:=AVERAGE([$devicedata.I491:.I543])" office:value-type="float" office:value="11373477.8867925" calcext:value-type="float">
            <text:p>11373477.8867925</text:p>
          </table:table-cell>
          <table:table-cell table:formula="of:=AVERAGE([$devicedata.J491:.J543])" office:value-type="float" office:value="8" calcext:value-type="float">
            <text:p>8</text:p>
          </table:table-cell>
          <table:table-cell table:formula="of:=AVERAGE([$devicedata.K491:.K543])" office:value-type="float" office:value="2803200" calcext:value-type="float">
            <text:p>2803200</text:p>
          </table:table-cell>
          <table:table-cell table:formula="of:=AVERAGE([$devicedata.L491:.L543])" office:value-type="float" office:value="6752.75471698113" calcext:value-type="float">
            <text:p>6752.75471698113</text:p>
          </table:table-cell>
          <table:table-cell table:formula="of:=AVERAGE([$devicedata.M491:.M543])" office:value-type="float" office:value="-762.094339622642" calcext:value-type="float">
            <text:p>-762.094339622642</text:p>
          </table:table-cell>
          <table:table-cell table:formula="of:=AVERAGE([$devicedata.N491:.N543])" office:value-type="float" office:value="3849" calcext:value-type="float">
            <text:p>3849</text:p>
          </table:table-cell>
          <table:table-cell office:value-type="float" office:value="20" calcext:value-type="float">
            <text:p>20</text:p>
          </table:table-cell>
          <table:table-cell office:value-type="float" office:value="5457" calcext:value-type="float">
            <text:p>5457</text:p>
          </table:table-cell>
          <table:table-cell table:formula="of:=([.L11]*[.M11]*(-1)*[.O11])/(1000000)" office:value-type="float" office:value="16007.0241747736" calcext:value-type="float">
            <text:p>16007.0241747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13:48:58.798243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3T14:43:20.054637273</dc:date>
    <meta:editing-duration>PT12M32S</meta:editing-duration>
    <meta:editing-cycles>1</meta:editing-cycles>
    <meta:generator>LibreOffice/6.0.7.3$Linux_X86_64 LibreOffice_project/00m0$Build-3</meta:generator>
    <meta:document-statistic meta:table-count="2" meta:cell-count="8336" meta:object-count="0"/>
  </office:meta>
</office:document-meta>
</file>